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cripts/>
  <office:font-face-decls/>
  <office:automatic-styles>
    <style:style style:name="ta-0x8ce3068" style:family="table" style:master-page-name="ta-mp-0x8ce3068">
      <style:table-properties table:display="true" style:writing-mode="lr-tb"/>
    </style:style>
    <style:style style:name="ta-0x8ce31c0" style:family="table" style:master-page-name="ta-mp-0x8ce31c0">
      <style:table-properties table:display="true" style:writing-mode="lr-tb"/>
    </style:style>
    <style:style style:name="ta-0x8ce3318" style:family="table" style:master-page-name="ta-mp-0x8ce3318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75%"/>
    </style:style>
    <style:style style:name="AC-superscript" style:family="text">
      <style:text-properties style:text-position="super 75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924da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d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2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7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3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85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a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d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1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870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2583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7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9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e4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a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c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d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d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9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f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57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24a8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8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4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c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a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7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e1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6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0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8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b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e6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8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c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e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1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0e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a9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1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b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f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0e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23cc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5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0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e4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ab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6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e2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1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6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4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9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f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9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7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3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0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2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c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3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ae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8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e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7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5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1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3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1f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ac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3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8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6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3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d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b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8a48" style:family="table-cell" style:data-style-name="ND.0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257b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8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4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86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6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c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a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4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7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f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2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f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b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2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d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f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d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9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b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8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e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b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6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9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2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1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0b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923c4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6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8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0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c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e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3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e5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e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0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1d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7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a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4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c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2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a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3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f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6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2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5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7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a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ac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5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1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3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1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7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d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7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9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f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1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9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a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4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e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81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46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5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1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4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9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aa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ad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a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5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6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0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f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82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6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4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5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b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f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af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c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9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7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1e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1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7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6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2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7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1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e0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84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1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8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8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3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c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3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d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0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8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b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b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8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4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6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e1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aa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aa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6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9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a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2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f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1c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5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1bb0" style:family="table-cell" style:data-style-name="ND.1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cc49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10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e4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bf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2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7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a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d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f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4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0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a8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ab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2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5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e3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ab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7d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3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0f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ad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85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c3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8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b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cec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80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6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2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d9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ad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6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c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af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0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82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4d50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ba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3ae8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92587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29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3b3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single" style:text-underline-style="solid" style:text-underline-width="auto" style:text-position="0% 100%" fo:font-size="10.00pt" fo:color="#0000ff" fo:font-family="Sans"/>
    </style:style>
    <style:style style:name="ACE-0x8cc0cb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8cc0d7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64.50pt" style:use-optimal-column-width="true"/>
    </style:style>
    <style:style style:name="ACOL-2" style:family="table-column">
      <style:table-column-properties style:column-width="51.75pt" style:use-optimal-column-width="true"/>
    </style:style>
    <style:style style:name="ACOL-3" style:family="table-column">
      <style:table-column-properties style:column-width="51.00pt" style:use-optimal-column-width="false"/>
    </style:style>
    <style:style style:name="ACOL-4" style:family="table-column">
      <style:table-column-properties style:column-width="48.00pt" style:use-optimal-column-width="false"/>
    </style:style>
    <style:style style:name="ACOL-5" style:family="table-column"/>
    <style:style style:name="ACOL-6" style:family="table-column">
      <style:table-column-properties style:column-width="43.50pt" style:use-optimal-column-width="false"/>
    </style:style>
    <style:style style:name="ACOL-7" style:family="table-column">
      <style:table-column-properties style:column-width="46.50pt" style:use-optimal-column-width="false"/>
    </style:style>
    <style:style style:name="ACOL-8" style:family="table-column">
      <style:table-column-properties style:column-width="45.75pt" style:use-optimal-column-width="false"/>
    </style:style>
    <style:style style:name="ACOL-9" style:family="table-column">
      <style:table-column-properties style:column-width="59.25pt" style:use-optimal-column-width="false"/>
    </style:style>
    <style:style style:name="AROW-1" style:family="table-row">
      <style:table-row-properties style:row-height="13.50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8ce3068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4"/>
        <table:table-column table:style-name="ACOL-2"/>
        <table:table-column table:style-name="ACOL-0" table:number-columns-repeated="2"/>
        <table:table-column table:default-cell-style-name="ACE-0x8cc2570" table:style-name="ACOL-3"/>
        <table:table-column table:style-name="ACOL-4"/>
        <table:table-column table:style-name="ACOL-0" table:number-columns-repeated="3"/>
        <table:table-column table:style-name="ACOL-0" table:number-columns-repeated="8"/>
        <table:table-column table:style-name="ACOL-0"/>
        <table:table-column table:default-cell-style-name="ACE-0x9258a48" table:style-name="ACOL-6"/>
        <table:table-column table:style-name="ACOL-7"/>
        <table:table-column table:default-cell-style-name="ACE-0x8cc2870" table:style-name="ACOL-8"/>
        <table:table-column table:style-name="ACOL-9"/>
        <table:table-column table:style-name="ACOL-0" table:number-columns-repeated="230"/>
        <table:table-row table:style-name="AROW-1">
          <table:table-cell table:style-name="ACE-0x8cc0ef0" office:value-type="string" office:string-value="Date">
            <text:p>Date</text:p>
          </table:table-cell>
          <table:table-cell table:style-name="ACE-0x8cc0ef0" office:value-type="string" office:string-value="Open">
            <text:p>Open</text:p>
          </table:table-cell>
          <table:table-cell table:style-name="ACE-0x8cc0ef0" office:value-type="string" office:string-value="High">
            <text:p>High</text:p>
          </table:table-cell>
          <table:table-cell table:style-name="ACE-0x8cc0ef0" office:value-type="string" office:string-value="Low">
            <text:p>Low</text:p>
          </table:table-cell>
          <table:table-cell table:style-name="ACE-0x8cc0ef0" office:value-type="string" office:string-value="Close">
            <text:p>Close</text:p>
          </table:table-cell>
          <table:table-cell table:style-name="ACE-0x8cc0ef0" office:value-type="string" office:string-value="Volume">
            <text:p>Volume</text:p>
          </table:table-cell>
          <table:table-cell table:style-name="ACE-0x8cc0ef0" office:value-type="string" office:string-value="Adj Close*">
            <text:p>Adj Close*</text:p>
          </table:table-cell>
          <table:table-cell table:style-name="Gnumeric-default"/>
          <table:table-cell table:style-name="ACE-0x8cc2570" office:value-type="string" office:string-value="dS/S">
            <text:p>dS/S</text:p>
          </table:table-cell>
          <table:table-cell table:style-name="Gnumeric-default" office:value-type="string" office:string-value="dS/S_alt">
            <text:p>dS/S_alt</text:p>
          </table:table-cell>
          <table:table-cell table:number-columns-repeated="3" table:style-name="Gnumeric-default"/>
          <table:table-cell table:style-name="ACE-0x8cc0ef0" office:value-type="string" office:string-value="Strike">
            <text:p>Strike</text:p>
          </table:table-cell>
          <table:table-cell table:style-name="ACE-0x8cc0ef0" office:value-type="string" office:string-value="Symbol">
            <text:p>Symbol</text:p>
          </table:table-cell>
          <table:table-cell table:style-name="ACE-0x8cc0ef0" office:value-type="string" office:string-value="Last">
            <text:p>Last</text:p>
          </table:table-cell>
          <table:table-cell table:style-name="ACE-0x8cc0ef0" office:value-type="string" office:string-value="Chg">
            <text:p>Chg</text:p>
          </table:table-cell>
          <table:table-cell table:style-name="ACE-0x8cc0ef0" office:value-type="string" office:string-value="Bid">
            <text:p>Bid</text:p>
          </table:table-cell>
          <table:table-cell table:style-name="ACE-0x8cc0ef0" office:value-type="string" office:string-value="Ask">
            <text:p>Ask</text:p>
          </table:table-cell>
          <table:table-cell table:style-name="ACE-0x8cc0ef0" office:value-type="string" office:string-value="Vol">
            <text:p>Vol</text:p>
          </table:table-cell>
          <table:table-cell table:style-name="ACE-0x8cc0ef0" office:value-type="string" office:string-value="Open Int">
            <text:p>Open Int</text:p>
          </table:table-cell>
          <table:table-cell table:style-name="Gnumeric-default"/>
          <table:table-cell table:style-name="ACE-0x9258a48" office:value-type="string" office:string-value="d">
            <text:p>d</text:p>
          </table:table-cell>
          <table:table-cell table:style-name="Gnumeric-default" office:value-type="string" office:string-value="F(d)">
            <text:p>F(d)</text:p>
          </table:table-cell>
          <table:table-cell table:style-name="ACE-0x8cc2870" office:value-type="string" office:string-value="F(d+sqt)">
            <text:p>F(d+sqt)</text:p>
          </table:table-cell>
          <table:table-cell table:style-name="Gnumeric-default" office:value-type="string" office:string-value="C0 from BS">
            <text:p>C0 from BS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4-02">
            <text:p>Apr/02/2012</text:p>
          </table:table-cell>
          <table:table-cell table:style-name="Gnumeric-default" office:value-type="float" office:value="640.77">
            <text:p>640.77</text:p>
          </table:table-cell>
          <table:table-cell table:style-name="Gnumeric-default" office:value-type="float" office:value="647.5">
            <text:p>647.5</text:p>
          </table:table-cell>
          <table:table-cell table:style-name="Gnumeric-default" office:value-type="float" office:value="634.84">
            <text:p>634.84</text:p>
          </table:table-cell>
          <table:table-cell table:style-name="Gnumeric-default" office:value-type="float" office:value="646.92">
            <text:p>646.92</text:p>
          </table:table-cell>
          <table:table-cell table:style-name="Gnumeric-default" office:value-type="float" office:value="2284200">
            <text:p>2284200</text:p>
          </table:table-cell>
          <table:table-cell table:style-name="Gnumeric-default" office:value-type="float" office:value="646.92">
            <text:p>646.92</text:p>
          </table:table-cell>
          <table:table-cell table:style-name="Gnumeric-default"/>
          <table:table-cell table:style-name="ACE-0x8cc2570" table:formula="of:=([.G2]-[.G3])/[.G3]" office:value-type="float" office:value="0.00885783793899312">
            <text:p>0.0089</text:p>
          </table:table-cell>
          <table:table-cell table:style-name="ACE-0x8cc1bb0" table:formula="of:=LN([.G2])-LN([.G3])" office:value-type="float" office:value="0.00881883743010459">
            <text:p>0.0088</text:p>
          </table:table-cell>
          <table:table-cell table:number-columns-repeated="3" table:style-name="Gnumeric-default"/>
          <table:table-cell table:style-name="ACE-0x8cc1070" office:value-type="float" office:value="285">
            <text:p><text:a xlink:type="simple" xlink:actuate="onRequest" xlink:href="http://finance.yahoo.com/q/op?s=GOOG&amp;amp;k=285.000000">285</text:a></text:p>
          </table:table-cell>
          <table:table-cell table:style-name="ACE-0x8cc27b0" office:value-type="string" office:string-value="GOOG120616C00285000">
            <text:p><text:a xlink:type="simple" xlink:actuate="onRequest" xlink:href="http://finance.yahoo.com/q?s=GOOG120616C00285000">GOOG120616C00285000</text:a></text:p>
          </table:table-cell>
          <table:table-cell table:style-name="ACE-0x8cc0ef0" office:value-type="float" office:value="337.5">
            <text:p>337.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357.8">
            <text:p>357.8</text:p>
          </table:table-cell>
          <table:table-cell table:style-name="Gnumeric-default" office:value-type="float" office:value="362.4">
            <text:p>362.4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62">
            <text:p>162</text:p>
          </table:table-cell>
          <table:table-cell table:style-name="Gnumeric-default"/>
          <table:table-cell table:style-name="ACE-0x9258a48" table:formula="of:=(LN([.$G$2])-LN([.N2])+[.$J$77]*([.$J$76]-[.$J$74]*[.$J$74]/2))/SQRT([.$J$77])/[.$J$74]" office:value-type="float" office:value="7.50049815330443">
            <text:p>7.500</text:p>
          </table:table-cell>
          <table:table-cell table:style-name="ACE-0x8cc1bb0" table:formula="of:=NORMDIST([.W2];0;1;1)" office:value-type="float" office:value="0.999999999999968">
            <text:p>1.0000</text:p>
          </table:table-cell>
          <table:table-cell table:style-name="ACE-0x8cc2870" table:formula="of:=NORMDIST([.W2]+[.$J$74]*SQRT([.$J$77]);0;1;1)" office:value-type="float" office:value="0.999999999999986">
            <text:p>1.000</text:p>
          </table:table-cell>
          <table:table-cell table:style-name="Gnumeric-default" table:formula="of:=[.$G$2]*[.Y2]-[.N2]*[.X2]*EXP(-[.$J$76]*[.$J$77])" office:value-type="float" office:value="364.639815659772">
            <text:p>364.63982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30">
            <text:p>Mar/30/2012</text:p>
          </table:table-cell>
          <table:table-cell table:style-name="Gnumeric-default" office:value-type="float" office:value="651.75">
            <text:p>651.75</text:p>
          </table:table-cell>
          <table:table-cell table:style-name="Gnumeric-default" office:value-type="float" office:value="653.49">
            <text:p>653.49</text:p>
          </table:table-cell>
          <table:table-cell table:style-name="Gnumeric-default" office:value-type="float" office:value="641">
            <text:p>641</text:p>
          </table:table-cell>
          <table:table-cell table:style-name="Gnumeric-default" office:value-type="float" office:value="641.24">
            <text:p>641.24</text:p>
          </table:table-cell>
          <table:table-cell table:style-name="Gnumeric-default" office:value-type="float" office:value="2310700">
            <text:p>2310700</text:p>
          </table:table-cell>
          <table:table-cell table:style-name="Gnumeric-default" office:value-type="float" office:value="641.24">
            <text:p>641.24</text:p>
          </table:table-cell>
          <table:table-cell table:style-name="Gnumeric-default"/>
          <table:table-cell table:style-name="ACE-0x8cc2570" table:formula="of:=([.G3]-[.G4])/[.G4]" office:value-type="float" office:value="-0.01105781835567">
            <text:p>−0.0111</text:p>
          </table:table-cell>
          <table:table-cell table:style-name="ACE-0x8cc1bb0" table:formula="of:=LN([.G3])-LN([.G4])" office:value-type="float" office:value="-0.0111194104997763">
            <text:p>−0.0111</text:p>
          </table:table-cell>
          <table:table-cell table:number-columns-repeated="3" table:style-name="Gnumeric-default"/>
          <table:table-cell table:style-name="ACE-0x8cc0e30" office:value-type="float" office:value="295">
            <text:p><text:a xlink:type="simple" xlink:actuate="onRequest" xlink:href="http://finance.yahoo.com/q/op?s=GOOG&amp;amp;k=295.000000">295</text:a></text:p>
          </table:table-cell>
          <table:table-cell table:style-name="ACE-0x8cc2630" office:value-type="string" office:string-value="GOOG120616C00295000">
            <text:p><text:a xlink:type="simple" xlink:actuate="onRequest" xlink:href="http://finance.yahoo.com/q?s=GOOG120616C00295000">GOOG120616C00295000</text:a></text:p>
          </table:table-cell>
          <table:table-cell table:style-name="ACE-0x8cc0ef0" office:value-type="float" office:value="285">
            <text:p>28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348.7">
            <text:p>348.7</text:p>
          </table:table-cell>
          <table:table-cell table:style-name="Gnumeric-default" office:value-type="float" office:value="350.8">
            <text:p>350.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4">
            <text:p>24</text:p>
          </table:table-cell>
          <table:table-cell table:style-name="Gnumeric-default"/>
          <table:table-cell table:style-name="ACE-0x9258a48" table:formula="of:=(LN([.$G$2])-LN([.N3])+[.$J$77]*([.$J$76]-[.$J$74]*[.$J$74]/2))/SQRT([.$J$77])/[.$J$74]" office:value-type="float" office:value="7.18631856528209">
            <text:p>7.186</text:p>
          </table:table-cell>
          <table:table-cell table:style-name="ACE-0x8cc1bb0" table:formula="of:=NORMDIST([.W3];0;1;1)" office:value-type="float" office:value="0.999999999999667">
            <text:p>1.0000</text:p>
          </table:table-cell>
          <table:table-cell table:style-name="ACE-0x8cc2870" table:formula="of:=NORMDIST([.W3]+[.$J$74]*SQRT([.$J$77]);0;1;1)" office:value-type="float" office:value="0.999999999999852">
            <text:p>1.000</text:p>
          </table:table-cell>
          <table:table-cell table:style-name="Gnumeric-default" table:formula="of:=[.$G$2]*[.Y3]-[.N3]*[.X3]*EXP(-[.$J$76]*[.$J$77])" office:value-type="float" office:value="354.735247788186">
            <text:p>354.73525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29">
            <text:p>Mar/29/2012</text:p>
          </table:table-cell>
          <table:table-cell table:style-name="Gnumeric-default" office:value-type="float" office:value="653.44">
            <text:p>653.44</text:p>
          </table:table-cell>
          <table:table-cell table:style-name="Gnumeric-default" office:value-type="float" office:value="656.59">
            <text:p>656.59</text:p>
          </table:table-cell>
          <table:table-cell table:style-name="Gnumeric-default" office:value-type="float" office:value="644.3">
            <text:p>644.3</text:p>
          </table:table-cell>
          <table:table-cell table:style-name="Gnumeric-default" office:value-type="float" office:value="648.41">
            <text:p>648.41</text:p>
          </table:table-cell>
          <table:table-cell table:style-name="Gnumeric-default" office:value-type="float" office:value="1924300">
            <text:p>1924300</text:p>
          </table:table-cell>
          <table:table-cell table:style-name="Gnumeric-default" office:value-type="float" office:value="648.41">
            <text:p>648.41</text:p>
          </table:table-cell>
          <table:table-cell table:style-name="Gnumeric-default"/>
          <table:table-cell table:style-name="ACE-0x8cc2570" table:formula="of:=([.G4]-[.G5])/[.G5]" office:value-type="float" office:value="-0.0112083689154569">
            <text:p>−0.0112</text:p>
          </table:table-cell>
          <table:table-cell table:style-name="ACE-0x8cc1bb0" table:formula="of:=LN([.G4])-LN([.G5])" office:value-type="float" office:value="-0.011271656023526">
            <text:p>−0.0113</text:p>
          </table:table-cell>
          <table:table-cell table:number-columns-repeated="3" table:style-name="Gnumeric-default"/>
          <table:table-cell table:style-name="ACE-0x8cc26f0" office:value-type="float" office:value="300">
            <text:p><text:a xlink:type="simple" xlink:actuate="onRequest" xlink:href="http://finance.yahoo.com/q/op?s=GOOG&amp;amp;k=300.000000">300</text:a></text:p>
          </table:table-cell>
          <table:table-cell table:style-name="ACE-0x8cc2330" office:value-type="string" office:string-value="GOOG120616C00300000">
            <text:p><text:a xlink:type="simple" xlink:actuate="onRequest" xlink:href="http://finance.yahoo.com/q?s=GOOG120616C00300000">GOOG120616C00300000</text:a></text:p>
          </table:table-cell>
          <table:table-cell table:style-name="ACE-0x8cc0ef0" office:value-type="float" office:value="308.8">
            <text:p>308.8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344.1">
            <text:p>344.1</text:p>
          </table:table-cell>
          <table:table-cell table:style-name="Gnumeric-default" office:value-type="float" office:value="346.1">
            <text:p>346.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ACE-0x9258a48" table:formula="of:=(LN([.$G$2])-LN([.N4])+[.$J$77]*([.$J$76]-[.$J$74]*[.$J$74]/2))/SQRT([.$J$77])/[.$J$74]" office:value-type="float" office:value="7.03320058845607">
            <text:p>7.033</text:p>
          </table:table-cell>
          <table:table-cell table:style-name="ACE-0x8cc1bb0" table:formula="of:=NORMDIST([.W4];0;1;1)" office:value-type="float" office:value="0.999999999998991">
            <text:p>1.0000</text:p>
          </table:table-cell>
          <table:table-cell table:style-name="ACE-0x8cc2870" table:formula="of:=NORMDIST([.W4]+[.$J$74]*SQRT([.$J$77]);0;1;1)" office:value-type="float" office:value="0.999999999999543">
            <text:p>1.000</text:p>
          </table:table-cell>
          <table:table-cell table:style-name="Gnumeric-default" table:formula="of:=[.$G$2]*[.Y4]-[.N4]*[.X4]*EXP(-[.$J$76]*[.$J$77])" office:value-type="float" office:value="349.782963852396">
            <text:p>349.7829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28">
            <text:p>Mar/28/2012</text:p>
          </table:table-cell>
          <table:table-cell table:style-name="Gnumeric-default" office:value-type="float" office:value="652.03">
            <text:p>652.03</text:p>
          </table:table-cell>
          <table:table-cell table:style-name="Gnumeric-default" office:value-type="float" office:value="658.59">
            <text:p>658.59</text:p>
          </table:table-cell>
          <table:table-cell table:style-name="Gnumeric-default" office:value-type="float" office:value="651.08">
            <text:p>651.08</text:p>
          </table:table-cell>
          <table:table-cell table:style-name="Gnumeric-default" office:value-type="float" office:value="655.76">
            <text:p>655.76</text:p>
          </table:table-cell>
          <table:table-cell table:style-name="Gnumeric-default" office:value-type="float" office:value="2538900">
            <text:p>2538900</text:p>
          </table:table-cell>
          <table:table-cell table:style-name="Gnumeric-default" office:value-type="float" office:value="655.76">
            <text:p>655.76</text:p>
          </table:table-cell>
          <table:table-cell table:style-name="Gnumeric-default"/>
          <table:table-cell table:style-name="ACE-0x8cc2570" table:formula="of:=([.G5]-[.G6])/[.G6]" office:value-type="float" office:value="0.0135080832122655">
            <text:p>0.0135</text:p>
          </table:table-cell>
          <table:table-cell table:style-name="ACE-0x8cc1bb0" table:formula="of:=LN([.G5])-LN([.G6])" office:value-type="float" office:value="0.0134176624205553">
            <text:p>0.0134</text:p>
          </table:table-cell>
          <table:table-cell table:number-columns-repeated="3" table:style-name="Gnumeric-default"/>
          <table:table-cell table:style-name="ACE-0x8cc20f0" office:value-type="float" office:value="305">
            <text:p><text:a xlink:type="simple" xlink:actuate="onRequest" xlink:href="http://finance.yahoo.com/q/op?s=GOOG&amp;amp;k=305.000000">305</text:a></text:p>
          </table:table-cell>
          <table:table-cell table:style-name="ACE-0x8cc21b0" office:value-type="string" office:string-value="GOOG120616C00305000">
            <text:p><text:a xlink:type="simple" xlink:actuate="onRequest" xlink:href="http://finance.yahoo.com/q?s=GOOG120616C00305000">GOOG120616C00305000</text:a></text:p>
          </table:table-cell>
          <table:table-cell table:style-name="ACE-0x8cc0ef0" office:value-type="float" office:value="279.6">
            <text:p>279.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338.7">
            <text:p>338.7</text:p>
          </table:table-cell>
          <table:table-cell table:style-name="Gnumeric-default" office:value-type="float" office:value="340.8">
            <text:p>340.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1">
            <text:p>11</text:p>
          </table:table-cell>
          <table:table-cell table:style-name="Gnumeric-default"/>
          <table:table-cell table:style-name="ACE-0x9258a48" table:formula="of:=(LN([.$G$2])-LN([.N5])+[.$J$77]*([.$J$76]-[.$J$74]*[.$J$74]/2))/SQRT([.$J$77])/[.$J$74]" office:value-type="float" office:value="6.8826136034969">
            <text:p>6.883</text:p>
          </table:table-cell>
          <table:table-cell table:style-name="ACE-0x8cc1bb0" table:formula="of:=NORMDIST([.W5];0;1;1)" office:value-type="float" office:value="0.999999999997062">
            <text:p>1.0000</text:p>
          </table:table-cell>
          <table:table-cell table:style-name="ACE-0x8cc2870" table:formula="of:=NORMDIST([.W5]+[.$J$74]*SQRT([.$J$77]);0;1;1)" office:value-type="float" office:value="0.999999999998649">
            <text:p>1.000</text:p>
          </table:table-cell>
          <table:table-cell table:style-name="Gnumeric-default" table:formula="of:=[.$G$2]*[.Y5]-[.N5]*[.X5]*EXP(-[.$J$76]*[.$J$77])" office:value-type="float" office:value="344.830679916611">
            <text:p>344.83068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27">
            <text:p>Mar/27/2012</text:p>
          </table:table-cell>
          <table:table-cell table:style-name="Gnumeric-default" office:value-type="float" office:value="647.03">
            <text:p>647.03</text:p>
          </table:table-cell>
          <table:table-cell table:style-name="Gnumeric-default" office:value-type="float" office:value="653.5">
            <text:p>653.5</text:p>
          </table:table-cell>
          <table:table-cell table:style-name="Gnumeric-default" office:value-type="float" office:value="644.8">
            <text:p>644.8</text:p>
          </table:table-cell>
          <table:table-cell table:style-name="Gnumeric-default" office:value-type="float" office:value="647.02">
            <text:p>647.02</text:p>
          </table:table-cell>
          <table:table-cell table:style-name="Gnumeric-default" office:value-type="float" office:value="2007200">
            <text:p>2007200</text:p>
          </table:table-cell>
          <table:table-cell table:style-name="Gnumeric-default" office:value-type="float" office:value="647.02">
            <text:p>647.02</text:p>
          </table:table-cell>
          <table:table-cell table:style-name="Gnumeric-default"/>
          <table:table-cell table:style-name="ACE-0x8cc2570" table:formula="of:=([.G6]-[.G7])/[.G7]" office:value-type="float" office:value="-0.00355751312891759">
            <text:p>−0.0036</text:p>
          </table:table-cell>
          <table:table-cell table:style-name="ACE-0x8cc1bb0" table:formula="of:=LN([.G6])-LN([.G7])" office:value-type="float" office:value="-0.00356385612674881">
            <text:p>−0.0036</text:p>
          </table:table-cell>
          <table:table-cell table:number-columns-repeated="3" table:style-name="Gnumeric-default"/>
          <table:table-cell table:style-name="ACE-0x8cc1f70" office:value-type="float" office:value="310">
            <text:p><text:a xlink:type="simple" xlink:actuate="onRequest" xlink:href="http://finance.yahoo.com/q/op?s=GOOG&amp;amp;k=310.000000">310</text:a></text:p>
          </table:table-cell>
          <table:table-cell table:style-name="ACE-0x8cc2030" office:value-type="string" office:string-value="GOOG120616C00310000">
            <text:p><text:a xlink:type="simple" xlink:actuate="onRequest" xlink:href="http://finance.yahoo.com/q?s=GOOG120616C00310000">GOOG120616C00310000</text:a></text:p>
          </table:table-cell>
          <table:table-cell table:style-name="ACE-0x8cc0ef0" office:value-type="float" office:value="275.8">
            <text:p>275.8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333.7">
            <text:p>333.7</text:p>
          </table:table-cell>
          <table:table-cell table:style-name="Gnumeric-default" office:value-type="float" office:value="335.8">
            <text:p>335.8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ACE-0x9258a48" table:formula="of:=(LN([.$G$2])-LN([.N6])+[.$J$77]*([.$J$76]-[.$J$74]*[.$J$74]/2))/SQRT([.$J$77])/[.$J$74]" office:value-type="float" office:value="6.73447529619424">
            <text:p>6.734</text:p>
          </table:table-cell>
          <table:table-cell table:style-name="ACE-0x8cc1bb0" table:formula="of:=NORMDIST([.W6];0;1;1)" office:value-type="float" office:value="0.999999999991774">
            <text:p>1.0000</text:p>
          </table:table-cell>
          <table:table-cell table:style-name="ACE-0x8cc2870" table:formula="of:=NORMDIST([.W6]+[.$J$74]*SQRT([.$J$77]);0;1;1)" office:value-type="float" office:value="0.999999999996156">
            <text:p>1.000</text:p>
          </table:table-cell>
          <table:table-cell table:style-name="Gnumeric-default" table:formula="of:=[.$G$2]*[.Y6]-[.N6]*[.X6]*EXP(-[.$J$76]*[.$J$77])" office:value-type="float" office:value="339.878395980843">
            <text:p>339.87840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26">
            <text:p>Mar/26/2012</text:p>
          </table:table-cell>
          <table:table-cell table:style-name="Gnumeric-default" office:value-type="float" office:value="645">
            <text:p>645</text:p>
          </table:table-cell>
          <table:table-cell table:style-name="Gnumeric-default" office:value-type="float" office:value="649.49">
            <text:p>649.49</text:p>
          </table:table-cell>
          <table:table-cell table:style-name="Gnumeric-default" office:value-type="float" office:value="639.54">
            <text:p>639.54</text:p>
          </table:table-cell>
          <table:table-cell table:style-name="Gnumeric-default" office:value-type="float" office:value="649.33">
            <text:p>649.33</text:p>
          </table:table-cell>
          <table:table-cell table:style-name="Gnumeric-default" office:value-type="float" office:value="1819200">
            <text:p>1819200</text:p>
          </table:table-cell>
          <table:table-cell table:style-name="Gnumeric-default" office:value-type="float" office:value="649.33">
            <text:p>649.33</text:p>
          </table:table-cell>
          <table:table-cell table:style-name="Gnumeric-default"/>
          <table:table-cell table:style-name="ACE-0x8cc2570" table:formula="of:=([.G7]-[.G8])/[.G8]" office:value-type="float" office:value="0.0104888031248541">
            <text:p>0.0105</text:p>
          </table:table-cell>
          <table:table-cell table:style-name="ACE-0x8cc1bb0" table:formula="of:=LN([.G7])-LN([.G8])" office:value-type="float" office:value="0.0104341772705636">
            <text:p>0.0104</text:p>
          </table:table-cell>
          <table:table-cell table:number-columns-repeated="3" table:style-name="Gnumeric-default"/>
          <table:table-cell table:style-name="ACE-0x8cc1eb0" office:value-type="float" office:value="315">
            <text:p><text:a xlink:type="simple" xlink:actuate="onRequest" xlink:href="http://finance.yahoo.com/q/op?s=GOOG&amp;amp;k=315.000000">315</text:a></text:p>
          </table:table-cell>
          <table:table-cell table:style-name="ACE-0x8cc1c70" office:value-type="string" office:string-value="GOOG120616C00315000">
            <text:p><text:a xlink:type="simple" xlink:actuate="onRequest" xlink:href="http://finance.yahoo.com/q?s=GOOG120616C00315000">GOOG120616C00315000</text:a></text:p>
          </table:table-cell>
          <table:table-cell table:style-name="ACE-0x8cc0ef0" office:value-type="float" office:value="255.7">
            <text:p>255.7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328.1">
            <text:p>328.1</text:p>
          </table:table-cell>
          <table:table-cell table:style-name="Gnumeric-default" office:value-type="float" office:value="331.9">
            <text:p>331.9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8">
            <text:p>8</text:p>
          </table:table-cell>
          <table:table-cell table:style-name="Gnumeric-default"/>
          <table:table-cell table:style-name="ACE-0x9258a48" table:formula="of:=(LN([.$G$2])-LN([.N7])+[.$J$77]*([.$J$76]-[.$J$74]*[.$J$74]/2))/SQRT([.$J$77])/[.$J$74]" office:value-type="float" office:value="6.5887073037654">
            <text:p>6.589</text:p>
          </table:table-cell>
          <table:table-cell table:style-name="ACE-0x8cc1bb0" table:formula="of:=NORMDIST([.W7];0;1;1)" office:value-type="float" office:value="0.999999999977816">
            <text:p>1.0000</text:p>
          </table:table-cell>
          <table:table-cell table:style-name="ACE-0x8cc2870" table:formula="of:=NORMDIST([.W7]+[.$J$74]*SQRT([.$J$77]);0;1;1)" office:value-type="float" office:value="0.99999999998947">
            <text:p>1.000</text:p>
          </table:table-cell>
          <table:table-cell table:style-name="Gnumeric-default" table:formula="of:=[.$G$2]*[.Y7]-[.N7]*[.X7]*EXP(-[.$J$76]*[.$J$77])" office:value-type="float" office:value="334.92611204512">
            <text:p>334.92611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23">
            <text:p>Mar/23/2012</text:p>
          </table:table-cell>
          <table:table-cell table:style-name="Gnumeric-default" office:value-type="float" office:value="646.6">
            <text:p>646.6</text:p>
          </table:table-cell>
          <table:table-cell table:style-name="Gnumeric-default" office:value-type="float" office:value="648.5">
            <text:p>648.5</text:p>
          </table:table-cell>
          <table:table-cell table:style-name="Gnumeric-default" office:value-type="float" office:value="640.9">
            <text:p>640.9</text:p>
          </table:table-cell>
          <table:table-cell table:style-name="Gnumeric-default" office:value-type="float" office:value="642.59">
            <text:p>642.59</text:p>
          </table:table-cell>
          <table:table-cell table:style-name="Gnumeric-default" office:value-type="float" office:value="1940200">
            <text:p>1940200</text:p>
          </table:table-cell>
          <table:table-cell table:style-name="Gnumeric-default" office:value-type="float" office:value="642.59">
            <text:p>642.59</text:p>
          </table:table-cell>
          <table:table-cell table:style-name="Gnumeric-default"/>
          <table:table-cell table:style-name="ACE-0x8cc2570" table:formula="of:=([.G8]-[.G9])/[.G9]" office:value-type="float" office:value="-0.00535562262982729">
            <text:p>−0.0054</text:p>
          </table:table-cell>
          <table:table-cell table:style-name="ACE-0x8cc1bb0" table:formula="of:=LN([.G8])-LN([.G9])" office:value-type="float" office:value="-0.00537001538782444">
            <text:p>−0.0054</text:p>
          </table:table-cell>
          <table:table-cell table:number-columns-repeated="3" table:style-name="Gnumeric-default"/>
          <table:table-cell table:style-name="ACE-0x8cc1d30" office:value-type="float" office:value="320">
            <text:p><text:a xlink:type="simple" xlink:actuate="onRequest" xlink:href="http://finance.yahoo.com/q/op?s=GOOG&amp;amp;k=320.000000">320</text:a></text:p>
          </table:table-cell>
          <table:table-cell table:style-name="ACE-0x8cc2930" office:value-type="string" office:string-value="GOOG120616C00320000">
            <text:p><text:a xlink:type="simple" xlink:actuate="onRequest" xlink:href="http://finance.yahoo.com/q?s=GOOG120616C00320000">GOOG120616C00320000</text:a></text:p>
          </table:table-cell>
          <table:table-cell table:style-name="ACE-0x8cc0ef0" office:value-type="float" office:value="311.2">
            <text:p>311.2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324">
            <text:p>324</text:p>
          </table:table-cell>
          <table:table-cell table:style-name="Gnumeric-default" office:value-type="float" office:value="326.1">
            <text:p>326.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ACE-0x9258a48" table:formula="of:=(LN([.$G$2])-LN([.N8])+[.$J$77]*([.$J$76]-[.$J$74]*[.$J$74]/2))/SQRT([.$J$77])/[.$J$74]" office:value-type="float" office:value="6.44523496592001">
            <text:p>6.445</text:p>
          </table:table-cell>
          <table:table-cell table:style-name="ACE-0x8cc1bb0" table:formula="of:=NORMDIST([.W8];0;1;1)" office:value-type="float" office:value="0.999999999942289">
            <text:p>1.0000</text:p>
          </table:table-cell>
          <table:table-cell table:style-name="ACE-0x8cc2870" table:formula="of:=NORMDIST([.W8]+[.$J$74]*SQRT([.$J$77]);0;1;1)" office:value-type="float" office:value="0.999999999972179">
            <text:p>1.000</text:p>
          </table:table-cell>
          <table:table-cell table:style-name="Gnumeric-default" table:formula="of:=[.$G$2]*[.Y8]-[.N8]*[.X8]*EXP(-[.$J$76]*[.$J$77])" office:value-type="float" office:value="329.973828109511">
            <text:p>329.97383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22">
            <text:p>Mar/22/2012</text:p>
          </table:table-cell>
          <table:table-cell table:style-name="Gnumeric-default" office:value-type="float" office:value="638.5">
            <text:p>638.5</text:p>
          </table:table-cell>
          <table:table-cell table:style-name="Gnumeric-default" office:value-type="float" office:value="648.8">
            <text:p>648.8</text:p>
          </table:table-cell>
          <table:table-cell table:style-name="Gnumeric-default" office:value-type="float" office:value="631">
            <text:p>631</text:p>
          </table:table-cell>
          <table:table-cell table:style-name="Gnumeric-default" office:value-type="float" office:value="646.05">
            <text:p>646.05</text:p>
          </table:table-cell>
          <table:table-cell table:style-name="Gnumeric-default" office:value-type="float" office:value="2410200">
            <text:p>2410200</text:p>
          </table:table-cell>
          <table:table-cell table:style-name="Gnumeric-default" office:value-type="float" office:value="646.05">
            <text:p>646.05</text:p>
          </table:table-cell>
          <table:table-cell table:style-name="Gnumeric-default"/>
          <table:table-cell table:style-name="ACE-0x8cc2570" table:formula="of:=([.G9]-[.G10])/[.G10]" office:value-type="float" office:value="0.00948467139598102">
            <text:p>0.0095</text:p>
          </table:table-cell>
          <table:table-cell table:style-name="ACE-0x8cc1bb0" table:formula="of:=LN([.G9])-LN([.G10])" office:value-type="float" office:value="0.0094399743028033">
            <text:p>0.0094</text:p>
          </table:table-cell>
          <table:table-cell table:number-columns-repeated="3" table:style-name="Gnumeric-default"/>
          <table:table-cell table:style-name="ACE-0x8cc29f0" office:value-type="float" office:value="330">
            <text:p><text:a xlink:type="simple" xlink:actuate="onRequest" xlink:href="http://finance.yahoo.com/q/op?s=GOOG&amp;amp;k=330.000000">330</text:a></text:p>
          </table:table-cell>
          <table:table-cell table:style-name="ACE-0x8cc2ab0" office:value-type="string" office:string-value="GOOG120616C00330000">
            <text:p><text:a xlink:type="simple" xlink:actuate="onRequest" xlink:href="http://finance.yahoo.com/q?s=GOOG120616C00330000">GOOG120616C00330000</text:a></text:p>
          </table:table-cell>
          <table:table-cell table:style-name="ACE-0x8cc0ef0" office:value-type="float" office:value="240.9">
            <text:p>240.9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313.9">
            <text:p>313.9</text:p>
          </table:table-cell>
          <table:table-cell table:style-name="Gnumeric-default" office:value-type="float" office:value="315.9">
            <text:p>315.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ACE-0x9258a48" table:formula="of:=(LN([.$G$2])-LN([.N9])+[.$J$77]*([.$J$76]-[.$J$74]*[.$J$74]/2))/SQRT([.$J$77])/[.$J$74]" office:value-type="float" office:value="6.16489576499691">
            <text:p>6.165</text:p>
          </table:table-cell>
          <table:table-cell table:style-name="ACE-0x8cc1bb0" table:formula="of:=NORMDIST([.W9];0;1;1)" office:value-type="float" office:value="0.999999999647352">
            <text:p>1.0000</text:p>
          </table:table-cell>
          <table:table-cell table:style-name="ACE-0x8cc2870" table:formula="of:=NORMDIST([.W9]+[.$J$74]*SQRT([.$J$77]);0;1;1)" office:value-type="float" office:value="0.999999999824802">
            <text:p>1.000</text:p>
          </table:table-cell>
          <table:table-cell table:style-name="Gnumeric-default" table:formula="of:=[.$G$2]*[.Y9]-[.N9]*[.X9]*EXP(-[.$J$76]*[.$J$77])" office:value-type="float" office:value="320.069260239555">
            <text:p>320.0692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21">
            <text:p>Mar/21/2012</text:p>
          </table:table-cell>
          <table:table-cell table:style-name="Gnumeric-default" office:value-type="float" office:value="634.61">
            <text:p>634.61</text:p>
          </table:table-cell>
          <table:table-cell table:style-name="Gnumeric-default" office:value-type="float" office:value="647.39">
            <text:p>647.39</text:p>
          </table:table-cell>
          <table:table-cell table:style-name="Gnumeric-default" office:value-type="float" office:value="632.51">
            <text:p>632.51</text:p>
          </table:table-cell>
          <table:table-cell table:style-name="Gnumeric-default" office:value-type="float" office:value="639.98">
            <text:p>639.98</text:p>
          </table:table-cell>
          <table:table-cell table:style-name="Gnumeric-default" office:value-type="float" office:value="2469600">
            <text:p>2469600</text:p>
          </table:table-cell>
          <table:table-cell table:style-name="Gnumeric-default" office:value-type="float" office:value="639.98">
            <text:p>639.98</text:p>
          </table:table-cell>
          <table:table-cell table:style-name="Gnumeric-default"/>
          <table:table-cell table:style-name="ACE-0x8cc2570" table:formula="of:=([.G10]-[.G11])/[.G11]" office:value-type="float" office:value="0.0102448341725994">
            <text:p>0.0102</text:p>
          </table:table-cell>
          <table:table-cell table:style-name="ACE-0x8cc1bb0" table:formula="of:=LN([.G10])-LN([.G11])" office:value-type="float" office:value="0.0101927115484743">
            <text:p>0.0102</text:p>
          </table:table-cell>
          <table:table-cell table:number-columns-repeated="3" table:style-name="Gnumeric-default"/>
          <table:table-cell table:style-name="ACE-0x8cc2b70" office:value-type="float" office:value="335">
            <text:p><text:a xlink:type="simple" xlink:actuate="onRequest" xlink:href="http://finance.yahoo.com/q/op?s=GOOG&amp;amp;k=335.000000">335</text:a></text:p>
          </table:table-cell>
          <table:table-cell table:style-name="ACE-0x8cc2c30" office:value-type="string" office:string-value="GOOG120616C00335000">
            <text:p><text:a xlink:type="simple" xlink:actuate="onRequest" xlink:href="http://finance.yahoo.com/q?s=GOOG120616C00335000">GOOG120616C00335000</text:a></text:p>
          </table:table-cell>
          <table:table-cell table:style-name="ACE-0x8cc0ef0" office:value-type="float" office:value="236.1">
            <text:p>236.1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309.2">
            <text:p>309.2</text:p>
          </table:table-cell>
          <table:table-cell table:style-name="Gnumeric-default" office:value-type="float" office:value="311.2">
            <text:p>311.2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/>
          <table:table-cell table:style-name="ACE-0x9258a48" table:formula="of:=(LN([.$G$2])-LN([.N10])+[.$J$77]*([.$J$76]-[.$J$74]*[.$J$74]/2))/SQRT([.$J$77])/[.$J$74]" office:value-type="float" office:value="6.02789611315463">
            <text:p>6.028</text:p>
          </table:table-cell>
          <table:table-cell table:style-name="ACE-0x8cc1bb0" table:formula="of:=NORMDIST([.W10];0;1;1)" office:value-type="float" office:value="0.999999999169461">
            <text:p>1.0000</text:p>
          </table:table-cell>
          <table:table-cell table:style-name="ACE-0x8cc2870" table:formula="of:=NORMDIST([.W10]+[.$J$74]*SQRT([.$J$77]);0;1;1)" office:value-type="float" office:value="0.999999999581276">
            <text:p>1.000</text:p>
          </table:table-cell>
          <table:table-cell table:style-name="Gnumeric-default" table:formula="of:=[.$G$2]*[.Y10]-[.N10]*[.X10]*EXP(-[.$J$76]*[.$J$77])" office:value-type="float" office:value="315.116976306531">
            <text:p>315.11698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20">
            <text:p>Mar/20/2012</text:p>
          </table:table-cell>
          <table:table-cell table:style-name="Gnumeric-default" office:value-type="float" office:value="630.92">
            <text:p>630.92</text:p>
          </table:table-cell>
          <table:table-cell table:style-name="Gnumeric-default" office:value-type="float" office:value="636.06">
            <text:p>636.06</text:p>
          </table:table-cell>
          <table:table-cell table:style-name="Gnumeric-default" office:value-type="float" office:value="627.27">
            <text:p>627.27</text:p>
          </table:table-cell>
          <table:table-cell table:style-name="Gnumeric-default" office:value-type="float" office:value="633.49">
            <text:p>633.49</text:p>
          </table:table-cell>
          <table:table-cell table:style-name="Gnumeric-default" office:value-type="float" office:value="1540500">
            <text:p>1540500</text:p>
          </table:table-cell>
          <table:table-cell table:style-name="Gnumeric-default" office:value-type="float" office:value="633.49">
            <text:p>633.49</text:p>
          </table:table-cell>
          <table:table-cell table:style-name="Gnumeric-default"/>
          <table:table-cell table:style-name="ACE-0x8cc2570" table:formula="of:=([.G11]-[.G12])/[.G12]" office:value-type="float" office:value="-0.000772895044007712">
            <text:p>−0.0008</text:p>
          </table:table-cell>
          <table:table-cell table:style-name="ACE-0x8cc1bb0" table:formula="of:=LN([.G11])-LN([.G12])" office:value-type="float" office:value="-0.000773193881371981">
            <text:p>−0.0008</text:p>
          </table:table-cell>
          <table:table-cell table:number-columns-repeated="3" table:style-name="Gnumeric-default"/>
          <table:table-cell table:style-name="ACE-0x8cc2cf0" office:value-type="float" office:value="340">
            <text:p><text:a xlink:type="simple" xlink:actuate="onRequest" xlink:href="http://finance.yahoo.com/q/op?s=GOOG&amp;amp;k=340.000000">340</text:a></text:p>
          </table:table-cell>
          <table:table-cell table:style-name="ACE-0x8cc2db0" office:value-type="string" office:string-value="GOOG120616C00340000">
            <text:p><text:a xlink:type="simple" xlink:actuate="onRequest" xlink:href="http://finance.yahoo.com/q?s=GOOG120616C00340000">GOOG120616C00340000</text:a></text:p>
          </table:table-cell>
          <table:table-cell table:style-name="ACE-0x8cc0ef0" office:value-type="float" office:value="229.43">
            <text:p>229.43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303.8">
            <text:p>303.8</text:p>
          </table:table-cell>
          <table:table-cell table:style-name="Gnumeric-default" office:value-type="float" office:value="306">
            <text:p>30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">
            <text:p>4</text:p>
          </table:table-cell>
          <table:table-cell table:style-name="Gnumeric-default"/>
          <table:table-cell table:style-name="ACE-0x9258a48" table:formula="of:=(LN([.$G$2])-LN([.N11])+[.$J$77]*([.$J$76]-[.$J$74]*[.$J$74]/2))/SQRT([.$J$77])/[.$J$74]" office:value-type="float" office:value="5.89292616058912">
            <text:p>5.893</text:p>
          </table:table-cell>
          <table:table-cell table:style-name="ACE-0x8cc1bb0" table:formula="of:=NORMDIST([.W11];0;1;1)" office:value-type="float" office:value="0.99999999810292">
            <text:p>1.0000</text:p>
          </table:table-cell>
          <table:table-cell table:style-name="ACE-0x8cc2870" table:formula="of:=NORMDIST([.W11]+[.$J$74]*SQRT([.$J$77]);0;1;1)" office:value-type="float" office:value="0.999999999029637">
            <text:p>1.000</text:p>
          </table:table-cell>
          <table:table-cell table:style-name="Gnumeric-default" table:formula="of:=[.$G$2]*[.Y11]-[.N11]*[.X11]*EXP(-[.$J$76]*[.$J$77])" office:value-type="float" office:value="310.164692377148">
            <text:p>310.16469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19">
            <text:p>Mar/19/2012</text:p>
          </table:table-cell>
          <table:table-cell table:style-name="Gnumeric-default" office:value-type="float" office:value="623.12">
            <text:p>623.12</text:p>
          </table:table-cell>
          <table:table-cell table:style-name="Gnumeric-default" office:value-type="float" office:value="637.27">
            <text:p>637.27</text:p>
          </table:table-cell>
          <table:table-cell table:style-name="Gnumeric-default" office:value-type="float" office:value="621.24">
            <text:p>621.24</text:p>
          </table:table-cell>
          <table:table-cell table:style-name="Gnumeric-default" office:value-type="float" office:value="633.98">
            <text:p>633.98</text:p>
          </table:table-cell>
          <table:table-cell table:style-name="Gnumeric-default" office:value-type="float" office:value="2172800">
            <text:p>2172800</text:p>
          </table:table-cell>
          <table:table-cell table:style-name="Gnumeric-default" office:value-type="float" office:value="633.98">
            <text:p>633.98</text:p>
          </table:table-cell>
          <table:table-cell table:style-name="Gnumeric-default"/>
          <table:table-cell table:style-name="ACE-0x8cc2570" table:formula="of:=([.G12]-[.G13])/[.G13]" office:value-type="float" office:value="0.0143030846025855">
            <text:p>0.0143</text:p>
          </table:table-cell>
          <table:table-cell table:style-name="ACE-0x8cc1bb0" table:formula="of:=LN([.G12])-LN([.G13])" office:value-type="float" office:value="0.0142017605098346">
            <text:p>0.0142</text:p>
          </table:table-cell>
          <table:table-cell table:number-columns-repeated="3" table:style-name="Gnumeric-default"/>
          <table:table-cell table:style-name="ACE-0x8cc2e70" office:value-type="float" office:value="345">
            <text:p><text:a xlink:type="simple" xlink:actuate="onRequest" xlink:href="http://finance.yahoo.com/q/op?s=GOOG&amp;amp;k=345.000000">345</text:a></text:p>
          </table:table-cell>
          <table:table-cell table:style-name="ACE-0x8cc2f30" office:value-type="string" office:string-value="GOOG120616C00345000">
            <text:p><text:a xlink:type="simple" xlink:actuate="onRequest" xlink:href="http://finance.yahoo.com/q?s=GOOG120616C00345000">GOOG120616C00345000</text:a></text:p>
          </table:table-cell>
          <table:table-cell table:style-name="ACE-0x8cc0ef0" office:value-type="float" office:value="226.8">
            <text:p>226.8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99.2">
            <text:p>299.2</text:p>
          </table:table-cell>
          <table:table-cell table:style-name="Gnumeric-default" office:value-type="float" office:value="301.2">
            <text:p>301.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ACE-0x9258a48" table:formula="of:=(LN([.$G$2])-LN([.N12])+[.$J$77]*([.$J$76]-[.$J$74]*[.$J$74]/2))/SQRT([.$J$77])/[.$J$74]" office:value-type="float" office:value="5.75992664280283">
            <text:p>5.760</text:p>
          </table:table-cell>
          <table:table-cell table:style-name="ACE-0x8cc1bb0" table:formula="of:=NORMDIST([.W12];0;1;1)" office:value-type="float" office:value="0.999999995792475">
            <text:p>1.0000</text:p>
          </table:table-cell>
          <table:table-cell table:style-name="ACE-0x8cc2870" table:formula="of:=NORMDIST([.W12]+[.$J$74]*SQRT([.$J$77]);0;1;1)" office:value-type="float" office:value="0.999999997816979">
            <text:p>1.000</text:p>
          </table:table-cell>
          <table:table-cell table:style-name="Gnumeric-default" table:formula="of:=[.$G$2]*[.Y12]-[.N12]*[.X12]*EXP(-[.$J$76]*[.$J$77])" office:value-type="float" office:value="305.212408455753">
            <text:p>305.21241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16">
            <text:p>Mar/16/2012</text:p>
          </table:table-cell>
          <table:table-cell table:style-name="Gnumeric-default" office:value-type="float" office:value="620.89">
            <text:p>620.89</text:p>
          </table:table-cell>
          <table:table-cell table:style-name="Gnumeric-default" office:value-type="float" office:value="625.91">
            <text:p>625.91</text:p>
          </table:table-cell>
          <table:table-cell table:style-name="Gnumeric-default" office:value-type="float" office:value="620.05">
            <text:p>620.05</text:p>
          </table:table-cell>
          <table:table-cell table:style-name="Gnumeric-default" office:value-type="float" office:value="625.04">
            <text:p>625.04</text:p>
          </table:table-cell>
          <table:table-cell table:style-name="Gnumeric-default" office:value-type="float" office:value="3050500">
            <text:p>3050500</text:p>
          </table:table-cell>
          <table:table-cell table:style-name="Gnumeric-default" office:value-type="float" office:value="625.04">
            <text:p>625.04</text:p>
          </table:table-cell>
          <table:table-cell table:style-name="Gnumeric-default"/>
          <table:table-cell table:style-name="ACE-0x8cc2570" table:formula="of:=([.G13]-[.G14])/[.G14]" office:value-type="float" office:value="0.00629497850691477">
            <text:p>0.0063</text:p>
          </table:table-cell>
          <table:table-cell table:style-name="ACE-0x8cc1bb0" table:formula="of:=LN([.G13])-LN([.G14])" office:value-type="float" office:value="0.00627524788896672">
            <text:p>0.0063</text:p>
          </table:table-cell>
          <table:table-cell table:number-columns-repeated="3" table:style-name="Gnumeric-default"/>
          <table:table-cell table:style-name="ACE-0x8cc2ff0" office:value-type="float" office:value="350">
            <text:p><text:a xlink:type="simple" xlink:actuate="onRequest" xlink:href="http://finance.yahoo.com/q/op?s=GOOG&amp;amp;k=350.000000">350</text:a></text:p>
          </table:table-cell>
          <table:table-cell table:style-name="ACE-0x8cc30b0" office:value-type="string" office:string-value="GOOG120616C00350000">
            <text:p><text:a xlink:type="simple" xlink:actuate="onRequest" xlink:href="http://finance.yahoo.com/q?s=GOOG120616C00350000">GOOG120616C00350000</text:a></text:p>
          </table:table-cell>
          <table:table-cell table:style-name="ACE-0x8cc0ef0" office:value-type="float" office:value="280.2">
            <text:p>280.2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93.6">
            <text:p>293.6</text:p>
          </table:table-cell>
          <table:table-cell table:style-name="Gnumeric-default" office:value-type="float" office:value="295.8">
            <text:p>295.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/>
          <table:table-cell table:style-name="ACE-0x9258a48" table:formula="of:=(LN([.$G$2])-LN([.N13])+[.$J$77]*([.$J$76]-[.$J$74]*[.$J$74]/2))/SQRT([.$J$77])/[.$J$74]" office:value-type="float" office:value="5.62884085365843">
            <text:p>5.629</text:p>
          </table:table-cell>
          <table:table-cell table:style-name="ACE-0x8cc1bb0" table:formula="of:=NORMDIST([.W13];0;1;1)" office:value-type="float" office:value="0.999999990928765">
            <text:p>1.0000</text:p>
          </table:table-cell>
          <table:table-cell table:style-name="ACE-0x8cc2870" table:formula="of:=NORMDIST([.W13]+[.$J$74]*SQRT([.$J$77]);0;1;1)" office:value-type="float" office:value="0.999999995227068">
            <text:p>1.000</text:p>
          </table:table-cell>
          <table:table-cell table:style-name="Gnumeric-default" table:formula="of:=[.$G$2]*[.Y13]-[.N13]*[.X13]*EXP(-[.$J$76]*[.$J$77])" office:value-type="float" office:value="300.260124551384">
            <text:p>300.26012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15">
            <text:p>Mar/15/2012</text:p>
          </table:table-cell>
          <table:table-cell table:style-name="Gnumeric-default" office:value-type="float" office:value="616.6">
            <text:p>616.6</text:p>
          </table:table-cell>
          <table:table-cell table:style-name="Gnumeric-default" office:value-type="float" office:value="623.5">
            <text:p>623.5</text:p>
          </table:table-cell>
          <table:table-cell table:style-name="Gnumeric-default" office:value-type="float" office:value="614.83">
            <text:p>614.83</text:p>
          </table:table-cell>
          <table:table-cell table:style-name="Gnumeric-default" office:value-type="float" office:value="621.13">
            <text:p>621.13</text:p>
          </table:table-cell>
          <table:table-cell table:style-name="Gnumeric-default" office:value-type="float" office:value="2435100">
            <text:p>2435100</text:p>
          </table:table-cell>
          <table:table-cell table:style-name="Gnumeric-default" office:value-type="float" office:value="621.13">
            <text:p>621.13</text:p>
          </table:table-cell>
          <table:table-cell table:style-name="Gnumeric-default"/>
          <table:table-cell table:style-name="ACE-0x8cc2570" table:formula="of:=([.G14]-[.G15])/[.G15]" office:value-type="float" office:value="0.00834429130343023">
            <text:p>0.0083</text:p>
          </table:table-cell>
          <table:table-cell table:style-name="ACE-0x8cc1bb0" table:formula="of:=LN([.G14])-LN([.G15])" office:value-type="float" office:value="0.00830967016400574">
            <text:p>0.0083</text:p>
          </table:table-cell>
          <table:table-cell table:number-columns-repeated="3" table:style-name="Gnumeric-default"/>
          <table:table-cell table:style-name="ACE-0x8cc3170" office:value-type="float" office:value="355">
            <text:p><text:a xlink:type="simple" xlink:actuate="onRequest" xlink:href="http://finance.yahoo.com/q/op?s=GOOG&amp;amp;k=355.000000">355</text:a></text:p>
          </table:table-cell>
          <table:table-cell table:style-name="ACE-0x8cc3230" office:value-type="string" office:string-value="GOOG120616C00355000">
            <text:p><text:a xlink:type="simple" xlink:actuate="onRequest" xlink:href="http://finance.yahoo.com/q?s=GOOG120616C00355000">GOOG120616C00355000</text:a></text:p>
          </table:table-cell>
          <table:table-cell table:style-name="ACE-0x8cc0ef0" office:value-type="float" office:value="229.5">
            <text:p>229.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89">
            <text:p>289</text:p>
          </table:table-cell>
          <table:table-cell table:style-name="Gnumeric-default" office:value-type="float" office:value="291.1">
            <text:p>291.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ACE-0x9258a48" table:formula="of:=(LN([.$G$2])-LN([.N14])+[.$J$77]*([.$J$76]-[.$J$74]*[.$J$74]/2))/SQRT([.$J$77])/[.$J$74]" office:value-type="float" office:value="5.49961450021108">
            <text:p>5.500</text:p>
          </table:table-cell>
          <table:table-cell table:style-name="ACE-0x8cc1bb0" table:formula="of:=NORMDIST([.W14];0;1;1)" office:value-type="float" office:value="0.999999980968876">
            <text:p>1.0000</text:p>
          </table:table-cell>
          <table:table-cell table:style-name="ACE-0x8cc2870" table:formula="of:=NORMDIST([.W14]+[.$J$74]*SQRT([.$J$77]);0;1;1)" office:value-type="float" office:value="0.999999989847381">
            <text:p>1.000</text:p>
          </table:table-cell>
          <table:table-cell table:style-name="Gnumeric-default" table:formula="of:=[.$G$2]*[.Y14]-[.N14]*[.X14]*EXP(-[.$J$76]*[.$J$77])" office:value-type="float" office:value="295.307840682306">
            <text:p>295.30784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14">
            <text:p>Mar/14/2012</text:p>
          </table:table-cell>
          <table:table-cell table:style-name="Gnumeric-default" office:value-type="float" office:value="615">
            <text:p>615</text:p>
          </table:table-cell>
          <table:table-cell table:style-name="Gnumeric-default" office:value-type="float" office:value="622.78">
            <text:p>622.78</text:p>
          </table:table-cell>
          <table:table-cell table:style-name="Gnumeric-default" office:value-type="float" office:value="613.46">
            <text:p>613.46</text:p>
          </table:table-cell>
          <table:table-cell table:style-name="Gnumeric-default" office:value-type="float" office:value="615.99">
            <text:p>615.99</text:p>
          </table:table-cell>
          <table:table-cell table:style-name="Gnumeric-default" office:value-type="float" office:value="2936900">
            <text:p>2936900</text:p>
          </table:table-cell>
          <table:table-cell table:style-name="Gnumeric-default" office:value-type="float" office:value="615.99">
            <text:p>615.99</text:p>
          </table:table-cell>
          <table:table-cell table:style-name="Gnumeric-default"/>
          <table:table-cell table:style-name="ACE-0x8cc2570" table:formula="of:=([.G15]-[.G16])/[.G16]" office:value-type="float" office:value="-0.00289747159182875">
            <text:p>−0.0029</text:p>
          </table:table-cell>
          <table:table-cell table:style-name="ACE-0x8cc1bb0" table:formula="of:=LN([.G15])-LN([.G16])" office:value-type="float" office:value="-0.00290167738872427">
            <text:p>−0.0029</text:p>
          </table:table-cell>
          <table:table-cell table:number-columns-repeated="3" table:style-name="Gnumeric-default"/>
          <table:table-cell table:style-name="ACE-0x8cc32f0" office:value-type="float" office:value="360">
            <text:p><text:a xlink:type="simple" xlink:actuate="onRequest" xlink:href="http://finance.yahoo.com/q/op?s=GOOG&amp;amp;k=360.000000">360</text:a></text:p>
          </table:table-cell>
          <table:table-cell table:style-name="ACE-0x8cc33b0" office:value-type="string" office:string-value="GOOG120616C00360000">
            <text:p><text:a xlink:type="simple" xlink:actuate="onRequest" xlink:href="http://finance.yahoo.com/q?s=GOOG120616C00360000">GOOG120616C00360000</text:a></text:p>
          </table:table-cell>
          <table:table-cell table:style-name="ACE-0x8cc0ef0" office:value-type="float" office:value="249.4">
            <text:p>249.4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84.1">
            <text:p>284.1</text:p>
          </table:table-cell>
          <table:table-cell table:style-name="Gnumeric-default" office:value-type="float" office:value="286.2">
            <text:p>286.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0">
            <text:p>10</text:p>
          </table:table-cell>
          <table:table-cell table:style-name="Gnumeric-default"/>
          <table:table-cell table:style-name="ACE-0x9258a48" table:formula="of:=(LN([.$G$2])-LN([.N15])+[.$J$77]*([.$J$76]-[.$J$74]*[.$J$74]/2))/SQRT([.$J$77])/[.$J$74]" office:value-type="float" office:value="5.37219556769342">
            <text:p>5.372</text:p>
          </table:table-cell>
          <table:table-cell table:style-name="ACE-0x8cc1bb0" table:formula="of:=NORMDIST([.W15];0;1;1)" office:value-type="float" office:value="0.99999996110816">
            <text:p>1.0000</text:p>
          </table:table-cell>
          <table:table-cell table:style-name="ACE-0x8cc2870" table:formula="of:=NORMDIST([.W15]+[.$J$74]*SQRT([.$J$77]);0;1;1)" office:value-type="float" office:value="0.999999978968196">
            <text:p>1.000</text:p>
          </table:table-cell>
          <table:table-cell table:style-name="Gnumeric-default" table:formula="of:=[.$G$2]*[.Y15]-[.N15]*[.X15]*EXP(-[.$J$76]*[.$J$77])" office:value-type="float" office:value="290.355556884422">
            <text:p>290.3555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13">
            <text:p>Mar/13/2012</text:p>
          </table:table-cell>
          <table:table-cell table:style-name="Gnumeric-default" office:value-type="float" office:value="608.75">
            <text:p>608.75</text:p>
          </table:table-cell>
          <table:table-cell table:style-name="Gnumeric-default" office:value-type="float" office:value="617.85">
            <text:p>617.85</text:p>
          </table:table-cell>
          <table:table-cell table:style-name="Gnumeric-default" office:value-type="float" office:value="605.55">
            <text:p>605.55</text:p>
          </table:table-cell>
          <table:table-cell table:style-name="Gnumeric-default" office:value-type="float" office:value="617.78">
            <text:p>617.78</text:p>
          </table:table-cell>
          <table:table-cell table:style-name="Gnumeric-default" office:value-type="float" office:value="2245800">
            <text:p>2245800</text:p>
          </table:table-cell>
          <table:table-cell table:style-name="Gnumeric-default" office:value-type="float" office:value="617.78">
            <text:p>617.78</text:p>
          </table:table-cell>
          <table:table-cell table:style-name="Gnumeric-default"/>
          <table:table-cell table:style-name="ACE-0x8cc2570" table:formula="of:=([.G16]-[.G17])/[.G17]" office:value-type="float" office:value="0.0208708584648434">
            <text:p>0.0209</text:p>
          </table:table-cell>
          <table:table-cell table:style-name="ACE-0x8cc1bb0" table:formula="of:=LN([.G16])-LN([.G17])" office:value-type="float" office:value="0.0206560458396279">
            <text:p>0.0207</text:p>
          </table:table-cell>
          <table:table-cell table:number-columns-repeated="3" table:style-name="Gnumeric-default"/>
          <table:table-cell table:style-name="ACE-0x8cc3470" office:value-type="float" office:value="370">
            <text:p><text:a xlink:type="simple" xlink:actuate="onRequest" xlink:href="http://finance.yahoo.com/q/op?s=GOOG&amp;amp;k=370.000000">370</text:a></text:p>
          </table:table-cell>
          <table:table-cell table:style-name="ACE-0x8cc3530" office:value-type="string" office:string-value="GOOG120616C00370000">
            <text:p><text:a xlink:type="simple" xlink:actuate="onRequest" xlink:href="http://finance.yahoo.com/q?s=GOOG120616C00370000">GOOG120616C00370000</text:a></text:p>
          </table:table-cell>
          <table:table-cell table:style-name="ACE-0x8cc0ef0" office:value-type="float" office:value="261">
            <text:p>261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73.8">
            <text:p>273.8</text:p>
          </table:table-cell>
          <table:table-cell table:style-name="Gnumeric-default" office:value-type="float" office:value="276">
            <text:p>27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ACE-0x9258a48" table:formula="of:=(LN([.$G$2])-LN([.N16])+[.$J$77]*([.$J$76]-[.$J$74]*[.$J$74]/2))/SQRT([.$J$77])/[.$J$74]" office:value-type="float" office:value="5.12258255159991">
            <text:p>5.123</text:p>
          </table:table-cell>
          <table:table-cell table:style-name="ACE-0x8cc1bb0" table:formula="of:=NORMDIST([.W16];0;1;1)" office:value-type="float" office:value="0.99999984931046">
            <text:p>1.0000</text:p>
          </table:table-cell>
          <table:table-cell table:style-name="ACE-0x8cc2870" table:formula="of:=NORMDIST([.W16]+[.$J$74]*SQRT([.$J$77]);0;1;1)" office:value-type="float" office:value="0.999999916315028">
            <text:p>1.000</text:p>
          </table:table-cell>
          <table:table-cell table:style-name="Gnumeric-default" table:formula="of:=[.$G$2]*[.Y16]-[.N16]*[.X16]*EXP(-[.$J$76]*[.$J$77])" office:value-type="float" office:value="280.450989836847">
            <text:p>280.45099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12">
            <text:p>Mar/12/2012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07">
            <text:p>607</text:p>
          </table:table-cell>
          <table:table-cell table:style-name="Gnumeric-default" office:value-type="float" office:value="599.26">
            <text:p>599.26</text:p>
          </table:table-cell>
          <table:table-cell table:style-name="Gnumeric-default" office:value-type="float" office:value="605.15">
            <text:p>605.15</text:p>
          </table:table-cell>
          <table:table-cell table:style-name="Gnumeric-default" office:value-type="float" office:value="1669000">
            <text:p>1669000</text:p>
          </table:table-cell>
          <table:table-cell table:style-name="Gnumeric-default" office:value-type="float" office:value="605.15">
            <text:p>605.15</text:p>
          </table:table-cell>
          <table:table-cell table:style-name="Gnumeric-default"/>
          <table:table-cell table:style-name="ACE-0x8cc2570" table:formula="of:=([.G17]-[.G18])/[.G18]" office:value-type="float" office:value="0.00816326530612241">
            <text:p>0.0082</text:p>
          </table:table-cell>
          <table:table-cell table:style-name="ACE-0x8cc1bb0" table:formula="of:=LN([.G17])-LN([.G18])" office:value-type="float" office:value="0.00813012608325003">
            <text:p>0.0081</text:p>
          </table:table-cell>
          <table:table-cell table:number-columns-repeated="3" table:style-name="Gnumeric-default"/>
          <table:table-cell table:style-name="ACE-0x8cc35f0" office:value-type="float" office:value="380">
            <text:p><text:a xlink:type="simple" xlink:actuate="onRequest" xlink:href="http://finance.yahoo.com/q/op?s=GOOG&amp;amp;k=380.000000">380</text:a></text:p>
          </table:table-cell>
          <table:table-cell table:style-name="ACE-0x8cc36b0" office:value-type="string" office:string-value="GOOG120616C00380000">
            <text:p><text:a xlink:type="simple" xlink:actuate="onRequest" xlink:href="http://finance.yahoo.com/q?s=GOOG120616C00380000">GOOG120616C00380000</text:a></text:p>
          </table:table-cell>
          <table:table-cell table:style-name="ACE-0x8cc0ef0" office:value-type="float" office:value="229.5">
            <text:p>229.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63.3">
            <text:p>263.3</text:p>
          </table:table-cell>
          <table:table-cell table:style-name="Gnumeric-default" office:value-type="float" office:value="267.2">
            <text:p>267.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3">
            <text:p>13</text:p>
          </table:table-cell>
          <table:table-cell table:style-name="Gnumeric-default"/>
          <table:table-cell table:style-name="ACE-0x9258a48" table:formula="of:=(LN([.$G$2])-LN([.N17])+[.$J$77]*([.$J$76]-[.$J$74]*[.$J$74]/2))/SQRT([.$J$77])/[.$J$74]" office:value-type="float" office:value="4.87962668243481">
            <text:p>4.880</text:p>
          </table:table-cell>
          <table:table-cell table:style-name="ACE-0x8cc1bb0" table:formula="of:=NORMDIST([.W17];0;1;1)" office:value-type="float" office:value="0.999999468565828">
            <text:p>1.0000</text:p>
          </table:table-cell>
          <table:table-cell table:style-name="ACE-0x8cc2870" table:formula="of:=NORMDIST([.W17]+[.$J$74]*SQRT([.$J$77]);0;1;1)" office:value-type="float" office:value="0.999999697152639">
            <text:p>1.000</text:p>
          </table:table-cell>
          <table:table-cell table:style-name="Gnumeric-default" table:formula="of:=[.$G$2]*[.Y17]-[.N17]*[.X17]*EXP(-[.$J$76]*[.$J$77])" office:value-type="float" office:value="270.546424979462">
            <text:p>270.54642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09">
            <text:p>Mar/09/2012</text:p>
          </table:table-cell>
          <table:table-cell table:style-name="Gnumeric-default" office:value-type="float" office:value="607.95">
            <text:p>607.95</text:p>
          </table:table-cell>
          <table:table-cell table:style-name="Gnumeric-default" office:value-type="float" office:value="611.9">
            <text:p>611.9</text:p>
          </table:table-cell>
          <table:table-cell table:style-name="Gnumeric-default" office:value-type="float" office:value="600">
            <text:p>600</text:p>
          </table:table-cell>
          <table:table-cell table:style-name="Gnumeric-default" office:value-type="float" office:value="600.25">
            <text:p>600.25</text:p>
          </table:table-cell>
          <table:table-cell table:style-name="Gnumeric-default" office:value-type="float" office:value="2670600">
            <text:p>2670600</text:p>
          </table:table-cell>
          <table:table-cell table:style-name="Gnumeric-default" office:value-type="float" office:value="600.25">
            <text:p>600.25</text:p>
          </table:table-cell>
          <table:table-cell table:style-name="Gnumeric-default"/>
          <table:table-cell table:style-name="ACE-0x8cc2570" table:formula="of:=([.G18]-[.G19])/[.G19]" office:value-type="float" office:value="-0.0113482886978291">
            <text:p>−0.0113</text:p>
          </table:table-cell>
          <table:table-cell table:style-name="ACE-0x8cc1bb0" table:formula="of:=LN([.G18])-LN([.G19])" office:value-type="float" office:value="-0.0114131718683605">
            <text:p>−0.0114</text:p>
          </table:table-cell>
          <table:table-cell table:number-columns-repeated="3" table:style-name="Gnumeric-default"/>
          <table:table-cell table:style-name="ACE-0x8cc3770" office:value-type="float" office:value="390">
            <text:p><text:a xlink:type="simple" xlink:actuate="onRequest" xlink:href="http://finance.yahoo.com/q/op?s=GOOG&amp;amp;k=390.000000">390</text:a></text:p>
          </table:table-cell>
          <table:table-cell table:style-name="ACE-0x8cc3830" office:value-type="string" office:string-value="GOOG120616C00390000">
            <text:p><text:a xlink:type="simple" xlink:actuate="onRequest" xlink:href="http://finance.yahoo.com/q?s=GOOG120616C00390000">GOOG120616C00390000</text:a></text:p>
          </table:table-cell>
          <table:table-cell table:style-name="ACE-0x8cc0ef0" office:value-type="float" office:value="218">
            <text:p>218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54.5">
            <text:p>254.5</text:p>
          </table:table-cell>
          <table:table-cell table:style-name="Gnumeric-default" office:value-type="float" office:value="256.3">
            <text:p>256.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3">
            <text:p>3</text:p>
          </table:table-cell>
          <table:table-cell table:style-name="Gnumeric-default"/>
          <table:table-cell table:style-name="ACE-0x9258a48" table:formula="of:=(LN([.$G$2])-LN([.N18])+[.$J$77]*([.$J$76]-[.$J$74]*[.$J$74]/2))/SQRT([.$J$77])/[.$J$74]" office:value-type="float" office:value="4.64298207446161">
            <text:p>4.643</text:p>
          </table:table-cell>
          <table:table-cell table:style-name="ACE-0x8cc1bb0" table:formula="of:=NORMDIST([.W18];0;1;1)" office:value-type="float" office:value="0.999998282919221">
            <text:p>1.0000</text:p>
          </table:table-cell>
          <table:table-cell table:style-name="ACE-0x8cc2870" table:formula="of:=NORMDIST([.W18]+[.$J$74]*SQRT([.$J$77]);0;1;1)" office:value-type="float" office:value="0.999998996647426">
            <text:p>1.000</text:p>
          </table:table-cell>
          <table:table-cell table:style-name="Gnumeric-default" table:formula="of:=[.$G$2]*[.Y18]-[.N18]*[.X18]*EXP(-[.$J$76]*[.$J$77])" office:value-type="float" office:value="260.641867190043">
            <text:p>260.64187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08">
            <text:p>Mar/08/2012</text:p>
          </table:table-cell>
          <table:table-cell table:style-name="Gnumeric-default" office:value-type="float" office:value="610.04">
            <text:p>610.04</text:p>
          </table:table-cell>
          <table:table-cell table:style-name="Gnumeric-default" office:value-type="float" office:value="611.5">
            <text:p>611.5</text:p>
          </table:table-cell>
          <table:table-cell table:style-name="Gnumeric-default" office:value-type="float" office:value="606.35">
            <text:p>606.35</text:p>
          </table:table-cell>
          <table:table-cell table:style-name="Gnumeric-default" office:value-type="float" office:value="607.14">
            <text:p>607.14</text:p>
          </table:table-cell>
          <table:table-cell table:style-name="Gnumeric-default" office:value-type="float" office:value="1345500">
            <text:p>1345500</text:p>
          </table:table-cell>
          <table:table-cell table:style-name="Gnumeric-default" office:value-type="float" office:value="607.14">
            <text:p>607.14</text:p>
          </table:table-cell>
          <table:table-cell table:style-name="Gnumeric-default"/>
          <table:table-cell table:style-name="ACE-0x8cc2570" table:formula="of:=([.G19]-[.G20])/[.G20]" office:value-type="float" office:value="0.000560316413975003">
            <text:p>0.0006</text:p>
          </table:table-cell>
          <table:table-cell table:style-name="ACE-0x8cc1bb0" table:formula="of:=LN([.G19])-LN([.G20])" office:value-type="float" office:value="0.000560159495346824">
            <text:p>0.0006</text:p>
          </table:table-cell>
          <table:table-cell table:number-columns-repeated="3" table:style-name="Gnumeric-default"/>
          <table:table-cell table:style-name="ACE-0x8cc38f0" office:value-type="float" office:value="395">
            <text:p><text:a xlink:type="simple" xlink:actuate="onRequest" xlink:href="http://finance.yahoo.com/q/op?s=GOOG&amp;amp;k=395.000000">395</text:a></text:p>
          </table:table-cell>
          <table:table-cell table:style-name="ACE-0x8cc39b0" office:value-type="string" office:string-value="GOOG120616C00395000">
            <text:p><text:a xlink:type="simple" xlink:actuate="onRequest" xlink:href="http://finance.yahoo.com/q?s=GOOG120616C00395000">GOOG120616C00395000</text:a></text:p>
          </table:table-cell>
          <table:table-cell table:style-name="ACE-0x8cc0ef0" office:value-type="float" office:value="212.6">
            <text:p>212.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49.5">
            <text:p>249.5</text:p>
          </table:table-cell>
          <table:table-cell table:style-name="Gnumeric-default" office:value-type="float" office:value="251.2">
            <text:p>251.2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">
            <text:p>4</text:p>
          </table:table-cell>
          <table:table-cell table:style-name="Gnumeric-default"/>
          <table:table-cell table:style-name="ACE-0x9258a48" table:formula="of:=(LN([.$G$2])-LN([.N19])+[.$J$77]*([.$J$76]-[.$J$74]*[.$J$74]/2))/SQRT([.$J$77])/[.$J$74]" office:value-type="float" office:value="4.52692566210962">
            <text:p>4.527</text:p>
          </table:table-cell>
          <table:table-cell table:style-name="ACE-0x8cc1bb0" table:formula="of:=NORMDIST([.W19];0;1;1)" office:value-type="float" office:value="0.999997007600945">
            <text:p>1.0000</text:p>
          </table:table-cell>
          <table:table-cell table:style-name="ACE-0x8cc2870" table:formula="of:=NORMDIST([.W19]+[.$J$74]*SQRT([.$J$77]);0;1;1)" office:value-type="float" office:value="0.999998229848758">
            <text:p>1.000</text:p>
          </table:table-cell>
          <table:table-cell table:style-name="Gnumeric-default" table:formula="of:=[.$G$2]*[.Y19]-[.N19]*[.X19]*EXP(-[.$J$76]*[.$J$77])" office:value-type="float" office:value="255.689594643645">
            <text:p>255.68959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07">
            <text:p>Mar/07/2012</text:p>
          </table:table-cell>
          <table:table-cell table:style-name="Gnumeric-default" office:value-type="float" office:value="609.05">
            <text:p>609.05</text:p>
          </table:table-cell>
          <table:table-cell table:style-name="Gnumeric-default" office:value-type="float" office:value="611.19">
            <text:p>611.19</text:p>
          </table:table-cell>
          <table:table-cell table:style-name="Gnumeric-default" office:value-type="float" office:value="605.86">
            <text:p>605.86</text:p>
          </table:table-cell>
          <table:table-cell table:style-name="Gnumeric-default" office:value-type="float" office:value="606.8">
            <text:p>606.8</text:p>
          </table:table-cell>
          <table:table-cell table:style-name="Gnumeric-default" office:value-type="float" office:value="1264500">
            <text:p>1264500</text:p>
          </table:table-cell>
          <table:table-cell table:style-name="Gnumeric-default" office:value-type="float" office:value="606.8">
            <text:p>606.8</text:p>
          </table:table-cell>
          <table:table-cell table:style-name="Gnumeric-default"/>
          <table:table-cell table:style-name="ACE-0x8cc2570" table:formula="of:=([.G20]-[.G21])/[.G21]" office:value-type="float" office:value="0.00304152340650608">
            <text:p>0.0030</text:p>
          </table:table-cell>
          <table:table-cell table:style-name="ACE-0x8cc1bb0" table:formula="of:=LN([.G20])-LN([.G21])" office:value-type="float" office:value="0.00303690733175355">
            <text:p>0.0030</text:p>
          </table:table-cell>
          <table:table-cell table:number-columns-repeated="3" table:style-name="Gnumeric-default"/>
          <table:table-cell table:style-name="ACE-0x8cc3a70" office:value-type="float" office:value="400">
            <text:p><text:a xlink:type="simple" xlink:actuate="onRequest" xlink:href="http://finance.yahoo.com/q/op?s=GOOG&amp;amp;k=400.000000">400</text:a></text:p>
          </table:table-cell>
          <table:table-cell table:style-name="ACE-0x8cc3b30" office:value-type="string" office:string-value="GOOG120616C00400000">
            <text:p><text:a xlink:type="simple" xlink:actuate="onRequest" xlink:href="http://finance.yahoo.com/q?s=GOOG120616C00400000">GOOG120616C00400000</text:a></text:p>
          </table:table-cell>
          <table:table-cell table:style-name="ACE-0x8cc0ef0" office:value-type="float" office:value="221">
            <text:p>221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44.4">
            <text:p>244.4</text:p>
          </table:table-cell>
          <table:table-cell table:style-name="Gnumeric-default" office:value-type="float" office:value="246.2">
            <text:p>246.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5">
            <text:p>25</text:p>
          </table:table-cell>
          <table:table-cell table:style-name="Gnumeric-default"/>
          <table:table-cell table:style-name="ACE-0x9258a48" table:formula="of:=(LN([.$G$2])-LN([.N20])+[.$J$77]*([.$J$76]-[.$J$74]*[.$J$74]/2))/SQRT([.$J$77])/[.$J$74]" office:value-type="float" office:value="4.41232911758644">
            <text:p>4.412</text:p>
          </table:table-cell>
          <table:table-cell table:style-name="ACE-0x8cc1bb0" table:formula="of:=NORMDIST([.W20];0;1;1)" office:value-type="float" office:value="0.999994886774926">
            <text:p>1.0000</text:p>
          </table:table-cell>
          <table:table-cell table:style-name="ACE-0x8cc2870" table:formula="of:=NORMDIST([.W20]+[.$J$74]*SQRT([.$J$77]);0;1;1)" office:value-type="float" office:value="0.999996938470628">
            <text:p>1.000</text:p>
          </table:table-cell>
          <table:table-cell table:style-name="Gnumeric-default" table:formula="of:=[.$G$2]*[.Y20]-[.N20]*[.X20]*EXP(-[.$J$76]*[.$J$77])" office:value-type="float" office:value="250.737330343332">
            <text:p>250.73733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06">
            <text:p>Mar/06/2012</text:p>
          </table:table-cell>
          <table:table-cell table:style-name="Gnumeric-default" office:value-type="float" office:value="608.05">
            <text:p>608.05</text:p>
          </table:table-cell>
          <table:table-cell table:style-name="Gnumeric-default" office:value-type="float" office:value="608.81">
            <text:p>608.81</text:p>
          </table:table-cell>
          <table:table-cell table:style-name="Gnumeric-default" office:value-type="float" office:value="593.84">
            <text:p>593.84</text:p>
          </table:table-cell>
          <table:table-cell table:style-name="Gnumeric-default" office:value-type="float" office:value="604.96">
            <text:p>604.96</text:p>
          </table:table-cell>
          <table:table-cell table:style-name="Gnumeric-default" office:value-type="float" office:value="3174400">
            <text:p>3174400</text:p>
          </table:table-cell>
          <table:table-cell table:style-name="Gnumeric-default" office:value-type="float" office:value="604.96">
            <text:p>604.96</text:p>
          </table:table-cell>
          <table:table-cell table:style-name="Gnumeric-default"/>
          <table:table-cell table:style-name="ACE-0x8cc2570" table:formula="of:=([.G21]-[.G22])/[.G22]" office:value-type="float" office:value="-0.0151241351241351">
            <text:p>−0.0151</text:p>
          </table:table-cell>
          <table:table-cell table:style-name="ACE-0x8cc1bb0" table:formula="of:=LN([.G21])-LN([.G22])" office:value-type="float" office:value="-0.0152396712586649">
            <text:p>−0.0152</text:p>
          </table:table-cell>
          <table:table-cell table:number-columns-repeated="3" table:style-name="Gnumeric-default"/>
          <table:table-cell table:style-name="ACE-0x8cc3bf0" office:value-type="float" office:value="405">
            <text:p><text:a xlink:type="simple" xlink:actuate="onRequest" xlink:href="http://finance.yahoo.com/q/op?s=GOOG&amp;amp;k=405.000000">405</text:a></text:p>
          </table:table-cell>
          <table:table-cell table:style-name="ACE-0x8cc3cb0" office:value-type="string" office:string-value="GOOG120616C00405000">
            <text:p><text:a xlink:type="simple" xlink:actuate="onRequest" xlink:href="http://finance.yahoo.com/q?s=GOOG120616C00405000">GOOG120616C00405000</text:a></text:p>
          </table:table-cell>
          <table:table-cell table:style-name="ACE-0x8cc0ef0" office:value-type="float" office:value="186">
            <text:p>18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39.1">
            <text:p>239.1</text:p>
          </table:table-cell>
          <table:table-cell table:style-name="Gnumeric-default" office:value-type="float" office:value="241">
            <text:p>24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ACE-0x9258a48" table:formula="of:=(LN([.$G$2])-LN([.N21])+[.$J$77]*([.$J$76]-[.$J$74]*[.$J$74]/2))/SQRT([.$J$77])/[.$J$74]" office:value-type="float" office:value="4.29915616946684">
            <text:p>4.299</text:p>
          </table:table-cell>
          <table:table-cell table:style-name="ACE-0x8cc1bb0" table:formula="of:=NORMDIST([.W21];0;1;1)" office:value-type="float" office:value="0.999991427518292">
            <text:p>1.0000</text:p>
          </table:table-cell>
          <table:table-cell table:style-name="ACE-0x8cc2870" table:formula="of:=NORMDIST([.W21]+[.$J$74]*SQRT([.$J$77]);0;1;1)" office:value-type="float" office:value="0.999994805677956">
            <text:p>1.000</text:p>
          </table:table-cell>
          <table:table-cell table:style-name="Gnumeric-default" table:formula="of:=[.$G$2]*[.Y21]-[.N21]*[.X21]*EXP(-[.$J$76]*[.$J$77])" office:value-type="float" office:value="245.785079612351">
            <text:p>245.78508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05">
            <text:p>Mar/05/2012</text:p>
          </table:table-cell>
          <table:table-cell table:style-name="Gnumeric-default" office:value-type="float" office:value="620.43">
            <text:p>620.43</text:p>
          </table:table-cell>
          <table:table-cell table:style-name="Gnumeric-default" office:value-type="float" office:value="622.49">
            <text:p>622.49</text:p>
          </table:table-cell>
          <table:table-cell table:style-name="Gnumeric-default" office:value-type="float" office:value="611.38">
            <text:p>611.38</text:p>
          </table:table-cell>
          <table:table-cell table:style-name="Gnumeric-default" office:value-type="float" office:value="614.25">
            <text:p>614.25</text:p>
          </table:table-cell>
          <table:table-cell table:style-name="Gnumeric-default" office:value-type="float" office:value="1593300">
            <text:p>1593300</text:p>
          </table:table-cell>
          <table:table-cell table:style-name="Gnumeric-default" office:value-type="float" office:value="614.25">
            <text:p>614.25</text:p>
          </table:table-cell>
          <table:table-cell table:style-name="Gnumeric-default"/>
          <table:table-cell table:style-name="ACE-0x8cc2570" table:formula="of:=([.G22]-[.G23])/[.G23]" office:value-type="float" office:value="-0.0112676056338028">
            <text:p>−0.0113</text:p>
          </table:table-cell>
          <table:table-cell table:style-name="ACE-0x8cc1bb0" table:formula="of:=LN([.G22])-LN([.G23])" office:value-type="float" office:value="-0.0113315660095505">
            <text:p>−0.0113</text:p>
          </table:table-cell>
          <table:table-cell table:number-columns-repeated="3" table:style-name="Gnumeric-default"/>
          <table:table-cell table:style-name="ACE-0x8cc3d70" office:value-type="float" office:value="415">
            <text:p><text:a xlink:type="simple" xlink:actuate="onRequest" xlink:href="http://finance.yahoo.com/q/op?s=GOOG&amp;amp;k=415.000000">415</text:a></text:p>
          </table:table-cell>
          <table:table-cell table:style-name="ACE-0x8cc3e30" office:value-type="string" office:string-value="GOOG120616C00415000">
            <text:p><text:a xlink:type="simple" xlink:actuate="onRequest" xlink:href="http://finance.yahoo.com/q?s=GOOG120616C00415000">GOOG120616C00415000</text:a></text:p>
          </table:table-cell>
          <table:table-cell table:style-name="ACE-0x8cc0ef0" office:value-type="float" office:value="204.5">
            <text:p>204.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29.4">
            <text:p>229.4</text:p>
          </table:table-cell>
          <table:table-cell table:style-name="Gnumeric-default" office:value-type="float" office:value="231.3">
            <text:p>231.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5">
            <text:p>5</text:p>
          </table:table-cell>
          <table:table-cell table:style-name="Gnumeric-default"/>
          <table:table-cell table:style-name="ACE-0x9258a48" table:formula="of:=(LN([.$G$2])-LN([.N22])+[.$J$77]*([.$J$76]-[.$J$74]*[.$J$74]/2))/SQRT([.$J$77])/[.$J$74]" office:value-type="float" office:value="4.07694258805962">
            <text:p>4.077</text:p>
          </table:table-cell>
          <table:table-cell table:style-name="ACE-0x8cc1bb0" table:formula="of:=NORMDIST([.W22];0;1;1)" office:value-type="float" office:value="0.999977184122979">
            <text:p>1.0000</text:p>
          </table:table-cell>
          <table:table-cell table:style-name="ACE-0x8cc2870" table:formula="of:=NORMDIST([.W22]+[.$J$74]*SQRT([.$J$77]);0;1;1)" office:value-type="float" office:value="0.999985848546522">
            <text:p>1.000</text:p>
          </table:table-cell>
          <table:table-cell table:style-name="Gnumeric-default" table:formula="of:=[.$G$2]*[.Y22]-[.N22]*[.X22]*EXP(-[.$J$76]*[.$J$77])" office:value-type="float" office:value="235.880656699061">
            <text:p>235.8806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02">
            <text:p>Mar/02/2012</text:p>
          </table:table-cell>
          <table:table-cell table:style-name="Gnumeric-default" office:value-type="float" office:value="622">
            <text:p>622</text:p>
          </table:table-cell>
          <table:table-cell table:style-name="Gnumeric-default" office:value-type="float" office:value="624">
            <text:p>624</text:p>
          </table:table-cell>
          <table:table-cell table:style-name="Gnumeric-default" office:value-type="float" office:value="620.32">
            <text:p>620.32</text:p>
          </table:table-cell>
          <table:table-cell table:style-name="Gnumeric-default" office:value-type="float" office:value="621.25">
            <text:p>621.25</text:p>
          </table:table-cell>
          <table:table-cell table:style-name="Gnumeric-default" office:value-type="float" office:value="1573300">
            <text:p>1573300</text:p>
          </table:table-cell>
          <table:table-cell table:style-name="Gnumeric-default" office:value-type="float" office:value="621.25">
            <text:p>621.25</text:p>
          </table:table-cell>
          <table:table-cell table:style-name="Gnumeric-default"/>
          <table:table-cell table:style-name="ACE-0x8cc2570" table:formula="of:=([.G23]-[.G24])/[.G24]" office:value-type="float" office:value="-0.0018476863753213">
            <text:p>−0.0018</text:p>
          </table:table-cell>
          <table:table-cell table:style-name="ACE-0x8cc1bb0" table:formula="of:=LN([.G23])-LN([.G24])" office:value-type="float" office:value="-0.00184939545334295">
            <text:p>−0.0018</text:p>
          </table:table-cell>
          <table:table-cell table:number-columns-repeated="3" table:style-name="Gnumeric-default"/>
          <table:table-cell table:style-name="ACE-0x8cc3ef0" office:value-type="float" office:value="420">
            <text:p><text:a xlink:type="simple" xlink:actuate="onRequest" xlink:href="http://finance.yahoo.com/q/op?s=GOOG&amp;amp;k=420.000000">420</text:a></text:p>
          </table:table-cell>
          <table:table-cell table:style-name="ACE-0x8cc3fb0" office:value-type="string" office:string-value="GOOG120616C00420000">
            <text:p><text:a xlink:type="simple" xlink:actuate="onRequest" xlink:href="http://finance.yahoo.com/q?s=GOOG120616C00420000">GOOG120616C00420000</text:a></text:p>
          </table:table-cell>
          <table:table-cell table:style-name="ACE-0x8cc0ef0" office:value-type="float" office:value="215.99">
            <text:p>215.99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24.5">
            <text:p>224.5</text:p>
          </table:table-cell>
          <table:table-cell table:style-name="Gnumeric-default" office:value-type="float" office:value="226.4">
            <text:p>226.4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ACE-0x9258a48" table:formula="of:=(LN([.$G$2])-LN([.N23])+[.$J$77]*([.$J$76]-[.$J$74]*[.$J$74]/2))/SQRT([.$J$77])/[.$J$74]" office:value-type="float" office:value="3.96783583289578">
            <text:p>3.968</text:p>
          </table:table-cell>
          <table:table-cell table:style-name="ACE-0x8cc1bb0" table:formula="of:=NORMDIST([.W23];0;1;1)" office:value-type="float" office:value="0.999963735867018">
            <text:p>1.0000</text:p>
          </table:table-cell>
          <table:table-cell table:style-name="ACE-0x8cc2870" table:formula="of:=NORMDIST([.W23]+[.$J$74]*SQRT([.$J$77]);0;1;1)" office:value-type="float" office:value="0.999977248679783">
            <text:p>1.000</text:p>
          </table:table-cell>
          <table:table-cell table:style-name="Gnumeric-default" table:formula="of:=[.$G$2]*[.Y23]-[.N23]*[.X23]*EXP(-[.$J$76]*[.$J$77])" office:value-type="float" office:value="230.928516693063">
            <text:p>230.92852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3-01">
            <text:p>Mar/01/2012</text:p>
          </table:table-cell>
          <table:table-cell table:style-name="Gnumeric-default" office:value-type="float" office:value="622.26">
            <text:p>622.26</text:p>
          </table:table-cell>
          <table:table-cell table:style-name="Gnumeric-default" office:value-type="float" office:value="625.7">
            <text:p>625.7</text:p>
          </table:table-cell>
          <table:table-cell table:style-name="Gnumeric-default" office:value-type="float" office:value="618.15">
            <text:p>618.15</text:p>
          </table:table-cell>
          <table:table-cell table:style-name="Gnumeric-default" office:value-type="float" office:value="622.4">
            <text:p>622.4</text:p>
          </table:table-cell>
          <table:table-cell table:style-name="Gnumeric-default" office:value-type="float" office:value="2237700">
            <text:p>2237700</text:p>
          </table:table-cell>
          <table:table-cell table:style-name="Gnumeric-default" office:value-type="float" office:value="622.4">
            <text:p>622.4</text:p>
          </table:table-cell>
          <table:table-cell table:style-name="Gnumeric-default"/>
          <table:table-cell table:style-name="ACE-0x8cc2570" table:formula="of:=([.G24]-[.G25])/[.G25]" office:value-type="float" office:value="0.0067124949454104">
            <text:p>0.0067</text:p>
          </table:table-cell>
          <table:table-cell table:style-name="ACE-0x8cc1bb0" table:formula="of:=LN([.G24])-LN([.G25])" office:value-type="float" office:value="0.00669006646265569">
            <text:p>0.0067</text:p>
          </table:table-cell>
          <table:table-cell table:number-columns-repeated="3" table:style-name="Gnumeric-default"/>
          <table:table-cell table:style-name="ACE-0x8cc4070" office:value-type="float" office:value="425">
            <text:p><text:a xlink:type="simple" xlink:actuate="onRequest" xlink:href="http://finance.yahoo.com/q/op?s=GOOG&amp;amp;k=425.000000">425</text:a></text:p>
          </table:table-cell>
          <table:table-cell table:style-name="ACE-0x8cc4130" office:value-type="string" office:string-value="GOOG120616C00425000">
            <text:p><text:a xlink:type="simple" xlink:actuate="onRequest" xlink:href="http://finance.yahoo.com/q?s=GOOG120616C00425000">GOOG120616C00425000</text:a></text:p>
          </table:table-cell>
          <table:table-cell table:style-name="ACE-0x8cc0ef0" office:value-type="float" office:value="222.6">
            <text:p>222.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19.7">
            <text:p>219.7</text:p>
          </table:table-cell>
          <table:table-cell table:style-name="Gnumeric-default" office:value-type="float" office:value="221.5">
            <text:p>221.5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50">
            <text:p>50</text:p>
          </table:table-cell>
          <table:table-cell table:style-name="Gnumeric-default"/>
          <table:table-cell table:style-name="ACE-0x9258a48" table:formula="of:=(LN([.$G$2])-LN([.N24])+[.$J$77]*([.$J$76]-[.$J$74]*[.$J$74]/2))/SQRT([.$J$77])/[.$J$74]" office:value-type="float" office:value="3.86002031225556">
            <text:p>3.860</text:p>
          </table:table-cell>
          <table:table-cell table:style-name="ACE-0x8cc1bb0" table:formula="of:=NORMDIST([.W24];0;1;1)" office:value-type="float" office:value="0.999943311199888">
            <text:p>0.9999</text:p>
          </table:table-cell>
          <table:table-cell table:style-name="ACE-0x8cc2870" table:formula="of:=NORMDIST([.W24]+[.$J$74]*SQRT([.$J$77]);0;1;1)" office:value-type="float" office:value="0.9999640314118">
            <text:p>1.000</text:p>
          </table:table-cell>
          <table:table-cell table:style-name="Gnumeric-default" table:formula="of:=[.$G$2]*[.Y24]-[.N24]*[.X24]*EXP(-[.$J$76]*[.$J$77])" office:value-type="float" office:value="225.976459476378">
            <text:p>225.9764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29">
            <text:p>Feb/29/2012</text:p>
          </table:table-cell>
          <table:table-cell table:style-name="Gnumeric-default" office:value-type="float" office:value="618.6">
            <text:p>618.6</text:p>
          </table:table-cell>
          <table:table-cell table:style-name="Gnumeric-default" office:value-type="float" office:value="625.6">
            <text:p>625.6</text:p>
          </table:table-cell>
          <table:table-cell table:style-name="Gnumeric-default" office:value-type="float" office:value="615.5">
            <text:p>615.5</text:p>
          </table:table-cell>
          <table:table-cell table:style-name="Gnumeric-default" office:value-type="float" office:value="618.25">
            <text:p>618.25</text:p>
          </table:table-cell>
          <table:table-cell table:style-name="Gnumeric-default" office:value-type="float" office:value="3136900">
            <text:p>3136900</text:p>
          </table:table-cell>
          <table:table-cell table:style-name="Gnumeric-default" office:value-type="float" office:value="618.25">
            <text:p>618.25</text:p>
          </table:table-cell>
          <table:table-cell table:style-name="Gnumeric-default"/>
          <table:table-cell table:style-name="ACE-0x8cc2570" table:formula="of:=([.G25]-[.G26])/[.G26]" office:value-type="float" office:value="-0.000226394346609723">
            <text:p>−0.0002</text:p>
          </table:table-cell>
          <table:table-cell table:style-name="ACE-0x8cc1bb0" table:formula="of:=LN([.G25])-LN([.G26])" office:value-type="float" office:value="-0.000226419977678027">
            <text:p>−0.0002</text:p>
          </table:table-cell>
          <table:table-cell table:number-columns-repeated="3" table:style-name="Gnumeric-default"/>
          <table:table-cell table:style-name="ACE-0x8cc41f0" office:value-type="float" office:value="430">
            <text:p><text:a xlink:type="simple" xlink:actuate="onRequest" xlink:href="http://finance.yahoo.com/q/op?s=GOOG&amp;amp;k=430.000000">430</text:a></text:p>
          </table:table-cell>
          <table:table-cell table:style-name="ACE-0x8cc42b0" office:value-type="string" office:string-value="GOOG120616C00430000">
            <text:p><text:a xlink:type="simple" xlink:actuate="onRequest" xlink:href="http://finance.yahoo.com/q?s=GOOG120616C00430000">GOOG120616C00430000</text:a></text:p>
          </table:table-cell>
          <table:table-cell table:style-name="ACE-0x8cc0ef0" office:value-type="float" office:value="181.44">
            <text:p>181.44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14.7">
            <text:p>214.7</text:p>
          </table:table-cell>
          <table:table-cell table:style-name="Gnumeric-default" office:value-type="float" office:value="216.5">
            <text:p>216.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1">
            <text:p>11</text:p>
          </table:table-cell>
          <table:table-cell table:style-name="Gnumeric-default"/>
          <table:table-cell table:style-name="ACE-0x9258a48" table:formula="of:=(LN([.$G$2])-LN([.N25])+[.$J$77]*([.$J$76]-[.$J$74]*[.$J$74]/2))/SQRT([.$J$77])/[.$J$74]" office:value-type="float" office:value="3.75346582077733">
            <text:p>3.753</text:p>
          </table:table-cell>
          <table:table-cell table:style-name="ACE-0x8cc1bb0" table:formula="of:=NORMDIST([.W25];0;1;1)" office:value-type="float" office:value="0.999912796838831">
            <text:p>0.9999</text:p>
          </table:table-cell>
          <table:table-cell table:style-name="ACE-0x8cc2870" table:formula="of:=NORMDIST([.W25]+[.$J$74]*SQRT([.$J$77]);0;1;1)" office:value-type="float" office:value="0.999944051592911">
            <text:p>1.000</text:p>
          </table:table-cell>
          <table:table-cell table:style-name="Gnumeric-default" table:formula="of:=[.$G$2]*[.Y25]-[.N25]*[.X25]*EXP(-[.$J$76]*[.$J$77])" office:value-type="float" office:value="221.024526892268">
            <text:p>221.02453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28">
            <text:p>Feb/28/2012</text:p>
          </table:table-cell>
          <table:table-cell table:style-name="Gnumeric-default" office:value-type="float" office:value="610">
            <text:p>610</text:p>
          </table:table-cell>
          <table:table-cell table:style-name="Gnumeric-default" office:value-type="float" office:value="619.77">
            <text:p>619.77</text:p>
          </table:table-cell>
          <table:table-cell table:style-name="Gnumeric-default" office:value-type="float" office:value="607.68">
            <text:p>607.68</text:p>
          </table:table-cell>
          <table:table-cell table:style-name="Gnumeric-default" office:value-type="float" office:value="618.39">
            <text:p>618.39</text:p>
          </table:table-cell>
          <table:table-cell table:style-name="Gnumeric-default" office:value-type="float" office:value="2847600">
            <text:p>2847600</text:p>
          </table:table-cell>
          <table:table-cell table:style-name="Gnumeric-default" office:value-type="float" office:value="618.39">
            <text:p>618.39</text:p>
          </table:table-cell>
          <table:table-cell table:style-name="Gnumeric-default"/>
          <table:table-cell table:style-name="ACE-0x8cc2570" table:formula="of:=([.G26]-[.G27])/[.G27]" office:value-type="float" office:value="0.0149021023780999">
            <text:p>0.0149</text:p>
          </table:table-cell>
          <table:table-cell table:style-name="ACE-0x8cc1bb0" table:formula="of:=LN([.G26])-LN([.G27])" office:value-type="float" office:value="0.0147921569830523">
            <text:p>0.0148</text:p>
          </table:table-cell>
          <table:table-cell table:number-columns-repeated="3" table:style-name="Gnumeric-default"/>
          <table:table-cell table:style-name="ACE-0x8cc4370" office:value-type="float" office:value="435">
            <text:p><text:a xlink:type="simple" xlink:actuate="onRequest" xlink:href="http://finance.yahoo.com/q/op?s=GOOG&amp;amp;k=435.000000">435</text:a></text:p>
          </table:table-cell>
          <table:table-cell table:style-name="ACE-0x8cc4430" office:value-type="string" office:string-value="GOOG120616C00435000">
            <text:p><text:a xlink:type="simple" xlink:actuate="onRequest" xlink:href="http://finance.yahoo.com/q?s=GOOG120616C00435000">GOOG120616C00435000</text:a></text:p>
          </table:table-cell>
          <table:table-cell table:style-name="ACE-0x8cc0ef0" office:value-type="float" office:value="188.1">
            <text:p>188.1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09.7">
            <text:p>209.7</text:p>
          </table:table-cell>
          <table:table-cell table:style-name="Gnumeric-default" office:value-type="float" office:value="211.6">
            <text:p>211.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ACE-0x9258a48" table:formula="of:=(LN([.$G$2])-LN([.N26])+[.$J$77]*([.$J$76]-[.$J$74]*[.$J$74]/2))/SQRT([.$J$77])/[.$J$74]" office:value-type="float" office:value="3.64814320073172">
            <text:p>3.648</text:p>
          </table:table-cell>
          <table:table-cell table:style-name="ACE-0x8cc1bb0" table:formula="of:=NORMDIST([.W26];0;1;1)" office:value-type="float" office:value="0.999867928795992">
            <text:p>0.9999</text:p>
          </table:table-cell>
          <table:table-cell table:style-name="ACE-0x8cc2870" table:formula="of:=NORMDIST([.W26]+[.$J$74]*SQRT([.$J$77]);0;1;1)" office:value-type="float" office:value="0.999914330419773">
            <text:p>1.000</text:p>
          </table:table-cell>
          <table:table-cell table:style-name="Gnumeric-default" table:formula="of:=[.$G$2]*[.Y26]-[.N26]*[.X26]*EXP(-[.$J$76]*[.$J$77])" office:value-type="float" office:value="216.072778928">
            <text:p>216.07278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27">
            <text:p>Feb/27/2012</text:p>
          </table:table-cell>
          <table:table-cell table:style-name="Gnumeric-default" office:value-type="float" office:value="606.59">
            <text:p>606.59</text:p>
          </table:table-cell>
          <table:table-cell table:style-name="Gnumeric-default" office:value-type="float" office:value="612.36">
            <text:p>612.36</text:p>
          </table:table-cell>
          <table:table-cell table:style-name="Gnumeric-default" office:value-type="float" office:value="605.06">
            <text:p>605.06</text:p>
          </table:table-cell>
          <table:table-cell table:style-name="Gnumeric-default" office:value-type="float" office:value="609.31">
            <text:p>609.31</text:p>
          </table:table-cell>
          <table:table-cell table:style-name="Gnumeric-default" office:value-type="float" office:value="1813900">
            <text:p>1813900</text:p>
          </table:table-cell>
          <table:table-cell table:style-name="Gnumeric-default" office:value-type="float" office:value="609.31">
            <text:p>609.31</text:p>
          </table:table-cell>
          <table:table-cell table:style-name="Gnumeric-default"/>
          <table:table-cell table:style-name="ACE-0x8cc2570" table:formula="of:=([.G27]-[.G28])/[.G28]" office:value-type="float" office:value="-0.000967371700278786">
            <text:p>−0.0010</text:p>
          </table:table-cell>
          <table:table-cell table:style-name="ACE-0x8cc1bb0" table:formula="of:=LN([.G27])-LN([.G28])" office:value-type="float" office:value="-0.000967839906259371">
            <text:p>−0.0010</text:p>
          </table:table-cell>
          <table:table-cell table:number-columns-repeated="3" table:style-name="Gnumeric-default"/>
          <table:table-cell table:style-name="ACE-0x8cc44f0" office:value-type="float" office:value="440">
            <text:p><text:a xlink:type="simple" xlink:actuate="onRequest" xlink:href="http://finance.yahoo.com/q/op?s=GOOG&amp;amp;k=440.000000">440</text:a></text:p>
          </table:table-cell>
          <table:table-cell table:style-name="ACE-0x8cc45b0" office:value-type="string" office:string-value="GOOG120616C00440000">
            <text:p><text:a xlink:type="simple" xlink:actuate="onRequest" xlink:href="http://finance.yahoo.com/q?s=GOOG120616C00440000">GOOG120616C00440000</text:a></text:p>
          </table:table-cell>
          <table:table-cell table:style-name="ACE-0x8cc0ef0" office:value-type="float" office:value="170">
            <text:p>170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04.7">
            <text:p>204.7</text:p>
          </table:table-cell>
          <table:table-cell table:style-name="Gnumeric-default" office:value-type="float" office:value="206.6">
            <text:p>206.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4">
            <text:p>14</text:p>
          </table:table-cell>
          <table:table-cell table:style-name="Gnumeric-default"/>
          <table:table-cell table:style-name="ACE-0x9258a48" table:formula="of:=(LN([.$G$2])-LN([.N27])+[.$J$77]*([.$J$76]-[.$J$74]*[.$J$74]/2))/SQRT([.$J$77])/[.$J$74]" office:value-type="float" office:value="3.54402429412728">
            <text:p>3.544</text:p>
          </table:table-cell>
          <table:table-cell table:style-name="ACE-0x8cc1bb0" table:formula="of:=NORMDIST([.W27];0;1;1)" office:value-type="float" office:value="0.999802965533981">
            <text:p>0.9998</text:p>
          </table:table-cell>
          <table:table-cell table:style-name="ACE-0x8cc2870" table:formula="of:=NORMDIST([.W27]+[.$J$74]*SQRT([.$J$77]);0;1;1)" office:value-type="float" office:value="0.999870801234156">
            <text:p>1.000</text:p>
          </table:table-cell>
          <table:table-cell table:style-name="Gnumeric-default" table:formula="of:=[.$G$2]*[.Y27]-[.N27]*[.X27]*EXP(-[.$J$76]*[.$J$77])" office:value-type="float" office:value="211.12130019921">
            <text:p>211.1213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24">
            <text:p>Feb/24/2012</text:p>
          </table:table-cell>
          <table:table-cell table:style-name="Gnumeric-default" office:value-type="float" office:value="607.35">
            <text:p>607.35</text:p>
          </table:table-cell>
          <table:table-cell table:style-name="Gnumeric-default" office:value-type="float" office:value="611.65">
            <text:p>611.65</text:p>
          </table:table-cell>
          <table:table-cell table:style-name="Gnumeric-default" office:value-type="float" office:value="605.51">
            <text:p>605.51</text:p>
          </table:table-cell>
          <table:table-cell table:style-name="Gnumeric-default" office:value-type="float" office:value="609.9">
            <text:p>609.9</text:p>
          </table:table-cell>
          <table:table-cell table:style-name="Gnumeric-default" office:value-type="float" office:value="1935600">
            <text:p>1935600</text:p>
          </table:table-cell>
          <table:table-cell table:style-name="Gnumeric-default" office:value-type="float" office:value="609.9">
            <text:p>609.9</text:p>
          </table:table-cell>
          <table:table-cell table:style-name="Gnumeric-default"/>
          <table:table-cell table:style-name="ACE-0x8cc2570" table:formula="of:=([.G28]-[.G29])/[.G29]" office:value-type="float" office:value="0.00625299038128387">
            <text:p>0.0063</text:p>
          </table:table-cell>
          <table:table-cell table:style-name="ACE-0x8cc1bb0" table:formula="of:=LN([.G28])-LN([.G29])" office:value-type="float" office:value="0.00623352155370771">
            <text:p>0.0062</text:p>
          </table:table-cell>
          <table:table-cell table:number-columns-repeated="3" table:style-name="Gnumeric-default"/>
          <table:table-cell table:style-name="ACE-0x8cc4670" office:value-type="float" office:value="445">
            <text:p><text:a xlink:type="simple" xlink:actuate="onRequest" xlink:href="http://finance.yahoo.com/q/op?s=GOOG&amp;amp;k=445.000000">445</text:a></text:p>
          </table:table-cell>
          <table:table-cell table:style-name="ACE-0x8cc4730" office:value-type="string" office:string-value="GOOG120616C00445000">
            <text:p><text:a xlink:type="simple" xlink:actuate="onRequest" xlink:href="http://finance.yahoo.com/q?s=GOOG120616C00445000">GOOG120616C00445000</text:a></text:p>
          </table:table-cell>
          <table:table-cell table:style-name="ACE-0x8cc0ef0" office:value-type="float" office:value="166">
            <text:p>16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99.8">
            <text:p>199.8</text:p>
          </table:table-cell>
          <table:table-cell table:style-name="Gnumeric-default" office:value-type="float" office:value="201.7">
            <text:p>201.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1">
            <text:p>21</text:p>
          </table:table-cell>
          <table:table-cell table:style-name="Gnumeric-default"/>
          <table:table-cell table:style-name="ACE-0x9258a48" table:formula="of:=(LN([.$G$2])-LN([.N28])+[.$J$77]*([.$J$76]-[.$J$74]*[.$J$74]/2))/SQRT([.$J$77])/[.$J$74]" office:value-type="float" office:value="3.44108189752204">
            <text:p>3.441</text:p>
          </table:table-cell>
          <table:table-cell table:style-name="ACE-0x8cc1bb0" table:formula="of:=NORMDIST([.W28];0;1;1)" office:value-type="float" office:value="0.999710303431987">
            <text:p>0.9997</text:p>
          </table:table-cell>
          <table:table-cell table:style-name="ACE-0x8cc2870" table:formula="of:=NORMDIST([.W28]+[.$J$74]*SQRT([.$J$77]);0;1;1)" office:value-type="float" office:value="0.99980800372736">
            <text:p>1.000</text:p>
          </table:table-cell>
          <table:table-cell table:style-name="Gnumeric-default" table:formula="of:=[.$G$2]*[.Y28]-[.N28]*[.X28]*EXP(-[.$J$76]*[.$J$77])" office:value-type="float" office:value="206.170208195426">
            <text:p>206.17021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23">
            <text:p>Feb/23/2012</text:p>
          </table:table-cell>
          <table:table-cell table:style-name="Gnumeric-default" office:value-type="float" office:value="607">
            <text:p>607</text:p>
          </table:table-cell>
          <table:table-cell table:style-name="Gnumeric-default" office:value-type="float" office:value="607.94">
            <text:p>607.94</text:p>
          </table:table-cell>
          <table:table-cell table:style-name="Gnumeric-default" office:value-type="float" office:value="600.35">
            <text:p>600.35</text:p>
          </table:table-cell>
          <table:table-cell table:style-name="Gnumeric-default" office:value-type="float" office:value="606.11">
            <text:p>606.11</text:p>
          </table:table-cell>
          <table:table-cell table:style-name="Gnumeric-default" office:value-type="float" office:value="2055000">
            <text:p>2055000</text:p>
          </table:table-cell>
          <table:table-cell table:style-name="Gnumeric-default" office:value-type="float" office:value="606.11">
            <text:p>606.11</text:p>
          </table:table-cell>
          <table:table-cell table:style-name="Gnumeric-default"/>
          <table:table-cell table:style-name="ACE-0x8cc2570" table:formula="of:=([.G29]-[.G30])/[.G30]" office:value-type="float" office:value="-0.00301016547685634">
            <text:p>−0.0030</text:p>
          </table:table-cell>
          <table:table-cell table:style-name="ACE-0x8cc1bb0" table:formula="of:=LN([.G29])-LN([.G30])" office:value-type="float" office:value="-0.00301470513733015">
            <text:p>−0.0030</text:p>
          </table:table-cell>
          <table:table-cell table:number-columns-repeated="3" table:style-name="Gnumeric-default"/>
          <table:table-cell table:style-name="ACE-0x8cc47f0" office:value-type="float" office:value="450">
            <text:p><text:a xlink:type="simple" xlink:actuate="onRequest" xlink:href="http://finance.yahoo.com/q/op?s=GOOG&amp;amp;k=450.000000">450</text:a></text:p>
          </table:table-cell>
          <table:table-cell table:style-name="ACE-0x8cc48b0" office:value-type="string" office:string-value="GOOG120616C00450000">
            <text:p><text:a xlink:type="simple" xlink:actuate="onRequest" xlink:href="http://finance.yahoo.com/q?s=GOOG120616C00450000">GOOG120616C00450000</text:a></text:p>
          </table:table-cell>
          <table:table-cell table:style-name="ACE-0x8cc0ef0" office:value-type="float" office:value="197.5">
            <text:p>197.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94.8">
            <text:p>194.8</text:p>
          </table:table-cell>
          <table:table-cell table:style-name="Gnumeric-default" office:value-type="float" office:value="196.8">
            <text:p>196.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8">
            <text:p>58</text:p>
          </table:table-cell>
          <table:table-cell table:style-name="Gnumeric-default"/>
          <table:table-cell table:style-name="ACE-0x9258a48" table:formula="of:=(LN([.$G$2])-LN([.N29])+[.$J$77]*([.$J$76]-[.$J$74]*[.$J$74]/2))/SQRT([.$J$77])/[.$J$74]" office:value-type="float" office:value="3.33928971935986">
            <text:p>3.339</text:p>
          </table:table-cell>
          <table:table-cell table:style-name="ACE-0x8cc1bb0" table:formula="of:=NORMDIST([.W29];0;1;1)" office:value-type="float" office:value="0.99958003542659">
            <text:p>0.9996</text:p>
          </table:table-cell>
          <table:table-cell table:style-name="ACE-0x8cc2870" table:formula="of:=NORMDIST([.W29]+[.$J$74]*SQRT([.$J$77]);0;1;1)" office:value-type="float" office:value="0.999718724494783">
            <text:p>1.000</text:p>
          </table:table-cell>
          <table:table-cell table:style-name="Gnumeric-default" table:formula="of:=[.$G$2]*[.Y29]-[.N29]*[.X29]*EXP(-[.$J$76]*[.$J$77])" office:value-type="float" office:value="201.219663571697">
            <text:p>201.2196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22">
            <text:p>Feb/22/2012</text:p>
          </table:table-cell>
          <table:table-cell table:style-name="Gnumeric-default" office:value-type="float" office:value="611.96">
            <text:p>611.96</text:p>
          </table:table-cell>
          <table:table-cell table:style-name="Gnumeric-default" office:value-type="float" office:value="616.78">
            <text:p>616.78</text:p>
          </table:table-cell>
          <table:table-cell table:style-name="Gnumeric-default" office:value-type="float" office:value="606.71">
            <text:p>606.71</text:p>
          </table:table-cell>
          <table:table-cell table:style-name="Gnumeric-default" office:value-type="float" office:value="607.94">
            <text:p>607.94</text:p>
          </table:table-cell>
          <table:table-cell table:style-name="Gnumeric-default" office:value-type="float" office:value="1967000">
            <text:p>1967000</text:p>
          </table:table-cell>
          <table:table-cell table:style-name="Gnumeric-default" office:value-type="float" office:value="607.94">
            <text:p>607.94</text:p>
          </table:table-cell>
          <table:table-cell table:style-name="Gnumeric-default"/>
          <table:table-cell table:style-name="ACE-0x8cc2570" table:formula="of:=([.G30]-[.G31])/[.G31]" office:value-type="float" office:value="-0.00986970684039079">
            <text:p>−0.0099</text:p>
          </table:table-cell>
          <table:table-cell table:style-name="ACE-0x8cc1bb0" table:formula="of:=LN([.G30])-LN([.G31])" office:value-type="float" office:value="-0.00991873526110876">
            <text:p>−0.0099</text:p>
          </table:table-cell>
          <table:table-cell table:number-columns-repeated="3" table:style-name="Gnumeric-default"/>
          <table:table-cell table:style-name="ACE-0x8cc4970" office:value-type="float" office:value="455">
            <text:p><text:a xlink:type="simple" xlink:actuate="onRequest" xlink:href="http://finance.yahoo.com/q/op?s=GOOG&amp;amp;k=455.000000">455</text:a></text:p>
          </table:table-cell>
          <table:table-cell table:style-name="ACE-0x8cc4a30" office:value-type="string" office:string-value="GOOG120616C00455000">
            <text:p><text:a xlink:type="simple" xlink:actuate="onRequest" xlink:href="http://finance.yahoo.com/q?s=GOOG120616C00455000">GOOG120616C00455000</text:a></text:p>
          </table:table-cell>
          <table:table-cell table:style-name="ACE-0x8cc0ef0" office:value-type="float" office:value="177.1">
            <text:p>177.1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89.9">
            <text:p>189.9</text:p>
          </table:table-cell>
          <table:table-cell table:style-name="Gnumeric-default" office:value-type="float" office:value="191.9">
            <text:p>191.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ACE-0x9258a48" table:formula="of:=(LN([.$G$2])-LN([.N30])+[.$J$77]*([.$J$76]-[.$J$74]*[.$J$74]/2))/SQRT([.$J$77])/[.$J$74]" office:value-type="float" office:value="3.23862233966397">
            <text:p>3.239</text:p>
          </table:table-cell>
          <table:table-cell table:style-name="ACE-0x8cc1bb0" table:formula="of:=NORMDIST([.W30];0;1;1)" office:value-type="float" office:value="0.999399457513374">
            <text:p>0.9994</text:p>
          </table:table-cell>
          <table:table-cell table:style-name="ACE-0x8cc2870" table:formula="of:=NORMDIST([.W30]+[.$J$74]*SQRT([.$J$77]);0;1;1)" office:value-type="float" office:value="0.999593584579772">
            <text:p>1.000</text:p>
          </table:table-cell>
          <table:table-cell table:style-name="Gnumeric-default" table:formula="of:=[.$G$2]*[.Y30]-[.N30]*[.X30]*EXP(-[.$J$76]*[.$J$77])" office:value-type="float" office:value="196.269882757884">
            <text:p>196.26988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21">
            <text:p>Feb/21/2012</text:p>
          </table:table-cell>
          <table:table-cell table:style-name="Gnumeric-default" office:value-type="float" office:value="603.87">
            <text:p>603.87</text:p>
          </table:table-cell>
          <table:table-cell table:style-name="Gnumeric-default" office:value-type="float" office:value="617.88">
            <text:p>617.88</text:p>
          </table:table-cell>
          <table:table-cell table:style-name="Gnumeric-default" office:value-type="float" office:value="602.88">
            <text:p>602.88</text:p>
          </table:table-cell>
          <table:table-cell table:style-name="Gnumeric-default" office:value-type="float" office:value="614">
            <text:p>614</text:p>
          </table:table-cell>
          <table:table-cell table:style-name="Gnumeric-default" office:value-type="float" office:value="2480800">
            <text:p>2480800</text:p>
          </table:table-cell>
          <table:table-cell table:style-name="Gnumeric-default" office:value-type="float" office:value="614">
            <text:p>614</text:p>
          </table:table-cell>
          <table:table-cell table:style-name="Gnumeric-default"/>
          <table:table-cell table:style-name="ACE-0x8cc2570" table:formula="of:=([.G31]-[.G32])/[.G32]" office:value-type="float" office:value="0.0154802857898915">
            <text:p>0.0155</text:p>
          </table:table-cell>
          <table:table-cell table:style-name="ACE-0x8cc1bb0" table:formula="of:=LN([.G31])-LN([.G32])" office:value-type="float" office:value="0.0153616885459638">
            <text:p>0.0154</text:p>
          </table:table-cell>
          <table:table-cell table:number-columns-repeated="3" table:style-name="Gnumeric-default"/>
          <table:table-cell table:style-name="ACE-0x923aa08" office:value-type="float" office:value="460">
            <text:p><text:a xlink:type="simple" xlink:actuate="onRequest" xlink:href="http://finance.yahoo.com/q/op?s=GOOG&amp;amp;k=460.000000">460</text:a></text:p>
          </table:table-cell>
          <table:table-cell table:style-name="ACE-0x923aac8" office:value-type="string" office:string-value="GOOG120616C00460000">
            <text:p><text:a xlink:type="simple" xlink:actuate="onRequest" xlink:href="http://finance.yahoo.com/q?s=GOOG120616C00460000">GOOG120616C00460000</text:a></text:p>
          </table:table-cell>
          <table:table-cell table:style-name="ACE-0x8cc0ef0" office:value-type="float" office:value="190">
            <text:p>190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84.9">
            <text:p>184.9</text:p>
          </table:table-cell>
          <table:table-cell table:style-name="Gnumeric-default" office:value-type="float" office:value="187">
            <text:p>187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1">
            <text:p>21</text:p>
          </table:table-cell>
          <table:table-cell table:style-name="Gnumeric-default"/>
          <table:table-cell table:style-name="ACE-0x9258a48" table:formula="of:=(LN([.$G$2])-LN([.N31])+[.$J$77]*([.$J$76]-[.$J$74]*[.$J$74]/2))/SQRT([.$J$77])/[.$J$74]" office:value-type="float" office:value="3.13905517193321">
            <text:p>3.139</text:p>
          </table:table-cell>
          <table:table-cell table:style-name="ACE-0x8cc1bb0" table:formula="of:=NORMDIST([.W31];0;1;1)" office:value-type="float" office:value="0.999152532337379">
            <text:p>0.9992</text:p>
          </table:table-cell>
          <table:table-cell table:style-name="ACE-0x8cc2870" table:formula="of:=NORMDIST([.W31]+[.$J$74]*SQRT([.$J$77]);0;1;1)" office:value-type="float" office:value="0.999420578078806">
            <text:p>0.999</text:p>
          </table:table-cell>
          <table:table-cell table:style-name="Gnumeric-default" table:formula="of:=[.$G$2]*[.Y31]-[.N31]*[.X31]*EXP(-[.$J$76]*[.$J$77])" office:value-type="float" office:value="191.321153122978">
            <text:p>191.32115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17">
            <text:p>Feb/17/2012</text:p>
          </table:table-cell>
          <table:table-cell table:style-name="Gnumeric-default" office:value-type="float" office:value="604.97">
            <text:p>604.97</text:p>
          </table:table-cell>
          <table:table-cell table:style-name="Gnumeric-default" office:value-type="float" office:value="607.63">
            <text:p>607.63</text:p>
          </table:table-cell>
          <table:table-cell table:style-name="Gnumeric-default" office:value-type="float" office:value="602.4">
            <text:p>602.4</text:p>
          </table:table-cell>
          <table:table-cell table:style-name="Gnumeric-default" office:value-type="float" office:value="604.64">
            <text:p>604.64</text:p>
          </table:table-cell>
          <table:table-cell table:style-name="Gnumeric-default" office:value-type="float" office:value="2449100">
            <text:p>2449100</text:p>
          </table:table-cell>
          <table:table-cell table:style-name="Gnumeric-default" office:value-type="float" office:value="604.64">
            <text:p>604.64</text:p>
          </table:table-cell>
          <table:table-cell table:style-name="Gnumeric-default"/>
          <table:table-cell table:style-name="ACE-0x8cc2570" table:formula="of:=([.G32]-[.G33])/[.G33]" office:value-type="float" office:value="-0.00309965046494756">
            <text:p>−0.0031</text:p>
          </table:table-cell>
          <table:table-cell table:style-name="ACE-0x8cc1bb0" table:formula="of:=LN([.G32])-LN([.G33])" office:value-type="float" office:value="-0.00310446433156031">
            <text:p>−0.0031</text:p>
          </table:table-cell>
          <table:table-cell table:number-columns-repeated="3" table:style-name="Gnumeric-default"/>
          <table:table-cell table:style-name="ACE-0x923ab88" office:value-type="float" office:value="465">
            <text:p><text:a xlink:type="simple" xlink:actuate="onRequest" xlink:href="http://finance.yahoo.com/q/op?s=GOOG&amp;amp;k=465.000000">465</text:a></text:p>
          </table:table-cell>
          <table:table-cell table:style-name="ACE-0x923ac48" office:value-type="string" office:string-value="GOOG120616C00465000">
            <text:p><text:a xlink:type="simple" xlink:actuate="onRequest" xlink:href="http://finance.yahoo.com/q?s=GOOG120616C00465000">GOOG120616C00465000</text:a></text:p>
          </table:table-cell>
          <table:table-cell table:style-name="ACE-0x8cc0ef0" office:value-type="float" office:value="147">
            <text:p>147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80">
            <text:p>180</text:p>
          </table:table-cell>
          <table:table-cell table:style-name="Gnumeric-default" office:value-type="float" office:value="182.1">
            <text:p>182.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6">
            <text:p>16</text:p>
          </table:table-cell>
          <table:table-cell table:style-name="Gnumeric-default"/>
          <table:table-cell table:style-name="ACE-0x9258a48" table:formula="of:=(LN([.$G$2])-LN([.N32])+[.$J$77]*([.$J$76]-[.$J$74]*[.$J$74]/2))/SQRT([.$J$77])/[.$J$74]" office:value-type="float" office:value="3.04056442709803">
            <text:p>3.041</text:p>
          </table:table-cell>
          <table:table-cell table:style-name="ACE-0x8cc1bb0" table:formula="of:=NORMDIST([.W32];0;1;1)" office:value-type="float" office:value="0.99881932417369">
            <text:p>0.9988</text:p>
          </table:table-cell>
          <table:table-cell table:style-name="ACE-0x8cc2870" table:formula="of:=NORMDIST([.W32]+[.$J$74]*SQRT([.$J$77]);0;1;1)" office:value-type="float" office:value="0.999184569967219">
            <text:p>0.999</text:p>
          </table:table-cell>
          <table:table-cell table:style-name="Gnumeric-default" table:formula="of:=[.$G$2]*[.Y32]-[.N32]*[.X32]*EXP(-[.$J$76]*[.$J$77])" office:value-type="float" office:value="186.373850873705">
            <text:p>186.37385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16">
            <text:p>Feb/16/2012</text:p>
          </table:table-cell>
          <table:table-cell table:style-name="Gnumeric-default" office:value-type="float" office:value="602.82">
            <text:p>602.82</text:p>
          </table:table-cell>
          <table:table-cell table:style-name="Gnumeric-default" office:value-type="float" office:value="608.81">
            <text:p>608.81</text:p>
          </table:table-cell>
          <table:table-cell table:style-name="Gnumeric-default" office:value-type="float" office:value="597.73">
            <text:p>597.73</text:p>
          </table:table-cell>
          <table:table-cell table:style-name="Gnumeric-default" office:value-type="float" office:value="606.52">
            <text:p>606.52</text:p>
          </table:table-cell>
          <table:table-cell table:style-name="Gnumeric-default" office:value-type="float" office:value="2530900">
            <text:p>2530900</text:p>
          </table:table-cell>
          <table:table-cell table:style-name="Gnumeric-default" office:value-type="float" office:value="606.52">
            <text:p>606.52</text:p>
          </table:table-cell>
          <table:table-cell table:style-name="Gnumeric-default"/>
          <table:table-cell table:style-name="ACE-0x8cc2570" table:formula="of:=([.G33]-[.G34])/[.G34]" office:value-type="float" office:value="0.00158530946561866">
            <text:p>0.0016</text:p>
          </table:table-cell>
          <table:table-cell table:style-name="ACE-0x8cc1bb0" table:formula="of:=LN([.G33])-LN([.G34])" office:value-type="float" office:value="0.0015840541890606">
            <text:p>0.0016</text:p>
          </table:table-cell>
          <table:table-cell table:number-columns-repeated="3" table:style-name="Gnumeric-default"/>
          <table:table-cell table:style-name="ACE-0x923ad08" office:value-type="float" office:value="470">
            <text:p><text:a xlink:type="simple" xlink:actuate="onRequest" xlink:href="http://finance.yahoo.com/q/op?s=GOOG&amp;amp;k=470.000000">470</text:a></text:p>
          </table:table-cell>
          <table:table-cell table:style-name="ACE-0x923adc8" office:value-type="string" office:string-value="GOOG120616C00470000">
            <text:p><text:a xlink:type="simple" xlink:actuate="onRequest" xlink:href="http://finance.yahoo.com/q?s=GOOG120616C00470000">GOOG120616C00470000</text:a></text:p>
          </table:table-cell>
          <table:table-cell table:style-name="ACE-0x8cc0ef0" office:value-type="float" office:value="131.1">
            <text:p>131.1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75.1">
            <text:p>175.1</text:p>
          </table:table-cell>
          <table:table-cell table:style-name="Gnumeric-default" office:value-type="float" office:value="177.2">
            <text:p>177.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/>
          <table:table-cell table:style-name="ACE-0x9258a48" table:formula="of:=(LN([.$G$2])-LN([.N33])+[.$J$77]*([.$J$76]-[.$J$74]*[.$J$74]/2))/SQRT([.$J$77])/[.$J$74]" office:value-type="float" office:value="2.94312707940413">
            <text:p>2.943</text:p>
          </table:table-cell>
          <table:table-cell table:style-name="ACE-0x8cc1bb0" table:formula="of:=NORMDIST([.W33];0;1;1)" office:value-type="float" office:value="0.998375424926914">
            <text:p>0.9984</text:p>
          </table:table-cell>
          <table:table-cell table:style-name="ACE-0x8cc2870" table:formula="of:=NORMDIST([.W33]+[.$J$74]*SQRT([.$J$77]);0;1;1)" office:value-type="float" office:value="0.998866765884222">
            <text:p>0.999</text:p>
          </table:table-cell>
          <table:table-cell table:style-name="Gnumeric-default" table:formula="of:=[.$G$2]*[.Y33]-[.N33]*[.X33]*EXP(-[.$J$76]*[.$J$77])" office:value-type="float" office:value="181.428461782706">
            <text:p>181.4284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15">
            <text:p>Feb/15/2012</text:p>
          </table:table-cell>
          <table:table-cell table:style-name="Gnumeric-default" office:value-type="float" office:value="612.93">
            <text:p>612.93</text:p>
          </table:table-cell>
          <table:table-cell table:style-name="Gnumeric-default" office:value-type="float" office:value="612.93">
            <text:p>612.93</text:p>
          </table:table-cell>
          <table:table-cell table:style-name="Gnumeric-default" office:value-type="float" office:value="602.56">
            <text:p>602.56</text:p>
          </table:table-cell>
          <table:table-cell table:style-name="Gnumeric-default" office:value-type="float" office:value="605.56">
            <text:p>605.56</text:p>
          </table:table-cell>
          <table:table-cell table:style-name="Gnumeric-default" office:value-type="float" office:value="2425900">
            <text:p>2425900</text:p>
          </table:table-cell>
          <table:table-cell table:style-name="Gnumeric-default" office:value-type="float" office:value="605.56">
            <text:p>605.56</text:p>
          </table:table-cell>
          <table:table-cell table:style-name="Gnumeric-default"/>
          <table:table-cell table:style-name="ACE-0x8cc2570" table:formula="of:=([.G34]-[.G35])/[.G35]" office:value-type="float" office:value="-0.00688795591708221">
            <text:p>−0.0069</text:p>
          </table:table-cell>
          <table:table-cell table:style-name="ACE-0x8cc1bb0" table:formula="of:=LN([.G34])-LN([.G35])" office:value-type="float" office:value="-0.00691178738187226">
            <text:p>−0.0069</text:p>
          </table:table-cell>
          <table:table-cell table:number-columns-repeated="3" table:style-name="Gnumeric-default"/>
          <table:table-cell table:style-name="ACE-0x923ae88" office:value-type="float" office:value="475">
            <text:p><text:a xlink:type="simple" xlink:actuate="onRequest" xlink:href="http://finance.yahoo.com/q/op?s=GOOG&amp;amp;k=475.000000">475</text:a></text:p>
          </table:table-cell>
          <table:table-cell table:style-name="ACE-0x923af48" office:value-type="string" office:string-value="GOOG120616C00475000">
            <text:p><text:a xlink:type="simple" xlink:actuate="onRequest" xlink:href="http://finance.yahoo.com/q?s=GOOG120616C00475000">GOOG120616C00475000</text:a></text:p>
          </table:table-cell>
          <table:table-cell table:style-name="ACE-0x8cc0ef0" office:value-type="float" office:value="137.3">
            <text:p>137.3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70.1">
            <text:p>170.1</text:p>
          </table:table-cell>
          <table:table-cell table:style-name="Gnumeric-default" office:value-type="float" office:value="172.3">
            <text:p>172.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2">
            <text:p>22</text:p>
          </table:table-cell>
          <table:table-cell table:style-name="Gnumeric-default"/>
          <table:table-cell table:style-name="ACE-0x9258a48" table:formula="of:=(LN([.$G$2])-LN([.N34])+[.$J$77]*([.$J$76]-[.$J$74]*[.$J$74]/2))/SQRT([.$J$77])/[.$J$74]" office:value-type="float" office:value="2.84672083410124">
            <text:p>2.847</text:p>
          </table:table-cell>
          <table:table-cell table:style-name="ACE-0x8cc1bb0" table:formula="of:=NORMDIST([.W34];0;1;1)" office:value-type="float" office:value="0.997791396003885">
            <text:p>0.9978</text:p>
          </table:table-cell>
          <table:table-cell table:style-name="ACE-0x8cc2870" table:formula="of:=NORMDIST([.W34]+[.$J$74]*SQRT([.$J$77]);0;1;1)" office:value-type="float" office:value="0.99844417144793">
            <text:p>0.998</text:p>
          </table:table-cell>
          <table:table-cell table:style-name="Gnumeric-default" table:formula="of:=[.$G$2]*[.Y34]-[.N34]*[.X34]*EXP(-[.$J$76]*[.$J$77])" office:value-type="float" office:value="176.485604731311">
            <text:p>176.48560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14">
            <text:p>Feb/14/2012</text:p>
          </table:table-cell>
          <table:table-cell table:style-name="Gnumeric-default" office:value-type="float" office:value="611.54">
            <text:p>611.54</text:p>
          </table:table-cell>
          <table:table-cell table:style-name="Gnumeric-default" office:value-type="float" office:value="612">
            <text:p>612</text:p>
          </table:table-cell>
          <table:table-cell table:style-name="Gnumeric-default" office:value-type="float" office:value="604.76">
            <text:p>604.76</text:p>
          </table:table-cell>
          <table:table-cell table:style-name="Gnumeric-default" office:value-type="float" office:value="609.76">
            <text:p>609.76</text:p>
          </table:table-cell>
          <table:table-cell table:style-name="Gnumeric-default" office:value-type="float" office:value="1803700">
            <text:p>1803700</text:p>
          </table:table-cell>
          <table:table-cell table:style-name="Gnumeric-default" office:value-type="float" office:value="609.76">
            <text:p>609.76</text:p>
          </table:table-cell>
          <table:table-cell table:style-name="Gnumeric-default"/>
          <table:table-cell table:style-name="ACE-0x8cc2570" table:formula="of:=([.G35]-[.G36])/[.G36]" office:value-type="float" office:value="-0.00398562561254501">
            <text:p>−0.0040</text:p>
          </table:table-cell>
          <table:table-cell table:style-name="ACE-0x8cc1bb0" table:formula="of:=LN([.G35])-LN([.G36])" office:value-type="float" office:value="-0.00399358938576189">
            <text:p>−0.0040</text:p>
          </table:table-cell>
          <table:table-cell table:number-columns-repeated="3" table:style-name="Gnumeric-default"/>
          <table:table-cell table:style-name="ACE-0x923b008" office:value-type="float" office:value="480">
            <text:p><text:a xlink:type="simple" xlink:actuate="onRequest" xlink:href="http://finance.yahoo.com/q/op?s=GOOG&amp;amp;k=480.000000">480</text:a></text:p>
          </table:table-cell>
          <table:table-cell table:style-name="ACE-0x923b0c8" office:value-type="string" office:string-value="GOOG120616C00480000">
            <text:p><text:a xlink:type="simple" xlink:actuate="onRequest" xlink:href="http://finance.yahoo.com/q?s=GOOG120616C00480000">GOOG120616C00480000</text:a></text:p>
          </table:table-cell>
          <table:table-cell table:style-name="ACE-0x8cc0ef0" office:value-type="float" office:value="173">
            <text:p>173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65.2">
            <text:p>165.2</text:p>
          </table:table-cell>
          <table:table-cell table:style-name="Gnumeric-default" office:value-type="float" office:value="167.1">
            <text:p>167.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8">
            <text:p>28</text:p>
          </table:table-cell>
          <table:table-cell table:style-name="Gnumeric-default"/>
          <table:table-cell table:style-name="ACE-0x9258a48" table:formula="of:=(LN([.$G$2])-LN([.N35])+[.$J$77]*([.$J$76]-[.$J$74]*[.$J$74]/2))/SQRT([.$J$77])/[.$J$74]" office:value-type="float" office:value="2.75132409682379">
            <text:p>2.751</text:p>
          </table:table-cell>
          <table:table-cell table:style-name="ACE-0x8cc1bb0" table:formula="of:=NORMDIST([.W35];0;1;1)" office:value-type="float" office:value="0.997032255623444">
            <text:p>0.9970</text:p>
          </table:table-cell>
          <table:table-cell table:style-name="ACE-0x8cc2870" table:formula="of:=NORMDIST([.W35]+[.$J$74]*SQRT([.$J$77]);0;1;1)" office:value-type="float" office:value="0.997889063445404">
            <text:p>0.998</text:p>
          </table:table-cell>
          <table:table-cell table:style-name="Gnumeric-default" table:formula="of:=[.$G$2]*[.Y35]-[.N35]*[.X35]*EXP(-[.$J$76]*[.$J$77])" office:value-type="float" office:value="171.546057916876">
            <text:p>171.5460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13">
            <text:p>Feb/13/2012</text:p>
          </table:table-cell>
          <table:table-cell table:style-name="Gnumeric-default" office:value-type="float" office:value="610.5">
            <text:p>610.5</text:p>
          </table:table-cell>
          <table:table-cell table:style-name="Gnumeric-default" office:value-type="float" office:value="613.84">
            <text:p>613.84</text:p>
          </table:table-cell>
          <table:table-cell table:style-name="Gnumeric-default" office:value-type="float" office:value="610.02">
            <text:p>610.02</text:p>
          </table:table-cell>
          <table:table-cell table:style-name="Gnumeric-default" office:value-type="float" office:value="612.2">
            <text:p>612.2</text:p>
          </table:table-cell>
          <table:table-cell table:style-name="Gnumeric-default" office:value-type="float" office:value="1816300">
            <text:p>1816300</text:p>
          </table:table-cell>
          <table:table-cell table:style-name="Gnumeric-default" office:value-type="float" office:value="612.2">
            <text:p>612.2</text:p>
          </table:table-cell>
          <table:table-cell table:style-name="Gnumeric-default"/>
          <table:table-cell table:style-name="ACE-0x8cc2570" table:formula="of:=([.G36]-[.G37])/[.G37]" office:value-type="float" office:value="0.0103810796983052">
            <text:p>0.0104</text:p>
          </table:table-cell>
          <table:table-cell table:style-name="ACE-0x8cc1bb0" table:formula="of:=LN([.G36])-LN([.G37])" office:value-type="float" office:value="0.0103275663229061">
            <text:p>0.0103</text:p>
          </table:table-cell>
          <table:table-cell table:number-columns-repeated="3" table:style-name="Gnumeric-default"/>
          <table:table-cell table:style-name="ACE-0x923b188" office:value-type="float" office:value="485">
            <text:p><text:a xlink:type="simple" xlink:actuate="onRequest" xlink:href="http://finance.yahoo.com/q/op?s=GOOG&amp;amp;k=485.000000">485</text:a></text:p>
          </table:table-cell>
          <table:table-cell table:style-name="ACE-0x923b248" office:value-type="string" office:string-value="GOOG120616C00485000">
            <text:p><text:a xlink:type="simple" xlink:actuate="onRequest" xlink:href="http://finance.yahoo.com/q?s=GOOG120616C00485000">GOOG120616C00485000</text:a></text:p>
          </table:table-cell>
          <table:table-cell table:style-name="ACE-0x8cc0ef0" office:value-type="float" office:value="124.3">
            <text:p>124.3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60.3">
            <text:p>160.3</text:p>
          </table:table-cell>
          <table:table-cell table:style-name="Gnumeric-default" office:value-type="float" office:value="162.3">
            <text:p>162.3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4">
            <text:p>14</text:p>
          </table:table-cell>
          <table:table-cell table:style-name="Gnumeric-default"/>
          <table:table-cell table:style-name="ACE-0x9258a48" table:formula="of:=(LN([.$G$2])-LN([.N36])+[.$J$77]*([.$J$76]-[.$J$74]*[.$J$74]/2))/SQRT([.$J$77])/[.$J$74]" office:value-type="float" office:value="2.65691594455802">
            <text:p>2.657</text:p>
          </table:table-cell>
          <table:table-cell table:style-name="ACE-0x8cc1bb0" table:formula="of:=NORMDIST([.W36];0;1;1)" office:value-type="float" office:value="0.996057044876729">
            <text:p>0.9961</text:p>
          </table:table-cell>
          <table:table-cell table:style-name="ACE-0x8cc2870" table:formula="of:=NORMDIST([.W36]+[.$J$74]*SQRT([.$J$77]);0;1;1)" office:value-type="float" office:value="0.99716849959613">
            <text:p>0.997</text:p>
          </table:table-cell>
          <table:table-cell table:style-name="Gnumeric-default" table:formula="of:=[.$G$2]*[.Y36]-[.N36]*[.X36]*EXP(-[.$J$76]*[.$J$77])" office:value-type="float" office:value="166.610787418464">
            <text:p>166.61079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10">
            <text:p>Feb/10/2012</text:p>
          </table:table-cell>
          <table:table-cell table:style-name="Gnumeric-default" office:value-type="float" office:value="607.88">
            <text:p>607.88</text:p>
          </table:table-cell>
          <table:table-cell table:style-name="Gnumeric-default" office:value-type="float" office:value="608.13">
            <text:p>608.13</text:p>
          </table:table-cell>
          <table:table-cell table:style-name="Gnumeric-default" office:value-type="float" office:value="604">
            <text:p>604</text:p>
          </table:table-cell>
          <table:table-cell table:style-name="Gnumeric-default" office:value-type="float" office:value="605.91">
            <text:p>605.91</text:p>
          </table:table-cell>
          <table:table-cell table:style-name="Gnumeric-default" office:value-type="float" office:value="2325200">
            <text:p>2325200</text:p>
          </table:table-cell>
          <table:table-cell table:style-name="Gnumeric-default" office:value-type="float" office:value="605.91">
            <text:p>605.91</text:p>
          </table:table-cell>
          <table:table-cell table:style-name="Gnumeric-default"/>
          <table:table-cell table:style-name="ACE-0x8cc2570" table:formula="of:=([.G37]-[.G38])/[.G38]" office:value-type="float" office:value="-0.00907663624766962">
            <text:p>−0.0091</text:p>
          </table:table-cell>
          <table:table-cell table:style-name="ACE-0x8cc1bb0" table:formula="of:=LN([.G37])-LN([.G38])" office:value-type="float" office:value="-0.00911807988025082">
            <text:p>−0.0091</text:p>
          </table:table-cell>
          <table:table-cell table:number-columns-repeated="3" table:style-name="Gnumeric-default"/>
          <table:table-cell table:style-name="ACE-0x923b308" office:value-type="float" office:value="490">
            <text:p><text:a xlink:type="simple" xlink:actuate="onRequest" xlink:href="http://finance.yahoo.com/q/op?s=GOOG&amp;amp;k=490.000000">490</text:a></text:p>
          </table:table-cell>
          <table:table-cell table:style-name="ACE-0x923b3c8" office:value-type="string" office:string-value="GOOG120616C00490000">
            <text:p><text:a xlink:type="simple" xlink:actuate="onRequest" xlink:href="http://finance.yahoo.com/q?s=GOOG120616C00490000">GOOG120616C00490000</text:a></text:p>
          </table:table-cell>
          <table:table-cell table:style-name="ACE-0x8cc0ef0" office:value-type="float" office:value="159.1">
            <text:p>159.1</text:p>
          </table:table-cell>
          <table:table-cell table:style-name="Gnumeric-default" office:value-type="float" office:value="40.3">
            <office:annotation>
              <text:p>http://l.yimg.com/a/i/us/fi/03rd/up_g.gif<text:line-break/></text:p>
            </office:annotation>
            <text:p>40.3</text:p>
          </table:table-cell>
          <table:table-cell table:style-name="Gnumeric-default" office:value-type="float" office:value="155.5">
            <text:p>155.5</text:p>
          </table:table-cell>
          <table:table-cell table:style-name="Gnumeric-default" office:value-type="float" office:value="157.3">
            <text:p>157.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3">
            <text:p>13</text:p>
          </table:table-cell>
          <table:table-cell table:style-name="Gnumeric-default"/>
          <table:table-cell table:style-name="ACE-0x9258a48" table:formula="of:=(LN([.$G$2])-LN([.N37])+[.$J$77]*([.$J$76]-[.$J$74]*[.$J$74]/2))/SQRT([.$J$77])/[.$J$74]" office:value-type="float" office:value="2.56347609809814">
            <text:p>2.563</text:p>
          </table:table-cell>
          <table:table-cell table:style-name="ACE-0x8cc1bb0" table:formula="of:=NORMDIST([.W37];0;1;1)" office:value-type="float" office:value="0.994818508204154">
            <text:p>0.9948</text:p>
          </table:table-cell>
          <table:table-cell table:style-name="ACE-0x8cc2870" table:formula="of:=NORMDIST([.W37]+[.$J$74]*SQRT([.$J$77]);0;1;1)" office:value-type="float" office:value="0.996243897127489">
            <text:p>0.996</text:p>
          </table:table-cell>
          <table:table-cell table:style-name="Gnumeric-default" table:formula="of:=[.$G$2]*[.Y37]-[.N37]*[.X37]*EXP(-[.$J$76]*[.$J$77])" office:value-type="float" office:value="161.680977643187">
            <text:p>161.68098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09">
            <text:p>Feb/09/2012</text:p>
          </table:table-cell>
          <table:table-cell table:style-name="Gnumeric-default" office:value-type="float" office:value="612.02">
            <text:p>612.02</text:p>
          </table:table-cell>
          <table:table-cell table:style-name="Gnumeric-default" office:value-type="float" office:value="614.5">
            <text:p>614.5</text:p>
          </table:table-cell>
          <table:table-cell table:style-name="Gnumeric-default" office:value-type="float" office:value="609">
            <text:p>609</text:p>
          </table:table-cell>
          <table:table-cell table:style-name="Gnumeric-default" office:value-type="float" office:value="611.46">
            <text:p>611.46</text:p>
          </table:table-cell>
          <table:table-cell table:style-name="Gnumeric-default" office:value-type="float" office:value="2264700">
            <text:p>2264700</text:p>
          </table:table-cell>
          <table:table-cell table:style-name="Gnumeric-default" office:value-type="float" office:value="611.46">
            <text:p>611.46</text:p>
          </table:table-cell>
          <table:table-cell table:style-name="Gnumeric-default"/>
          <table:table-cell table:style-name="ACE-0x8cc2570" table:formula="of:=([.G38]-[.G39])/[.G39]" office:value-type="float" office:value="0.00263999344101011">
            <text:p>0.0026</text:p>
          </table:table-cell>
          <table:table-cell table:style-name="ACE-0x8cc1bb0" table:formula="of:=LN([.G38])-LN([.G39])" office:value-type="float" office:value="0.00263651477941007">
            <text:p>0.0026</text:p>
          </table:table-cell>
          <table:table-cell table:number-columns-repeated="3" table:style-name="Gnumeric-default"/>
          <table:table-cell table:style-name="ACE-0x923b488" office:value-type="float" office:value="495">
            <text:p><text:a xlink:type="simple" xlink:actuate="onRequest" xlink:href="http://finance.yahoo.com/q/op?s=GOOG&amp;amp;k=495.000000">495</text:a></text:p>
          </table:table-cell>
          <table:table-cell table:style-name="ACE-0x923b548" office:value-type="string" office:string-value="GOOG120616C00495000">
            <text:p><text:a xlink:type="simple" xlink:actuate="onRequest" xlink:href="http://finance.yahoo.com/q?s=GOOG120616C00495000">GOOG120616C00495000</text:a></text:p>
          </table:table-cell>
          <table:table-cell table:style-name="ACE-0x8cc0ef0" office:value-type="float" office:value="125.4">
            <text:p>125.4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50.5">
            <text:p>150.5</text:p>
          </table:table-cell>
          <table:table-cell table:style-name="Gnumeric-default" office:value-type="float" office:value="153">
            <text:p>153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3">
            <text:p>23</text:p>
          </table:table-cell>
          <table:table-cell table:style-name="Gnumeric-default"/>
          <table:table-cell table:style-name="ACE-0x9258a48" table:formula="of:=(LN([.$G$2])-LN([.N38])+[.$J$77]*([.$J$76]-[.$J$74]*[.$J$74]/2))/SQRT([.$J$77])/[.$J$74]" office:value-type="float" office:value="2.4709848959007">
            <text:p>2.471</text:p>
          </table:table-cell>
          <table:table-cell table:style-name="ACE-0x8cc1bb0" table:formula="of:=NORMDIST([.W38];0;1;1)" office:value-type="float" office:value="0.993262924521041">
            <text:p>0.9933</text:p>
          </table:table-cell>
          <table:table-cell table:style-name="ACE-0x8cc2870" table:formula="of:=NORMDIST([.W38]+[.$J$74]*SQRT([.$J$77]);0;1;1)" office:value-type="float" office:value="0.995070712737365">
            <text:p>0.995</text:p>
          </table:table-cell>
          <table:table-cell table:style-name="Gnumeric-default" table:formula="of:=[.$G$2]*[.Y38]-[.N38]*[.X38]*EXP(-[.$J$76]*[.$J$77])" office:value-type="float" office:value="156.758062996701">
            <text:p>156.7580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08">
            <text:p>Feb/08/2012</text:p>
          </table:table-cell>
          <table:table-cell table:style-name="Gnumeric-default" office:value-type="float" office:value="608.64">
            <text:p>608.64</text:p>
          </table:table-cell>
          <table:table-cell table:style-name="Gnumeric-default" office:value-type="float" office:value="611.35">
            <text:p>611.35</text:p>
          </table:table-cell>
          <table:table-cell table:style-name="Gnumeric-default" office:value-type="float" office:value="604.74">
            <text:p>604.74</text:p>
          </table:table-cell>
          <table:table-cell table:style-name="Gnumeric-default" office:value-type="float" office:value="609.85">
            <text:p>609.85</text:p>
          </table:table-cell>
          <table:table-cell table:style-name="Gnumeric-default" office:value-type="float" office:value="1836400">
            <text:p>1836400</text:p>
          </table:table-cell>
          <table:table-cell table:style-name="Gnumeric-default" office:value-type="float" office:value="609.85">
            <text:p>609.85</text:p>
          </table:table-cell>
          <table:table-cell table:style-name="Gnumeric-default"/>
          <table:table-cell table:style-name="ACE-0x8cc2570" table:formula="of:=([.G39]-[.G40])/[.G40]" office:value-type="float" office:value="0.00507605847355677">
            <text:p>0.0051</text:p>
          </table:table-cell>
          <table:table-cell table:style-name="ACE-0x8cc1bb0" table:formula="of:=LN([.G39])-LN([.G40])" office:value-type="float" office:value="0.00506321872063697">
            <text:p>0.0051</text:p>
          </table:table-cell>
          <table:table-cell table:number-columns-repeated="3" table:style-name="Gnumeric-default"/>
          <table:table-cell table:style-name="ACE-0x923b608" office:value-type="float" office:value="500">
            <text:p><text:a xlink:type="simple" xlink:actuate="onRequest" xlink:href="http://finance.yahoo.com/q/op?s=GOOG&amp;amp;k=500.000000">500</text:a></text:p>
          </table:table-cell>
          <table:table-cell table:style-name="ACE-0x923b6c8" office:value-type="string" office:string-value="GOOG120616C00500000">
            <text:p><text:a xlink:type="simple" xlink:actuate="onRequest" xlink:href="http://finance.yahoo.com/q?s=GOOG120616C00500000">GOOG120616C00500000</text:a></text:p>
          </table:table-cell>
          <table:table-cell table:style-name="ACE-0x8cc0ef0" office:value-type="float" office:value="156">
            <text:p>15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45.7">
            <text:p>145.7</text:p>
          </table:table-cell>
          <table:table-cell table:style-name="Gnumeric-default" office:value-type="float" office:value="147.6">
            <text:p>147.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73">
            <text:p>173</text:p>
          </table:table-cell>
          <table:table-cell table:style-name="Gnumeric-default"/>
          <table:table-cell table:style-name="ACE-0x9258a48" table:formula="of:=(LN([.$G$2])-LN([.N39])+[.$J$77]*([.$J$76]-[.$J$74]*[.$J$74]/2))/SQRT([.$J$77])/[.$J$74]" office:value-type="float" office:value="2.37942326925288">
            <text:p>2.379</text:p>
          </table:table-cell>
          <table:table-cell table:style-name="ACE-0x8cc1bb0" table:formula="of:=NORMDIST([.W39];0;1;1)" office:value-type="float" office:value="0.991330123699339">
            <text:p>0.9913</text:p>
          </table:table-cell>
          <table:table-cell table:style-name="ACE-0x8cc2870" table:formula="of:=NORMDIST([.W39]+[.$J$74]*SQRT([.$J$77]);0;1;1)" office:value-type="float" office:value="0.993598257297958">
            <text:p>0.994</text:p>
          </table:table-cell>
          <table:table-cell table:style-name="Gnumeric-default" table:formula="of:=[.$G$2]*[.Y39]-[.N39]*[.X39]*EXP(-[.$J$76]*[.$J$77])" office:value-type="float" office:value="151.843759944755">
            <text:p>151.8437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07">
            <text:p>Feb/07/2012</text:p>
          </table:table-cell>
          <table:table-cell table:style-name="Gnumeric-default" office:value-type="float" office:value="607.15">
            <text:p>607.15</text:p>
          </table:table-cell>
          <table:table-cell table:style-name="Gnumeric-default" office:value-type="float" office:value="609.39">
            <text:p>609.39</text:p>
          </table:table-cell>
          <table:table-cell table:style-name="Gnumeric-default" office:value-type="float" office:value="603.76">
            <text:p>603.76</text:p>
          </table:table-cell>
          <table:table-cell table:style-name="Gnumeric-default" office:value-type="float" office:value="606.77">
            <text:p>606.77</text:p>
          </table:table-cell>
          <table:table-cell table:style-name="Gnumeric-default" office:value-type="float" office:value="2092100">
            <text:p>2092100</text:p>
          </table:table-cell>
          <table:table-cell table:style-name="Gnumeric-default" office:value-type="float" office:value="606.77">
            <text:p>606.77</text:p>
          </table:table-cell>
          <table:table-cell table:style-name="Gnumeric-default"/>
          <table:table-cell table:style-name="ACE-0x8cc2570" table:formula="of:=([.G40]-[.G41])/[.G41]" office:value-type="float" office:value="-0.00380896090889696">
            <text:p>−0.0038</text:p>
          </table:table-cell>
          <table:table-cell table:style-name="ACE-0x8cc1bb0" table:formula="of:=LN([.G40])-LN([.G41])" office:value-type="float" office:value="-0.00381623347364979">
            <text:p>−0.0038</text:p>
          </table:table-cell>
          <table:table-cell table:number-columns-repeated="3" table:style-name="Gnumeric-default"/>
          <table:table-cell table:style-name="ACE-0x923b788" office:value-type="float" office:value="505">
            <text:p><text:a xlink:type="simple" xlink:actuate="onRequest" xlink:href="http://finance.yahoo.com/q/op?s=GOOG&amp;amp;k=505.000000">505</text:a></text:p>
          </table:table-cell>
          <table:table-cell table:style-name="ACE-0x923b848" office:value-type="string" office:string-value="GOOG120616C00505000">
            <text:p><text:a xlink:type="simple" xlink:actuate="onRequest" xlink:href="http://finance.yahoo.com/q?s=GOOG120616C00505000">GOOG120616C00505000</text:a></text:p>
          </table:table-cell>
          <table:table-cell table:style-name="ACE-0x8cc0ef0" office:value-type="float" office:value="138.6">
            <text:p>138.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142.9">
            <text:p>142.9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6">
            <text:p>46</text:p>
          </table:table-cell>
          <table:table-cell table:style-name="Gnumeric-default"/>
          <table:table-cell table:style-name="ACE-0x9258a48" table:formula="of:=(LN([.$G$2])-LN([.N40])+[.$J$77]*([.$J$76]-[.$J$74]*[.$J$74]/2))/SQRT([.$J$77])/[.$J$74]" office:value-type="float" office:value="2.28877271867624">
            <text:p>2.289</text:p>
          </table:table-cell>
          <table:table-cell table:style-name="ACE-0x8cc1bb0" table:formula="of:=NORMDIST([.W40];0;1;1)" office:value-type="float" office:value="0.988953719317463">
            <text:p>0.9890</text:p>
          </table:table-cell>
          <table:table-cell table:style-name="ACE-0x8cc2870" table:formula="of:=NORMDIST([.W40]+[.$J$74]*SQRT([.$J$77]);0;1;1)" office:value-type="float" office:value="0.991769677593235">
            <text:p>0.992</text:p>
          </table:table-cell>
          <table:table-cell table:style-name="Gnumeric-default" table:formula="of:=[.$G$2]*[.Y40]-[.N40]*[.X40]*EXP(-[.$J$76]*[.$J$77])" office:value-type="float" office:value="146.940098469288">
            <text:p>146.94010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06">
            <text:p>Feb/06/2012</text:p>
          </table:table-cell>
          <table:table-cell table:style-name="Gnumeric-default" office:value-type="float" office:value="595.01">
            <text:p>595.01</text:p>
          </table:table-cell>
          <table:table-cell table:style-name="Gnumeric-default" office:value-type="float" office:value="610.83">
            <text:p>610.83</text:p>
          </table:table-cell>
          <table:table-cell table:style-name="Gnumeric-default" office:value-type="float" office:value="594.01">
            <text:p>594.01</text:p>
          </table:table-cell>
          <table:table-cell table:style-name="Gnumeric-default" office:value-type="float" office:value="609.09">
            <text:p>609.09</text:p>
          </table:table-cell>
          <table:table-cell table:style-name="Gnumeric-default" office:value-type="float" office:value="3679600">
            <text:p>3679600</text:p>
          </table:table-cell>
          <table:table-cell table:style-name="Gnumeric-default" office:value-type="float" office:value="609.09">
            <text:p>609.09</text:p>
          </table:table-cell>
          <table:table-cell table:style-name="Gnumeric-default"/>
          <table:table-cell table:style-name="ACE-0x8cc2570" table:formula="of:=([.G41]-[.G42])/[.G42]" office:value-type="float" office:value="0.02139754833733">
            <text:p>0.0214</text:p>
          </table:table-cell>
          <table:table-cell table:style-name="ACE-0x8cc1bb0" table:formula="of:=LN([.G41])-LN([.G42])" office:value-type="float" office:value="0.021171834932197">
            <text:p>0.0212</text:p>
          </table:table-cell>
          <table:table-cell table:number-columns-repeated="3" table:style-name="Gnumeric-default"/>
          <table:table-cell table:style-name="ACE-0x923b908" office:value-type="float" office:value="510">
            <text:p><text:a xlink:type="simple" xlink:actuate="onRequest" xlink:href="http://finance.yahoo.com/q/op?s=GOOG&amp;amp;k=510.000000">510</text:a></text:p>
          </table:table-cell>
          <table:table-cell table:style-name="ACE-0x923b9c8" office:value-type="string" office:string-value="GOOG120616C00510000">
            <text:p><text:a xlink:type="simple" xlink:actuate="onRequest" xlink:href="http://finance.yahoo.com/q?s=GOOG120616C00510000">GOOG120616C00510000</text:a></text:p>
          </table:table-cell>
          <table:table-cell table:style-name="ACE-0x8cc0ef0" office:value-type="float" office:value="132">
            <text:p>132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36.8">
            <text:p>136.8</text:p>
          </table:table-cell>
          <table:table-cell table:style-name="Gnumeric-default" office:value-type="float" office:value="138">
            <text:p>13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66">
            <text:p>66</text:p>
          </table:table-cell>
          <table:table-cell table:style-name="Gnumeric-default"/>
          <table:table-cell table:style-name="ACE-0x9258a48" table:formula="of:=(LN([.$G$2])-LN([.N41])+[.$J$77]*([.$J$76]-[.$J$74]*[.$J$74]/2))/SQRT([.$J$77])/[.$J$74]" office:value-type="float" office:value="2.19901529149292">
            <text:p>2.199</text:p>
          </table:table-cell>
          <table:table-cell table:style-name="ACE-0x8cc1bb0" table:formula="of:=NORMDIST([.W41];0;1;1)" office:value-type="float" office:value="0.986061582493691">
            <text:p>0.9861</text:p>
          </table:table-cell>
          <table:table-cell table:style-name="ACE-0x8cc2870" table:formula="of:=NORMDIST([.W41]+[.$J$74]*SQRT([.$J$77]);0;1;1)" office:value-type="float" office:value="0.989522134300438">
            <text:p>0.990</text:p>
          </table:table-cell>
          <table:table-cell table:style-name="Gnumeric-default" table:formula="of:=[.$G$2]*[.Y41]-[.N41]*[.X41]*EXP(-[.$J$76]*[.$J$77])" office:value-type="float" office:value="142.049451783606">
            <text:p>142.04945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03">
            <text:p>Feb/03/2012</text:p>
          </table:table-cell>
          <table:table-cell table:style-name="Gnumeric-default" office:value-type="float" office:value="590.66">
            <text:p>590.66</text:p>
          </table:table-cell>
          <table:table-cell table:style-name="Gnumeric-default" office:value-type="float" office:value="597.07">
            <text:p>597.07</text:p>
          </table:table-cell>
          <table:table-cell table:style-name="Gnumeric-default" office:value-type="float" office:value="588.05">
            <text:p>588.05</text:p>
          </table:table-cell>
          <table:table-cell table:style-name="Gnumeric-default" office:value-type="float" office:value="596.33">
            <text:p>596.33</text:p>
          </table:table-cell>
          <table:table-cell table:style-name="Gnumeric-default" office:value-type="float" office:value="3168500">
            <text:p>3168500</text:p>
          </table:table-cell>
          <table:table-cell table:style-name="Gnumeric-default" office:value-type="float" office:value="596.33">
            <text:p>596.33</text:p>
          </table:table-cell>
          <table:table-cell table:style-name="Gnumeric-default"/>
          <table:table-cell table:style-name="ACE-0x8cc2570" table:formula="of:=([.G42]-[.G43])/[.G43]" office:value-type="float" office:value="0.0191758814581874">
            <text:p>0.0192</text:p>
          </table:table-cell>
          <table:table-cell table:style-name="ACE-0x8cc1bb0" table:formula="of:=LN([.G42])-LN([.G43])" office:value-type="float" office:value="0.0189943413663842">
            <text:p>0.0190</text:p>
          </table:table-cell>
          <table:table-cell table:number-columns-repeated="3" table:style-name="Gnumeric-default"/>
          <table:table-cell table:style-name="ACE-0x923ba88" office:value-type="float" office:value="515">
            <text:p><text:a xlink:type="simple" xlink:actuate="onRequest" xlink:href="http://finance.yahoo.com/q/op?s=GOOG&amp;amp;k=515.000000">515</text:a></text:p>
          </table:table-cell>
          <table:table-cell table:style-name="ACE-0x923bb48" office:value-type="string" office:string-value="GOOG120616C00515000">
            <text:p><text:a xlink:type="simple" xlink:actuate="onRequest" xlink:href="http://finance.yahoo.com/q?s=GOOG120616C00515000">GOOG120616C00515000</text:a></text:p>
          </table:table-cell>
          <table:table-cell table:style-name="ACE-0x8cc0ef0" office:value-type="float" office:value="93">
            <text:p>93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31.2">
            <text:p>131.2</text:p>
          </table:table-cell>
          <table:table-cell table:style-name="Gnumeric-default" office:value-type="float" office:value="133.5">
            <text:p>133.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">
            <text:p>9</text:p>
          </table:table-cell>
          <table:table-cell table:style-name="Gnumeric-default"/>
          <table:table-cell table:style-name="ACE-0x9258a48" table:formula="of:=(LN([.$G$2])-LN([.N42])+[.$J$77]*([.$J$76]-[.$J$74]*[.$J$74]/2))/SQRT([.$J$77])/[.$J$74]" office:value-type="float" office:value="2.11013356048618">
            <text:p>2.110</text:p>
          </table:table-cell>
          <table:table-cell table:style-name="ACE-0x8cc1bb0" table:formula="of:=NORMDIST([.W42];0;1;1)" office:value-type="float" office:value="0.982576573357166">
            <text:p>0.9826</text:p>
          </table:table-cell>
          <table:table-cell table:style-name="ACE-0x8cc2870" table:formula="of:=NORMDIST([.W42]+[.$J$74]*SQRT([.$J$77]);0;1;1)" office:value-type="float" office:value="0.986787200272169">
            <text:p>0.987</text:p>
          </table:table-cell>
          <table:table-cell table:style-name="Gnumeric-default" table:formula="of:=[.$G$2]*[.Y42]-[.N42]*[.X42]*EXP(-[.$J$76]*[.$J$77])" office:value-type="float" office:value="137.174563067931">
            <text:p>137.1745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02">
            <text:p>Feb/02/2012</text:p>
          </table:table-cell>
          <table:table-cell table:style-name="Gnumeric-default" office:value-type="float" office:value="584.87">
            <text:p>584.87</text:p>
          </table:table-cell>
          <table:table-cell table:style-name="Gnumeric-default" office:value-type="float" office:value="586.41">
            <text:p>586.41</text:p>
          </table:table-cell>
          <table:table-cell table:style-name="Gnumeric-default" office:value-type="float" office:value="582.08">
            <text:p>582.08</text:p>
          </table:table-cell>
          <table:table-cell table:style-name="Gnumeric-default" office:value-type="float" office:value="585.11">
            <text:p>585.11</text:p>
          </table:table-cell>
          <table:table-cell table:style-name="Gnumeric-default" office:value-type="float" office:value="2414700">
            <text:p>2414700</text:p>
          </table:table-cell>
          <table:table-cell table:style-name="Gnumeric-default" office:value-type="float" office:value="585.11">
            <text:p>585.11</text:p>
          </table:table-cell>
          <table:table-cell table:style-name="Gnumeric-default"/>
          <table:table-cell table:style-name="ACE-0x8cc2570" table:formula="of:=([.G43]-[.G44])/[.G44]" office:value-type="float" office:value="0.00736876538746272">
            <text:p>0.0074</text:p>
          </table:table-cell>
          <table:table-cell table:style-name="ACE-0x8cc1bb0" table:formula="of:=LN([.G43])-LN([.G44])" office:value-type="float" office:value="0.00734174867449511">
            <text:p>0.0073</text:p>
          </table:table-cell>
          <table:table-cell table:number-columns-repeated="3" table:style-name="Gnumeric-default"/>
          <table:table-cell table:style-name="ACE-0x923bc08" office:value-type="float" office:value="520">
            <text:p><text:a xlink:type="simple" xlink:actuate="onRequest" xlink:href="http://finance.yahoo.com/q/op?s=GOOG&amp;amp;k=520.000000">520</text:a></text:p>
          </table:table-cell>
          <table:table-cell table:style-name="ACE-0x923bcc8" office:value-type="string" office:string-value="GOOG120616C00520000">
            <text:p><text:a xlink:type="simple" xlink:actuate="onRequest" xlink:href="http://finance.yahoo.com/q?s=GOOG120616C00520000">GOOG120616C00520000</text:a></text:p>
          </table:table-cell>
          <table:table-cell table:style-name="ACE-0x8cc0ef0" office:value-type="float" office:value="136">
            <text:p>13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26.9">
            <text:p>126.9</text:p>
          </table:table-cell>
          <table:table-cell table:style-name="Gnumeric-default" office:value-type="float" office:value="128.6">
            <text:p>128.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58">
            <text:p>58</text:p>
          </table:table-cell>
          <table:table-cell table:style-name="Gnumeric-default"/>
          <table:table-cell table:style-name="ACE-0x9258a48" table:formula="of:=(LN([.$G$2])-LN([.N43])+[.$J$77]*([.$J$76]-[.$J$74]*[.$J$74]/2))/SQRT([.$J$77])/[.$J$74]" office:value-type="float" office:value="2.02211060359199">
            <text:p>2.022</text:p>
          </table:table-cell>
          <table:table-cell table:style-name="ACE-0x8cc1bb0" table:formula="of:=NORMDIST([.W43];0;1;1)" office:value-type="float" office:value="0.978417536589551">
            <text:p>0.9784</text:p>
          </table:table-cell>
          <table:table-cell table:style-name="ACE-0x8cc2870" table:formula="of:=NORMDIST([.W43]+[.$J$74]*SQRT([.$J$77]);0;1;1)" office:value-type="float" office:value="0.983491496042617">
            <text:p>0.983</text:p>
          </table:table-cell>
          <table:table-cell table:style-name="Gnumeric-default" table:formula="of:=[.$G$2]*[.Y43]-[.N43]*[.X43]*EXP(-[.$J$76]*[.$J$77])" office:value-type="float" office:value="132.318567928979">
            <text:p>132.31857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2-01">
            <text:p>Feb/01/2012</text:p>
          </table:table-cell>
          <table:table-cell table:style-name="Gnumeric-default" office:value-type="float" office:value="584.94">
            <text:p>584.94</text:p>
          </table:table-cell>
          <table:table-cell table:style-name="Gnumeric-default" office:value-type="float" office:value="585.5">
            <text:p>585.5</text:p>
          </table:table-cell>
          <table:table-cell table:style-name="Gnumeric-default" office:value-type="float" office:value="579.14">
            <text:p>579.14</text:p>
          </table:table-cell>
          <table:table-cell table:style-name="Gnumeric-default" office:value-type="float" office:value="580.83">
            <text:p>580.83</text:p>
          </table:table-cell>
          <table:table-cell table:style-name="Gnumeric-default" office:value-type="float" office:value="2320700">
            <text:p>2320700</text:p>
          </table:table-cell>
          <table:table-cell table:style-name="Gnumeric-default" office:value-type="float" office:value="580.83">
            <text:p>580.83</text:p>
          </table:table-cell>
          <table:table-cell table:style-name="Gnumeric-default"/>
          <table:table-cell table:style-name="ACE-0x8cc2570" table:formula="of:=([.G44]-[.G45])/[.G45]" office:value-type="float" office:value="0.00124114392098055">
            <text:p>0.0012</text:p>
          </table:table-cell>
          <table:table-cell table:style-name="ACE-0x8cc1bb0" table:formula="of:=LN([.G44])-LN([.G45])" office:value-type="float" office:value="0.0012403743385736">
            <text:p>0.0012</text:p>
          </table:table-cell>
          <table:table-cell table:number-columns-repeated="3" table:style-name="Gnumeric-default"/>
          <table:table-cell table:style-name="ACE-0x923bd88" office:value-type="float" office:value="525">
            <text:p><text:a xlink:type="simple" xlink:actuate="onRequest" xlink:href="http://finance.yahoo.com/q/op?s=GOOG&amp;amp;k=525.000000">525</text:a></text:p>
          </table:table-cell>
          <table:table-cell table:style-name="ACE-0x923be48" office:value-type="string" office:string-value="GOOG120616C00525000">
            <text:p><text:a xlink:type="simple" xlink:actuate="onRequest" xlink:href="http://finance.yahoo.com/q?s=GOOG120616C00525000">GOOG120616C00525000</text:a></text:p>
          </table:table-cell>
          <table:table-cell table:style-name="ACE-0x8cc0ef0" office:value-type="float" office:value="124.4">
            <text:p>124.4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22.4">
            <text:p>122.4</text:p>
          </table:table-cell>
          <table:table-cell table:style-name="Gnumeric-default" office:value-type="float" office:value="123.9">
            <text:p>123.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4">
            <text:p>94</text:p>
          </table:table-cell>
          <table:table-cell table:style-name="Gnumeric-default"/>
          <table:table-cell table:style-name="ACE-0x9258a48" table:formula="of:=(LN([.$G$2])-LN([.N44])+[.$J$77]*([.$J$76]-[.$J$74]*[.$J$74]/2))/SQRT([.$J$77])/[.$J$74]" office:value-type="float" office:value="1.93492998456222">
            <text:p>1.935</text:p>
          </table:table-cell>
          <table:table-cell table:style-name="ACE-0x8cc1bb0" table:formula="of:=NORMDIST([.W44];0;1;1)" office:value-type="float" office:value="0.973500555951865">
            <text:p>0.9735</text:p>
          </table:table-cell>
          <table:table-cell table:style-name="ACE-0x8cc2870" table:formula="of:=NORMDIST([.W44]+[.$J$74]*SQRT([.$J$77]);0;1;1)" office:value-type="float" office:value="0.97955757061109">
            <text:p>0.980</text:p>
          </table:table-cell>
          <table:table-cell table:style-name="Gnumeric-default" table:formula="of:=[.$G$2]*[.Y44]-[.N44]*[.X44]*EXP(-[.$J$76]*[.$J$77])" office:value-type="float" office:value="127.48501128345">
            <text:p>127.48501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31">
            <text:p>Jan/31/2012</text:p>
          </table:table-cell>
          <table:table-cell table:style-name="Gnumeric-default" office:value-type="float" office:value="583">
            <text:p>583</text:p>
          </table:table-cell>
          <table:table-cell table:style-name="Gnumeric-default" office:value-type="float" office:value="584">
            <text:p>584</text:p>
          </table:table-cell>
          <table:table-cell table:style-name="Gnumeric-default" office:value-type="float" office:value="575.15">
            <text:p>575.15</text:p>
          </table:table-cell>
          <table:table-cell table:style-name="Gnumeric-default" office:value-type="float" office:value="580.11">
            <text:p>580.11</text:p>
          </table:table-cell>
          <table:table-cell table:style-name="Gnumeric-default" office:value-type="float" office:value="2142400">
            <text:p>2142400</text:p>
          </table:table-cell>
          <table:table-cell table:style-name="Gnumeric-default" office:value-type="float" office:value="580.11">
            <text:p>580.11</text:p>
          </table:table-cell>
          <table:table-cell table:style-name="Gnumeric-default"/>
          <table:table-cell table:style-name="ACE-0x8cc2570" table:formula="of:=([.G45]-[.G46])/[.G46]" office:value-type="float" office:value="0.00418909795911295">
            <text:p>0.0042</text:p>
          </table:table-cell>
          <table:table-cell table:style-name="ACE-0x8cc1bb0" table:formula="of:=LN([.G45])-LN([.G46])" office:value-type="float" office:value="0.004180348115713">
            <text:p>0.0042</text:p>
          </table:table-cell>
          <table:table-cell table:number-columns-repeated="3" table:style-name="Gnumeric-default"/>
          <table:table-cell table:style-name="ACE-0x923bf08" office:value-type="float" office:value="530">
            <text:p><text:a xlink:type="simple" xlink:actuate="onRequest" xlink:href="http://finance.yahoo.com/q/op?s=GOOG&amp;amp;k=530.000000">530</text:a></text:p>
          </table:table-cell>
          <table:table-cell table:style-name="ACE-0x923bfc8" office:value-type="string" office:string-value="GOOG120616C00530000">
            <text:p><text:a xlink:type="simple" xlink:actuate="onRequest" xlink:href="http://finance.yahoo.com/q?s=GOOG120616C00530000">GOOG120616C00530000</text:a></text:p>
          </table:table-cell>
          <table:table-cell table:style-name="ACE-0x8cc0ef0" office:value-type="float" office:value="121">
            <text:p>121</text:p>
          </table:table-cell>
          <table:table-cell table:style-name="Gnumeric-default" office:value-type="float" office:value="0.8">
            <office:annotation>
              <text:p>http://l.yimg.com/a/i/us/fi/03rd/up_g.gif<text:line-break/></text:p>
            </office:annotation>
            <text:p>0.8</text:p>
          </table:table-cell>
          <table:table-cell table:style-name="Gnumeric-default" office:value-type="float" office:value="117.8">
            <text:p>117.8</text:p>
          </table:table-cell>
          <table:table-cell table:style-name="Gnumeric-default" office:value-type="float" office:value="119.2">
            <text:p>119.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319">
            <text:p>319</text:p>
          </table:table-cell>
          <table:table-cell table:style-name="Gnumeric-default"/>
          <table:table-cell table:style-name="ACE-0x9258a48" table:formula="of:=(LN([.$G$2])-LN([.N45])+[.$J$77]*([.$J$76]-[.$J$74]*[.$J$74]/2))/SQRT([.$J$77])/[.$J$74]" office:value-type="float" office:value="1.84857573454441">
            <text:p>1.849</text:p>
          </table:table-cell>
          <table:table-cell table:style-name="ACE-0x8cc1bb0" table:formula="of:=NORMDIST([.W45];0;1;1)" office:value-type="float" office:value="0.967740450387268">
            <text:p>0.9677</text:p>
          </table:table-cell>
          <table:table-cell table:style-name="ACE-0x8cc2870" table:formula="of:=NORMDIST([.W45]+[.$J$74]*SQRT([.$J$77]);0;1;1)" office:value-type="float" office:value="0.974905025330261">
            <text:p>0.975</text:p>
          </table:table-cell>
          <table:table-cell table:style-name="Gnumeric-default" table:formula="of:=[.$G$2]*[.Y45]-[.N45]*[.X45]*EXP(-[.$J$76]*[.$J$77])" office:value-type="float" office:value="122.677857420789">
            <text:p>122.6778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30">
            <text:p>Jan/30/2012</text:p>
          </table:table-cell>
          <table:table-cell table:style-name="Gnumeric-default" office:value-type="float" office:value="578.05">
            <text:p>578.05</text:p>
          </table:table-cell>
          <table:table-cell table:style-name="Gnumeric-default" office:value-type="float" office:value="580">
            <text:p>580</text:p>
          </table:table-cell>
          <table:table-cell table:style-name="Gnumeric-default" office:value-type="float" office:value="573.4">
            <text:p>573.4</text:p>
          </table:table-cell>
          <table:table-cell table:style-name="Gnumeric-default" office:value-type="float" office:value="577.69">
            <text:p>577.69</text:p>
          </table:table-cell>
          <table:table-cell table:style-name="Gnumeric-default" office:value-type="float" office:value="2330500">
            <text:p>2330500</text:p>
          </table:table-cell>
          <table:table-cell table:style-name="Gnumeric-default" office:value-type="float" office:value="577.69">
            <text:p>577.69</text:p>
          </table:table-cell>
          <table:table-cell table:style-name="Gnumeric-default"/>
          <table:table-cell table:style-name="ACE-0x8cc2570" table:formula="of:=([.G46]-[.G47])/[.G47]" office:value-type="float" office:value="-0.00394841201420732">
            <text:p>−0.0039</text:p>
          </table:table-cell>
          <table:table-cell table:style-name="ACE-0x8cc1bb0" table:formula="of:=LN([.G46])-LN([.G47])" office:value-type="float" office:value="-0.00395622757240321">
            <text:p>−0.0040</text:p>
          </table:table-cell>
          <table:table-cell table:number-columns-repeated="3" table:style-name="Gnumeric-default"/>
          <table:table-cell table:style-name="ACE-0x923c088" office:value-type="float" office:value="535">
            <text:p><text:a xlink:type="simple" xlink:actuate="onRequest" xlink:href="http://finance.yahoo.com/q/op?s=GOOG&amp;amp;k=535.000000">535</text:a></text:p>
          </table:table-cell>
          <table:table-cell table:style-name="ACE-0x923c148" office:value-type="string" office:string-value="GOOG120616C00535000">
            <text:p><text:a xlink:type="simple" xlink:actuate="onRequest" xlink:href="http://finance.yahoo.com/q?s=GOOG120616C00535000">GOOG120616C00535000</text:a></text:p>
          </table:table-cell>
          <table:table-cell table:style-name="ACE-0x8cc0ef0" office:value-type="float" office:value="82.51">
            <text:p>82.51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12.4">
            <text:p>112.4</text:p>
          </table:table-cell>
          <table:table-cell table:style-name="Gnumeric-default" office:value-type="float" office:value="114.7">
            <text:p>114.7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92">
            <text:p>92</text:p>
          </table:table-cell>
          <table:table-cell table:style-name="Gnumeric-default"/>
          <table:table-cell table:style-name="ACE-0x9258a48" table:formula="of:=(LN([.$G$2])-LN([.N46])+[.$J$77]*([.$J$76]-[.$J$74]*[.$J$74]/2))/SQRT([.$J$77])/[.$J$74]" office:value-type="float" office:value="1.76303233452635">
            <text:p>1.763</text:p>
          </table:table-cell>
          <table:table-cell table:style-name="ACE-0x8cc1bb0" table:formula="of:=NORMDIST([.W46];0;1;1)" office:value-type="float" office:value="0.961052481845918">
            <text:p>0.9611</text:p>
          </table:table-cell>
          <table:table-cell table:style-name="ACE-0x8cc2870" table:formula="of:=NORMDIST([.W46]+[.$J$74]*SQRT([.$J$77]);0;1;1)" office:value-type="float" office:value="0.969451867647993">
            <text:p>0.969</text:p>
          </table:table-cell>
          <table:table-cell table:style-name="Gnumeric-default" table:formula="of:=[.$G$2]*[.Y46]-[.N46]*[.X46]*EXP(-[.$J$76]*[.$J$77])" office:value-type="float" office:value="117.90149211774">
            <text:p>117.90149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27">
            <text:p>Jan/27/2012</text:p>
          </table:table-cell>
          <table:table-cell table:style-name="Gnumeric-default" office:value-type="float" office:value="570.78">
            <text:p>570.78</text:p>
          </table:table-cell>
          <table:table-cell table:style-name="Gnumeric-default" office:value-type="float" office:value="580.32">
            <text:p>580.32</text:p>
          </table:table-cell>
          <table:table-cell table:style-name="Gnumeric-default" office:value-type="float" office:value="569.33">
            <text:p>569.33</text:p>
          </table:table-cell>
          <table:table-cell table:style-name="Gnumeric-default" office:value-type="float" office:value="579.98">
            <text:p>579.98</text:p>
          </table:table-cell>
          <table:table-cell table:style-name="Gnumeric-default" office:value-type="float" office:value="3617500">
            <text:p>3617500</text:p>
          </table:table-cell>
          <table:table-cell table:style-name="Gnumeric-default" office:value-type="float" office:value="579.98">
            <text:p>579.98</text:p>
          </table:table-cell>
          <table:table-cell table:style-name="Gnumeric-default"/>
          <table:table-cell table:style-name="ACE-0x8cc2570" table:formula="of:=([.G47]-[.G48])/[.G48]" office:value-type="float" office:value="0.0209118113008273">
            <text:p>0.0209</text:p>
          </table:table-cell>
          <table:table-cell table:style-name="ACE-0x8cc1bb0" table:formula="of:=LN([.G47])-LN([.G48])" office:value-type="float" office:value="0.0206961606242189">
            <text:p>0.0207</text:p>
          </table:table-cell>
          <table:table-cell table:number-columns-repeated="3" table:style-name="Gnumeric-default"/>
          <table:table-cell table:style-name="ACE-0x923c208" office:value-type="float" office:value="540">
            <text:p><text:a xlink:type="simple" xlink:actuate="onRequest" xlink:href="http://finance.yahoo.com/q/op?s=GOOG&amp;amp;k=540.000000">540</text:a></text:p>
          </table:table-cell>
          <table:table-cell table:style-name="ACE-0x923c2c8" office:value-type="string" office:string-value="GOOG120616C00540000">
            <text:p><text:a xlink:type="simple" xlink:actuate="onRequest" xlink:href="http://finance.yahoo.com/q?s=GOOG120616C00540000">GOOG120616C00540000</text:a></text:p>
          </table:table-cell>
          <table:table-cell table:style-name="ACE-0x8cc0ef0" office:value-type="float" office:value="118.97">
            <text:p>118.97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07.8">
            <text:p>107.8</text:p>
          </table:table-cell>
          <table:table-cell table:style-name="Gnumeric-default" office:value-type="float" office:value="110.1">
            <text:p>110.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29">
            <text:p>129</text:p>
          </table:table-cell>
          <table:table-cell table:style-name="Gnumeric-default"/>
          <table:table-cell table:style-name="ACE-0x9258a48" table:formula="of:=(LN([.$G$2])-LN([.N47])+[.$J$77]*([.$J$76]-[.$J$74]*[.$J$74]/2))/SQRT([.$J$77])/[.$J$74]" office:value-type="float" office:value="1.67828469859721">
            <text:p>1.678</text:p>
          </table:table-cell>
          <table:table-cell table:style-name="ACE-0x8cc1bb0" table:formula="of:=NORMDIST([.W47];0;1;1)" office:value-type="float" office:value="0.953354233141232">
            <text:p>0.9534</text:p>
          </table:table-cell>
          <table:table-cell table:style-name="ACE-0x8cc2870" table:formula="of:=NORMDIST([.W47]+[.$J$74]*SQRT([.$J$77]);0;1;1)" office:value-type="float" office:value="0.963116070111588">
            <text:p>0.963</text:p>
          </table:table-cell>
          <table:table-cell table:style-name="Gnumeric-default" table:formula="of:=[.$G$2]*[.Y47]-[.N47]*[.X47]*EXP(-[.$J$76]*[.$J$77])" office:value-type="float" office:value="113.160715854737">
            <text:p>113.16072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26">
            <text:p>Jan/26/2012</text:p>
          </table:table-cell>
          <table:table-cell table:style-name="Gnumeric-default" office:value-type="float" office:value="571.98">
            <text:p>571.98</text:p>
          </table:table-cell>
          <table:table-cell table:style-name="Gnumeric-default" office:value-type="float" office:value="574.48">
            <text:p>574.48</text:p>
          </table:table-cell>
          <table:table-cell table:style-name="Gnumeric-default" office:value-type="float" office:value="564.55">
            <text:p>564.55</text:p>
          </table:table-cell>
          <table:table-cell table:style-name="Gnumeric-default" office:value-type="float" office:value="568.1">
            <text:p>568.1</text:p>
          </table:table-cell>
          <table:table-cell table:style-name="Gnumeric-default" office:value-type="float" office:value="3226200">
            <text:p>3226200</text:p>
          </table:table-cell>
          <table:table-cell table:style-name="Gnumeric-default" office:value-type="float" office:value="568.1">
            <text:p>568.1</text:p>
          </table:table-cell>
          <table:table-cell table:style-name="Gnumeric-default"/>
          <table:table-cell table:style-name="ACE-0x8cc2570" table:formula="of:=([.G48]-[.G49])/[.G49]" office:value-type="float" office:value="-0.00244078034732829">
            <text:p>−0.0024</text:p>
          </table:table-cell>
          <table:table-cell table:style-name="ACE-0x8cc1bb0" table:formula="of:=LN([.G48])-LN([.G49])" office:value-type="float" office:value="-0.00244376390747902">
            <text:p>−0.0024</text:p>
          </table:table-cell>
          <table:table-cell table:number-columns-repeated="3" table:style-name="Gnumeric-default"/>
          <table:table-cell table:style-name="ACE-0x923c388" office:value-type="float" office:value="545">
            <text:p><text:a xlink:type="simple" xlink:actuate="onRequest" xlink:href="http://finance.yahoo.com/q/op?s=GOOG&amp;amp;k=545.000000">545</text:a></text:p>
          </table:table-cell>
          <table:table-cell table:style-name="ACE-0x923c448" office:value-type="string" office:string-value="GOOG120616C00545000">
            <text:p><text:a xlink:type="simple" xlink:actuate="onRequest" xlink:href="http://finance.yahoo.com/q?s=GOOG120616C00545000">GOOG120616C00545000</text:a></text:p>
          </table:table-cell>
          <table:table-cell table:style-name="ACE-0x8cc0ef0" office:value-type="float" office:value="104.9">
            <text:p>104.9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03.9">
            <text:p>103.9</text:p>
          </table:table-cell>
          <table:table-cell table:style-name="Gnumeric-default" office:value-type="float" office:value="105.2">
            <text:p>105.2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55">
            <text:p>55</text:p>
          </table:table-cell>
          <table:table-cell table:style-name="Gnumeric-default"/>
          <table:table-cell table:style-name="ACE-0x9258a48" table:formula="of:=(LN([.$G$2])-LN([.N48])+[.$J$77]*([.$J$76]-[.$J$74]*[.$J$74]/2))/SQRT([.$J$77])/[.$J$74]" office:value-type="float" office:value="1.59431815798009">
            <text:p>1.594</text:p>
          </table:table-cell>
          <table:table-cell table:style-name="ACE-0x8cc1bb0" table:formula="of:=NORMDIST([.W48];0;1;1)" office:value-type="float" office:value="0.944567603639505">
            <text:p>0.9446</text:p>
          </table:table-cell>
          <table:table-cell table:style-name="ACE-0x8cc2870" table:formula="of:=NORMDIST([.W48]+[.$J$74]*SQRT([.$J$77]);0;1;1)" office:value-type="float" office:value="0.955817299083096">
            <text:p>0.956</text:p>
          </table:table-cell>
          <table:table-cell table:style-name="Gnumeric-default" table:formula="of:=[.$G$2]*[.Y48]-[.N48]*[.X48]*EXP(-[.$J$76]*[.$J$77])" office:value-type="float" office:value="108.460727417376">
            <text:p>108.46073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25">
            <text:p>Jan/25/2012</text:p>
          </table:table-cell>
          <table:table-cell table:style-name="Gnumeric-default" office:value-type="float" office:value="577.51">
            <text:p>577.51</text:p>
          </table:table-cell>
          <table:table-cell table:style-name="Gnumeric-default" office:value-type="float" office:value="578.71">
            <text:p>578.71</text:p>
          </table:table-cell>
          <table:table-cell table:style-name="Gnumeric-default" office:value-type="float" office:value="566.38">
            <text:p>566.38</text:p>
          </table:table-cell>
          <table:table-cell table:style-name="Gnumeric-default" office:value-type="float" office:value="569.49">
            <text:p>569.49</text:p>
          </table:table-cell>
          <table:table-cell table:style-name="Gnumeric-default" office:value-type="float" office:value="4987700">
            <text:p>4987700</text:p>
          </table:table-cell>
          <table:table-cell table:style-name="Gnumeric-default" office:value-type="float" office:value="569.49">
            <text:p>569.49</text:p>
          </table:table-cell>
          <table:table-cell table:style-name="Gnumeric-default"/>
          <table:table-cell table:style-name="ACE-0x8cc2570" table:formula="of:=([.G49]-[.G50])/[.G50]" office:value-type="float" office:value="-0.0196925619265659">
            <text:p>−0.0197</text:p>
          </table:table-cell>
          <table:table-cell table:style-name="ACE-0x8cc1bb0" table:formula="of:=LN([.G49])-LN([.G50])" office:value-type="float" office:value="-0.0198890441951098">
            <text:p>−0.0199</text:p>
          </table:table-cell>
          <table:table-cell table:number-columns-repeated="3" table:style-name="Gnumeric-default"/>
          <table:table-cell table:style-name="ACE-0x923c508" office:value-type="float" office:value="550">
            <text:p><text:a xlink:type="simple" xlink:actuate="onRequest" xlink:href="http://finance.yahoo.com/q/op?s=GOOG&amp;amp;k=550.000000">550</text:a></text:p>
          </table:table-cell>
          <table:table-cell table:style-name="ACE-0x923c5c8" office:value-type="string" office:string-value="GOOG120616C00550000">
            <text:p><text:a xlink:type="simple" xlink:actuate="onRequest" xlink:href="http://finance.yahoo.com/q?s=GOOG120616C00550000">GOOG120616C00550000</text:a></text:p>
          </table:table-cell>
          <table:table-cell table:style-name="ACE-0x8cc0ef0" office:value-type="float" office:value="101.6">
            <text:p>101.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99.5">
            <text:p>99.5</text:p>
          </table:table-cell>
          <table:table-cell table:style-name="Gnumeric-default" office:value-type="float" office:value="101.1">
            <text:p>101.1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98">
            <text:p>298</text:p>
          </table:table-cell>
          <table:table-cell table:style-name="Gnumeric-default"/>
          <table:table-cell table:style-name="ACE-0x9258a48" table:formula="of:=(LN([.$G$2])-LN([.N49])+[.$J$77]*([.$J$76]-[.$J$74]*[.$J$74]/2))/SQRT([.$J$77])/[.$J$74]" office:value-type="float" office:value="1.51111844579372">
            <text:p>1.511</text:p>
          </table:table-cell>
          <table:table-cell table:style-name="ACE-0x8cc1bb0" table:formula="of:=NORMDIST([.W49];0;1;1)" office:value-type="float" office:value="0.934620862068469">
            <text:p>0.9346</text:p>
          </table:table-cell>
          <table:table-cell table:style-name="ACE-0x8cc2870" table:formula="of:=NORMDIST([.W49]+[.$J$74]*SQRT([.$J$77]);0;1;1)" office:value-type="float" office:value="0.947478767679835">
            <text:p>0.947</text:p>
          </table:table-cell>
          <table:table-cell table:style-name="Gnumeric-default" table:formula="of:=[.$G$2]*[.Y49]-[.N49]*[.X49]*EXP(-[.$J$76]*[.$J$77])" office:value-type="float" office:value="103.807097446735">
            <text:p>103.80710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24">
            <text:p>Jan/24/2012</text:p>
          </table:table-cell>
          <table:table-cell table:style-name="Gnumeric-default" office:value-type="float" office:value="586.32">
            <text:p>586.32</text:p>
          </table:table-cell>
          <table:table-cell table:style-name="Gnumeric-default" office:value-type="float" office:value="587.68">
            <text:p>587.68</text:p>
          </table:table-cell>
          <table:table-cell table:style-name="Gnumeric-default" office:value-type="float" office:value="578">
            <text:p>578</text:p>
          </table:table-cell>
          <table:table-cell table:style-name="Gnumeric-default" office:value-type="float" office:value="580.93">
            <text:p>580.93</text:p>
          </table:table-cell>
          <table:table-cell table:style-name="Gnumeric-default" office:value-type="float" office:value="3055800">
            <text:p>3055800</text:p>
          </table:table-cell>
          <table:table-cell table:style-name="Gnumeric-default" office:value-type="float" office:value="580.93">
            <text:p>580.93</text:p>
          </table:table-cell>
          <table:table-cell table:style-name="Gnumeric-default"/>
          <table:table-cell table:style-name="ACE-0x8cc2570" table:formula="of:=([.G50]-[.G51])/[.G51]" office:value-type="float" office:value="-0.00783918568110403">
            <text:p>−0.0078</text:p>
          </table:table-cell>
          <table:table-cell table:style-name="ACE-0x8cc1bb0" table:formula="of:=LN([.G50])-LN([.G51])" office:value-type="float" office:value="-0.00787007362730119">
            <text:p>−0.0079</text:p>
          </table:table-cell>
          <table:table-cell table:number-columns-repeated="3" table:style-name="Gnumeric-default"/>
          <table:table-cell table:style-name="ACE-0x923c688" office:value-type="float" office:value="555">
            <text:p><text:a xlink:type="simple" xlink:actuate="onRequest" xlink:href="http://finance.yahoo.com/q/op?s=GOOG&amp;amp;k=555.000000">555</text:a></text:p>
          </table:table-cell>
          <table:table-cell table:style-name="ACE-0x923c748" office:value-type="string" office:string-value="GOOG120616C00555000">
            <text:p><text:a xlink:type="simple" xlink:actuate="onRequest" xlink:href="http://finance.yahoo.com/q?s=GOOG120616C00555000">GOOG120616C00555000</text:a></text:p>
          </table:table-cell>
          <table:table-cell table:style-name="ACE-0x8cc0ef0" office:value-type="float" office:value="105.7">
            <text:p>105.7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95.1">
            <text:p>95.1</text:p>
          </table:table-cell>
          <table:table-cell table:style-name="Gnumeric-default" office:value-type="float" office:value="96.6">
            <text:p>96.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6">
            <text:p>96</text:p>
          </table:table-cell>
          <table:table-cell table:style-name="Gnumeric-default"/>
          <table:table-cell table:style-name="ACE-0x9258a48" table:formula="of:=(LN([.$G$2])-LN([.N50])+[.$J$77]*([.$J$76]-[.$J$74]*[.$J$74]/2))/SQRT([.$J$77])/[.$J$74]" office:value-type="float" office:value="1.42867168250369">
            <text:p>1.429</text:p>
          </table:table-cell>
          <table:table-cell table:style-name="ACE-0x8cc1bb0" table:formula="of:=NORMDIST([.W50];0;1;1)" office:value-type="float" office:value="0.923450689759032">
            <text:p>0.9235</text:p>
          </table:table-cell>
          <table:table-cell table:style-name="ACE-0x8cc2870" table:formula="of:=NORMDIST([.W50]+[.$J$74]*SQRT([.$J$77]);0;1;1)" office:value-type="float" office:value="0.938029159151533">
            <text:p>0.938</text:p>
          </table:table-cell>
          <table:table-cell table:style-name="Gnumeric-default" table:formula="of:=[.$G$2]*[.Y50]-[.N50]*[.X50]*EXP(-[.$J$76]*[.$J$77])" office:value-type="float" office:value="99.205731818902">
            <text:p>99.205732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23">
            <text:p>Jan/23/2012</text:p>
          </table:table-cell>
          <table:table-cell table:style-name="Gnumeric-default" office:value-type="float" office:value="586">
            <text:p>586</text:p>
          </table:table-cell>
          <table:table-cell table:style-name="Gnumeric-default" office:value-type="float" office:value="588.66">
            <text:p>588.66</text:p>
          </table:table-cell>
          <table:table-cell table:style-name="Gnumeric-default" office:value-type="float" office:value="583.16">
            <text:p>583.16</text:p>
          </table:table-cell>
          <table:table-cell table:style-name="Gnumeric-default" office:value-type="float" office:value="585.52">
            <text:p>585.52</text:p>
          </table:table-cell>
          <table:table-cell table:style-name="Gnumeric-default" office:value-type="float" office:value="3412900">
            <text:p>3412900</text:p>
          </table:table-cell>
          <table:table-cell table:style-name="Gnumeric-default" office:value-type="float" office:value="585.52">
            <text:p>585.52</text:p>
          </table:table-cell>
          <table:table-cell table:style-name="Gnumeric-default"/>
          <table:table-cell table:style-name="ACE-0x8cc2570" table:formula="of:=([.G51]-[.G52])/[.G52]" office:value-type="float" office:value="-0.000802061468625791">
            <text:p>−0.0008</text:p>
          </table:table-cell>
          <table:table-cell table:style-name="ACE-0x8cc1bb0" table:formula="of:=LN([.G51])-LN([.G52])" office:value-type="float" office:value="-0.00080238329201876">
            <text:p>−0.0008</text:p>
          </table:table-cell>
          <table:table-cell table:number-columns-repeated="3" table:style-name="Gnumeric-default"/>
          <table:table-cell table:style-name="ACE-0x923c808" office:value-type="float" office:value="560">
            <text:p><text:a xlink:type="simple" xlink:actuate="onRequest" xlink:href="http://finance.yahoo.com/q/op?s=GOOG&amp;amp;k=560.000000">560</text:a></text:p>
          </table:table-cell>
          <table:table-cell table:style-name="ACE-0x923c8c8" office:value-type="string" office:string-value="GOOG120616C00560000">
            <text:p><text:a xlink:type="simple" xlink:actuate="onRequest" xlink:href="http://finance.yahoo.com/q?s=GOOG120616C00560000">GOOG120616C00560000</text:a></text:p>
          </table:table-cell>
          <table:table-cell table:style-name="ACE-0x8cc0ef0" office:value-type="float" office:value="93.3">
            <text:p>93.3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91">
            <text:p>91</text:p>
          </table:table-cell>
          <table:table-cell table:style-name="Gnumeric-default" office:value-type="float" office:value="92.1">
            <text:p>92.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29">
            <text:p>129</text:p>
          </table:table-cell>
          <table:table-cell table:style-name="Gnumeric-default"/>
          <table:table-cell table:style-name="ACE-0x9258a48" table:formula="of:=(LN([.$G$2])-LN([.N51])+[.$J$77]*([.$J$76]-[.$J$74]*[.$J$74]/2))/SQRT([.$J$77])/[.$J$74]" office:value-type="float" office:value="1.34696436202615">
            <text:p>1.347</text:p>
          </table:table-cell>
          <table:table-cell table:style-name="ACE-0x8cc1bb0" table:formula="of:=NORMDIST([.W51];0;1;1)" office:value-type="float" office:value="0.911004144614681">
            <text:p>0.9110</text:p>
          </table:table-cell>
          <table:table-cell table:style-name="ACE-0x8cc2870" table:formula="of:=NORMDIST([.W51]+[.$J$74]*SQRT([.$J$77]);0;1;1)" office:value-type="float" office:value="0.927404560756465">
            <text:p>0.927</text:p>
          </table:table-cell>
          <table:table-cell table:style-name="Gnumeric-default" table:formula="of:=[.$G$2]*[.Y51]-[.N51]*[.X51]*EXP(-[.$J$76]*[.$J$77])" office:value-type="float" office:value="94.6628250731171">
            <text:p>94.662825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20">
            <text:p>Jan/20/2012</text:p>
          </table:table-cell>
          <table:table-cell table:style-name="Gnumeric-default" office:value-type="float" office:value="590.53">
            <text:p>590.53</text:p>
          </table:table-cell>
          <table:table-cell table:style-name="Gnumeric-default" office:value-type="float" office:value="591">
            <text:p>591</text:p>
          </table:table-cell>
          <table:table-cell table:style-name="Gnumeric-default" office:value-type="float" office:value="581.7">
            <text:p>581.7</text:p>
          </table:table-cell>
          <table:table-cell table:style-name="Gnumeric-default" office:value-type="float" office:value="585.99">
            <text:p>585.99</text:p>
          </table:table-cell>
          <table:table-cell table:style-name="Gnumeric-default" office:value-type="float" office:value="10576300">
            <text:p>10576300</text:p>
          </table:table-cell>
          <table:table-cell table:style-name="Gnumeric-default" office:value-type="float" office:value="585.99">
            <text:p>585.99</text:p>
          </table:table-cell>
          <table:table-cell table:style-name="Gnumeric-default"/>
          <table:table-cell table:style-name="ACE-0x8cc2570" table:formula="of:=([.G52]-[.G53])/[.G53]" office:value-type="float" office:value="-0.0837750363525494">
            <text:p>−0.0838</text:p>
          </table:table-cell>
          <table:table-cell table:style-name="ACE-0x8cc1bb0" table:formula="of:=LN([.G52])-LN([.G53])" office:value-type="float" office:value="-0.0874933509595701">
            <text:p>−0.0875</text:p>
          </table:table-cell>
          <table:table-cell table:number-columns-repeated="3" table:style-name="Gnumeric-default"/>
          <table:table-cell table:style-name="ACE-0x923c988" office:value-type="float" office:value="565">
            <text:p><text:a xlink:type="simple" xlink:actuate="onRequest" xlink:href="http://finance.yahoo.com/q/op?s=GOOG&amp;amp;k=565.000000">565</text:a></text:p>
          </table:table-cell>
          <table:table-cell table:style-name="ACE-0x923ca48" office:value-type="string" office:string-value="GOOG120616C00565000">
            <text:p><text:a xlink:type="simple" xlink:actuate="onRequest" xlink:href="http://finance.yahoo.com/q?s=GOOG120616C00565000">GOOG120616C00565000</text:a></text:p>
          </table:table-cell>
          <table:table-cell table:style-name="ACE-0x8cc0ef0" office:value-type="float" office:value="87.4">
            <text:p>87.4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86.3">
            <text:p>86.3</text:p>
          </table:table-cell>
          <table:table-cell table:style-name="Gnumeric-default" office:value-type="float" office:value="87.9">
            <text:p>87.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722">
            <text:p>722</text:p>
          </table:table-cell>
          <table:table-cell table:style-name="Gnumeric-default"/>
          <table:table-cell table:style-name="ACE-0x9258a48" table:formula="of:=(LN([.$G$2])-LN([.N52])+[.$J$77]*([.$J$76]-[.$J$74]*[.$J$74]/2))/SQRT([.$J$77])/[.$J$74]" office:value-type="float" office:value="1.26598333844907">
            <text:p>1.266</text:p>
          </table:table-cell>
          <table:table-cell table:style-name="ACE-0x8cc1bb0" table:formula="of:=NORMDIST([.W52];0;1;1)" office:value-type="float" office:value="0.8972404762659">
            <text:p>0.8972</text:p>
          </table:table-cell>
          <table:table-cell table:style-name="ACE-0x8cc2870" table:formula="of:=NORMDIST([.W52]+[.$J$74]*SQRT([.$J$77]);0;1;1)" office:value-type="float" office:value="0.915550344606073">
            <text:p>0.916</text:p>
          </table:table-cell>
          <table:table-cell table:style-name="Gnumeric-default" table:formula="of:=[.$G$2]*[.Y52]-[.N52]*[.X52]*EXP(-[.$J$76]*[.$J$77])" office:value-type="float" office:value="90.1848044540114">
            <text:p>90.184804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19">
            <text:p>Jan/19/2012</text:p>
          </table:table-cell>
          <table:table-cell table:style-name="Gnumeric-default" office:value-type="float" office:value="640.99">
            <text:p>640.99</text:p>
          </table:table-cell>
          <table:table-cell table:style-name="Gnumeric-default" office:value-type="float" office:value="640.99">
            <text:p>640.99</text:p>
          </table:table-cell>
          <table:table-cell table:style-name="Gnumeric-default" office:value-type="float" office:value="631.46">
            <text:p>631.46</text:p>
          </table:table-cell>
          <table:table-cell table:style-name="Gnumeric-default" office:value-type="float" office:value="639.57">
            <text:p>639.57</text:p>
          </table:table-cell>
          <table:table-cell table:style-name="Gnumeric-default" office:value-type="float" office:value="6276500">
            <text:p>6276500</text:p>
          </table:table-cell>
          <table:table-cell table:style-name="Gnumeric-default" office:value-type="float" office:value="639.57">
            <text:p>639.57</text:p>
          </table:table-cell>
          <table:table-cell table:style-name="Gnumeric-default"/>
          <table:table-cell table:style-name="ACE-0x8cc2570" table:formula="of:=([.G53]-[.G54])/[.G54]" office:value-type="float" office:value="0.0105228231502111">
            <text:p>0.0105</text:p>
          </table:table-cell>
          <table:table-cell table:style-name="ACE-0x8cc1bb0" table:formula="of:=LN([.G53])-LN([.G54])" office:value-type="float" office:value="0.0104678436037187">
            <text:p>0.0105</text:p>
          </table:table-cell>
          <table:table-cell table:number-columns-repeated="3" table:style-name="Gnumeric-default"/>
          <table:table-cell table:style-name="ACE-0x923cb08" office:value-type="float" office:value="570">
            <text:p><text:a xlink:type="simple" xlink:actuate="onRequest" xlink:href="http://finance.yahoo.com/q/op?s=GOOG&amp;amp;k=570.000000">570</text:a></text:p>
          </table:table-cell>
          <table:table-cell table:style-name="ACE-0x923cbc8" office:value-type="string" office:string-value="GOOG120616C00570000">
            <text:p><text:a xlink:type="simple" xlink:actuate="onRequest" xlink:href="http://finance.yahoo.com/q?s=GOOG120616C00570000">GOOG120616C00570000</text:a></text:p>
          </table:table-cell>
          <table:table-cell table:style-name="ACE-0x8cc0ef0" office:value-type="float" office:value="85">
            <text:p>8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82.4">
            <text:p>82.4</text:p>
          </table:table-cell>
          <table:table-cell table:style-name="Gnumeric-default" office:value-type="float" office:value="84.1">
            <text:p>84.1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533">
            <text:p>533</text:p>
          </table:table-cell>
          <table:table-cell table:style-name="Gnumeric-default"/>
          <table:table-cell table:style-name="ACE-0x9258a48" table:formula="of:=(LN([.$G$2])-LN([.N53])+[.$J$77]*([.$J$76]-[.$J$74]*[.$J$74]/2))/SQRT([.$J$77])/[.$J$74]" office:value-type="float" office:value="1.18571581333859">
            <text:p>1.186</text:p>
          </table:table-cell>
          <table:table-cell table:style-name="ACE-0x8cc1bb0" table:formula="of:=NORMDIST([.W53];0;1;1)" office:value-type="float" office:value="0.882132726253001">
            <text:p>0.8821</text:p>
          </table:table-cell>
          <table:table-cell table:style-name="ACE-0x8cc2870" table:formula="of:=NORMDIST([.W53]+[.$J$74]*SQRT([.$J$77]);0;1;1)" office:value-type="float" office:value="0.902422931165047">
            <text:p>0.902</text:p>
          </table:table-cell>
          <table:table-cell table:style-name="Gnumeric-default" table:formula="of:=[.$G$2]*[.Y53]-[.N53]*[.X53]*EXP(-[.$J$76]*[.$J$77])" office:value-type="float" office:value="85.7782654708013">
            <text:p>85.778265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18">
            <text:p>Jan/18/2012</text:p>
          </table:table-cell>
          <table:table-cell table:style-name="Gnumeric-default" office:value-type="float" office:value="626.63">
            <text:p>626.63</text:p>
          </table:table-cell>
          <table:table-cell table:style-name="Gnumeric-default" office:value-type="float" office:value="634">
            <text:p>634</text:p>
          </table:table-cell>
          <table:table-cell table:style-name="Gnumeric-default" office:value-type="float" office:value="622.12">
            <text:p>622.12</text:p>
          </table:table-cell>
          <table:table-cell table:style-name="Gnumeric-default" office:value-type="float" office:value="632.91">
            <text:p>632.91</text:p>
          </table:table-cell>
          <table:table-cell table:style-name="Gnumeric-default" office:value-type="float" office:value="2761700">
            <text:p>2761700</text:p>
          </table:table-cell>
          <table:table-cell table:style-name="Gnumeric-default" office:value-type="float" office:value="632.91">
            <text:p>632.91</text:p>
          </table:table-cell>
          <table:table-cell table:style-name="Gnumeric-default"/>
          <table:table-cell table:style-name="ACE-0x8cc2570" table:formula="of:=([.G54]-[.G55])/[.G55]" office:value-type="float" office:value="0.00688854242896676">
            <text:p>0.0069</text:p>
          </table:table-cell>
          <table:table-cell table:style-name="ACE-0x8cc1bb0" table:formula="of:=LN([.G54])-LN([.G55])" office:value-type="float" office:value="0.00686492481914058">
            <text:p>0.0069</text:p>
          </table:table-cell>
          <table:table-cell table:number-columns-repeated="3" table:style-name="Gnumeric-default"/>
          <table:table-cell table:style-name="ACE-0x923cc88" office:value-type="float" office:value="575">
            <text:p><text:a xlink:type="simple" xlink:actuate="onRequest" xlink:href="http://finance.yahoo.com/q/op?s=GOOG&amp;amp;k=575.000000">575</text:a></text:p>
          </table:table-cell>
          <table:table-cell table:style-name="ACE-0x923cd48" office:value-type="string" office:string-value="GOOG120616C00575000">
            <text:p><text:a xlink:type="simple" xlink:actuate="onRequest" xlink:href="http://finance.yahoo.com/q?s=GOOG120616C00575000">GOOG120616C00575000</text:a></text:p>
          </table:table-cell>
          <table:table-cell table:style-name="ACE-0x8cc0ef0" office:value-type="float" office:value="80.4">
            <text:p>80.4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78.4">
            <text:p>78.4</text:p>
          </table:table-cell>
          <table:table-cell table:style-name="Gnumeric-default" office:value-type="float" office:value="79.2">
            <text:p>79.2</text:p>
          </table:table-cell>
          <table:table-cell table:style-name="Gnumeric-default" office:value-type="float" office:value="5">
            <text:p>5</text:p>
          </table:table-cell>
          <table:table-cell table:style-name="Gnumeric-default" office:value-type="float" office:value="208">
            <text:p>208</text:p>
          </table:table-cell>
          <table:table-cell table:style-name="Gnumeric-default"/>
          <table:table-cell table:style-name="ACE-0x9258a48" table:formula="of:=(LN([.$G$2])-LN([.N54])+[.$J$77]*([.$J$76]-[.$J$74]*[.$J$74]/2))/SQRT([.$J$77])/[.$J$74]" office:value-type="float" office:value="1.10614932359964">
            <text:p>1.106</text:p>
          </table:table-cell>
          <table:table-cell table:style-name="ACE-0x8cc1bb0" table:formula="of:=NORMDIST([.W54];0;1;1)" office:value-type="float" office:value="0.865669053539725">
            <text:p>0.8657</text:p>
          </table:table-cell>
          <table:table-cell table:style-name="ACE-0x8cc2870" table:formula="of:=NORMDIST([.W54]+[.$J$74]*SQRT([.$J$77]);0;1;1)" office:value-type="float" office:value="0.887991373212019">
            <text:p>0.888</text:p>
          </table:table-cell>
          <table:table-cell table:style-name="Gnumeric-default" table:formula="of:=[.$G$2]*[.Y54]-[.N54]*[.X54]*EXP(-[.$J$76]*[.$J$77])" office:value-type="float" office:value="81.4499001891119">
            <text:p>81.449900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17">
            <text:p>Jan/17/2012</text:p>
          </table:table-cell>
          <table:table-cell table:style-name="Gnumeric-default" office:value-type="float" office:value="631.98">
            <text:p>631.98</text:p>
          </table:table-cell>
          <table:table-cell table:style-name="Gnumeric-default" office:value-type="float" office:value="631.98">
            <text:p>631.98</text:p>
          </table:table-cell>
          <table:table-cell table:style-name="Gnumeric-default" office:value-type="float" office:value="625.68">
            <text:p>625.68</text:p>
          </table:table-cell>
          <table:table-cell table:style-name="Gnumeric-default" office:value-type="float" office:value="628.58">
            <text:p>628.58</text:p>
          </table:table-cell>
          <table:table-cell table:style-name="Gnumeric-default" office:value-type="float" office:value="1909300">
            <text:p>1909300</text:p>
          </table:table-cell>
          <table:table-cell table:style-name="Gnumeric-default" office:value-type="float" office:value="628.58">
            <text:p>628.58</text:p>
          </table:table-cell>
          <table:table-cell table:style-name="Gnumeric-default"/>
          <table:table-cell table:style-name="ACE-0x8cc2570" table:formula="of:=([.G55]-[.G56])/[.G56]" office:value-type="float" office:value="0.00574409190547054">
            <text:p>0.0057</text:p>
          </table:table-cell>
          <table:table-cell table:style-name="ACE-0x8cc1bb0" table:formula="of:=LN([.G55])-LN([.G56])" office:value-type="float" office:value="0.00572765751330095">
            <text:p>0.0057</text:p>
          </table:table-cell>
          <table:table-cell table:number-columns-repeated="3" table:style-name="Gnumeric-default"/>
          <table:table-cell table:style-name="ACE-0x923ce08" office:value-type="float" office:value="580">
            <text:p><text:a xlink:type="simple" xlink:actuate="onRequest" xlink:href="http://finance.yahoo.com/q/op?s=GOOG&amp;amp;k=580.000000">580</text:a></text:p>
          </table:table-cell>
          <table:table-cell table:style-name="ACE-0x923cec8" office:value-type="string" office:string-value="GOOG120616C00580000">
            <text:p><text:a xlink:type="simple" xlink:actuate="onRequest" xlink:href="http://finance.yahoo.com/q?s=GOOG120616C00580000">GOOG120616C00580000</text:a></text:p>
          </table:table-cell>
          <table:table-cell table:style-name="ACE-0x8cc0ef0" office:value-type="float" office:value="75">
            <text:p>7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73.5">
            <text:p>73.5</text:p>
          </table:table-cell>
          <table:table-cell table:style-name="Gnumeric-default" office:value-type="float" office:value="74.8">
            <text:p>74.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57">
            <text:p>457</text:p>
          </table:table-cell>
          <table:table-cell table:style-name="Gnumeric-default"/>
          <table:table-cell table:style-name="ACE-0x9258a48" table:formula="of:=(LN([.$G$2])-LN([.N55])+[.$J$77]*([.$J$76]-[.$J$74]*[.$J$74]/2))/SQRT([.$J$77])/[.$J$74]" office:value-type="float" office:value="1.0272717298621">
            <text:p>1.027</text:p>
          </table:table-cell>
          <table:table-cell table:style-name="ACE-0x8cc1bb0" table:formula="of:=NORMDIST([.W55];0;1;1)" office:value-type="float" office:value="0.847853734864118">
            <text:p>0.8479</text:p>
          </table:table-cell>
          <table:table-cell table:style-name="ACE-0x8cc2870" table:formula="of:=NORMDIST([.W55]+[.$J$74]*SQRT([.$J$77]);0;1;1)" office:value-type="float" office:value="0.872238703006766">
            <text:p>0.872</text:p>
          </table:table-cell>
          <table:table-cell table:style-name="Gnumeric-default" table:formula="of:=[.$G$2]*[.Y55]-[.N55]*[.X55]*EXP(-[.$J$76]*[.$J$77])" office:value-type="float" office:value="77.2064197450081">
            <text:p>77.206420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13">
            <text:p>Jan/13/2012</text:p>
          </table:table-cell>
          <table:table-cell table:style-name="Gnumeric-default" office:value-type="float" office:value="626.26">
            <text:p>626.26</text:p>
          </table:table-cell>
          <table:table-cell table:style-name="Gnumeric-default" office:value-type="float" office:value="626.95">
            <text:p>626.95</text:p>
          </table:table-cell>
          <table:table-cell table:style-name="Gnumeric-default" office:value-type="float" office:value="621.06">
            <text:p>621.06</text:p>
          </table:table-cell>
          <table:table-cell table:style-name="Gnumeric-default" office:value-type="float" office:value="624.99">
            <text:p>624.99</text:p>
          </table:table-cell>
          <table:table-cell table:style-name="Gnumeric-default" office:value-type="float" office:value="2307300">
            <text:p>2307300</text:p>
          </table:table-cell>
          <table:table-cell table:style-name="Gnumeric-default" office:value-type="float" office:value="624.99">
            <text:p>624.99</text:p>
          </table:table-cell>
          <table:table-cell table:style-name="Gnumeric-default"/>
          <table:table-cell table:style-name="ACE-0x8cc2570" table:formula="of:=([.G56]-[.G57])/[.G57]" office:value-type="float" office:value="-0.00738517247951207">
            <text:p>−0.0074</text:p>
          </table:table-cell>
          <table:table-cell table:style-name="ACE-0x8cc1bb0" table:formula="of:=LN([.G56])-LN([.G57])" office:value-type="float" office:value="-0.00741257787822036">
            <text:p>−0.0074</text:p>
          </table:table-cell>
          <table:table-cell table:number-columns-repeated="3" table:style-name="Gnumeric-default"/>
          <table:table-cell table:style-name="ACE-0x923cf88" office:value-type="float" office:value="585">
            <text:p><text:a xlink:type="simple" xlink:actuate="onRequest" xlink:href="http://finance.yahoo.com/q/op?s=GOOG&amp;amp;k=585.000000">585</text:a></text:p>
          </table:table-cell>
          <table:table-cell table:style-name="ACE-0x923d048" office:value-type="string" office:string-value="GOOG120616C00585000">
            <text:p><text:a xlink:type="simple" xlink:actuate="onRequest" xlink:href="http://finance.yahoo.com/q?s=GOOG120616C00585000">GOOG120616C00585000</text:a></text:p>
          </table:table-cell>
          <table:table-cell table:style-name="ACE-0x8cc0ef0" office:value-type="float" office:value="70.3">
            <text:p>70.3</text:p>
          </table:table-cell>
          <table:table-cell table:style-name="Gnumeric-default" office:value-type="float" office:value="1.87">
            <office:annotation>
              <text:p>http://l.yimg.com/a/i/us/fi/03rd/up_g.gif<text:line-break/></text:p>
            </office:annotation>
            <text:p>1.87</text:p>
          </table:table-cell>
          <table:table-cell table:style-name="Gnumeric-default" office:value-type="float" office:value="69.9">
            <text:p>69.9</text:p>
          </table:table-cell>
          <table:table-cell table:style-name="Gnumeric-default" office:value-type="float" office:value="70.8">
            <text:p>70.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533">
            <text:p>533</text:p>
          </table:table-cell>
          <table:table-cell table:style-name="Gnumeric-default"/>
          <table:table-cell table:style-name="ACE-0x9258a48" table:formula="of:=(LN([.$G$2])-LN([.N56])+[.$J$77]*([.$J$76]-[.$J$74]*[.$J$74]/2))/SQRT([.$J$77])/[.$J$74]" office:value-type="float" office:value="0.9490712053654">
            <text:p>0.949</text:p>
          </table:table-cell>
          <table:table-cell table:style-name="ACE-0x8cc1bb0" table:formula="of:=NORMDIST([.W56];0;1;1)" office:value-type="float" office:value="0.828707800902257">
            <text:p>0.8287</text:p>
          </table:table-cell>
          <table:table-cell table:style-name="ACE-0x8cc2870" table:formula="of:=NORMDIST([.W56]+[.$J$74]*SQRT([.$J$77]);0;1;1)" office:value-type="float" office:value="0.855162992933687">
            <text:p>0.855</text:p>
          </table:table-cell>
          <table:table-cell table:style-name="Gnumeric-default" table:formula="of:=[.$G$2]*[.Y56]-[.N56]*[.X56]*EXP(-[.$J$76]*[.$J$77])" office:value-type="float" office:value="73.0544727932871">
            <text:p>73.054473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12">
            <text:p>Jan/12/2012</text:p>
          </table:table-cell>
          <table:table-cell table:style-name="Gnumeric-default" office:value-type="float" office:value="631.22">
            <text:p>631.22</text:p>
          </table:table-cell>
          <table:table-cell table:style-name="Gnumeric-default" office:value-type="float" office:value="632.89">
            <text:p>632.89</text:p>
          </table:table-cell>
          <table:table-cell table:style-name="Gnumeric-default" office:value-type="float" office:value="626.5">
            <text:p>626.5</text:p>
          </table:table-cell>
          <table:table-cell table:style-name="Gnumeric-default" office:value-type="float" office:value="629.64">
            <text:p>629.64</text:p>
          </table:table-cell>
          <table:table-cell table:style-name="Gnumeric-default" office:value-type="float" office:value="1875200">
            <text:p>1875200</text:p>
          </table:table-cell>
          <table:table-cell table:style-name="Gnumeric-default" office:value-type="float" office:value="629.64">
            <text:p>629.64</text:p>
          </table:table-cell>
          <table:table-cell table:style-name="Gnumeric-default"/>
          <table:table-cell table:style-name="ACE-0x8cc2570" table:formula="of:=([.G57]-[.G58])/[.G58]" office:value-type="float" office:value="0.00587896990223009">
            <text:p>0.0059</text:p>
          </table:table-cell>
          <table:table-cell table:style-name="ACE-0x8cc1bb0" table:formula="of:=LN([.G57])-LN([.G58])" office:value-type="float" office:value="0.00586175619164919">
            <text:p>0.0059</text:p>
          </table:table-cell>
          <table:table-cell table:number-columns-repeated="3" table:style-name="Gnumeric-default"/>
          <table:table-cell table:style-name="ACE-0x923d108" office:value-type="float" office:value="590">
            <text:p><text:a xlink:type="simple" xlink:actuate="onRequest" xlink:href="http://finance.yahoo.com/q/op?s=GOOG&amp;amp;k=590.000000">590</text:a></text:p>
          </table:table-cell>
          <table:table-cell table:style-name="ACE-0x923d1c8" office:value-type="string" office:string-value="GOOG120616C00590000">
            <text:p><text:a xlink:type="simple" xlink:actuate="onRequest" xlink:href="http://finance.yahoo.com/q?s=GOOG120616C00590000">GOOG120616C00590000</text:a></text:p>
          </table:table-cell>
          <table:table-cell table:style-name="ACE-0x8cc0ef0" office:value-type="float" office:value="65.8">
            <text:p>65.8</text:p>
          </table:table-cell>
          <table:table-cell table:style-name="Gnumeric-default" office:value-type="float" office:value="1.8">
            <office:annotation>
              <text:p>http://l.yimg.com/a/i/us/fi/03rd/down_r.gif<text:line-break/></text:p>
            </office:annotation>
            <text:p>1.8</text:p>
          </table:table-cell>
          <table:table-cell table:style-name="Gnumeric-default" office:value-type="float" office:value="66.3">
            <text:p>66.3</text:p>
          </table:table-cell>
          <table:table-cell table:style-name="Gnumeric-default" office:value-type="float" office:value="67.1">
            <text:p>67.1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476">
            <text:p>476</text:p>
          </table:table-cell>
          <table:table-cell table:style-name="Gnumeric-default"/>
          <table:table-cell table:style-name="ACE-0x9258a48" table:formula="of:=(LN([.$G$2])-LN([.N57])+[.$J$77]*([.$J$76]-[.$J$74]*[.$J$74]/2))/SQRT([.$J$77])/[.$J$74]" office:value-type="float" office:value="0.871536225316258">
            <text:p>0.872</text:p>
          </table:table-cell>
          <table:table-cell table:style-name="ACE-0x8cc1bb0" table:formula="of:=NORMDIST([.W57];0;1;1)" office:value-type="float" office:value="0.80826928235719">
            <text:p>0.8083</text:p>
          </table:table-cell>
          <table:table-cell table:style-name="ACE-0x8cc2870" table:formula="of:=NORMDIST([.W57]+[.$J$74]*SQRT([.$J$77]);0;1;1)" office:value-type="float" office:value="0.836778089617398">
            <text:p>0.837</text:p>
          </table:table-cell>
          <table:table-cell table:style-name="Gnumeric-default" table:formula="of:=[.$G$2]*[.Y57]-[.N57]*[.X57]*EXP(-[.$J$76]*[.$J$77])" office:value-type="float" office:value="69.0005617633725">
            <text:p>69.000562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11">
            <text:p>Jan/11/2012</text:p>
          </table:table-cell>
          <table:table-cell table:style-name="Gnumeric-default" office:value-type="float" office:value="623.5">
            <text:p>623.5</text:p>
          </table:table-cell>
          <table:table-cell table:style-name="Gnumeric-default" office:value-type="float" office:value="629.39">
            <text:p>629.39</text:p>
          </table:table-cell>
          <table:table-cell table:style-name="Gnumeric-default" office:value-type="float" office:value="621.12">
            <text:p>621.12</text:p>
          </table:table-cell>
          <table:table-cell table:style-name="Gnumeric-default" office:value-type="float" office:value="625.96">
            <text:p>625.96</text:p>
          </table:table-cell>
          <table:table-cell table:style-name="Gnumeric-default" office:value-type="float" office:value="2400000">
            <text:p>2400000</text:p>
          </table:table-cell>
          <table:table-cell table:style-name="Gnumeric-default" office:value-type="float" office:value="625.96">
            <text:p>625.96</text:p>
          </table:table-cell>
          <table:table-cell table:style-name="Gnumeric-default"/>
          <table:table-cell table:style-name="ACE-0x8cc2570" table:formula="of:=([.G58]-[.G59])/[.G59]" office:value-type="float" office:value="0.00452546779214952">
            <text:p>0.0045</text:p>
          </table:table-cell>
          <table:table-cell table:style-name="ACE-0x8cc1bb0" table:formula="of:=LN([.G58])-LN([.G59])" office:value-type="float" office:value="0.00451525865194924">
            <text:p>0.0045</text:p>
          </table:table-cell>
          <table:table-cell table:number-columns-repeated="3" table:style-name="Gnumeric-default"/>
          <table:table-cell table:style-name="ACE-0x923d288" office:value-type="float" office:value="595">
            <text:p><text:a xlink:type="simple" xlink:actuate="onRequest" xlink:href="http://finance.yahoo.com/q/op?s=GOOG&amp;amp;k=595.000000">595</text:a></text:p>
          </table:table-cell>
          <table:table-cell table:style-name="ACE-0x923d348" office:value-type="string" office:string-value="GOOG120616C00595000">
            <text:p><text:a xlink:type="simple" xlink:actuate="onRequest" xlink:href="http://finance.yahoo.com/q?s=GOOG120616C00595000">GOOG120616C00595000</text:a></text:p>
          </table:table-cell>
          <table:table-cell table:style-name="ACE-0x8cc0ef0" office:value-type="float" office:value="62.6">
            <text:p>62.6</text:p>
          </table:table-cell>
          <table:table-cell table:style-name="Gnumeric-default" office:value-type="float" office:value="1.4">
            <office:annotation>
              <text:p>http://l.yimg.com/a/i/us/fi/03rd/down_r.gif<text:line-break/></text:p>
            </office:annotation>
            <text:p>1.4</text:p>
          </table:table-cell>
          <table:table-cell table:style-name="Gnumeric-default" office:value-type="float" office:value="62.2">
            <text:p>62.2</text:p>
          </table:table-cell>
          <table:table-cell table:style-name="Gnumeric-default" office:value-type="float" office:value="63.1">
            <text:p>63.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84">
            <text:p>284</text:p>
          </table:table-cell>
          <table:table-cell table:style-name="Gnumeric-default"/>
          <table:table-cell table:style-name="ACE-0x9258a48" table:formula="of:=(LN([.$G$2])-LN([.N58])+[.$J$77]*([.$J$76]-[.$J$74]*[.$J$74]/2))/SQRT([.$J$77])/[.$J$74]" office:value-type="float" office:value="0.794655556695268">
            <text:p>0.795</text:p>
          </table:table-cell>
          <table:table-cell table:style-name="ACE-0x8cc1bb0" table:formula="of:=NORMDIST([.W58];0;1;1)" office:value-type="float" office:value="0.786593054216426">
            <text:p>0.7866</text:p>
          </table:table-cell>
          <table:table-cell table:style-name="ACE-0x8cc2870" table:formula="of:=NORMDIST([.W58]+[.$J$74]*SQRT([.$J$77]);0;1;1)" office:value-type="float" office:value="0.817113992938153">
            <text:p>0.817</text:p>
          </table:table-cell>
          <table:table-cell table:style-name="Gnumeric-default" table:formula="of:=[.$G$2]*[.Y58]-[.N58]*[.X58]*EXP(-[.$J$76]*[.$J$77])" office:value-type="float" office:value="65.050958889625">
            <text:p>65.050959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10">
            <text:p>Jan/10/2012</text:p>
          </table:table-cell>
          <table:table-cell table:style-name="Gnumeric-default" office:value-type="float" office:value="629.75">
            <text:p>629.75</text:p>
          </table:table-cell>
          <table:table-cell table:style-name="Gnumeric-default" office:value-type="float" office:value="633.8">
            <text:p>633.8</text:p>
          </table:table-cell>
          <table:table-cell table:style-name="Gnumeric-default" office:value-type="float" office:value="616.91">
            <text:p>616.91</text:p>
          </table:table-cell>
          <table:table-cell table:style-name="Gnumeric-default" office:value-type="float" office:value="623.14">
            <text:p>623.14</text:p>
          </table:table-cell>
          <table:table-cell table:style-name="Gnumeric-default" office:value-type="float" office:value="4395600">
            <text:p>4395600</text:p>
          </table:table-cell>
          <table:table-cell table:style-name="Gnumeric-default" office:value-type="float" office:value="623.14">
            <text:p>623.14</text:p>
          </table:table-cell>
          <table:table-cell table:style-name="Gnumeric-default"/>
          <table:table-cell table:style-name="ACE-0x8cc2570" table:formula="of:=([.G59]-[.G60])/[.G60]" office:value-type="float" office:value="0.00109243967483846">
            <text:p>0.0011</text:p>
          </table:table-cell>
          <table:table-cell table:style-name="ACE-0x8cc1bb0" table:formula="of:=LN([.G59])-LN([.G60])" office:value-type="float" office:value="0.00109184339684276">
            <text:p>0.0011</text:p>
          </table:table-cell>
          <table:table-cell table:number-columns-repeated="3" table:style-name="Gnumeric-default"/>
          <table:table-cell table:style-name="ACE-0x923d408" office:value-type="float" office:value="600">
            <text:p><text:a xlink:type="simple" xlink:actuate="onRequest" xlink:href="http://finance.yahoo.com/q/op?s=GOOG&amp;amp;k=600.000000">600</text:a></text:p>
          </table:table-cell>
          <table:table-cell table:style-name="ACE-0x923d4c8" office:value-type="string" office:string-value="GOOG120616C00600000">
            <text:p><text:a xlink:type="simple" xlink:actuate="onRequest" xlink:href="http://finance.yahoo.com/q?s=GOOG120616C00600000">GOOG120616C00600000</text:a></text:p>
          </table:table-cell>
          <table:table-cell table:style-name="ACE-0x8cc0ef0" office:value-type="float" office:value="58.5">
            <text:p>58.5</text:p>
          </table:table-cell>
          <table:table-cell table:style-name="Gnumeric-default" office:value-type="float" office:value="1.5">
            <office:annotation>
              <text:p>http://l.yimg.com/a/i/us/fi/03rd/down_r.gif<text:line-break/></text:p>
            </office:annotation>
            <text:p>1.5</text:p>
          </table:table-cell>
          <table:table-cell table:style-name="Gnumeric-default" office:value-type="float" office:value="58.7">
            <text:p>58.7</text:p>
          </table:table-cell>
          <table:table-cell table:style-name="Gnumeric-default" office:value-type="float" office:value="59.5">
            <text:p>59.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391">
            <text:p>2391</text:p>
          </table:table-cell>
          <table:table-cell table:style-name="Gnumeric-default"/>
          <table:table-cell table:style-name="ACE-0x9258a48" table:formula="of:=(LN([.$G$2])-LN([.N59])+[.$J$77]*([.$J$76]-[.$J$74]*[.$J$74]/2))/SQRT([.$J$77])/[.$J$74]" office:value-type="float" office:value="0.718418248490232">
            <text:p>0.718</text:p>
          </table:table-cell>
          <table:table-cell table:style-name="ACE-0x8cc1bb0" table:formula="of:=NORMDIST([.W59];0;1;1)" office:value-type="float" office:value="0.763750280841751">
            <text:p>0.7638</text:p>
          </table:table-cell>
          <table:table-cell table:style-name="ACE-0x8cc2870" table:formula="of:=NORMDIST([.W59]+[.$J$74]*SQRT([.$J$77]);0;1;1)" office:value-type="float" office:value="0.796216863936534">
            <text:p>0.796</text:p>
          </table:table-cell>
          <table:table-cell table:style-name="Gnumeric-default" table:formula="of:=[.$G$2]*[.Y59]-[.N59]*[.X59]*EXP(-[.$J$76]*[.$J$77])" office:value-type="float" office:value="61.2116240053788">
            <text:p>61.211624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09">
            <text:p>Jan/09/2012</text:p>
          </table:table-cell>
          <table:table-cell table:style-name="Gnumeric-default" office:value-type="float" office:value="646.5">
            <text:p>646.5</text:p>
          </table:table-cell>
          <table:table-cell table:style-name="Gnumeric-default" office:value-type="float" office:value="647">
            <text:p>647</text:p>
          </table:table-cell>
          <table:table-cell table:style-name="Gnumeric-default" office:value-type="float" office:value="621.23">
            <text:p>621.23</text:p>
          </table:table-cell>
          <table:table-cell table:style-name="Gnumeric-default" office:value-type="float" office:value="622.46">
            <text:p>622.46</text:p>
          </table:table-cell>
          <table:table-cell table:style-name="Gnumeric-default" office:value-type="float" office:value="5822600">
            <text:p>5822600</text:p>
          </table:table-cell>
          <table:table-cell table:style-name="Gnumeric-default" office:value-type="float" office:value="622.46">
            <text:p>622.46</text:p>
          </table:table-cell>
          <table:table-cell table:style-name="Gnumeric-default"/>
          <table:table-cell table:style-name="ACE-0x8cc2570" table:formula="of:=([.G60]-[.G61])/[.G61]" office:value-type="float" office:value="-0.0423986954247561">
            <text:p>−0.0424</text:p>
          </table:table-cell>
          <table:table-cell table:style-name="ACE-0x8cc1bb0" table:formula="of:=LN([.G60])-LN([.G61])" office:value-type="float" office:value="-0.0433237624009095">
            <text:p>−0.0433</text:p>
          </table:table-cell>
          <table:table-cell table:number-columns-repeated="3" table:style-name="Gnumeric-default"/>
          <table:table-cell table:style-name="ACE-0x923d588" office:value-type="float" office:value="605">
            <text:p><text:a xlink:type="simple" xlink:actuate="onRequest" xlink:href="http://finance.yahoo.com/q/op?s=GOOG&amp;amp;k=605.000000">605</text:a></text:p>
          </table:table-cell>
          <table:table-cell table:style-name="ACE-0x923d648" office:value-type="string" office:string-value="GOOG120616C00605000">
            <text:p><text:a xlink:type="simple" xlink:actuate="onRequest" xlink:href="http://finance.yahoo.com/q?s=GOOG120616C00605000">GOOG120616C00605000</text:a></text:p>
          </table:table-cell>
          <table:table-cell table:style-name="ACE-0x8cc0ef0" office:value-type="float" office:value="56.4">
            <text:p>56.4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55">
            <text:p>55</text:p>
          </table:table-cell>
          <table:table-cell table:style-name="Gnumeric-default" office:value-type="float" office:value="56">
            <text:p>5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36">
            <text:p>436</text:p>
          </table:table-cell>
          <table:table-cell table:style-name="Gnumeric-default"/>
          <table:table-cell table:style-name="ACE-0x9258a48" table:formula="of:=(LN([.$G$2])-LN([.N60])+[.$J$77]*([.$J$76]-[.$J$74]*[.$J$74]/2))/SQRT([.$J$77])/[.$J$74]" office:value-type="float" office:value="0.642813622334552">
            <text:p>0.643</text:p>
          </table:table-cell>
          <table:table-cell table:style-name="ACE-0x8cc1bb0" table:formula="of:=NORMDIST([.W60];0;1;1)" office:value-type="float" office:value="0.739827478571757">
            <text:p>0.7398</text:p>
          </table:table-cell>
          <table:table-cell table:style-name="ACE-0x8cc2870" table:formula="of:=NORMDIST([.W60]+[.$J$74]*SQRT([.$J$77]);0;1;1)" office:value-type="float" office:value="0.774148658668669">
            <text:p>0.774</text:p>
          </table:table-cell>
          <table:table-cell table:style-name="Gnumeric-default" table:formula="of:=[.$G$2]*[.Y60]-[.N60]*[.X60]*EXP(-[.$J$76]*[.$J$77])" office:value-type="float" office:value="57.4881260418052">
            <text:p>57.48812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06">
            <text:p>Jan/06/2012</text:p>
          </table:table-cell>
          <table:table-cell table:style-name="Gnumeric-default" office:value-type="float" office:value="659.15">
            <text:p>659.15</text:p>
          </table:table-cell>
          <table:table-cell table:style-name="Gnumeric-default" office:value-type="float" office:value="660">
            <text:p>660</text:p>
          </table:table-cell>
          <table:table-cell table:style-name="Gnumeric-default" office:value-type="float" office:value="649.79">
            <text:p>649.79</text:p>
          </table:table-cell>
          <table:table-cell table:style-name="Gnumeric-default" office:value-type="float" office:value="650.02">
            <text:p>650.02</text:p>
          </table:table-cell>
          <table:table-cell table:style-name="Gnumeric-default" office:value-type="float" office:value="2692900">
            <text:p>2692900</text:p>
          </table:table-cell>
          <table:table-cell table:style-name="Gnumeric-default" office:value-type="float" office:value="650.02">
            <text:p>650.02</text:p>
          </table:table-cell>
          <table:table-cell table:style-name="Gnumeric-default"/>
          <table:table-cell table:style-name="ACE-0x8cc2570" table:formula="of:=([.G61]-[.G62])/[.G62]" office:value-type="float" office:value="-0.0136416746331619">
            <text:p>−0.0136</text:p>
          </table:table-cell>
          <table:table-cell table:style-name="ACE-0x8cc1bb0" table:formula="of:=LN([.G61])-LN([.G62])" office:value-type="float" office:value="-0.0137355772471155">
            <text:p>−0.0137</text:p>
          </table:table-cell>
          <table:table-cell table:number-columns-repeated="3" table:style-name="Gnumeric-default"/>
          <table:table-cell table:style-name="ACE-0x923d708" office:value-type="float" office:value="610">
            <text:p><text:a xlink:type="simple" xlink:actuate="onRequest" xlink:href="http://finance.yahoo.com/q/op?s=GOOG&amp;amp;k=610.000000">610</text:a></text:p>
          </table:table-cell>
          <table:table-cell table:style-name="ACE-0x923d7c8" office:value-type="string" office:string-value="GOOG120616C00610000">
            <text:p><text:a xlink:type="simple" xlink:actuate="onRequest" xlink:href="http://finance.yahoo.com/q?s=GOOG120616C00610000">GOOG120616C00610000</text:a></text:p>
          </table:table-cell>
          <table:table-cell table:style-name="ACE-0x8cc0ef0" office:value-type="float" office:value="51">
            <text:p>51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51.7">
            <text:p>51.7</text:p>
          </table:table-cell>
          <table:table-cell table:style-name="Gnumeric-default" office:value-type="float" office:value="52.5">
            <text:p>52.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172">
            <text:p>1172</text:p>
          </table:table-cell>
          <table:table-cell table:style-name="Gnumeric-default"/>
          <table:table-cell table:style-name="ACE-0x9258a48" table:formula="of:=(LN([.$G$2])-LN([.N61])+[.$J$77]*([.$J$76]-[.$J$74]*[.$J$74]/2))/SQRT([.$J$77])/[.$J$74]" office:value-type="float" office:value="0.567831263531065">
            <text:p>0.568</text:p>
          </table:table-cell>
          <table:table-cell table:style-name="ACE-0x8cc1bb0" table:formula="of:=NORMDIST([.W61];0;1;1)" office:value-type="float" office:value="0.714925225490468">
            <text:p>0.7149</text:p>
          </table:table-cell>
          <table:table-cell table:style-name="ACE-0x8cc2870" table:formula="of:=NORMDIST([.W61]+[.$J$74]*SQRT([.$J$77]);0;1;1)" office:value-type="float" office:value="0.750986398032528">
            <text:p>0.751</text:p>
          </table:table-cell>
          <table:table-cell table:style-name="Gnumeric-default" table:formula="of:=[.$G$2]*[.Y61]-[.N61]*[.X61]*EXP(-[.$J$76]*[.$J$77])" office:value-type="float" office:value="53.8855700574259">
            <text:p>53.885570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05">
            <text:p>Jan/05/2012</text:p>
          </table:table-cell>
          <table:table-cell table:style-name="Gnumeric-default" office:value-type="float" office:value="662.13">
            <text:p>662.13</text:p>
          </table:table-cell>
          <table:table-cell table:style-name="Gnumeric-default" office:value-type="float" office:value="663.97">
            <text:p>663.97</text:p>
          </table:table-cell>
          <table:table-cell table:style-name="Gnumeric-default" office:value-type="float" office:value="656.23">
            <text:p>656.23</text:p>
          </table:table-cell>
          <table:table-cell table:style-name="Gnumeric-default" office:value-type="float" office:value="659.01">
            <text:p>659.01</text:p>
          </table:table-cell>
          <table:table-cell table:style-name="Gnumeric-default" office:value-type="float" office:value="3282900">
            <text:p>3282900</text:p>
          </table:table-cell>
          <table:table-cell table:style-name="Gnumeric-default" office:value-type="float" office:value="659.01">
            <text:p>659.01</text:p>
          </table:table-cell>
          <table:table-cell table:style-name="Gnumeric-default"/>
          <table:table-cell table:style-name="ACE-0x8cc2570" table:formula="of:=([.G62]-[.G63])/[.G63]" office:value-type="float" office:value="-0.0138714311366493">
            <text:p>−0.0139</text:p>
          </table:table-cell>
          <table:table-cell table:style-name="ACE-0x8cc1bb0" table:formula="of:=LN([.G62])-LN([.G63])" office:value-type="float" office:value="-0.0139685384953738">
            <text:p>−0.0140</text:p>
          </table:table-cell>
          <table:table-cell table:number-columns-repeated="3" table:style-name="Gnumeric-default"/>
          <table:table-cell table:style-name="ACE-0x923d888" office:value-type="float" office:value="615">
            <text:p><text:a xlink:type="simple" xlink:actuate="onRequest" xlink:href="http://finance.yahoo.com/q/op?s=GOOG&amp;amp;k=615.000000">615</text:a></text:p>
          </table:table-cell>
          <table:table-cell table:style-name="ACE-0x923d948" office:value-type="string" office:string-value="GOOG120616C00615000">
            <text:p><text:a xlink:type="simple" xlink:actuate="onRequest" xlink:href="http://finance.yahoo.com/q?s=GOOG120616C00615000">GOOG120616C00615000</text:a></text:p>
          </table:table-cell>
          <table:table-cell table:style-name="ACE-0x8cc0ef0" office:value-type="float" office:value="43.5">
            <text:p>43.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48.4">
            <text:p>48.4</text:p>
          </table:table-cell>
          <table:table-cell table:style-name="Gnumeric-default" office:value-type="float" office:value="49">
            <text:p>49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671">
            <text:p>671</text:p>
          </table:table-cell>
          <table:table-cell table:style-name="Gnumeric-default"/>
          <table:table-cell table:style-name="ACE-0x9258a48" table:formula="of:=(LN([.$G$2])-LN([.N62])+[.$J$77]*([.$J$76]-[.$J$74]*[.$J$74]/2))/SQRT([.$J$77])/[.$J$74]" office:value-type="float" office:value="0.493461012442138">
            <text:p>0.493</text:p>
          </table:table-cell>
          <table:table-cell table:style-name="ACE-0x8cc1bb0" table:formula="of:=NORMDIST([.W62];0;1;1)" office:value-type="float" office:value="0.689156559390247">
            <text:p>0.6892</text:p>
          </table:table-cell>
          <table:table-cell table:style-name="ACE-0x8cc2870" table:formula="of:=NORMDIST([.W62]+[.$J$74]*SQRT([.$J$77]);0;1;1)" office:value-type="float" office:value="0.726821095840395">
            <text:p>0.727</text:p>
          </table:table-cell>
          <table:table-cell table:style-name="Gnumeric-default" table:formula="of:=[.$G$2]*[.Y62]-[.N62]*[.X62]*EXP(-[.$J$76]*[.$J$77])" office:value-type="float" office:value="50.40853144832">
            <text:p>50.408531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04">
            <text:p>Jan/04/2012</text:p>
          </table:table-cell>
          <table:table-cell table:style-name="Gnumeric-default" office:value-type="float" office:value="665.03">
            <text:p>665.03</text:p>
          </table:table-cell>
          <table:table-cell table:style-name="Gnumeric-default" office:value-type="float" office:value="670.25">
            <text:p>670.25</text:p>
          </table:table-cell>
          <table:table-cell table:style-name="Gnumeric-default" office:value-type="float" office:value="660.62">
            <text:p>660.62</text:p>
          </table:table-cell>
          <table:table-cell table:style-name="Gnumeric-default" office:value-type="float" office:value="668.28">
            <text:p>668.28</text:p>
          </table:table-cell>
          <table:table-cell table:style-name="Gnumeric-default" office:value-type="float" office:value="2864000">
            <text:p>2864000</text:p>
          </table:table-cell>
          <table:table-cell table:style-name="Gnumeric-default" office:value-type="float" office:value="668.28">
            <text:p>668.28</text:p>
          </table:table-cell>
          <table:table-cell table:style-name="Gnumeric-default"/>
          <table:table-cell table:style-name="ACE-0x8cc2570" table:formula="of:=([.G63]-[.G64])/[.G64]" office:value-type="float" office:value="0.00431313025052224">
            <text:p>0.0043</text:p>
          </table:table-cell>
          <table:table-cell table:style-name="ACE-0x8cc1bb0" table:formula="of:=LN([.G63])-LN([.G64])" office:value-type="float" office:value="0.0043038553638759">
            <text:p>0.0043</text:p>
          </table:table-cell>
          <table:table-cell table:number-columns-repeated="3" table:style-name="Gnumeric-default"/>
          <table:table-cell table:style-name="ACE-0x923da08" office:value-type="float" office:value="620">
            <text:p><text:a xlink:type="simple" xlink:actuate="onRequest" xlink:href="http://finance.yahoo.com/q/op?s=GOOG&amp;amp;k=620.000000">620</text:a></text:p>
          </table:table-cell>
          <table:table-cell table:style-name="ACE-0x923dac8" office:value-type="string" office:string-value="GOOG120616C00620000">
            <text:p><text:a xlink:type="simple" xlink:actuate="onRequest" xlink:href="http://finance.yahoo.com/q?s=GOOG120616C00620000">GOOG120616C00620000</text:a></text:p>
          </table:table-cell>
          <table:table-cell table:style-name="ACE-0x8cc0ef0" office:value-type="float" office:value="43">
            <text:p>43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45.2">
            <text:p>45.2</text:p>
          </table:table-cell>
          <table:table-cell table:style-name="Gnumeric-default" office:value-type="float" office:value="45.7">
            <text:p>45.7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1237">
            <text:p>1237</text:p>
          </table:table-cell>
          <table:table-cell table:style-name="Gnumeric-default"/>
          <table:table-cell table:style-name="ACE-0x9258a48" table:formula="of:=(LN([.$G$2])-LN([.N63])+[.$J$77]*([.$J$76]-[.$J$74]*[.$J$74]/2))/SQRT([.$J$77])/[.$J$74]" office:value-type="float" office:value="0.419692956228401">
            <text:p>0.420</text:p>
          </table:table-cell>
          <table:table-cell table:style-name="ACE-0x8cc1bb0" table:formula="of:=NORMDIST([.W63];0;1;1)" office:value-type="float" office:value="0.662645114293129">
            <text:p>0.6626</text:p>
          </table:table-cell>
          <table:table-cell table:style-name="ACE-0x8cc2870" table:formula="of:=NORMDIST([.W63]+[.$J$74]*SQRT([.$J$77]);0;1;1)" office:value-type="float" office:value="0.701756378436198">
            <text:p>0.702</text:p>
          </table:table-cell>
          <table:table-cell table:style-name="Gnumeric-default" table:formula="of:=[.$G$2]*[.Y63]-[.N63]*[.X63]*EXP(-[.$J$76]*[.$J$77])" office:value-type="float" office:value="47.0609987618537">
            <text:p>47.060999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2-01-03">
            <text:p>Jan/03/2012</text:p>
          </table:table-cell>
          <table:table-cell table:style-name="Gnumeric-default" office:value-type="float" office:value="652.94">
            <text:p>652.94</text:p>
          </table:table-cell>
          <table:table-cell table:style-name="Gnumeric-default" office:value-type="float" office:value="668.15">
            <text:p>668.15</text:p>
          </table:table-cell>
          <table:table-cell table:style-name="Gnumeric-default" office:value-type="float" office:value="652.37">
            <text:p>652.37</text:p>
          </table:table-cell>
          <table:table-cell table:style-name="Gnumeric-default" office:value-type="float" office:value="665.41">
            <text:p>665.41</text:p>
          </table:table-cell>
          <table:table-cell table:style-name="Gnumeric-default" office:value-type="float" office:value="3676500">
            <text:p>3676500</text:p>
          </table:table-cell>
          <table:table-cell table:style-name="Gnumeric-default" office:value-type="float" office:value="665.41">
            <text:p>665.41</text:p>
          </table:table-cell>
          <table:table-cell table:style-name="Gnumeric-default"/>
          <table:table-cell table:style-name="ACE-0x8cc2570" table:formula="of:=([.G64]-[.G65])/[.G65]" office:value-type="float" office:value="0.0302059142282087">
            <text:p>0.0302</text:p>
          </table:table-cell>
          <table:table-cell table:style-name="ACE-0x8cc1bb0" table:formula="of:=LN([.G64])-LN([.G65])" office:value-type="float" office:value="0.0297586989872753">
            <text:p>0.0298</text:p>
          </table:table-cell>
          <table:table-cell table:number-columns-repeated="3" table:style-name="Gnumeric-default"/>
          <table:table-cell table:style-name="ACE-0x923db88" office:value-type="float" office:value="625">
            <text:p><text:a xlink:type="simple" xlink:actuate="onRequest" xlink:href="http://finance.yahoo.com/q/op?s=GOOG&amp;amp;k=625.000000">625</text:a></text:p>
          </table:table-cell>
          <table:table-cell table:style-name="ACE-0x923dc48" office:value-type="string" office:string-value="GOOG120616C00625000">
            <text:p><text:a xlink:type="simple" xlink:actuate="onRequest" xlink:href="http://finance.yahoo.com/q?s=GOOG120616C00625000">GOOG120616C00625000</text:a></text:p>
          </table:table-cell>
          <table:table-cell table:style-name="ACE-0x8cc0ef0" office:value-type="float" office:value="43.7">
            <text:p>43.7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42">
            <text:p>42</text:p>
          </table:table-cell>
          <table:table-cell table:style-name="Gnumeric-default" office:value-type="float" office:value="42.5">
            <text:p>42.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430">
            <text:p>430</text:p>
          </table:table-cell>
          <table:table-cell table:style-name="Gnumeric-default"/>
          <table:table-cell table:style-name="ACE-0x9258a48" table:formula="of:=(LN([.$G$2])-LN([.N64])+[.$J$77]*([.$J$76]-[.$J$74]*[.$J$74]/2))/SQRT([.$J$77])/[.$J$74]" office:value-type="float" office:value="0.346517420919321">
            <text:p>0.347</text:p>
          </table:table-cell>
          <table:table-cell table:style-name="ACE-0x8cc1bb0" table:formula="of:=NORMDIST([.W64];0;1;1)" office:value-type="float" office:value="0.635523052879946">
            <text:p>0.6355</text:p>
          </table:table-cell>
          <table:table-cell table:style-name="ACE-0x8cc2870" table:formula="of:=NORMDIST([.W64]+[.$J$74]*SQRT([.$J$77]);0;1;1)" office:value-type="float" office:value="0.675906838510946">
            <text:p>0.676</text:p>
          </table:table-cell>
          <table:table-cell table:style-name="Gnumeric-default" table:formula="of:=[.$G$2]*[.Y64]-[.N64]*[.X64]*EXP(-[.$J$76]*[.$J$77])" office:value-type="float" office:value="43.846326269028">
            <text:p>43.846326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1-12-30">
            <text:p>Dec/30/2011</text:p>
          </table:table-cell>
          <table:table-cell table:style-name="Gnumeric-default" office:value-type="float" office:value="642.02">
            <text:p>642.02</text:p>
          </table:table-cell>
          <table:table-cell table:style-name="Gnumeric-default" office:value-type="float" office:value="646.76">
            <text:p>646.76</text:p>
          </table:table-cell>
          <table:table-cell table:style-name="Gnumeric-default" office:value-type="float" office:value="642.02">
            <text:p>642.02</text:p>
          </table:table-cell>
          <table:table-cell table:style-name="Gnumeric-default" office:value-type="float" office:value="645.9">
            <text:p>645.9</text:p>
          </table:table-cell>
          <table:table-cell table:style-name="Gnumeric-default" office:value-type="float" office:value="1782300">
            <text:p>1782300</text:p>
          </table:table-cell>
          <table:table-cell table:style-name="Gnumeric-default" office:value-type="float" office:value="645.9">
            <text:p>645.9</text:p>
          </table:table-cell>
          <table:table-cell table:style-name="Gnumeric-default"/>
          <table:table-cell table:style-name="ACE-0x8cc2570" table:formula="of:=([.G65]-[.G66])/[.G66]" office:value-type="float" office:value="0.00544831880448319">
            <text:p>0.0054</text:p>
          </table:table-cell>
          <table:table-cell table:style-name="ACE-0x8cc1bb0" table:formula="of:=LN([.G65])-LN([.G66])" office:value-type="float" office:value="0.0054335304058748">
            <text:p>0.0054</text:p>
          </table:table-cell>
          <table:table-cell table:number-columns-repeated="3" table:style-name="Gnumeric-default"/>
          <table:table-cell table:style-name="ACE-0x923dd08" office:value-type="float" office:value="630">
            <text:p><text:a xlink:type="simple" xlink:actuate="onRequest" xlink:href="http://finance.yahoo.com/q/op?s=GOOG&amp;amp;k=630.000000">630</text:a></text:p>
          </table:table-cell>
          <table:table-cell table:style-name="ACE-0x923ddc8" office:value-type="string" office:string-value="GOOG120616C00630000">
            <text:p><text:a xlink:type="simple" xlink:actuate="onRequest" xlink:href="http://finance.yahoo.com/q?s=GOOG120616C00630000">GOOG120616C00630000</text:a></text:p>
          </table:table-cell>
          <table:table-cell table:style-name="ACE-0x8cc0ef0" office:value-type="float" office:value="40.5">
            <text:p>40.5</text:p>
          </table:table-cell>
          <table:table-cell table:style-name="Gnumeric-default" office:value-type="float" office:value="0.2">
            <office:annotation>
              <text:p>http://l.yimg.com/a/i/us/fi/03rd/down_r.gif<text:line-break/></text:p>
            </office:annotation>
            <text:p>0.2</text:p>
          </table:table-cell>
          <table:table-cell table:style-name="Gnumeric-default" office:value-type="float" office:value="39">
            <text:p>39</text:p>
          </table:table-cell>
          <table:table-cell table:style-name="Gnumeric-default" office:value-type="float" office:value="39.5">
            <text:p>39.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807">
            <text:p>807</text:p>
          </table:table-cell>
          <table:table-cell table:style-name="Gnumeric-default"/>
          <table:table-cell table:style-name="ACE-0x9258a48" table:formula="of:=(LN([.$G$2])-LN([.N65])+[.$J$77]*([.$J$76]-[.$J$74]*[.$J$74]/2))/SQRT([.$J$77])/[.$J$74]" office:value-type="float" office:value="0.273924963799566">
            <text:p>0.274</text:p>
          </table:table-cell>
          <table:table-cell table:style-name="ACE-0x8cc1bb0" table:formula="of:=NORMDIST([.W65];0;1;1)" office:value-type="float" office:value="0.607928856636807">
            <text:p>0.6079</text:p>
          </table:table-cell>
          <table:table-cell table:style-name="ACE-0x8cc2870" table:formula="of:=NORMDIST([.W65]+[.$J$74]*SQRT([.$J$77]);0;1;1)" office:value-type="float" office:value="0.649396173126083">
            <text:p>0.649</text:p>
          </table:table-cell>
          <table:table-cell table:style-name="Gnumeric-default" table:formula="of:=[.$G$2]*[.Y65]-[.N65]*[.X65]*EXP(-[.$J$76]*[.$J$77])" office:value-type="float" office:value="40.7671971544287">
            <text:p>40.767197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1-12-29">
            <text:p>Dec/29/2011</text:p>
          </table:table-cell>
          <table:table-cell table:style-name="Gnumeric-default" office:value-type="float" office:value="641.49">
            <text:p>641.49</text:p>
          </table:table-cell>
          <table:table-cell table:style-name="Gnumeric-default" office:value-type="float" office:value="643">
            <text:p>643</text:p>
          </table:table-cell>
          <table:table-cell table:style-name="Gnumeric-default" office:value-type="float" office:value="635.2">
            <text:p>635.2</text:p>
          </table:table-cell>
          <table:table-cell table:style-name="Gnumeric-default" office:value-type="float" office:value="642.4">
            <text:p>642.4</text:p>
          </table:table-cell>
          <table:table-cell table:style-name="Gnumeric-default" office:value-type="float" office:value="1575400">
            <text:p>1575400</text:p>
          </table:table-cell>
          <table:table-cell table:style-name="Gnumeric-default" office:value-type="float" office:value="642.4">
            <text:p>642.4</text:p>
          </table:table-cell>
          <table:table-cell table:style-name="Gnumeric-default"/>
          <table:table-cell table:style-name="ACE-0x8cc2570" table:formula="of:=([.G66]-[.G67])/[.G67]" office:value-type="float" office:value="0.00422072846646855">
            <text:p>0.0042</text:p>
          </table:table-cell>
          <table:table-cell table:style-name="ACE-0x8cc1bb0" table:formula="of:=LN([.G66])-LN([.G67])" office:value-type="float" office:value="0.0042118461764602">
            <text:p>0.0042</text:p>
          </table:table-cell>
          <table:table-cell table:number-columns-repeated="3" table:style-name="Gnumeric-default"/>
          <table:table-cell table:style-name="ACE-0x923de88" office:value-type="float" office:value="635">
            <text:p><text:a xlink:type="simple" xlink:actuate="onRequest" xlink:href="http://finance.yahoo.com/q/op?s=GOOG&amp;amp;k=635.000000">635</text:a></text:p>
          </table:table-cell>
          <table:table-cell table:style-name="ACE-0x923df48" office:value-type="string" office:string-value="GOOG120616C00635000">
            <text:p><text:a xlink:type="simple" xlink:actuate="onRequest" xlink:href="http://finance.yahoo.com/q?s=GOOG120616C00635000">GOOG120616C00635000</text:a></text:p>
          </table:table-cell>
          <table:table-cell table:style-name="ACE-0x8cc0ef0" office:value-type="float" office:value="37.74">
            <text:p>37.74</text:p>
          </table:table-cell>
          <table:table-cell table:style-name="Gnumeric-default" office:value-type="float" office:value="1.34">
            <office:annotation>
              <text:p>http://l.yimg.com/a/i/us/fi/03rd/up_g.gif<text:line-break/></text:p>
            </office:annotation>
            <text:p>1.34</text:p>
          </table:table-cell>
          <table:table-cell table:style-name="Gnumeric-default" office:value-type="float" office:value="36.1">
            <text:p>36.1</text:p>
          </table:table-cell>
          <table:table-cell table:style-name="Gnumeric-default" office:value-type="float" office:value="36.7">
            <text:p>36.7</text:p>
          </table:table-cell>
          <table:table-cell table:style-name="Gnumeric-default" office:value-type="float" office:value="12">
            <text:p>12</text:p>
          </table:table-cell>
          <table:table-cell table:style-name="Gnumeric-default" office:value-type="float" office:value="948">
            <text:p>948</text:p>
          </table:table-cell>
          <table:table-cell table:style-name="Gnumeric-default"/>
          <table:table-cell table:style-name="ACE-0x9258a48" table:formula="of:=(LN([.$G$2])-LN([.N66])+[.$J$77]*([.$J$76]-[.$J$74]*[.$J$74]/2))/SQRT([.$J$77])/[.$J$74]" office:value-type="float" office:value="0.201906366096475">
            <text:p>0.202</text:p>
          </table:table-cell>
          <table:table-cell table:style-name="ACE-0x8cc1bb0" table:formula="of:=NORMDIST([.W66];0;1;1)" office:value-type="float" office:value="0.58000503742585">
            <text:p>0.5800</text:p>
          </table:table-cell>
          <table:table-cell table:style-name="ACE-0x8cc2870" table:formula="of:=NORMDIST([.W66]+[.$J$74]*SQRT([.$J$77]);0;1;1)" office:value-type="float" office:value="0.622355161102426">
            <text:p>0.622</text:p>
          </table:table-cell>
          <table:table-cell table:style-name="Gnumeric-default" table:formula="of:=[.$G$2]*[.Y66]-[.N66]*[.X66]*EXP(-[.$J$76]*[.$J$77])" office:value-type="float" office:value="37.825597870918">
            <text:p>37.825598</text:p>
          </table:table-cell>
          <table:table-cell table:number-columns-repeated="230" table:style-name="Gnumeric-default"/>
        </table:table-row>
        <table:table-row table:style-name="AROW-1">
          <table:table-cell table:style-name="Gnumeric-default" office:value-type="date" office:date-value="2011-12-28">
            <text:p>Dec/28/2011</text:p>
          </table:table-cell>
          <table:table-cell table:style-name="Gnumeric-default" office:value-type="float" office:value="642.75">
            <text:p>642.75</text:p>
          </table:table-cell>
          <table:table-cell table:style-name="Gnumeric-default" office:value-type="float" office:value="645">
            <text:p>645</text:p>
          </table:table-cell>
          <table:table-cell table:style-name="Gnumeric-default" office:value-type="float" office:value="638.1">
            <text:p>638.1</text:p>
          </table:table-cell>
          <table:table-cell table:style-name="Gnumeric-default" office:value-type="float" office:value="639.7">
            <text:p>639.7</text:p>
          </table:table-cell>
          <table:table-cell table:style-name="Gnumeric-default" office:value-type="float" office:value="2127200">
            <text:p>2127200</text:p>
          </table:table-cell>
          <table:table-cell table:style-name="Gnumeric-default" office:value-type="float" office:value="639.7">
            <text:p>639.7</text:p>
          </table:table-cell>
          <table:table-cell table:style-name="Gnumeric-default"/>
          <table:table-cell table:style-name="ACE-0x8cc2570"/>
          <table:table-cell table:number-columns-repeated="4" table:style-name="Gnumeric-default"/>
          <table:table-cell table:style-name="ACE-0x923e008" office:value-type="float" office:value="640">
            <text:p><text:a xlink:type="simple" xlink:actuate="onRequest" xlink:href="http://finance.yahoo.com/q/op?s=GOOG&amp;amp;k=640.000000">640</text:a></text:p>
          </table:table-cell>
          <table:table-cell table:style-name="ACE-0x923e0c8" office:value-type="string" office:string-value="GOOG120616C00640000">
            <text:p><text:a xlink:type="simple" xlink:actuate="onRequest" xlink:href="http://finance.yahoo.com/q?s=GOOG120616C00640000">GOOG120616C00640000</text:a></text:p>
          </table:table-cell>
          <table:table-cell table:style-name="ACE-0x8cc0ef0" office:value-type="float" office:value="33">
            <text:p>33</text:p>
          </table:table-cell>
          <table:table-cell table:style-name="Gnumeric-default" office:value-type="float" office:value="0.6">
            <office:annotation>
              <text:p>http://l.yimg.com/a/i/us/fi/03rd/down_r.gif<text:line-break/></text:p>
            </office:annotation>
            <text:p>0.6</text:p>
          </table:table-cell>
          <table:table-cell table:style-name="Gnumeric-default" office:value-type="float" office:value="33.3">
            <text:p>33.3</text:p>
          </table:table-cell>
          <table:table-cell table:style-name="Gnumeric-default" office:value-type="float" office:value="33.8">
            <text:p>33.8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896">
            <text:p>896</text:p>
          </table:table-cell>
          <table:table-cell table:style-name="Gnumeric-default"/>
          <table:table-cell table:style-name="ACE-0x9258a48" table:formula="of:=(LN([.$G$2])-LN([.N67])+[.$J$77]*([.$J$76]-[.$J$74]*[.$J$74]/2))/SQRT([.$J$77])/[.$J$74]" office:value-type="float" office:value="0.130452625954168">
            <text:p>0.130</text:p>
          </table:table-cell>
          <table:table-cell table:style-name="ACE-0x8cc1bb0" table:formula="of:=NORMDIST([.W67];0;1;1)" office:value-type="float" office:value="0.551895833609273">
            <text:p>0.5519</text:p>
          </table:table-cell>
          <table:table-cell table:style-name="ACE-0x8cc2870" table:formula="of:=NORMDIST([.W67]+[.$J$74]*SQRT([.$J$77]);0;1;1)" office:value-type="float" office:value="0.59491953778058">
            <text:p>0.595</text:p>
          </table:table-cell>
          <table:table-cell table:style-name="Gnumeric-default" table:formula="of:=[.$G$2]*[.Y67]-[.N67]*[.X67]*EXP(-[.$J$76]*[.$J$77])" office:value-type="float" office:value="35.0228038911499">
            <text:p>35.022804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3e188" office:value-type="float" office:value="645">
            <text:p><text:a xlink:type="simple" xlink:actuate="onRequest" xlink:href="http://finance.yahoo.com/q/op?s=GOOG&amp;amp;k=645.000000">645</text:a></text:p>
          </table:table-cell>
          <table:table-cell table:style-name="ACE-0x923e248" office:value-type="string" office:string-value="GOOG120616C00645000">
            <text:p><text:a xlink:type="simple" xlink:actuate="onRequest" xlink:href="http://finance.yahoo.com/q?s=GOOG120616C00645000">GOOG120616C00645000</text:a></text:p>
          </table:table-cell>
          <table:table-cell table:style-name="ACE-0x8cc0ef0" office:value-type="float" office:value="31">
            <text:p>31</text:p>
          </table:table-cell>
          <table:table-cell table:style-name="Gnumeric-default" office:value-type="float" office:value="0.9">
            <office:annotation>
              <text:p>http://l.yimg.com/a/i/us/fi/03rd/down_r.gif<text:line-break/></text:p>
            </office:annotation>
            <text:p>0.9</text:p>
          </table:table-cell>
          <table:table-cell table:style-name="Gnumeric-default" office:value-type="float" office:value="30.8">
            <text:p>30.8</text:p>
          </table:table-cell>
          <table:table-cell table:style-name="Gnumeric-default" office:value-type="float" office:value="31.3">
            <text:p>31.3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814">
            <text:p>814</text:p>
          </table:table-cell>
          <table:table-cell table:style-name="Gnumeric-default"/>
          <table:table-cell table:style-name="ACE-0x9258a48" table:formula="of:=(LN([.$G$2])-LN([.N68])+[.$J$77]*([.$J$76]-[.$J$74]*[.$J$74]/2))/SQRT([.$J$77])/[.$J$74]" office:value-type="float" office:value="0.059554951681116">
            <text:p>0.060</text:p>
          </table:table-cell>
          <table:table-cell table:style-name="ACE-0x8cc1bb0" table:formula="of:=NORMDIST([.W68];0;1;1)" office:value-type="float" office:value="0.523744951002452">
            <text:p>0.5237</text:p>
          </table:table-cell>
          <table:table-cell table:style-name="ACE-0x8cc2870" table:formula="of:=NORMDIST([.W68]+[.$J$74]*SQRT([.$J$77]);0;1;1)" office:value-type="float" office:value="0.56722782573356">
            <text:p>0.567</text:p>
          </table:table-cell>
          <table:table-cell table:style-name="Gnumeric-default" table:formula="of:=[.$G$2]*[.Y68]-[.N68]*[.X68]*EXP(-[.$J$76]*[.$J$77])" office:value-type="float" office:value="32.3593767815466">
            <text:p>32.359377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3e308" office:value-type="float" office:value="650">
            <text:p><text:a xlink:type="simple" xlink:actuate="onRequest" xlink:href="http://finance.yahoo.com/q/op?s=GOOG&amp;amp;k=650.000000">650</text:a></text:p>
          </table:table-cell>
          <table:table-cell table:style-name="ACE-0x923e3c8" office:value-type="string" office:string-value="GOOG120616C00650000">
            <text:p><text:a xlink:type="simple" xlink:actuate="onRequest" xlink:href="http://finance.yahoo.com/q?s=GOOG120616C00650000">GOOG120616C00650000</text:a></text:p>
          </table:table-cell>
          <table:table-cell table:style-name="ACE-0x8cc0ef0" office:value-type="float" office:value="28.8">
            <text:p>28.8</text:p>
          </table:table-cell>
          <table:table-cell table:style-name="Gnumeric-default" office:value-type="float" office:value="0.9">
            <office:annotation>
              <text:p>http://l.yimg.com/a/i/us/fi/03rd/down_r.gif<text:line-break/></text:p>
            </office:annotation>
            <text:p>0.9</text:p>
          </table:table-cell>
          <table:table-cell table:style-name="Gnumeric-default" office:value-type="float" office:value="28.4">
            <text:p>28.4</text:p>
          </table:table-cell>
          <table:table-cell table:style-name="Gnumeric-default" office:value-type="float" office:value="28.9">
            <text:p>28.9</text:p>
          </table:table-cell>
          <table:table-cell table:style-name="Gnumeric-default" office:value-type="float" office:value="194">
            <text:p>194</text:p>
          </table:table-cell>
          <table:table-cell table:style-name="Gnumeric-default" office:value-type="float" office:value="4089">
            <text:p>4089</text:p>
          </table:table-cell>
          <table:table-cell table:style-name="Gnumeric-default"/>
          <table:table-cell table:style-name="ACE-0x9258a48" table:formula="of:=(LN([.$G$2])-LN([.N69])+[.$J$77]*([.$J$76]-[.$J$74]*[.$J$74]/2))/SQRT([.$J$77])/[.$J$74]" office:value-type="float" office:value="-0.010795244741575">
            <text:p>−0.011</text:p>
          </table:table-cell>
          <table:table-cell table:style-name="ACE-0x8cc1bb0" table:formula="of:=NORMDIST([.W69];0;1;1)" office:value-type="float" office:value="0.495693404091983">
            <text:p>0.4957</text:p>
          </table:table-cell>
          <table:table-cell table:style-name="ACE-0x8cc2870" table:formula="of:=NORMDIST([.W69]+[.$J$74]*SQRT([.$J$77]);0;1;1)" office:value-type="float" office:value="0.539419178443012">
            <text:p>0.539</text:p>
          </table:table-cell>
          <table:table-cell table:style-name="Gnumeric-default" table:formula="of:=[.$G$2]*[.Y69]-[.N69]*[.X69]*EXP(-[.$J$76]*[.$J$77])" office:value-type="float" office:value="29.8351722370965">
            <text:p>29.835172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string" office:string-value="sample mean">
            <text:p>sample mean</text:p>
          </table:table-cell>
          <table:table-cell table:style-name="ACE-0x8cc2570"/>
          <table:table-cell table:style-name="ACE-0x8cc1bb0" table:formula="of:=AVERAGE([.J2:.J66])" office:value-type="float" office:value="0.000172666504545933">
            <text:p>0.0002</text:p>
          </table:table-cell>
          <table:table-cell table:number-columns-repeated="3" table:style-name="Gnumeric-default"/>
          <table:table-cell table:style-name="ACE-0x923e488" office:value-type="float" office:value="655">
            <text:p><text:a xlink:type="simple" xlink:actuate="onRequest" xlink:href="http://finance.yahoo.com/q/op?s=GOOG&amp;amp;k=655.000000">655</text:a></text:p>
          </table:table-cell>
          <table:table-cell table:style-name="ACE-0x923e548" office:value-type="string" office:string-value="GOOG120616C00655000">
            <text:p><text:a xlink:type="simple" xlink:actuate="onRequest" xlink:href="http://finance.yahoo.com/q?s=GOOG120616C00655000">GOOG120616C00655000</text:a></text:p>
          </table:table-cell>
          <table:table-cell table:style-name="ACE-0x8cc0ef0" office:value-type="float" office:value="25.8">
            <text:p>25.8</text:p>
          </table:table-cell>
          <table:table-cell table:style-name="Gnumeric-default" office:value-type="float" office:value="0.9">
            <office:annotation>
              <text:p>http://l.yimg.com/a/i/us/fi/03rd/down_r.gif<text:line-break/></text:p>
            </office:annotation>
            <text:p>0.9</text:p>
          </table:table-cell>
          <table:table-cell table:style-name="Gnumeric-default" office:value-type="float" office:value="26.1">
            <text:p>26.1</text:p>
          </table:table-cell>
          <table:table-cell table:style-name="Gnumeric-default" office:value-type="float" office:value="26.6">
            <text:p>26.6</text:p>
          </table:table-cell>
          <table:table-cell table:style-name="Gnumeric-default" office:value-type="float" office:value="77">
            <text:p>77</text:p>
          </table:table-cell>
          <table:table-cell table:style-name="Gnumeric-default" office:value-type="float" office:value="554">
            <text:p>554</text:p>
          </table:table-cell>
          <table:table-cell table:style-name="Gnumeric-default"/>
          <table:table-cell table:style-name="ACE-0x9258a48" table:formula="of:=(LN([.$G$2])-LN([.N70])+[.$J$77]*([.$J$76]-[.$J$74]*[.$J$74]/2))/SQRT([.$J$77])/[.$J$74]" office:value-type="float" office:value="-0.0806063539031734">
            <text:p>−0.081</text:p>
          </table:table-cell>
          <table:table-cell table:style-name="ACE-0x8cc1bb0" table:formula="of:=NORMDIST([.W70];0;1;1)" office:value-type="float" office:value="0.467877506483631">
            <text:p>0.4679</text:p>
          </table:table-cell>
          <table:table-cell table:style-name="ACE-0x8cc2870" table:formula="of:=NORMDIST([.W70]+[.$J$74]*SQRT([.$J$77]);0;1;1)" office:value-type="float" office:value="0.511631290455778">
            <text:p>0.512</text:p>
          </table:table-cell>
          <table:table-cell table:style-name="Gnumeric-default" table:formula="of:=[.$G$2]*[.Y70]-[.N70]*[.X70]*EXP(-[.$J$76]*[.$J$77])" office:value-type="float" office:value="27.4493584562348">
            <text:p>27.449358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string" office:string-value="sample sd">
            <text:p>sample sd</text:p>
          </table:table-cell>
          <table:table-cell table:style-name="ACE-0x8cc2570"/>
          <table:table-cell table:style-name="ACE-0x8cc1bb0" table:formula="of:=STDEV([.J2:.J66])" office:value-type="float" office:value="0.0158523803233117">
            <text:p>0.0159</text:p>
          </table:table-cell>
          <table:table-cell table:number-columns-repeated="3" table:style-name="Gnumeric-default"/>
          <table:table-cell table:style-name="ACE-0x923e608" office:value-type="float" office:value="660">
            <text:p><text:a xlink:type="simple" xlink:actuate="onRequest" xlink:href="http://finance.yahoo.com/q/op?s=GOOG&amp;amp;k=660.000000">660</text:a></text:p>
          </table:table-cell>
          <table:table-cell table:style-name="ACE-0x923e6c8" office:value-type="string" office:string-value="GOOG120616C00660000">
            <text:p><text:a xlink:type="simple" xlink:actuate="onRequest" xlink:href="http://finance.yahoo.com/q?s=GOOG120616C00660000">GOOG120616C00660000</text:a></text:p>
          </table:table-cell>
          <table:table-cell table:style-name="ACE-0x8cc0ef0" office:value-type="float" office:value="23.6">
            <text:p>23.6</text:p>
          </table:table-cell>
          <table:table-cell table:style-name="Gnumeric-default" office:value-type="float" office:value="1">
            <office:annotation>
              <text:p>http://l.yimg.com/a/i/us/fi/03rd/down_r.gif<text:line-break/></text:p>
            </office:annotation>
            <text:p>1</text:p>
          </table:table-cell>
          <table:table-cell table:style-name="Gnumeric-default" office:value-type="float" office:value="23.9">
            <text:p>23.9</text:p>
          </table:table-cell>
          <table:table-cell table:style-name="Gnumeric-default" office:value-type="float" office:value="24.4">
            <text:p>24.4</text:p>
          </table:table-cell>
          <table:table-cell table:style-name="Gnumeric-default" office:value-type="float" office:value="43">
            <text:p>43</text:p>
          </table:table-cell>
          <table:table-cell table:style-name="Gnumeric-default" office:value-type="float" office:value="883">
            <text:p>883</text:p>
          </table:table-cell>
          <table:table-cell table:style-name="Gnumeric-default"/>
          <table:table-cell table:style-name="ACE-0x9258a48" table:formula="of:=(LN([.$G$2])-LN([.N71])+[.$J$77]*([.$J$76]-[.$J$74]*[.$J$74]/2))/SQRT([.$J$77])/[.$J$74]" office:value-type="float" office:value="-0.149886574968929">
            <text:p>−0.150</text:p>
          </table:table-cell>
          <table:table-cell table:style-name="ACE-0x8cc1bb0" table:formula="of:=NORMDIST([.W71];0;1;1)" office:value-type="float" office:value="0.440427051840659">
            <text:p>0.4404</text:p>
          </table:table-cell>
          <table:table-cell table:style-name="ACE-0x8cc2870" table:formula="of:=NORMDIST([.W71]+[.$J$74]*SQRT([.$J$77]);0;1;1)" office:value-type="float" office:value="0.483998422404916">
            <text:p>0.484</text:p>
          </table:table-cell>
          <table:table-cell table:style-name="Gnumeric-default" table:formula="of:=[.$G$2]*[.Y71]-[.N71]*[.X71]*EXP(-[.$J$76]*[.$J$77])" office:value-type="float" office:value="25.2004440112306">
            <text:p>25.200444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3e788" office:value-type="float" office:value="665">
            <text:p><text:a xlink:type="simple" xlink:actuate="onRequest" xlink:href="http://finance.yahoo.com/q/op?s=GOOG&amp;amp;k=665.000000">665</text:a></text:p>
          </table:table-cell>
          <table:table-cell table:style-name="ACE-0x923e848" office:value-type="string" office:string-value="GOOG120616C00665000">
            <text:p><text:a xlink:type="simple" xlink:actuate="onRequest" xlink:href="http://finance.yahoo.com/q?s=GOOG120616C00665000">GOOG120616C00665000</text:a></text:p>
          </table:table-cell>
          <table:table-cell table:style-name="ACE-0x8cc0ef0" office:value-type="float" office:value="21.9">
            <text:p>21.9</text:p>
          </table:table-cell>
          <table:table-cell table:style-name="Gnumeric-default" office:value-type="float" office:value="0.8">
            <office:annotation>
              <text:p>http://l.yimg.com/a/i/us/fi/03rd/down_r.gif<text:line-break/></text:p>
            </office:annotation>
            <text:p>0.8</text:p>
          </table:table-cell>
          <table:table-cell table:style-name="Gnumeric-default" office:value-type="float" office:value="21.9">
            <text:p>21.9</text:p>
          </table:table-cell>
          <table:table-cell table:style-name="Gnumeric-default" office:value-type="float" office:value="22.3">
            <text:p>22.3</text:p>
          </table:table-cell>
          <table:table-cell table:style-name="Gnumeric-default" office:value-type="float" office:value="144">
            <text:p>144</text:p>
          </table:table-cell>
          <table:table-cell table:style-name="Gnumeric-default" office:value-type="float" office:value="499">
            <text:p>499</text:p>
          </table:table-cell>
          <table:table-cell table:style-name="Gnumeric-default"/>
          <table:table-cell table:style-name="ACE-0x9258a48" table:formula="of:=(LN([.$G$2])-LN([.N72])+[.$J$77]*([.$J$76]-[.$J$74]*[.$J$74]/2))/SQRT([.$J$77])/[.$J$74]" office:value-type="float" office:value="-0.218643921459047">
            <text:p>−0.219</text:p>
          </table:table-cell>
          <table:table-cell table:style-name="ACE-0x8cc1bb0" table:formula="of:=NORMDIST([.W72];0;1;1)" office:value-type="float" office:value="0.41346371804916">
            <text:p>0.4135</text:p>
          </table:table-cell>
          <table:table-cell table:style-name="ACE-0x8cc2870" table:formula="of:=NORMDIST([.W72]+[.$J$74]*SQRT([.$J$77]);0;1;1)" office:value-type="float" office:value="0.456649582844073">
            <text:p>0.457</text:p>
          </table:table-cell>
          <table:table-cell table:style-name="Gnumeric-default" table:formula="of:=[.$G$2]*[.Y72]-[.N72]*[.X72]*EXP(-[.$J$76]*[.$J$77])" office:value-type="float" office:value="23.0863141860239">
            <text:p>23.086314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string" office:string-value="mu_hat">
            <text:p>mu_hat</text:p>
          </table:table-cell>
          <table:table-cell table:style-name="ACE-0x8cc2570"/>
          <table:table-cell table:style-name="ACE-0x8cc1bb0" table:formula="of:=[.J70]*250" office:value-type="float" office:value="0.0431666261364833">
            <text:p>0.0432</text:p>
          </table:table-cell>
          <table:table-cell table:number-columns-repeated="3" table:style-name="Gnumeric-default"/>
          <table:table-cell table:style-name="ACE-0x924a808" office:value-type="float" office:value="670">
            <text:p><text:a xlink:type="simple" xlink:actuate="onRequest" xlink:href="http://finance.yahoo.com/q/op?s=GOOG&amp;amp;k=670.000000">670</text:a></text:p>
          </table:table-cell>
          <table:table-cell table:style-name="ACE-0x924a8c8" office:value-type="string" office:string-value="GOOG120616C00670000">
            <text:p><text:a xlink:type="simple" xlink:actuate="onRequest" xlink:href="http://finance.yahoo.com/q?s=GOOG120616C00670000">GOOG120616C00670000</text:a></text:p>
          </table:table-cell>
          <table:table-cell table:style-name="ACE-0x8cc0ef0" office:value-type="float" office:value="20">
            <text:p>20</text:p>
          </table:table-cell>
          <table:table-cell table:style-name="Gnumeric-default" office:value-type="float" office:value="0.8">
            <office:annotation>
              <text:p>http://l.yimg.com/a/i/us/fi/03rd/down_r.gif<text:line-break/></text:p>
            </office:annotation>
            <text:p>0.8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20.4">
            <text:p>20.4</text:p>
          </table:table-cell>
          <table:table-cell table:style-name="Gnumeric-default" office:value-type="float" office:value="29">
            <text:p>29</text:p>
          </table:table-cell>
          <table:table-cell table:style-name="Gnumeric-default" office:value-type="float" office:value="1451">
            <text:p>1451</text:p>
          </table:table-cell>
          <table:table-cell table:style-name="Gnumeric-default"/>
          <table:table-cell table:style-name="ACE-0x9258a48" table:formula="of:=(LN([.$G$2])-LN([.N73])+[.$J$77]*([.$J$76]-[.$J$74]*[.$J$74]/2))/SQRT([.$J$77])/[.$J$74]" office:value-type="float" office:value="-0.286886226811213">
            <text:p>−0.287</text:p>
          </table:table-cell>
          <table:table-cell table:style-name="ACE-0x8cc1bb0" table:formula="of:=NORMDIST([.W73];0;1;1)" office:value-type="float" office:value="0.387099718413281">
            <text:p>0.3871</text:p>
          </table:table-cell>
          <table:table-cell table:style-name="ACE-0x8cc2870" table:formula="of:=NORMDIST([.W73]+[.$J$74]*SQRT([.$J$77]);0;1;1)" office:value-type="float" office:value="0.429706901468249">
            <text:p>0.430</text:p>
          </table:table-cell>
          <table:table-cell table:style-name="Gnumeric-default" table:formula="of:=[.$G$2]*[.Y73]-[.N73]*[.X73]*EXP(-[.$J$76]*[.$J$77])" office:value-type="float" office:value="21.1042746133718">
            <text:p>21.104275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string" office:string-value="sigma_hat">
            <text:p>sigma_hat</text:p>
          </table:table-cell>
          <table:table-cell table:style-name="ACE-0x8cc2570"/>
          <table:table-cell table:style-name="ACE-0x8cc1bb0" table:formula="of:=[.J71]*SQRT(250)" office:value-type="float" office:value="0.250648140784506">
            <text:p>0.2506</text:p>
          </table:table-cell>
          <table:table-cell table:number-columns-repeated="3" table:style-name="Gnumeric-default"/>
          <table:table-cell table:style-name="ACE-0x924a988" office:value-type="float" office:value="675">
            <text:p><text:a xlink:type="simple" xlink:actuate="onRequest" xlink:href="http://finance.yahoo.com/q/op?s=GOOG&amp;amp;k=675.000000">675</text:a></text:p>
          </table:table-cell>
          <table:table-cell table:style-name="ACE-0x924aa48" office:value-type="string" office:string-value="GOOG120616C00675000">
            <text:p><text:a xlink:type="simple" xlink:actuate="onRequest" xlink:href="http://finance.yahoo.com/q?s=GOOG120616C00675000">GOOG120616C00675000</text:a></text:p>
          </table:table-cell>
          <table:table-cell table:style-name="ACE-0x8cc0ef0" office:value-type="float" office:value="18.3">
            <text:p>18.3</text:p>
          </table:table-cell>
          <table:table-cell table:style-name="Gnumeric-default" office:value-type="float" office:value="0.8">
            <office:annotation>
              <text:p>http://l.yimg.com/a/i/us/fi/03rd/up_g.gif<text:line-break/></text:p>
            </office:annotation>
            <text:p>0.8</text:p>
          </table:table-cell>
          <table:table-cell table:style-name="Gnumeric-default" office:value-type="float" office:value="18.2">
            <text:p>18.2</text:p>
          </table:table-cell>
          <table:table-cell table:style-name="Gnumeric-default" office:value-type="float" office:value="18.5">
            <text:p>18.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471">
            <text:p>471</text:p>
          </table:table-cell>
          <table:table-cell table:style-name="Gnumeric-default"/>
          <table:table-cell table:style-name="ACE-0x9258a48" table:formula="of:=(LN([.$G$2])-LN([.N74])+[.$J$77]*([.$J$76]-[.$J$74]*[.$J$74]/2))/SQRT([.$J$77])/[.$J$74]" office:value-type="float" office:value="-0.354621149736355">
            <text:p>−0.355</text:p>
          </table:table-cell>
          <table:table-cell table:style-name="ACE-0x8cc1bb0" table:formula="of:=NORMDIST([.W74];0;1;1)" office:value-type="float" office:value="0.361436714724387">
            <text:p>0.3614</text:p>
          </table:table-cell>
          <table:table-cell table:style-name="ACE-0x8cc2870" table:formula="of:=NORMDIST([.W74]+[.$J$74]*SQRT([.$J$77]);0;1;1)" office:value-type="float" office:value="0.403284220345372">
            <text:p>0.403</text:p>
          </table:table-cell>
          <table:table-cell table:style-name="Gnumeric-default" table:formula="of:=[.$G$2]*[.Y74]-[.N74]*[.X74]*EXP(-[.$J$76]*[.$J$77])" office:value-type="float" office:value="19.2511009475282">
            <text:p>19.251101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ab08" office:value-type="float" office:value="680">
            <text:p><text:a xlink:type="simple" xlink:actuate="onRequest" xlink:href="http://finance.yahoo.com/q/op?s=GOOG&amp;amp;k=680.000000">680</text:a></text:p>
          </table:table-cell>
          <table:table-cell table:style-name="ACE-0x924abc8" office:value-type="string" office:string-value="GOOG120616C00680000">
            <text:p><text:a xlink:type="simple" xlink:actuate="onRequest" xlink:href="http://finance.yahoo.com/q?s=GOOG120616C00680000">GOOG120616C00680000</text:a></text:p>
          </table:table-cell>
          <table:table-cell table:style-name="ACE-0x8cc0ef0" office:value-type="float" office:value="17.3">
            <text:p>17.3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6.4">
            <text:p>16.4</text:p>
          </table:table-cell>
          <table:table-cell table:style-name="Gnumeric-default" office:value-type="float" office:value="16.8">
            <text:p>16.8</text:p>
          </table:table-cell>
          <table:table-cell table:style-name="Gnumeric-default" office:value-type="float" office:value="31">
            <text:p>31</text:p>
          </table:table-cell>
          <table:table-cell table:style-name="Gnumeric-default" office:value-type="float" office:value="877">
            <text:p>877</text:p>
          </table:table-cell>
          <table:table-cell table:style-name="Gnumeric-default"/>
          <table:table-cell table:style-name="ACE-0x9258a48" table:formula="of:=(LN([.$G$2])-LN([.N75])+[.$J$77]*([.$J$76]-[.$J$74]*[.$J$74]/2))/SQRT([.$J$77])/[.$J$74]" office:value-type="float" office:value="-0.421856179376709">
            <text:p>−0.422</text:p>
          </table:table-cell>
          <table:table-cell table:style-name="ACE-0x8cc1bb0" table:formula="of:=NORMDIST([.W75];0;1;1)" office:value-type="float" office:value="0.336564998408788">
            <text:p>0.3366</text:p>
          </table:table-cell>
          <table:table-cell table:style-name="ACE-0x8cc2870" table:formula="of:=NORMDIST([.W75]+[.$J$74]*SQRT([.$J$77]);0;1;1)" office:value-type="float" office:value="0.377485921617369">
            <text:p>0.377</text:p>
          </table:table-cell>
          <table:table-cell table:style-name="Gnumeric-default" table:formula="of:=[.$G$2]*[.Y75]-[.N75]*[.X75]*EXP(-[.$J$76]*[.$J$77])" office:value-type="float" office:value="17.5230932567614">
            <text:p>17.523093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string" office:string-value="r">
            <text:p>r</text:p>
          </table:table-cell>
          <table:table-cell table:style-name="ACE-0x8cc2570"/>
          <table:table-cell table:style-name="Gnumeric-default" office:value-type="float" office:value="0.05">
            <text:p>0.05</text:p>
          </table:table-cell>
          <table:table-cell table:number-columns-repeated="3" table:style-name="Gnumeric-default"/>
          <table:table-cell table:style-name="ACE-0x924ac88" office:value-type="float" office:value="685">
            <text:p><text:a xlink:type="simple" xlink:actuate="onRequest" xlink:href="http://finance.yahoo.com/q/op?s=GOOG&amp;amp;k=685.000000">685</text:a></text:p>
          </table:table-cell>
          <table:table-cell table:style-name="ACE-0x924ad48" office:value-type="string" office:string-value="GOOG120616C00685000">
            <text:p><text:a xlink:type="simple" xlink:actuate="onRequest" xlink:href="http://finance.yahoo.com/q?s=GOOG120616C00685000">GOOG120616C00685000</text:a></text:p>
          </table:table-cell>
          <table:table-cell table:style-name="ACE-0x8cc0ef0" office:value-type="float" office:value="15.7">
            <text:p>15.7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4.9">
            <text:p>14.9</text:p>
          </table:table-cell>
          <table:table-cell table:style-name="Gnumeric-default" office:value-type="float" office:value="15.3">
            <text:p>15.3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379">
            <text:p>379</text:p>
          </table:table-cell>
          <table:table-cell table:style-name="Gnumeric-default"/>
          <table:table-cell table:style-name="ACE-0x9258a48" table:formula="of:=(LN([.$G$2])-LN([.N76])+[.$J$77]*([.$J$76]-[.$J$74]*[.$J$74]/2))/SQRT([.$J$77])/[.$J$74]" office:value-type="float" office:value="-0.488598640275036">
            <text:p>−0.489</text:p>
          </table:table-cell>
          <table:table-cell table:style-name="ACE-0x8cc1bb0" table:formula="of:=NORMDIST([.W76];0;1;1)" office:value-type="float" office:value="0.312562937931092">
            <text:p>0.3126</text:p>
          </table:table-cell>
          <table:table-cell table:style-name="ACE-0x8cc2870" table:formula="of:=NORMDIST([.W76]+[.$J$74]*SQRT([.$J$77]);0;1;1)" office:value-type="float" office:value="0.352406002074174">
            <text:p>0.352</text:p>
          </table:table-cell>
          <table:table-cell table:style-name="Gnumeric-default" table:formula="of:=[.$G$2]*[.Y76]-[.N76]*[.X76]*EXP(-[.$J$76]*[.$J$77])" office:value-type="float" office:value="15.9161338094681">
            <text:p>15.916134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7" table:style-name="Gnumeric-default"/>
          <table:table-cell table:style-name="Gnumeric-default" office:value-type="string" office:string-value="t">
            <text:p>t</text:p>
          </table:table-cell>
          <table:table-cell table:style-name="ACE-0x8cc2570"/>
          <table:table-cell table:style-name="Gnumeric-default" table:formula="of:=70/365" office:value-type="float" office:value="0.191780821917808">
            <text:p>0.19178</text:p>
          </table:table-cell>
          <table:table-cell table:number-columns-repeated="3" table:style-name="Gnumeric-default"/>
          <table:table-cell table:style-name="ACE-0x924ae08" office:value-type="float" office:value="690">
            <text:p><text:a xlink:type="simple" xlink:actuate="onRequest" xlink:href="http://finance.yahoo.com/q/op?s=GOOG&amp;amp;k=690.000000">690</text:a></text:p>
          </table:table-cell>
          <table:table-cell table:style-name="ACE-0x924aec8" office:value-type="string" office:string-value="GOOG120616C00690000">
            <text:p><text:a xlink:type="simple" xlink:actuate="onRequest" xlink:href="http://finance.yahoo.com/q?s=GOOG120616C00690000">GOOG120616C00690000</text:a></text:p>
          </table:table-cell>
          <table:table-cell table:style-name="ACE-0x8cc0ef0" office:value-type="float" office:value="14.4">
            <text:p>14.4</text:p>
          </table:table-cell>
          <table:table-cell table:style-name="Gnumeric-default" office:value-type="float" office:value="0.1">
            <office:annotation>
              <text:p>http://l.yimg.com/a/i/us/fi/03rd/up_g.gif<text:line-break/></text:p>
            </office:annotation>
            <text:p>0.1</text:p>
          </table:table-cell>
          <table:table-cell table:style-name="Gnumeric-default" office:value-type="float" office:value="13.6">
            <text:p>13.6</text:p>
          </table:table-cell>
          <table:table-cell table:style-name="Gnumeric-default" office:value-type="float" office:value="13.9">
            <text:p>13.9</text:p>
          </table:table-cell>
          <table:table-cell table:style-name="Gnumeric-default" office:value-type="float" office:value="52">
            <text:p>52</text:p>
          </table:table-cell>
          <table:table-cell table:style-name="Gnumeric-default" office:value-type="float" office:value="1364">
            <text:p>1364</text:p>
          </table:table-cell>
          <table:table-cell table:style-name="Gnumeric-default"/>
          <table:table-cell table:style-name="ACE-0x9258a48" table:formula="of:=(LN([.$G$2])-LN([.N77])+[.$J$77]*([.$J$76]-[.$J$74]*[.$J$74]/2))/SQRT([.$J$77])/[.$J$74]" office:value-type="float" office:value="-0.554855697162998">
            <text:p>−0.555</text:p>
          </table:table-cell>
          <table:table-cell table:style-name="ACE-0x8cc1bb0" table:formula="of:=NORMDIST([.W77];0;1;1)" office:value-type="float" office:value="0.2894966834484">
            <text:p>0.2895</text:p>
          </table:table-cell>
          <table:table-cell table:style-name="ACE-0x8cc2870" table:formula="of:=NORMDIST([.W77]+[.$J$74]*SQRT([.$J$77]);0;1;1)" office:value-type="float" office:value="0.328127397347445">
            <text:p>0.328</text:p>
          </table:table-cell>
          <table:table-cell table:style-name="Gnumeric-default" table:formula="of:=[.$G$2]*[.Y77]-[.N77]*[.X77]*EXP(-[.$J$76]*[.$J$77])" office:value-type="float" office:value="14.425746954843">
            <text:p>14.425747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af88" office:value-type="float" office:value="695">
            <text:p><text:a xlink:type="simple" xlink:actuate="onRequest" xlink:href="http://finance.yahoo.com/q/op?s=GOOG&amp;amp;k=695.000000">695</text:a></text:p>
          </table:table-cell>
          <table:table-cell table:style-name="ACE-0x924b048" office:value-type="string" office:string-value="GOOG120616C00695000">
            <text:p><text:a xlink:type="simple" xlink:actuate="onRequest" xlink:href="http://finance.yahoo.com/q?s=GOOG120616C00695000">GOOG120616C00695000</text:a></text:p>
          </table:table-cell>
          <table:table-cell table:style-name="ACE-0x8cc0ef0" office:value-type="float" office:value="12.2">
            <text:p>12.2</text:p>
          </table:table-cell>
          <table:table-cell table:style-name="Gnumeric-default" office:value-type="float" office:value="0.7">
            <office:annotation>
              <text:p>http://l.yimg.com/a/i/us/fi/03rd/down_r.gif<text:line-break/></text:p>
            </office:annotation>
            <text:p>0.7</text:p>
          </table:table-cell>
          <table:table-cell table:style-name="Gnumeric-default" office:value-type="float" office:value="12.2">
            <text:p>12.2</text:p>
          </table:table-cell>
          <table:table-cell table:style-name="Gnumeric-default" office:value-type="float" office:value="12.6">
            <text:p>12.6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06">
            <text:p>706</text:p>
          </table:table-cell>
          <table:table-cell table:style-name="Gnumeric-default"/>
          <table:table-cell table:style-name="ACE-0x9258a48" table:formula="of:=(LN([.$G$2])-LN([.N78])+[.$J$77]*([.$J$76]-[.$J$74]*[.$J$74]/2))/SQRT([.$J$77])/[.$J$74]" office:value-type="float" office:value="-0.62063435957683">
            <text:p>−0.621</text:p>
          </table:table-cell>
          <table:table-cell table:style-name="ACE-0x8cc1bb0" table:formula="of:=NORMDIST([.W78];0;1;1)" office:value-type="float" office:value="0.267420113544504">
            <text:p>0.2674</text:p>
          </table:table-cell>
          <table:table-cell table:style-name="ACE-0x8cc2870" table:formula="of:=NORMDIST([.W78]+[.$J$74]*SQRT([.$J$77]);0;1;1)" office:value-type="float" office:value="0.304721551451476">
            <text:p>0.305</text:p>
          </table:table-cell>
          <table:table-cell table:style-name="Gnumeric-default" table:formula="of:=[.$G$2]*[.Y78]-[.N78]*[.X78]*EXP(-[.$J$76]*[.$J$77])" office:value-type="float" office:value="13.0471598593715">
            <text:p>13.047160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b108" office:value-type="float" office:value="700">
            <text:p><text:a xlink:type="simple" xlink:actuate="onRequest" xlink:href="http://finance.yahoo.com/q/op?s=GOOG&amp;amp;k=700.000000">700</text:a></text:p>
          </table:table-cell>
          <table:table-cell table:style-name="ACE-0x924b1c8" office:value-type="string" office:string-value="GOOG120616C00700000">
            <text:p><text:a xlink:type="simple" xlink:actuate="onRequest" xlink:href="http://finance.yahoo.com/q?s=GOOG120616C00700000">GOOG120616C00700000</text:a></text:p>
          </table:table-cell>
          <table:table-cell table:style-name="ACE-0x8cc0ef0" office:value-type="float" office:value="11.1">
            <text:p>11.1</text:p>
          </table:table-cell>
          <table:table-cell table:style-name="Gnumeric-default" office:value-type="float" office:value="0.6">
            <office:annotation>
              <text:p>http://l.yimg.com/a/i/us/fi/03rd/down_r.gif<text:line-break/></text:p>
            </office:annotation>
            <text:p>0.6</text:p>
          </table:table-cell>
          <table:table-cell table:style-name="Gnumeric-default" office:value-type="float" office:value="11.1">
            <text:p>11.1</text:p>
          </table:table-cell>
          <table:table-cell table:style-name="Gnumeric-default" office:value-type="float" office:value="11.4">
            <text:p>11.4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2919">
            <text:p>2919</text:p>
          </table:table-cell>
          <table:table-cell table:style-name="Gnumeric-default"/>
          <table:table-cell table:style-name="ACE-0x9258a48" table:formula="of:=(LN([.$G$2])-LN([.N79])+[.$J$77]*([.$J$76]-[.$J$74]*[.$J$74]/2))/SQRT([.$J$77])/[.$J$74]" office:value-type="float" office:value="-0.685941486307409">
            <text:p>−0.686</text:p>
          </table:table-cell>
          <table:table-cell table:style-name="ACE-0x8cc1bb0" table:formula="of:=NORMDIST([.W79];0;1;1)" office:value-type="float" office:value="0.246375003832358">
            <text:p>0.2464</text:p>
          </table:table-cell>
          <table:table-cell table:style-name="ACE-0x8cc2870" table:formula="of:=NORMDIST([.W79]+[.$J$74]*SQRT([.$J$77]);0;1;1)" office:value-type="float" office:value="0.282248221203409">
            <text:p>0.282</text:p>
          </table:table-cell>
          <table:table-cell table:style-name="Gnumeric-default" table:formula="of:=[.$G$2]*[.Y79]-[.N79]*[.X79]*EXP(-[.$J$76]*[.$J$77])" office:value-type="float" office:value="11.7753629485032">
            <text:p>11.775363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b288" office:value-type="float" office:value="705">
            <text:p><text:a xlink:type="simple" xlink:actuate="onRequest" xlink:href="http://finance.yahoo.com/q/op?s=GOOG&amp;amp;k=705.000000">705</text:a></text:p>
          </table:table-cell>
          <table:table-cell table:style-name="ACE-0x924b348" office:value-type="string" office:string-value="GOOG120616C00705000">
            <text:p><text:a xlink:type="simple" xlink:actuate="onRequest" xlink:href="http://finance.yahoo.com/q?s=GOOG120616C00705000">GOOG120616C00705000</text:a></text:p>
          </table:table-cell>
          <table:table-cell table:style-name="ACE-0x8cc0ef0" office:value-type="float" office:value="10.2">
            <text:p>10.2</text:p>
          </table:table-cell>
          <table:table-cell table:style-name="Gnumeric-default" office:value-type="float" office:value="0.54">
            <office:annotation>
              <text:p>http://l.yimg.com/a/i/us/fi/03rd/up_g.gif<text:line-break/></text:p>
            </office:annotation>
            <text:p>0.54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.3">
            <text:p>10.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483">
            <text:p>483</text:p>
          </table:table-cell>
          <table:table-cell table:style-name="Gnumeric-default"/>
          <table:table-cell table:style-name="ACE-0x9258a48" table:formula="of:=(LN([.$G$2])-LN([.N80])+[.$J$77]*([.$J$76]-[.$J$74]*[.$J$74]/2))/SQRT([.$J$77])/[.$J$74]" office:value-type="float" office:value="-0.750783789692087">
            <text:p>−0.751</text:p>
          </table:table-cell>
          <table:table-cell table:style-name="ACE-0x8cc1bb0" table:formula="of:=NORMDIST([.W80];0;1;1)" office:value-type="float" office:value="0.226391393345947">
            <text:p>0.2264</text:p>
          </table:table-cell>
          <table:table-cell table:style-name="ACE-0x8cc2870" table:formula="of:=NORMDIST([.W80]+[.$J$74]*SQRT([.$J$77]);0;1;1)" office:value-type="float" office:value="0.260755499813203">
            <text:p>0.261</text:p>
          </table:table-cell>
          <table:table-cell table:style-name="Gnumeric-default" table:formula="of:=[.$G$2]*[.Y80]-[.N80]*[.X80]*EXP(-[.$J$76]*[.$J$77])" office:value-type="float" office:value="10.6051690130231">
            <text:p>10.605169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b408" office:value-type="float" office:value="710">
            <text:p><text:a xlink:type="simple" xlink:actuate="onRequest" xlink:href="http://finance.yahoo.com/q/op?s=GOOG&amp;amp;k=710.000000">710</text:a></text:p>
          </table:table-cell>
          <table:table-cell table:style-name="ACE-0x924b4c8" office:value-type="string" office:string-value="GOOG120616C00710000">
            <text:p><text:a xlink:type="simple" xlink:actuate="onRequest" xlink:href="http://finance.yahoo.com/q?s=GOOG120616C00710000">GOOG120616C00710000</text:a></text:p>
          </table:table-cell>
          <table:table-cell table:style-name="ACE-0x8cc0ef0" office:value-type="float" office:value="9.1">
            <text:p>9.1</text:p>
          </table:table-cell>
          <table:table-cell table:style-name="Gnumeric-default" office:value-type="float" office:value="0.9">
            <office:annotation>
              <text:p>http://l.yimg.com/a/i/us/fi/03rd/down_r.gif<text:line-break/></text:p>
            </office:annotation>
            <text:p>0.9</text:p>
          </table:table-cell>
          <table:table-cell table:style-name="Gnumeric-default" office:value-type="float" office:value="9">
            <text:p>9</text:p>
          </table:table-cell>
          <table:table-cell table:style-name="Gnumeric-default" office:value-type="float" office:value="9.3">
            <text:p>9.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479">
            <text:p>479</text:p>
          </table:table-cell>
          <table:table-cell table:style-name="Gnumeric-default"/>
          <table:table-cell table:style-name="ACE-0x9258a48" table:formula="of:=(LN([.$G$2])-LN([.N81])+[.$J$77]*([.$J$76]-[.$J$74]*[.$J$74]/2))/SQRT([.$J$77])/[.$J$74]" office:value-type="float" office:value="-0.815167839754756">
            <text:p>−0.815</text:p>
          </table:table-cell>
          <table:table-cell table:style-name="ACE-0x8cc1bb0" table:formula="of:=NORMDIST([.W81];0;1;1)" office:value-type="float" office:value="0.207488121946428">
            <text:p>0.2075</text:p>
          </table:table-cell>
          <table:table-cell table:style-name="ACE-0x8cc2870" table:formula="of:=NORMDIST([.W81]+[.$J$74]*SQRT([.$J$77]);0;1;1)" office:value-type="float" office:value="0.240280039723701">
            <text:p>0.240</text:p>
          </table:table-cell>
          <table:table-cell table:style-name="Gnumeric-default" table:formula="of:=[.$G$2]*[.Y81]-[.N81]*[.X81]*EXP(-[.$J$76]*[.$J$77])" office:value-type="float" office:value="9.53127006603415">
            <text:p>9.5312701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b588" office:value-type="float" office:value="715">
            <text:p><text:a xlink:type="simple" xlink:actuate="onRequest" xlink:href="http://finance.yahoo.com/q/op?s=GOOG&amp;amp;k=715.000000">715</text:a></text:p>
          </table:table-cell>
          <table:table-cell table:style-name="ACE-0x924b648" office:value-type="string" office:string-value="GOOG120616C00715000">
            <text:p><text:a xlink:type="simple" xlink:actuate="onRequest" xlink:href="http://finance.yahoo.com/q?s=GOOG120616C00715000">GOOG120616C00715000</text:a></text:p>
          </table:table-cell>
          <table:table-cell table:style-name="ACE-0x8cc0ef0" office:value-type="float" office:value="8.7">
            <text:p>8.7</text:p>
          </table:table-cell>
          <table:table-cell table:style-name="Gnumeric-default" office:value-type="float" office:value="0.3">
            <office:annotation>
              <text:p>http://l.yimg.com/a/i/us/fi/03rd/up_g.gif<text:line-break/></text:p>
            </office:annotation>
            <text:p>0.3</text:p>
          </table:table-cell>
          <table:table-cell table:style-name="Gnumeric-default" office:value-type="float" office:value="8">
            <text:p>8</text:p>
          </table:table-cell>
          <table:table-cell table:style-name="Gnumeric-default" office:value-type="float" office:value="8.3">
            <text:p>8.3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416">
            <text:p>416</text:p>
          </table:table-cell>
          <table:table-cell table:style-name="Gnumeric-default"/>
          <table:table-cell table:style-name="ACE-0x9258a48" table:formula="of:=(LN([.$G$2])-LN([.N82])+[.$J$77]*([.$J$76]-[.$J$74]*[.$J$74]/2))/SQRT([.$J$77])/[.$J$74]" office:value-type="float" office:value="-0.879100068200736">
            <text:p>−0.879</text:p>
          </table:table-cell>
          <table:table-cell table:style-name="ACE-0x8cc1bb0" table:formula="of:=NORMDIST([.W82];0;1;1)" office:value-type="float" office:value="0.18967351039206">
            <text:p>0.1897</text:p>
          </table:table-cell>
          <table:table-cell table:style-name="ACE-0x8cc2870" table:formula="of:=NORMDIST([.W82]+[.$J$74]*SQRT([.$J$77]);0;1;1)" office:value-type="float" office:value="0.220847451628504">
            <text:p>0.221</text:p>
          </table:table-cell>
          <table:table-cell table:style-name="Gnumeric-default" table:formula="of:=[.$G$2]*[.Y82]-[.N82]*[.X82]*EXP(-[.$J$76]*[.$J$77])" office:value-type="float" office:value="8.54829117340901">
            <text:p>8.5482912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b708" office:value-type="float" office:value="720">
            <text:p><text:a xlink:type="simple" xlink:actuate="onRequest" xlink:href="http://finance.yahoo.com/q/op?s=GOOG&amp;amp;k=720.000000">720</text:a></text:p>
          </table:table-cell>
          <table:table-cell table:style-name="ACE-0x924b7c8" office:value-type="string" office:string-value="GOOG120616C00720000">
            <text:p><text:a xlink:type="simple" xlink:actuate="onRequest" xlink:href="http://finance.yahoo.com/q?s=GOOG120616C00720000">GOOG120616C00720000</text:a></text:p>
          </table:table-cell>
          <table:table-cell table:style-name="ACE-0x8cc0ef0" office:value-type="float" office:value="7.1">
            <text:p>7.1</text:p>
          </table:table-cell>
          <table:table-cell table:style-name="Gnumeric-default" office:value-type="float" office:value="0.3">
            <office:annotation>
              <text:p>http://l.yimg.com/a/i/us/fi/03rd/down_r.gif<text:line-break/></text:p>
            </office:annotation>
            <text:p>0.3</text:p>
          </table:table-cell>
          <table:table-cell table:style-name="Gnumeric-default" office:value-type="float" office:value="7.2">
            <text:p>7.2</text:p>
          </table:table-cell>
          <table:table-cell table:style-name="Gnumeric-default" office:value-type="float" office:value="7.5">
            <text:p>7.5</text:p>
          </table:table-cell>
          <table:table-cell table:style-name="Gnumeric-default" office:value-type="float" office:value="26">
            <text:p>26</text:p>
          </table:table-cell>
          <table:table-cell table:style-name="Gnumeric-default" office:value-type="float" office:value="352">
            <text:p>352</text:p>
          </table:table-cell>
          <table:table-cell table:style-name="Gnumeric-default"/>
          <table:table-cell table:style-name="ACE-0x9258a48" table:formula="of:=(LN([.$G$2])-LN([.N83])+[.$J$77]*([.$J$76]-[.$J$74]*[.$J$74]/2))/SQRT([.$J$77])/[.$J$74]" office:value-type="float" office:value="-0.942586772272419">
            <text:p>−0.943</text:p>
          </table:table-cell>
          <table:table-cell table:style-name="ACE-0x8cc1bb0" table:formula="of:=NORMDIST([.W83];0;1;1)" office:value-type="float" office:value="0.172946154181042">
            <text:p>0.1729</text:p>
          </table:table-cell>
          <table:table-cell table:style-name="ACE-0x8cc2870" table:formula="of:=NORMDIST([.W83]+[.$J$74]*SQRT([.$J$77]);0;1;1)" office:value-type="float" office:value="0.202472854483203">
            <text:p>0.202</text:p>
          </table:table-cell>
          <table:table-cell table:style-name="Gnumeric-default" table:formula="of:=[.$G$2]*[.Y83]-[.N83]*[.X83]*EXP(-[.$J$76]*[.$J$77])" office:value-type="float" office:value="7.65084062271629">
            <text:p>7.6508406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b888" office:value-type="float" office:value="725">
            <text:p><text:a xlink:type="simple" xlink:actuate="onRequest" xlink:href="http://finance.yahoo.com/q/op?s=GOOG&amp;amp;k=725.000000">725</text:a></text:p>
          </table:table-cell>
          <table:table-cell table:style-name="ACE-0x924b948" office:value-type="string" office:string-value="GOOG120616C00725000">
            <text:p><text:a xlink:type="simple" xlink:actuate="onRequest" xlink:href="http://finance.yahoo.com/q?s=GOOG120616C00725000">GOOG120616C00725000</text:a></text:p>
          </table:table-cell>
          <table:table-cell table:style-name="ACE-0x8cc0ef0" office:value-type="float" office:value="6.8">
            <text:p>6.8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6.5">
            <text:p>6.5</text:p>
          </table:table-cell>
          <table:table-cell table:style-name="Gnumeric-default" office:value-type="float" office:value="6.8">
            <text:p>6.8</text:p>
          </table:table-cell>
          <table:table-cell table:style-name="Gnumeric-default" office:value-type="float" office:value="21">
            <text:p>21</text:p>
          </table:table-cell>
          <table:table-cell table:style-name="Gnumeric-default" office:value-type="float" office:value="433">
            <text:p>433</text:p>
          </table:table-cell>
          <table:table-cell table:style-name="Gnumeric-default"/>
          <table:table-cell table:style-name="ACE-0x9258a48" table:formula="of:=(LN([.$G$2])-LN([.N84])+[.$J$77]*([.$J$76]-[.$J$74]*[.$J$74]/2))/SQRT([.$J$77])/[.$J$74]" office:value-type="float" office:value="-1.00563411847147">
            <text:p>−1.006</text:p>
          </table:table-cell>
          <table:table-cell table:style-name="ACE-0x8cc1bb0" table:formula="of:=NORMDIST([.W84];0;1;1)" office:value-type="float" office:value="0.15729580265615">
            <text:p>0.1573</text:p>
          </table:table-cell>
          <table:table-cell table:style-name="ACE-0x8cc2870" table:formula="of:=NORMDIST([.W84]+[.$J$74]*SQRT([.$J$77]);0;1;1)" office:value-type="float" office:value="0.185161550197971">
            <text:p>0.185</text:p>
          </table:table-cell>
          <table:table-cell table:style-name="Gnumeric-default" table:formula="of:=[.$G$2]*[.Y84]-[.N84]*[.X84]*EXP(-[.$J$76]*[.$J$77])" office:value-type="float" office:value="6.83355593811143">
            <text:p>6.8335559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ba08" office:value-type="float" office:value="730">
            <text:p><text:a xlink:type="simple" xlink:actuate="onRequest" xlink:href="http://finance.yahoo.com/q/op?s=GOOG&amp;amp;k=730.000000">730</text:a></text:p>
          </table:table-cell>
          <table:table-cell table:style-name="ACE-0x924bac8" office:value-type="string" office:string-value="GOOG120616C00730000">
            <text:p><text:a xlink:type="simple" xlink:actuate="onRequest" xlink:href="http://finance.yahoo.com/q?s=GOOG120616C00730000">GOOG120616C00730000</text:a></text:p>
          </table:table-cell>
          <table:table-cell table:style-name="ACE-0x8cc0ef0" office:value-type="float" office:value="5.7">
            <text:p>5.7</text:p>
          </table:table-cell>
          <table:table-cell table:style-name="Gnumeric-default" office:value-type="float" office:value="0.4">
            <office:annotation>
              <text:p>http://l.yimg.com/a/i/us/fi/03rd/down_r.gif<text:line-break/></text:p>
            </office:annotation>
            <text:p>0.4</text:p>
          </table:table-cell>
          <table:table-cell table:style-name="Gnumeric-default" office:value-type="float" office:value="5.8">
            <text:p>5.8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410">
            <text:p>410</text:p>
          </table:table-cell>
          <table:table-cell table:style-name="Gnumeric-default"/>
          <table:table-cell table:style-name="ACE-0x9258a48" table:formula="of:=(LN([.$G$2])-LN([.N85])+[.$J$77]*([.$J$76]-[.$J$74]*[.$J$74]/2))/SQRT([.$J$77])/[.$J$74]" office:value-type="float" office:value="-1.06824814615317">
            <text:p>−1.068</text:p>
          </table:table-cell>
          <table:table-cell table:style-name="ACE-0x8cc1bb0" table:formula="of:=NORMDIST([.W85];0;1;1)" office:value-type="float" office:value="0.142704296026691">
            <text:p>0.1427</text:p>
          </table:table-cell>
          <table:table-cell table:style-name="ACE-0x8cc2870" table:formula="of:=NORMDIST([.W85]+[.$J$74]*SQRT([.$J$77]);0;1;1)" office:value-type="float" office:value="0.168909796471609">
            <text:p>0.169</text:p>
          </table:table-cell>
          <table:table-cell table:style-name="Gnumeric-default" table:formula="of:=[.$G$2]*[.Y85]-[.N85]*[.X85]*EXP(-[.$J$76]*[.$J$77])" office:value-type="float" office:value="6.09114538728548">
            <text:p>6.0911454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bb88" office:value-type="float" office:value="735">
            <text:p><text:a xlink:type="simple" xlink:actuate="onRequest" xlink:href="http://finance.yahoo.com/q/op?s=GOOG&amp;amp;k=735.000000">735</text:a></text:p>
          </table:table-cell>
          <table:table-cell table:style-name="ACE-0x924bc48" office:value-type="string" office:string-value="GOOG120616C00735000">
            <text:p><text:a xlink:type="simple" xlink:actuate="onRequest" xlink:href="http://finance.yahoo.com/q?s=GOOG120616C00735000">GOOG120616C00735000</text:a></text:p>
          </table:table-cell>
          <table:table-cell table:style-name="ACE-0x8cc0ef0" office:value-type="float" office:value="5.35">
            <text:p>5.35</text:p>
          </table:table-cell>
          <table:table-cell table:style-name="Gnumeric-default" office:value-type="float" office:value="0.15">
            <office:annotation>
              <text:p>http://l.yimg.com/a/i/us/fi/03rd/down_r.gif<text:line-break/></text:p>
            </office:annotation>
            <text:p>0.15</text:p>
          </table:table-cell>
          <table:table-cell table:style-name="Gnumeric-default" office:value-type="float" office:value="5.2">
            <text:p>5.2</text:p>
          </table:table-cell>
          <table:table-cell table:style-name="Gnumeric-default" office:value-type="float" office:value="5.4">
            <text:p>5.4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211">
            <text:p>211</text:p>
          </table:table-cell>
          <table:table-cell table:style-name="Gnumeric-default"/>
          <table:table-cell table:style-name="ACE-0x9258a48" table:formula="of:=(LN([.$G$2])-LN([.N86])+[.$J$77]*([.$J$76]-[.$J$74]*[.$J$74]/2))/SQRT([.$J$77])/[.$J$74]" office:value-type="float" office:value="-1.13043477099807">
            <text:p>−1.130</text:p>
          </table:table-cell>
          <table:table-cell table:style-name="ACE-0x8cc1bb0" table:formula="of:=NORMDIST([.W86];0;1;1)" office:value-type="float" office:value="0.12914653477274">
            <text:p>0.1291</text:p>
          </table:table-cell>
          <table:table-cell table:style-name="ACE-0x8cc2870" table:formula="of:=NORMDIST([.W86]+[.$J$74]*SQRT([.$J$77]);0;1;1)" office:value-type="float" office:value="0.153705651791485">
            <text:p>0.154</text:p>
          </table:table-cell>
          <table:table-cell table:style-name="Gnumeric-default" table:formula="of:=[.$G$2]*[.Y86]-[.N86]*[.X86]*EXP(-[.$J$76]*[.$J$77])" office:value-type="float" office:value="5.41842475773767">
            <text:p>5.4184248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bd08" office:value-type="float" office:value="740">
            <text:p><text:a xlink:type="simple" xlink:actuate="onRequest" xlink:href="http://finance.yahoo.com/q/op?s=GOOG&amp;amp;k=740.000000">740</text:a></text:p>
          </table:table-cell>
          <table:table-cell table:style-name="ACE-0x924bdc8" office:value-type="string" office:string-value="GOOG120616C00740000">
            <text:p><text:a xlink:type="simple" xlink:actuate="onRequest" xlink:href="http://finance.yahoo.com/q?s=GOOG120616C00740000">GOOG120616C00740000</text:a></text:p>
          </table:table-cell>
          <table:table-cell table:style-name="ACE-0x8cc0ef0" office:value-type="float" office:value="4.6">
            <text:p>4.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4.6">
            <text:p>4.6</text:p>
          </table:table-cell>
          <table:table-cell table:style-name="Gnumeric-default" office:value-type="float" office:value="4.9">
            <text:p>4.9</text:p>
          </table:table-cell>
          <table:table-cell table:style-name="Gnumeric-default" office:value-type="float" office:value="22">
            <text:p>22</text:p>
          </table:table-cell>
          <table:table-cell table:style-name="Gnumeric-default" office:value-type="float" office:value="328">
            <text:p>328</text:p>
          </table:table-cell>
          <table:table-cell table:style-name="Gnumeric-default"/>
          <table:table-cell table:style-name="ACE-0x9258a48" table:formula="of:=(LN([.$G$2])-LN([.N87])+[.$J$77]*([.$J$76]-[.$J$74]*[.$J$74]/2))/SQRT([.$J$77])/[.$J$74]" office:value-type="float" office:value="-1.19219978836593">
            <text:p>−1.192</text:p>
          </table:table-cell>
          <table:table-cell table:style-name="ACE-0x8cc1bb0" table:formula="of:=NORMDIST([.W87];0;1;1)" office:value-type="float" office:value="0.116591458201461">
            <text:p>0.1166</text:p>
          </table:table-cell>
          <table:table-cell table:style-name="ACE-0x8cc2870" table:formula="of:=NORMDIST([.W87]+[.$J$74]*SQRT([.$J$77]);0;1;1)" office:value-type="float" office:value="0.139529867858209">
            <text:p>0.140</text:p>
          </table:table-cell>
          <table:table-cell table:style-name="Gnumeric-default" table:formula="of:=[.$G$2]*[.Y87]-[.N87]*[.X87]*EXP(-[.$J$76]*[.$J$77])" office:value-type="float" office:value="4.81034930056133">
            <text:p>4.8103493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be88" office:value-type="float" office:value="745">
            <text:p><text:a xlink:type="simple" xlink:actuate="onRequest" xlink:href="http://finance.yahoo.com/q/op?s=GOOG&amp;amp;k=745.000000">745</text:a></text:p>
          </table:table-cell>
          <table:table-cell table:style-name="ACE-0x924bf48" office:value-type="string" office:string-value="GOOG120616C00745000">
            <text:p><text:a xlink:type="simple" xlink:actuate="onRequest" xlink:href="http://finance.yahoo.com/q?s=GOOG120616C00745000">GOOG120616C00745000</text:a></text:p>
          </table:table-cell>
          <table:table-cell table:style-name="ACE-0x8cc0ef0" office:value-type="float" office:value="4.3">
            <text:p>4.3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4.2">
            <text:p>4.2</text:p>
          </table:table-cell>
          <table:table-cell table:style-name="Gnumeric-default" office:value-type="float" office:value="4.4">
            <text:p>4.4</text:p>
          </table:table-cell>
          <table:table-cell table:style-name="Gnumeric-default" office:value-type="float" office:value="40">
            <text:p>40</text:p>
          </table:table-cell>
          <table:table-cell table:style-name="Gnumeric-default" office:value-type="float" office:value="188">
            <text:p>188</text:p>
          </table:table-cell>
          <table:table-cell table:style-name="Gnumeric-default"/>
          <table:table-cell table:style-name="ACE-0x9258a48" table:formula="of:=(LN([.$G$2])-LN([.N88])+[.$J$77]*([.$J$76]-[.$J$74]*[.$J$74]/2))/SQRT([.$J$77])/[.$J$74]" office:value-type="float" office:value="-1.25354887653673">
            <text:p>−1.254</text:p>
          </table:table-cell>
          <table:table-cell table:style-name="ACE-0x8cc1bb0" table:formula="of:=NORMDIST([.W88];0;1;1)" office:value-type="float" office:value="0.105003011582252">
            <text:p>0.1050</text:p>
          </table:table-cell>
          <table:table-cell table:style-name="ACE-0x8cc2870" table:formula="of:=NORMDIST([.W88]+[.$J$74]*SQRT([.$J$77]);0;1;1)" office:value-type="float" office:value="0.126356806469659">
            <text:p>0.126</text:p>
          </table:table-cell>
          <table:table-cell table:style-name="Gnumeric-default" table:formula="of:=[.$G$2]*[.Y88]-[.N88]*[.X88]*EXP(-[.$J$76]*[.$J$77])" office:value-type="float" office:value="4.2620408485122">
            <text:p>4.2620408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c008" office:value-type="float" office:value="750">
            <text:p><text:a xlink:type="simple" xlink:actuate="onRequest" xlink:href="http://finance.yahoo.com/q/op?s=GOOG&amp;amp;k=750.000000">750</text:a></text:p>
          </table:table-cell>
          <table:table-cell table:style-name="ACE-0x924c0c8" office:value-type="string" office:string-value="GOOG120616C00750000">
            <text:p><text:a xlink:type="simple" xlink:actuate="onRequest" xlink:href="http://finance.yahoo.com/q?s=GOOG120616C00750000">GOOG120616C00750000</text:a></text:p>
          </table:table-cell>
          <table:table-cell table:style-name="ACE-0x8cc0ef0" office:value-type="float" office:value="3.8">
            <text:p>3.8</text:p>
          </table:table-cell>
          <table:table-cell table:style-name="Gnumeric-default" office:value-type="float" office:value="0.5">
            <office:annotation>
              <text:p>http://l.yimg.com/a/i/us/fi/03rd/up_g.gif<text:line-break/></text:p>
            </office:annotation>
            <text:p>0.5</text:p>
          </table:table-cell>
          <table:table-cell table:style-name="Gnumeric-default" office:value-type="float" office:value="3.7">
            <text:p>3.7</text:p>
          </table:table-cell>
          <table:table-cell table:style-name="Gnumeric-default" office:value-type="float" office:value="3.9">
            <text:p>3.9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655">
            <text:p>655</text:p>
          </table:table-cell>
          <table:table-cell table:style-name="Gnumeric-default"/>
          <table:table-cell table:style-name="ACE-0x9258a48" table:formula="of:=(LN([.$G$2])-LN([.N89])+[.$J$77]*([.$J$76]-[.$J$74]*[.$J$74]/2))/SQRT([.$J$77])/[.$J$74]" office:value-type="float" office:value="-1.31448759984333">
            <text:p>−1.314</text:p>
          </table:table-cell>
          <table:table-cell table:style-name="ACE-0x8cc1bb0" table:formula="of:=NORMDIST([.W89];0;1;1)" office:value-type="float" office:value="0.0943410841612247">
            <text:p>0.0943</text:p>
          </table:table-cell>
          <table:table-cell table:style-name="ACE-0x8cc2870" table:formula="of:=NORMDIST([.W89]+[.$J$74]*SQRT([.$J$77]);0;1;1)" office:value-type="float" office:value="0.114155360085494">
            <text:p>0.114</text:p>
          </table:table-cell>
          <table:table-cell table:style-name="Gnumeric-default" table:formula="of:=[.$G$2]*[.Y89]-[.N89]*[.X89]*EXP(-[.$J$76]*[.$J$77])" office:value-type="float" office:value="3.7688102099615">
            <text:p>3.7688102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c188" office:value-type="float" office:value="755">
            <text:p><text:a xlink:type="simple" xlink:actuate="onRequest" xlink:href="http://finance.yahoo.com/q/op?s=GOOG&amp;amp;k=755.000000">755</text:a></text:p>
          </table:table-cell>
          <table:table-cell table:style-name="ACE-0x924c248" office:value-type="string" office:string-value="GOOG120616C00755000">
            <text:p><text:a xlink:type="simple" xlink:actuate="onRequest" xlink:href="http://finance.yahoo.com/q?s=GOOG120616C00755000">GOOG120616C00755000</text:a></text:p>
          </table:table-cell>
          <table:table-cell table:style-name="ACE-0x8cc0ef0" office:value-type="float" office:value="3.6">
            <text:p>3.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3.3">
            <text:p>3.3</text:p>
          </table:table-cell>
          <table:table-cell table:style-name="Gnumeric-default" office:value-type="float" office:value="3.5">
            <text:p>3.5</text:p>
          </table:table-cell>
          <table:table-cell table:style-name="Gnumeric-default" office:value-type="float" office:value="241">
            <text:p>241</text:p>
          </table:table-cell>
          <table:table-cell table:style-name="Gnumeric-default" office:value-type="float" office:value="265">
            <text:p>265</text:p>
          </table:table-cell>
          <table:table-cell table:style-name="Gnumeric-default"/>
          <table:table-cell table:style-name="ACE-0x9258a48" table:formula="of:=(LN([.$G$2])-LN([.N90])+[.$J$77]*([.$J$76]-[.$J$74]*[.$J$74]/2))/SQRT([.$J$77])/[.$J$74]" office:value-type="float" office:value="-1.3750214117">
            <text:p>−1.375</text:p>
          </table:table-cell>
          <table:table-cell table:style-name="ACE-0x8cc1bb0" table:formula="of:=NORMDIST([.W90];0;1;1)" office:value-type="float" office:value="0.0845624033240695">
            <text:p>0.0846</text:p>
          </table:table-cell>
          <table:table-cell table:style-name="ACE-0x8cc2870" table:formula="of:=NORMDIST([.W90]+[.$J$74]*SQRT([.$J$77]);0;1;1)" office:value-type="float" office:value="0.102889857764929">
            <text:p>0.103</text:p>
          </table:table-cell>
          <table:table-cell table:style-name="Gnumeric-default" table:formula="of:=[.$G$2]*[.Y90]-[.N90]*[.X90]*EXP(-[.$J$76]*[.$J$77])" office:value-type="float" office:value="3.32617502065247">
            <text:p>3.3261750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c308" office:value-type="float" office:value="760">
            <text:p><text:a xlink:type="simple" xlink:actuate="onRequest" xlink:href="http://finance.yahoo.com/q/op?s=GOOG&amp;amp;k=760.000000">760</text:a></text:p>
          </table:table-cell>
          <table:table-cell table:style-name="ACE-0x924c3c8" office:value-type="string" office:string-value="GOOG120616C00760000">
            <text:p><text:a xlink:type="simple" xlink:actuate="onRequest" xlink:href="http://finance.yahoo.com/q?s=GOOG120616C00760000">GOOG120616C00760000</text:a></text:p>
          </table:table-cell>
          <table:table-cell table:style-name="ACE-0x8cc0ef0" office:value-type="float" office:value="2.9">
            <text:p>2.9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.95">
            <text:p>2.95</text:p>
          </table:table-cell>
          <table:table-cell table:style-name="Gnumeric-default" office:value-type="float" office:value="3.2">
            <text:p>3.2</text:p>
          </table:table-cell>
          <table:table-cell table:style-name="Gnumeric-default" office:value-type="float" office:value="214">
            <text:p>214</text:p>
          </table:table-cell>
          <table:table-cell table:style-name="Gnumeric-default" office:value-type="float" office:value="443">
            <text:p>443</text:p>
          </table:table-cell>
          <table:table-cell table:style-name="Gnumeric-default"/>
          <table:table-cell table:style-name="ACE-0x9258a48" table:formula="of:=(LN([.$G$2])-LN([.N91])+[.$J$77]*([.$J$76]-[.$J$74]*[.$J$74]/2))/SQRT([.$J$77])/[.$J$74]" office:value-type="float" office:value="-1.43515565753103">
            <text:p>−1.435</text:p>
          </table:table-cell>
          <table:table-cell table:style-name="ACE-0x8cc1bb0" table:formula="of:=NORMDIST([.W91];0;1;1)" office:value-type="float" office:value="0.0756213731328997">
            <text:p>0.0756</text:p>
          </table:table-cell>
          <table:table-cell table:style-name="ACE-0x8cc2870" table:formula="of:=NORMDIST([.W91]+[.$J$74]*SQRT([.$J$77]);0;1;1)" office:value-type="float" office:value="0.0925209408100397">
            <text:p>0.093</text:p>
          </table:table-cell>
          <table:table-cell table:style-name="Gnumeric-default" table:formula="of:=[.$G$2]*[.Y91]-[.N91]*[.X91]*EXP(-[.$J$76]*[.$J$77])" office:value-type="float" office:value="2.92987330078795">
            <text:p>2.9298733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c488" office:value-type="float" office:value="765">
            <text:p><text:a xlink:type="simple" xlink:actuate="onRequest" xlink:href="http://finance.yahoo.com/q/op?s=GOOG&amp;amp;k=765.000000">765</text:a></text:p>
          </table:table-cell>
          <table:table-cell table:style-name="ACE-0x924c548" office:value-type="string" office:string-value="GOOG120616C00765000">
            <text:p><text:a xlink:type="simple" xlink:actuate="onRequest" xlink:href="http://finance.yahoo.com/q?s=GOOG120616C00765000">GOOG120616C00765000</text:a></text:p>
          </table:table-cell>
          <table:table-cell table:style-name="ACE-0x8cc0ef0" office:value-type="float" office:value="2.5">
            <text:p>2.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2.65">
            <text:p>2.65</text:p>
          </table:table-cell>
          <table:table-cell table:style-name="Gnumeric-default" office:value-type="float" office:value="2.8">
            <text:p>2.8</text:p>
          </table:table-cell>
          <table:table-cell table:style-name="Gnumeric-default" office:value-type="float" office:value="11">
            <text:p>11</text:p>
          </table:table-cell>
          <table:table-cell table:style-name="Gnumeric-default" office:value-type="float" office:value="153">
            <text:p>153</text:p>
          </table:table-cell>
          <table:table-cell table:style-name="Gnumeric-default"/>
          <table:table-cell table:style-name="ACE-0x9258a48" table:formula="of:=(LN([.$G$2])-LN([.N92])+[.$J$77]*([.$J$76]-[.$J$74]*[.$J$74]/2))/SQRT([.$J$77])/[.$J$74]" office:value-type="float" office:value="-1.4948955776033">
            <text:p>−1.495</text:p>
          </table:table-cell>
          <table:table-cell table:style-name="ACE-0x8cc1bb0" table:formula="of:=NORMDIST([.W92];0;1;1)" office:value-type="float" office:value="0.0674708483175699">
            <text:p>0.0675</text:p>
          </table:table-cell>
          <table:table-cell table:style-name="ACE-0x8cc2870" table:formula="of:=NORMDIST([.W92]+[.$J$74]*SQRT([.$J$77]);0;1;1)" office:value-type="float" office:value="0.0830063951486234">
            <text:p>0.083</text:p>
          </table:table-cell>
          <table:table-cell table:style-name="Gnumeric-default" table:formula="of:=[.$G$2]*[.Y92]-[.N92]*[.X92]*EXP(-[.$J$76]*[.$J$77])" office:value-type="float" office:value="2.57587301615609">
            <text:p>2.5758730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c608" office:value-type="float" office:value="770">
            <text:p><text:a xlink:type="simple" xlink:actuate="onRequest" xlink:href="http://finance.yahoo.com/q/op?s=GOOG&amp;amp;k=770.000000">770</text:a></text:p>
          </table:table-cell>
          <table:table-cell table:style-name="ACE-0x924c6c8" office:value-type="string" office:string-value="GOOG120616C00770000">
            <text:p><text:a xlink:type="simple" xlink:actuate="onRequest" xlink:href="http://finance.yahoo.com/q?s=GOOG120616C00770000">GOOG120616C00770000</text:a></text:p>
          </table:table-cell>
          <table:table-cell table:style-name="ACE-0x8cc0ef0" office:value-type="float" office:value="2.4">
            <text:p>2.4</text:p>
          </table:table-cell>
          <table:table-cell table:style-name="Gnumeric-default" office:value-type="float" office:value="0.2">
            <office:annotation>
              <text:p>http://l.yimg.com/a/i/us/fi/03rd/up_g.gif<text:line-break/></text:p>
            </office:annotation>
            <text:p>0.2</text:p>
          </table:table-cell>
          <table:table-cell table:style-name="Gnumeric-default" office:value-type="float" office:value="2.4">
            <text:p>2.4</text:p>
          </table:table-cell>
          <table:table-cell table:style-name="Gnumeric-default" office:value-type="float" office:value="2.5">
            <text:p>2.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210">
            <text:p>210</text:p>
          </table:table-cell>
          <table:table-cell table:style-name="Gnumeric-default"/>
          <table:table-cell table:style-name="ACE-0x9258a48" table:formula="of:=(LN([.$G$2])-LN([.N93])+[.$J$77]*([.$J$76]-[.$J$74]*[.$J$74]/2))/SQRT([.$J$77])/[.$J$74]" office:value-type="float" office:value="-1.55424630976657">
            <text:p>−1.554</text:p>
          </table:table-cell>
          <table:table-cell table:style-name="ACE-0x8cc1bb0" table:formula="of:=NORMDIST([.W93];0;1;1)" office:value-type="float" office:value="0.0600628374834064">
            <text:p>0.0601</text:p>
          </table:table-cell>
          <table:table-cell table:style-name="ACE-0x8cc2870" table:formula="of:=NORMDIST([.W93]+[.$J$74]*SQRT([.$J$77]);0;1;1)" office:value-type="float" office:value="0.0743019301634966">
            <text:p>0.074</text:p>
          </table:table-cell>
          <table:table-cell table:style-name="Gnumeric-default" table:formula="of:=[.$G$2]*[.Y93]-[.N93]*[.X93]*EXP(-[.$J$76]*[.$J$77])" office:value-type="float" office:value="2.26037797945302">
            <text:p>2.2603780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c788" office:value-type="float" office:value="775">
            <text:p><text:a xlink:type="simple" xlink:actuate="onRequest" xlink:href="http://finance.yahoo.com/q/op?s=GOOG&amp;amp;k=775.000000">775</text:a></text:p>
          </table:table-cell>
          <table:table-cell table:style-name="ACE-0x924c848" office:value-type="string" office:string-value="GOOG120616C00775000">
            <text:p><text:a xlink:type="simple" xlink:actuate="onRequest" xlink:href="http://finance.yahoo.com/q?s=GOOG120616C00775000">GOOG120616C00775000</text:a></text:p>
          </table:table-cell>
          <table:table-cell table:style-name="ACE-0x8cc0ef0" office:value-type="float" office:value="2.2">
            <text:p>2.2</text:p>
          </table:table-cell>
          <table:table-cell table:style-name="Gnumeric-default" office:value-type="float" office:value="0.15">
            <office:annotation>
              <text:p>http://l.yimg.com/a/i/us/fi/03rd/down_r.gif<text:line-break/></text:p>
            </office:annotation>
            <text:p>0.15</text:p>
          </table:table-cell>
          <table:table-cell table:style-name="Gnumeric-default" office:value-type="float" office:value="2.1">
            <text:p>2.1</text:p>
          </table:table-cell>
          <table:table-cell table:style-name="Gnumeric-default" office:value-type="float" office:value="2.3">
            <text:p>2.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334">
            <text:p>334</text:p>
          </table:table-cell>
          <table:table-cell table:style-name="Gnumeric-default"/>
          <table:table-cell table:style-name="ACE-0x9258a48" table:formula="of:=(LN([.$G$2])-LN([.N94])+[.$J$77]*([.$J$76]-[.$J$74]*[.$J$74]/2))/SQRT([.$J$77])/[.$J$74]" office:value-type="float" office:value="-1.61321289210516">
            <text:p>−1.613</text:p>
          </table:table-cell>
          <table:table-cell table:style-name="ACE-0x8cc1bb0" table:formula="of:=NORMDIST([.W94];0;1;1)" office:value-type="float" office:value="0.0533491317508403">
            <text:p>0.0533</text:p>
          </table:table-cell>
          <table:table-cell table:style-name="ACE-0x8cc2870" table:formula="of:=NORMDIST([.W94]+[.$J$74]*SQRT([.$J$77]);0;1;1)" office:value-type="float" office:value="0.0663618962424971">
            <text:p>0.066</text:p>
          </table:table-cell>
          <table:table-cell table:style-name="Gnumeric-default" table:formula="of:=[.$G$2]*[.Y94]-[.N94]*[.X94]*EXP(-[.$J$76]*[.$J$77])" office:value-type="float" office:value="1.97983045267274">
            <text:p>1.9798305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c908" office:value-type="float" office:value="780">
            <text:p><text:a xlink:type="simple" xlink:actuate="onRequest" xlink:href="http://finance.yahoo.com/q/op?s=GOOG&amp;amp;k=780.000000">780</text:a></text:p>
          </table:table-cell>
          <table:table-cell table:style-name="ACE-0x924c9c8" office:value-type="string" office:string-value="GOOG120616C00780000">
            <text:p><text:a xlink:type="simple" xlink:actuate="onRequest" xlink:href="http://finance.yahoo.com/q?s=GOOG120616C00780000">GOOG120616C00780000</text:a></text:p>
          </table:table-cell>
          <table:table-cell table:style-name="ACE-0x8cc0ef0" office:value-type="float" office:value="2.05">
            <text:p>2.05</text:p>
          </table:table-cell>
          <table:table-cell table:style-name="Gnumeric-default" office:value-type="float" office:value="0.35">
            <office:annotation>
              <text:p>http://l.yimg.com/a/i/us/fi/03rd/up_g.gif<text:line-break/></text:p>
            </office:annotation>
            <text:p>0.35</text:p>
          </table:table-cell>
          <table:table-cell table:style-name="Gnumeric-default" office:value-type="float" office:value="1.9">
            <text:p>1.9</text:p>
          </table:table-cell>
          <table:table-cell table:style-name="Gnumeric-default" office:value-type="float" office:value="2.05">
            <text:p>2.0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72">
            <text:p>472</text:p>
          </table:table-cell>
          <table:table-cell table:style-name="Gnumeric-default"/>
          <table:table-cell table:style-name="ACE-0x9258a48" table:formula="of:=(LN([.$G$2])-LN([.N95])+[.$J$77]*([.$J$76]-[.$J$74]*[.$J$74]/2))/SQRT([.$J$77])/[.$J$74]" office:value-type="float" office:value="-1.67180026550423">
            <text:p>−1.672</text:p>
          </table:table-cell>
          <table:table-cell table:style-name="ACE-0x8cc1bb0" table:formula="of:=NORMDIST([.W95];0;1;1)" office:value-type="float" office:value="0.0472818572303148">
            <text:p>0.0473</text:p>
          </table:table-cell>
          <table:table-cell table:style-name="ACE-0x8cc2870" table:formula="of:=NORMDIST([.W95]+[.$J$74]*SQRT([.$J$77]);0;1;1)" office:value-type="float" office:value="0.0591399357249239">
            <text:p>0.059</text:p>
          </table:table-cell>
          <table:table-cell table:style-name="Gnumeric-default" table:formula="of:=[.$G$2]*[.Y95]-[.N95]*[.X95]*EXP(-[.$J$76]*[.$J$77])" office:value-type="float" office:value="1.73091082464545">
            <text:p>1.7309108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ca88" office:value-type="float" office:value="785">
            <text:p><text:a xlink:type="simple" xlink:actuate="onRequest" xlink:href="http://finance.yahoo.com/q/op?s=GOOG&amp;amp;k=785.000000">785</text:a></text:p>
          </table:table-cell>
          <table:table-cell table:style-name="ACE-0x924cb48" office:value-type="string" office:string-value="GOOG120616C00785000">
            <text:p><text:a xlink:type="simple" xlink:actuate="onRequest" xlink:href="http://finance.yahoo.com/q?s=GOOG120616C00785000">GOOG120616C00785000</text:a></text:p>
          </table:table-cell>
          <table:table-cell table:style-name="ACE-0x8cc0ef0" office:value-type="float" office:value="1.85">
            <text:p>1.8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.7">
            <text:p>1.7</text:p>
          </table:table-cell>
          <table:table-cell table:style-name="Gnumeric-default" office:value-type="float" office:value="1.85">
            <text:p>1.85</text:p>
          </table:table-cell>
          <table:table-cell table:style-name="Gnumeric-default" office:value-type="float" office:value="64">
            <text:p>64</text:p>
          </table:table-cell>
          <table:table-cell table:style-name="Gnumeric-default" office:value-type="float" office:value="186">
            <text:p>186</text:p>
          </table:table-cell>
          <table:table-cell table:style-name="Gnumeric-default"/>
          <table:table-cell table:style-name="ACE-0x9258a48" table:formula="of:=(LN([.$G$2])-LN([.N96])+[.$J$77]*([.$J$76]-[.$J$74]*[.$J$74]/2))/SQRT([.$J$77])/[.$J$74]" office:value-type="float" office:value="-1.73001327613419">
            <text:p>−1.730</text:p>
          </table:table-cell>
          <table:table-cell table:style-name="ACE-0x8cc1bb0" table:formula="of:=NORMDIST([.W96];0;1;1)" office:value-type="float" office:value="0.0418139516353179">
            <text:p>0.0418</text:p>
          </table:table-cell>
          <table:table-cell table:style-name="ACE-0x8cc2870" table:formula="of:=NORMDIST([.W96]+[.$J$74]*SQRT([.$J$77]);0;1;1)" office:value-type="float" office:value="0.0525895641100291">
            <text:p>0.053</text:p>
          </table:table-cell>
          <table:table-cell table:style-name="Gnumeric-default" table:formula="of:=[.$G$2]*[.Y96]-[.N96]*[.X96]*EXP(-[.$J$76]*[.$J$77])" office:value-type="float" office:value="1.51053474088604">
            <text:p>1.5105347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cc08" office:value-type="float" office:value="790">
            <text:p><text:a xlink:type="simple" xlink:actuate="onRequest" xlink:href="http://finance.yahoo.com/q/op?s=GOOG&amp;amp;k=790.000000">790</text:a></text:p>
          </table:table-cell>
          <table:table-cell table:style-name="ACE-0x924ccc8" office:value-type="string" office:string-value="GOOG120616C00790000">
            <text:p><text:a xlink:type="simple" xlink:actuate="onRequest" xlink:href="http://finance.yahoo.com/q?s=GOOG120616C00790000">GOOG120616C00790000</text:a></text:p>
          </table:table-cell>
          <table:table-cell table:style-name="ACE-0x8cc0ef0" office:value-type="float" office:value="1.6">
            <text:p>1.6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1.65">
            <text:p>1.65</text:p>
          </table:table-cell>
          <table:table-cell table:style-name="Gnumeric-default" office:value-type="float" office:value="143">
            <text:p>143</text:p>
          </table:table-cell>
          <table:table-cell table:style-name="Gnumeric-default" office:value-type="float" office:value="278">
            <text:p>278</text:p>
          </table:table-cell>
          <table:table-cell table:style-name="Gnumeric-default"/>
          <table:table-cell table:style-name="ACE-0x9258a48" table:formula="of:=(LN([.$G$2])-LN([.N97])+[.$J$77]*([.$J$76]-[.$J$74]*[.$J$74]/2))/SQRT([.$J$77])/[.$J$74]" office:value-type="float" office:value="-1.78785667785621">
            <text:p>−1.788</text:p>
          </table:table-cell>
          <table:table-cell table:style-name="ACE-0x8cc1bb0" table:formula="of:=NORMDIST([.W97];0;1;1)" office:value-type="float" office:value="0.0368995669381671">
            <text:p>0.0369</text:p>
          </table:table-cell>
          <table:table-cell table:style-name="ACE-0x8cc2870" table:formula="of:=NORMDIST([.W97]+[.$J$74]*SQRT([.$J$77]);0;1;1)" office:value-type="float" office:value="0.0466646803404652">
            <text:p>0.047</text:p>
          </table:table-cell>
          <table:table-cell table:style-name="Gnumeric-default" table:formula="of:=[.$G$2]*[.Y97]-[.N97]*[.X97]*EXP(-[.$J$76]*[.$J$77])" office:value-type="float" office:value="1.31584805732563">
            <text:p>1.3158481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cd88" office:value-type="float" office:value="795">
            <text:p><text:a xlink:type="simple" xlink:actuate="onRequest" xlink:href="http://finance.yahoo.com/q/op?s=GOOG&amp;amp;k=795.000000">795</text:a></text:p>
          </table:table-cell>
          <table:table-cell table:style-name="ACE-0x924ce48" office:value-type="string" office:string-value="GOOG120616C00795000">
            <text:p><text:a xlink:type="simple" xlink:actuate="onRequest" xlink:href="http://finance.yahoo.com/q?s=GOOG120616C00795000">GOOG120616C00795000</text:a></text:p>
          </table:table-cell>
          <table:table-cell table:style-name="ACE-0x8cc0ef0" office:value-type="float" office:value="1.35">
            <text:p>1.3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.35">
            <text:p>1.35</text:p>
          </table:table-cell>
          <table:table-cell table:style-name="Gnumeric-default" office:value-type="float" office:value="1.5">
            <text:p>1.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89">
            <text:p>89</text:p>
          </table:table-cell>
          <table:table-cell table:style-name="Gnumeric-default"/>
          <table:table-cell table:style-name="ACE-0x9258a48" table:formula="of:=(LN([.$G$2])-LN([.N98])+[.$J$77]*([.$J$76]-[.$J$74]*[.$J$74]/2))/SQRT([.$J$77])/[.$J$74]" office:value-type="float" office:value="-1.8453351345518">
            <text:p>−1.845</text:p>
          </table:table-cell>
          <table:table-cell table:style-name="ACE-0x8cc1bb0" table:formula="of:=NORMDIST([.W98];0;1;1)" office:value-type="float" office:value="0.0324944012790772">
            <text:p>0.0325</text:p>
          </table:table-cell>
          <table:table-cell table:style-name="ACE-0x8cc2870" table:formula="of:=NORMDIST([.W98]+[.$J$74]*SQRT([.$J$77]);0;1;1)" office:value-type="float" office:value="0.0413200066599757">
            <text:p>0.041</text:p>
          </table:table-cell>
          <table:table-cell table:style-name="Gnumeric-default" table:formula="of:=[.$G$2]*[.Y98]-[.N98]*[.X98]*EXP(-[.$J$76]*[.$J$77])" office:value-type="float" office:value="1.14421997671292">
            <text:p>1.1442200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cf08" office:value-type="float" office:value="800">
            <text:p><text:a xlink:type="simple" xlink:actuate="onRequest" xlink:href="http://finance.yahoo.com/q/op?s=GOOG&amp;amp;k=800.000000">800</text:a></text:p>
          </table:table-cell>
          <table:table-cell table:style-name="ACE-0x924cfc8" office:value-type="string" office:string-value="GOOG120616C00800000">
            <text:p><text:a xlink:type="simple" xlink:actuate="onRequest" xlink:href="http://finance.yahoo.com/q?s=GOOG120616C00800000">GOOG120616C00800000</text:a></text:p>
          </table:table-cell>
          <table:table-cell table:style-name="ACE-0x8cc0ef0" office:value-type="float" office:value="1.18">
            <text:p>1.18</text:p>
          </table:table-cell>
          <table:table-cell table:style-name="Gnumeric-default" office:value-type="float" office:value="0.07">
            <office:annotation>
              <text:p>http://l.yimg.com/a/i/us/fi/03rd/down_r.gif<text:line-break/></text:p>
            </office:annotation>
            <text:p>0.07</text:p>
          </table:table-cell>
          <table:table-cell table:style-name="Gnumeric-default" office:value-type="float" office:value="1.2">
            <text:p>1.2</text:p>
          </table:table-cell>
          <table:table-cell table:style-name="Gnumeric-default" office:value-type="float" office:value="1.4">
            <text:p>1.4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621">
            <text:p>621</text:p>
          </table:table-cell>
          <table:table-cell table:style-name="Gnumeric-default"/>
          <table:table-cell table:style-name="ACE-0x9258a48" table:formula="of:=(LN([.$G$2])-LN([.N99])+[.$J$77]*([.$J$76]-[.$J$74]*[.$J$74]/2))/SQRT([.$J$77])/[.$J$74]" office:value-type="float" office:value="-1.90245322237939">
            <text:p>−1.902</text:p>
          </table:table-cell>
          <table:table-cell table:style-name="ACE-0x8cc1bb0" table:formula="of:=NORMDIST([.W99];0;1;1)" office:value-type="float" office:value="0.0285559643603337">
            <text:p>0.0286</text:p>
          </table:table-cell>
          <table:table-cell table:style-name="ACE-0x8cc2870" table:formula="of:=NORMDIST([.W99]+[.$J$74]*SQRT([.$J$77]);0;1;1)" office:value-type="float" office:value="0.0365114599634779">
            <text:p>0.037</text:p>
          </table:table-cell>
          <table:table-cell table:style-name="Gnumeric-default" table:formula="of:=[.$G$2]*[.Y99]-[.N99]*[.X99]*EXP(-[.$J$76]*[.$J$77])" office:value-type="float" office:value="0.993234707929709">
            <text:p>0.9932347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d088" office:value-type="float" office:value="805">
            <text:p><text:a xlink:type="simple" xlink:actuate="onRequest" xlink:href="http://finance.yahoo.com/q/op?s=GOOG&amp;amp;k=805.000000">805</text:a></text:p>
          </table:table-cell>
          <table:table-cell table:style-name="ACE-0x924d148" office:value-type="string" office:string-value="GOOG120616C00805000">
            <text:p><text:a xlink:type="simple" xlink:actuate="onRequest" xlink:href="http://finance.yahoo.com/q?s=GOOG120616C00805000">GOOG120616C00805000</text:a></text:p>
          </table:table-cell>
          <table:table-cell table:style-name="ACE-0x8cc0ef0" office:value-type="float" office:value="1.4">
            <text:p>1.4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1.05">
            <text:p>1.05</text:p>
          </table:table-cell>
          <table:table-cell table:style-name="Gnumeric-default" office:value-type="float" office:value="1.3">
            <text:p>1.3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188">
            <text:p>188</text:p>
          </table:table-cell>
          <table:table-cell table:style-name="Gnumeric-default"/>
          <table:table-cell table:style-name="ACE-0x9258a48" table:formula="of:=(LN([.$G$2])-LN([.N100])+[.$J$77]*([.$J$76]-[.$J$74]*[.$J$74]/2))/SQRT([.$J$77])/[.$J$74]" office:value-type="float" office:value="-1.95921543196065">
            <text:p>−1.959</text:p>
          </table:table-cell>
          <table:table-cell table:style-name="ACE-0x8cc1bb0" table:formula="of:=NORMDIST([.W100];0;1;1)" office:value-type="float" office:value="0.0250437813123877">
            <text:p>0.0250</text:p>
          </table:table-cell>
          <table:table-cell table:style-name="ACE-0x8cc2870" table:formula="of:=NORMDIST([.W100]+[.$J$74]*SQRT([.$J$77]);0;1;1)" office:value-type="float" office:value="0.0321964577119194">
            <text:p>0.032</text:p>
          </table:table-cell>
          <table:table-cell table:style-name="Gnumeric-default" table:formula="of:=[.$G$2]*[.Y100]-[.N100]*[.X100]*EXP(-[.$J$76]*[.$J$77])" office:value-type="float" office:value="0.860681965532063">
            <text:p>0.8606820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d208" office:value-type="float" office:value="810">
            <text:p><text:a xlink:type="simple" xlink:actuate="onRequest" xlink:href="http://finance.yahoo.com/q/op?s=GOOG&amp;amp;k=810.000000">810</text:a></text:p>
          </table:table-cell>
          <table:table-cell table:style-name="ACE-0x924d2c8" office:value-type="string" office:string-value="GOOG120616C00810000">
            <text:p><text:a xlink:type="simple" xlink:actuate="onRequest" xlink:href="http://finance.yahoo.com/q?s=GOOG120616C00810000">GOOG120616C00810000</text:a></text:p>
          </table:table-cell>
          <table:table-cell table:style-name="ACE-0x8cc0ef0" office:value-type="float" office:value="1.05">
            <text:p>1.05</text:p>
          </table:table-cell>
          <table:table-cell table:style-name="Gnumeric-default" office:value-type="float" office:value="0.45">
            <office:annotation>
              <text:p>http://l.yimg.com/a/i/us/fi/03rd/down_r.gif<text:line-break/></text:p>
            </office:annotation>
            <text:p>0.45</text:p>
          </table:table-cell>
          <table:table-cell table:style-name="Gnumeric-default" office:value-type="float" office:value="0.95">
            <text:p>0.95</text:p>
          </table:table-cell>
          <table:table-cell table:style-name="Gnumeric-default" office:value-type="float" office:value="1.1">
            <text:p>1.1</text:p>
          </table:table-cell>
          <table:table-cell table:style-name="Gnumeric-default" office:value-type="float" office:value="20">
            <text:p>20</text:p>
          </table:table-cell>
          <table:table-cell table:style-name="Gnumeric-default" office:value-type="float" office:value="110">
            <text:p>110</text:p>
          </table:table-cell>
          <table:table-cell table:style-name="Gnumeric-default"/>
          <table:table-cell table:style-name="ACE-0x9258a48" table:formula="of:=(LN([.$G$2])-LN([.N101])+[.$J$77]*([.$J$76]-[.$J$74]*[.$J$74]/2))/SQRT([.$J$77])/[.$J$74]" office:value-type="float" office:value="-2.015626170499">
            <text:p>−2.016</text:p>
          </table:table-cell>
          <table:table-cell table:style-name="ACE-0x8cc1bb0" table:formula="of:=NORMDIST([.W101];0;1;1)" office:value-type="float" office:value="0.0219195405308995">
            <text:p>0.0219</text:p>
          </table:table-cell>
          <table:table-cell table:style-name="ACE-0x8cc2870" table:formula="of:=NORMDIST([.W101]+[.$J$74]*SQRT([.$J$77]);0;1;1)" office:value-type="float" office:value="0.0283341623846173">
            <text:p>0.028</text:p>
          </table:table-cell>
          <table:table-cell table:style-name="Gnumeric-default" table:formula="of:=[.$G$2]*[.Y101]-[.N101]*[.X101]*EXP(-[.$J$76]*[.$J$77])" office:value-type="float" office:value="0.744546600770722">
            <text:p>0.7445466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d388" office:value-type="float" office:value="815">
            <text:p><text:a xlink:type="simple" xlink:actuate="onRequest" xlink:href="http://finance.yahoo.com/q/op?s=GOOG&amp;amp;k=815.000000">815</text:a></text:p>
          </table:table-cell>
          <table:table-cell table:style-name="ACE-0x924d448" office:value-type="string" office:string-value="GOOG120616C00815000">
            <text:p><text:a xlink:type="simple" xlink:actuate="onRequest" xlink:href="http://finance.yahoo.com/q?s=GOOG120616C00815000">GOOG120616C00815000</text:a></text:p>
          </table:table-cell>
          <table:table-cell table:style-name="ACE-0x8cc0ef0" office:value-type="float" office:value="1.15">
            <text:p>1.1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9">
            <text:p>0.9</text:p>
          </table:table-cell>
          <table:table-cell table:style-name="Gnumeric-default" office:value-type="float" office:value="1.1">
            <text:p>1.1</text:p>
          </table:table-cell>
          <table:table-cell table:style-name="Gnumeric-default" office:value-type="float" office:value="50">
            <text:p>50</text:p>
          </table:table-cell>
          <table:table-cell table:style-name="Gnumeric-default" office:value-type="float" office:value="117">
            <text:p>117</text:p>
          </table:table-cell>
          <table:table-cell table:style-name="Gnumeric-default"/>
          <table:table-cell table:style-name="ACE-0x9258a48" table:formula="of:=(LN([.$G$2])-LN([.N102])+[.$J$77]*([.$J$76]-[.$J$74]*[.$J$74]/2))/SQRT([.$J$77])/[.$J$74]" office:value-type="float" office:value="-2.07168976383313">
            <text:p>−2.072</text:p>
          </table:table-cell>
          <table:table-cell table:style-name="ACE-0x8cc1bb0" table:formula="of:=NORMDIST([.W102];0;1;1)" office:value-type="float" office:value="0.019147191280216">
            <text:p>0.0191</text:p>
          </table:table-cell>
          <table:table-cell table:style-name="ACE-0x8cc2870" table:formula="of:=NORMDIST([.W102]+[.$J$74]*SQRT([.$J$77]);0;1;1)" office:value-type="float" office:value="0.0248856691051189">
            <text:p>0.025</text:p>
          </table:table-cell>
          <table:table-cell table:style-name="Gnumeric-default" table:formula="of:=[.$G$2]*[.Y102]-[.N102]*[.X102]*EXP(-[.$J$76]*[.$J$77])" office:value-type="float" office:value="0.64299762729317">
            <text:p>0.6429976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d508" office:value-type="float" office:value="820">
            <text:p><text:a xlink:type="simple" xlink:actuate="onRequest" xlink:href="http://finance.yahoo.com/q/op?s=GOOG&amp;amp;k=820.000000">820</text:a></text:p>
          </table:table-cell>
          <table:table-cell table:style-name="ACE-0x924d5c8" office:value-type="string" office:string-value="GOOG120616C00820000">
            <text:p><text:a xlink:type="simple" xlink:actuate="onRequest" xlink:href="http://finance.yahoo.com/q?s=GOOG120616C00820000">GOOG120616C00820000</text:a></text:p>
          </table:table-cell>
          <table:table-cell table:style-name="ACE-0x8cc0ef0" office:value-type="float" office:value="1.05">
            <text:p>1.0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8">
            <text:p>0.8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0">
            <text:p>70</text:p>
          </table:table-cell>
          <table:table-cell table:style-name="Gnumeric-default" office:value-type="float" office:value="157">
            <text:p>157</text:p>
          </table:table-cell>
          <table:table-cell table:style-name="Gnumeric-default"/>
          <table:table-cell table:style-name="ACE-0x9258a48" table:formula="of:=(LN([.$G$2])-LN([.N103])+[.$J$77]*([.$J$76]-[.$J$74]*[.$J$74]/2))/SQRT([.$J$77])/[.$J$74]" office:value-type="float" office:value="-2.12741045842749">
            <text:p>−2.127</text:p>
          </table:table-cell>
          <table:table-cell table:style-name="ACE-0x8cc1bb0" table:formula="of:=NORMDIST([.W103];0;1;1)" office:value-type="float" office:value="0.016692996968338">
            <text:p>0.0167</text:p>
          </table:table-cell>
          <table:table-cell table:style-name="ACE-0x8cc2870" table:formula="of:=NORMDIST([.W103]+[.$J$74]*SQRT([.$J$77]);0;1;1)" office:value-type="float" office:value="0.0218141415242089">
            <text:p>0.022</text:p>
          </table:table-cell>
          <table:table-cell table:style-name="Gnumeric-default" table:formula="of:=[.$G$2]*[.Y103]-[.N103]*[.X103]*EXP(-[.$J$76]*[.$J$77])" office:value-type="float" office:value="0.554376875687097">
            <text:p>0.5543769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d688" office:value-type="float" office:value="825">
            <text:p><text:a xlink:type="simple" xlink:actuate="onRequest" xlink:href="http://finance.yahoo.com/q/op?s=GOOG&amp;amp;k=825.000000">825</text:a></text:p>
          </table:table-cell>
          <table:table-cell table:style-name="ACE-0x924d748" office:value-type="string" office:string-value="GOOG120616C00825000">
            <text:p><text:a xlink:type="simple" xlink:actuate="onRequest" xlink:href="http://finance.yahoo.com/q?s=GOOG120616C00825000">GOOG120616C00825000</text:a></text:p>
          </table:table-cell>
          <table:table-cell table:style-name="ACE-0x8cc0ef0" office:value-type="float" office:value="0.92">
            <text:p>0.92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7">
            <text:p>0.7</text:p>
          </table:table-cell>
          <table:table-cell table:style-name="Gnumeric-default" office:value-type="float" office:value="0.9">
            <text:p>0.9</text:p>
          </table:table-cell>
          <table:table-cell table:style-name="Gnumeric-default" office:value-type="float" office:value="13">
            <text:p>13</text:p>
          </table:table-cell>
          <table:table-cell table:style-name="Gnumeric-default" office:value-type="float" office:value="132">
            <text:p>132</text:p>
          </table:table-cell>
          <table:table-cell table:style-name="Gnumeric-default"/>
          <table:table-cell table:style-name="ACE-0x9258a48" table:formula="of:=(LN([.$G$2])-LN([.N104])+[.$J$77]*([.$J$76]-[.$J$74]*[.$J$74]/2))/SQRT([.$J$77])/[.$J$74]" office:value-type="float" office:value="-2.18279242330249">
            <text:p>−2.183</text:p>
          </table:table-cell>
          <table:table-cell table:style-name="ACE-0x8cc1bb0" table:formula="of:=NORMDIST([.W104];0;1;1)" office:value-type="float" office:value="0.0145255499504384">
            <text:p>0.0145</text:p>
          </table:table-cell>
          <table:table-cell table:style-name="ACE-0x8cc2870" table:formula="of:=NORMDIST([.W104]+[.$J$74]*SQRT([.$J$77]);0;1;1)" office:value-type="float" office:value="0.019084901299591">
            <text:p>0.019</text:p>
          </table:table-cell>
          <table:table-cell table:style-name="Gnumeric-default" table:formula="of:=[.$G$2]*[.Y104]-[.N104]*[.X104]*EXP(-[.$J$76]*[.$J$77])" office:value-type="float" office:value="0.477187481841348">
            <text:p>0.4771875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d808" office:value-type="float" office:value="830">
            <text:p><text:a xlink:type="simple" xlink:actuate="onRequest" xlink:href="http://finance.yahoo.com/q/op?s=GOOG&amp;amp;k=830.000000">830</text:a></text:p>
          </table:table-cell>
          <table:table-cell table:style-name="ACE-0x924d8c8" office:value-type="string" office:string-value="GOOG120616C00830000">
            <text:p><text:a xlink:type="simple" xlink:actuate="onRequest" xlink:href="http://finance.yahoo.com/q?s=GOOG120616C00830000">GOOG120616C00830000</text:a></text:p>
          </table:table-cell>
          <table:table-cell table:style-name="ACE-0x8cc0ef0" office:value-type="float" office:value="0.7">
            <text:p>0.7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6">
            <text:p>0.6</text:p>
          </table:table-cell>
          <table:table-cell table:style-name="Gnumeric-default" office:value-type="float" office:value="0.75">
            <text:p>0.75</text:p>
          </table:table-cell>
          <table:table-cell table:style-name="Gnumeric-default" office:value-type="float" office:value="19">
            <text:p>19</text:p>
          </table:table-cell>
          <table:table-cell table:style-name="Gnumeric-default" office:value-type="float" office:value="148">
            <text:p>148</text:p>
          </table:table-cell>
          <table:table-cell table:style-name="Gnumeric-default"/>
          <table:table-cell table:style-name="ACE-0x9258a48" table:formula="of:=(LN([.$G$2])-LN([.N105])+[.$J$77]*([.$J$76]-[.$J$74]*[.$J$74]/2))/SQRT([.$J$77])/[.$J$74]" office:value-type="float" office:value="-2.23783975190622">
            <text:p>−2.238</text:p>
          </table:table-cell>
          <table:table-cell table:style-name="ACE-0x8cc1bb0" table:formula="of:=NORMDIST([.W105];0;1;1)" office:value-type="float" office:value="0.0126157535413542">
            <text:p>0.0126</text:p>
          </table:table-cell>
          <table:table-cell table:style-name="ACE-0x8cc2870" table:formula="of:=NORMDIST([.W105]+[.$J$74]*SQRT([.$J$77]);0;1;1)" office:value-type="float" office:value="0.0166654766017645">
            <text:p>0.017</text:p>
          </table:table-cell>
          <table:table-cell table:style-name="Gnumeric-default" table:formula="of:=[.$G$2]*[.Y105]-[.N105]*[.X105]*EXP(-[.$J$76]*[.$J$77])" office:value-type="float" office:value="0.410082385484346">
            <text:p>0.4100824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d988" office:value-type="float" office:value="835">
            <text:p><text:a xlink:type="simple" xlink:actuate="onRequest" xlink:href="http://finance.yahoo.com/q/op?s=GOOG&amp;amp;k=835.000000">835</text:a></text:p>
          </table:table-cell>
          <table:table-cell table:style-name="ACE-0x924da48" office:value-type="string" office:string-value="GOOG120616C00835000">
            <text:p><text:a xlink:type="simple" xlink:actuate="onRequest" xlink:href="http://finance.yahoo.com/q?s=GOOG120616C00835000">GOOG120616C00835000</text:a></text:p>
          </table:table-cell>
          <table:table-cell table:style-name="ACE-0x8cc0ef0" office:value-type="float" office:value="0.65">
            <text:p>0.6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6">
            <text:p>0.6</text:p>
          </table:table-cell>
          <table:table-cell table:style-name="Gnumeric-default" office:value-type="float" office:value="0.7">
            <text:p>0.7</text:p>
          </table:table-cell>
          <table:table-cell table:style-name="Gnumeric-default" office:value-type="float" office:value="15">
            <text:p>15</text:p>
          </table:table-cell>
          <table:table-cell table:style-name="Gnumeric-default" office:value-type="float" office:value="108">
            <text:p>108</text:p>
          </table:table-cell>
          <table:table-cell table:style-name="Gnumeric-default"/>
          <table:table-cell table:style-name="ACE-0x9258a48" table:formula="of:=(LN([.$G$2])-LN([.N106])+[.$J$77]*([.$J$76]-[.$J$74]*[.$J$74]/2))/SQRT([.$J$77])/[.$J$74]" office:value-type="float" office:value="-2.29255646393006">
            <text:p>−2.293</text:p>
          </table:table-cell>
          <table:table-cell table:style-name="ACE-0x8cc1bb0" table:formula="of:=NORMDIST([.W106];0;1;1)" office:value-type="float" office:value="0.0109367766394883">
            <text:p>0.0109</text:p>
          </table:table-cell>
          <table:table-cell table:style-name="ACE-0x8cc2870" table:formula="of:=NORMDIST([.W106]+[.$J$74]*SQRT([.$J$77]);0;1;1)" office:value-type="float" office:value="0.0145256150256366">
            <text:p>0.015</text:p>
          </table:table-cell>
          <table:table-cell table:style-name="Gnumeric-default" table:formula="of:=[.$G$2]*[.Y106]-[.N106]*[.X106]*EXP(-[.$J$76]*[.$J$77])" office:value-type="float" office:value="0.351852987781211">
            <text:p>0.3518530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db08" office:value-type="float" office:value="840">
            <text:p><text:a xlink:type="simple" xlink:actuate="onRequest" xlink:href="http://finance.yahoo.com/q/op?s=GOOG&amp;amp;k=840.000000">840</text:a></text:p>
          </table:table-cell>
          <table:table-cell table:style-name="ACE-0x924dbc8" office:value-type="string" office:string-value="GOOG120616C00840000">
            <text:p><text:a xlink:type="simple" xlink:actuate="onRequest" xlink:href="http://finance.yahoo.com/q?s=GOOG120616C00840000">GOOG120616C00840000</text:a></text:p>
          </table:table-cell>
          <table:table-cell table:style-name="ACE-0x8cc0ef0" office:value-type="float" office:value="0.55">
            <text:p>0.5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0.65">
            <text:p>0.6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249">
            <text:p>249</text:p>
          </table:table-cell>
          <table:table-cell table:style-name="Gnumeric-default"/>
          <table:table-cell table:style-name="ACE-0x9258a48" table:formula="of:=(LN([.$G$2])-LN([.N107])+[.$J$77]*([.$J$76]-[.$J$74]*[.$J$74]/2))/SQRT([.$J$77])/[.$J$74]" office:value-type="float" office:value="-2.34694650707006">
            <text:p>−2.347</text:p>
          </table:table-cell>
          <table:table-cell table:style-name="ACE-0x8cc1bb0" table:formula="of:=NORMDIST([.W107];0;1;1)" office:value-type="float" office:value="0.00946398601065611">
            <text:p>0.0095</text:p>
          </table:table-cell>
          <table:table-cell table:style-name="ACE-0x8cc2870" table:formula="of:=NORMDIST([.W107]+[.$J$74]*SQRT([.$J$77]);0;1;1)" office:value-type="float" office:value="0.0126372661230796">
            <text:p>0.013</text:p>
          </table:table-cell>
          <table:table-cell table:style-name="Gnumeric-default" table:formula="of:=[.$G$2]*[.Y107]-[.N107]*[.X107]*EXP(-[.$J$76]*[.$J$77])" office:value-type="float" office:value="0.301418090966036">
            <text:p>0.3014181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dc88" office:value-type="float" office:value="845">
            <text:p><text:a xlink:type="simple" xlink:actuate="onRequest" xlink:href="http://finance.yahoo.com/q/op?s=GOOG&amp;amp;k=845.000000">845</text:a></text:p>
          </table:table-cell>
          <table:table-cell table:style-name="ACE-0x924dd48" office:value-type="string" office:string-value="GOOG120616C00845000">
            <text:p><text:a xlink:type="simple" xlink:actuate="onRequest" xlink:href="http://finance.yahoo.com/q?s=GOOG120616C00845000">GOOG120616C00845000</text:a></text:p>
          </table:table-cell>
          <table:table-cell table:style-name="ACE-0x8cc0ef0" office:value-type="float" office:value="0.5">
            <text:p>0.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4">
            <text:p>0.4</text:p>
          </table:table-cell>
          <table:table-cell table:style-name="Gnumeric-default" office:value-type="float" office:value="0.75">
            <text:p>0.75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93">
            <text:p>193</text:p>
          </table:table-cell>
          <table:table-cell table:style-name="Gnumeric-default"/>
          <table:table-cell table:style-name="ACE-0x9258a48" table:formula="of:=(LN([.$G$2])-LN([.N108])+[.$J$77]*([.$J$76]-[.$J$74]*[.$J$74]/2))/SQRT([.$J$77])/[.$J$74]" office:value-type="float" office:value="-2.40101375873603">
            <text:p>−2.401</text:p>
          </table:table-cell>
          <table:table-cell table:style-name="ACE-0x8cc1bb0" table:formula="of:=NORMDIST([.W108];0;1;1)" office:value-type="float" office:value="0.00817486087337972">
            <text:p>0.0082</text:p>
          </table:table-cell>
          <table:table-cell table:style-name="ACE-0x8cc2870" table:formula="of:=NORMDIST([.W108]+[.$J$74]*SQRT([.$J$77]);0;1;1)" office:value-type="float" office:value="0.0109745385171169">
            <text:p>0.011</text:p>
          </table:table-cell>
          <table:table-cell table:style-name="Gnumeric-default" table:formula="of:=[.$G$2]*[.Y108]-[.N108]*[.X108]*EXP(-[.$J$76]*[.$J$77])" office:value-type="float" office:value="0.25781321897439">
            <text:p>0.2578132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de08" office:value-type="float" office:value="850">
            <text:p><text:a xlink:type="simple" xlink:actuate="onRequest" xlink:href="http://finance.yahoo.com/q/op?s=GOOG&amp;amp;k=850.000000">850</text:a></text:p>
          </table:table-cell>
          <table:table-cell table:style-name="ACE-0x924dec8" office:value-type="string" office:string-value="GOOG120616C00850000">
            <text:p><text:a xlink:type="simple" xlink:actuate="onRequest" xlink:href="http://finance.yahoo.com/q?s=GOOG120616C00850000">GOOG120616C00850000</text:a></text:p>
          </table:table-cell>
          <table:table-cell table:style-name="ACE-0x8cc0ef0" office:value-type="float" office:value="0.5">
            <text:p>0.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45">
            <text:p>0.45</text:p>
          </table:table-cell>
          <table:table-cell table:style-name="Gnumeric-default" office:value-type="float" office:value="0.6">
            <text:p>0.6</text:p>
          </table:table-cell>
          <table:table-cell table:style-name="Gnumeric-default" office:value-type="float" office:value="124">
            <text:p>124</text:p>
          </table:table-cell>
          <table:table-cell table:style-name="Gnumeric-default" office:value-type="float" office:value="276">
            <text:p>276</text:p>
          </table:table-cell>
          <table:table-cell table:style-name="Gnumeric-default"/>
          <table:table-cell table:style-name="ACE-0x9258a48" table:formula="of:=(LN([.$G$2])-LN([.N109])+[.$J$77]*([.$J$76]-[.$J$74]*[.$J$74]/2))/SQRT([.$J$77])/[.$J$74]" office:value-type="float" office:value="-2.45476202771028">
            <text:p>−2.455</text:p>
          </table:table-cell>
          <table:table-cell table:style-name="ACE-0x8cc1bb0" table:formula="of:=NORMDIST([.W109];0;1;1)" office:value-type="float" office:value="0.00704889398710442">
            <text:p>0.0070</text:p>
          </table:table-cell>
          <table:table-cell table:style-name="ACE-0x8cc2870" table:formula="of:=NORMDIST([.W109]+[.$J$74]*SQRT([.$J$77]);0;1;1)" office:value-type="float" office:value="0.00951363623616697">
            <text:p>0.010</text:p>
          </table:table-cell>
          <table:table-cell table:style-name="Gnumeric-default" table:formula="of:=[.$G$2]*[.Y109]-[.N109]*[.X109]*EXP(-[.$J$76]*[.$J$77])" office:value-type="float" office:value="0.220180396134892">
            <text:p>0.2201804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df88" office:value-type="float" office:value="855">
            <text:p><text:a xlink:type="simple" xlink:actuate="onRequest" xlink:href="http://finance.yahoo.com/q/op?s=GOOG&amp;amp;k=855.000000">855</text:a></text:p>
          </table:table-cell>
          <table:table-cell table:style-name="ACE-0x924e048" office:value-type="string" office:string-value="GOOG120616C00855000">
            <text:p><text:a xlink:type="simple" xlink:actuate="onRequest" xlink:href="http://finance.yahoo.com/q?s=GOOG120616C00855000">GOOG120616C00855000</text:a></text:p>
          </table:table-cell>
          <table:table-cell table:style-name="ACE-0x8cc0ef0" office:value-type="float" office:value="0.48">
            <text:p>0.48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4">
            <text:p>0.4</text:p>
          </table:table-cell>
          <table:table-cell table:style-name="Gnumeric-default" office:value-type="float" office:value="0.6">
            <text:p>0.6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55">
            <text:p>155</text:p>
          </table:table-cell>
          <table:table-cell table:style-name="Gnumeric-default"/>
          <table:table-cell table:style-name="ACE-0x9258a48" table:formula="of:=(LN([.$G$2])-LN([.N110])+[.$J$77]*([.$J$76]-[.$J$74]*[.$J$74]/2))/SQRT([.$J$77])/[.$J$74]" office:value-type="float" office:value="-2.50819505575761">
            <text:p>−2.508</text:p>
          </table:table-cell>
          <table:table-cell table:style-name="ACE-0x8cc1bb0" table:formula="of:=NORMDIST([.W110];0;1;1)" office:value-type="float" office:value="0.00606748298902306">
            <text:p>0.0061</text:p>
          </table:table-cell>
          <table:table-cell table:style-name="ACE-0x8cc2870" table:formula="of:=NORMDIST([.W110]+[.$J$74]*SQRT([.$J$77]);0;1;1)" office:value-type="float" office:value="0.00823277853701353">
            <text:p>0.008</text:p>
          </table:table-cell>
          <table:table-cell table:style-name="Gnumeric-default" table:formula="of:=[.$G$2]*[.Y110]-[.N110]*[.X110]*EXP(-[.$J$76]*[.$J$77])" office:value-type="float" office:value="0.187758441296903">
            <text:p>0.1877584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e108" office:value-type="float" office:value="860">
            <text:p><text:a xlink:type="simple" xlink:actuate="onRequest" xlink:href="http://finance.yahoo.com/q/op?s=GOOG&amp;amp;k=860.000000">860</text:a></text:p>
          </table:table-cell>
          <table:table-cell table:style-name="ACE-0x924e1c8" office:value-type="string" office:string-value="GOOG120616C00860000">
            <text:p><text:a xlink:type="simple" xlink:actuate="onRequest" xlink:href="http://finance.yahoo.com/q?s=GOOG120616C00860000">GOOG120616C00860000</text:a></text:p>
          </table:table-cell>
          <table:table-cell table:style-name="ACE-0x8cc0ef0" office:value-type="float" office:value="0.45">
            <text:p>0.4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35">
            <text:p>0.3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14">
            <text:p>14</text:p>
          </table:table-cell>
          <table:table-cell table:style-name="Gnumeric-default" office:value-type="float" office:value="153">
            <text:p>153</text:p>
          </table:table-cell>
          <table:table-cell table:style-name="Gnumeric-default"/>
          <table:table-cell table:style-name="ACE-0x9258a48" table:formula="of:=(LN([.$G$2])-LN([.N111])+[.$J$77]*([.$J$76]-[.$J$74]*[.$J$74]/2))/SQRT([.$J$77])/[.$J$74]" office:value-type="float" office:value="-2.56131651918851">
            <text:p>−2.561</text:p>
          </table:table-cell>
          <table:table-cell table:style-name="ACE-0x8cc1bb0" table:formula="of:=NORMDIST([.W111];0;1;1)" office:value-type="float" office:value="0.00521381526803721">
            <text:p>0.0052</text:p>
          </table:table-cell>
          <table:table-cell table:style-name="ACE-0x8cc2870" table:formula="of:=NORMDIST([.W111]+[.$J$74]*SQRT([.$J$77]);0;1;1)" office:value-type="float" office:value="0.00711210708570503">
            <text:p>0.007</text:p>
          </table:table-cell>
          <table:table-cell table:style-name="Gnumeric-default" table:formula="of:=[.$G$2]*[.Y111]-[.N111]*[.X111]*EXP(-[.$J$76]*[.$J$77])" office:value-type="float" office:value="0.159873817355881">
            <text:p>0.1598738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e288" office:value-type="float" office:value="865">
            <text:p><text:a xlink:type="simple" xlink:actuate="onRequest" xlink:href="http://finance.yahoo.com/q/op?s=GOOG&amp;amp;k=865.000000">865</text:a></text:p>
          </table:table-cell>
          <table:table-cell table:style-name="ACE-0x924e348" office:value-type="string" office:string-value="GOOG120616C00865000">
            <text:p><text:a xlink:type="simple" xlink:actuate="onRequest" xlink:href="http://finance.yahoo.com/q?s=GOOG120616C00865000">GOOG120616C00865000</text:a></text:p>
          </table:table-cell>
          <table:table-cell table:style-name="ACE-0x8cc0ef0" office:value-type="float" office:value="0.4">
            <text:p>0.4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28">
            <text:p>28</text:p>
          </table:table-cell>
          <table:table-cell table:style-name="Gnumeric-default" office:value-type="float" office:value="139">
            <text:p>139</text:p>
          </table:table-cell>
          <table:table-cell table:style-name="Gnumeric-default"/>
          <table:table-cell table:style-name="ACE-0x9258a48" table:formula="of:=(LN([.$G$2])-LN([.N112])+[.$J$77]*([.$J$76]-[.$J$74]*[.$J$74]/2))/SQRT([.$J$77])/[.$J$74]" office:value-type="float" office:value="-2.61413003037687">
            <text:p>−2.614</text:p>
          </table:table-cell>
          <table:table-cell table:style-name="ACE-0x8cc1bb0" table:formula="of:=NORMDIST([.W112];0;1;1)" office:value-type="float" office:value="0.00447274921754645">
            <text:p>0.0045</text:p>
          </table:table-cell>
          <table:table-cell table:style-name="ACE-0x8cc2870" table:formula="of:=NORMDIST([.W112]+[.$J$74]*SQRT([.$J$77]);0;1;1)" office:value-type="float" office:value="0.00613358395175992">
            <text:p>0.006</text:p>
          </table:table-cell>
          <table:table-cell table:style-name="Gnumeric-default" table:formula="of:=[.$G$2]*[.Y112]-[.N112]*[.X112]*EXP(-[.$J$76]*[.$J$77])" office:value-type="float" office:value="0.13593206096488">
            <text:p>0.1359321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e408" office:value-type="float" office:value="870">
            <text:p><text:a xlink:type="simple" xlink:actuate="onRequest" xlink:href="http://finance.yahoo.com/q/op?s=GOOG&amp;amp;k=870.000000">870</text:a></text:p>
          </table:table-cell>
          <table:table-cell table:style-name="ACE-0x924e4c8" office:value-type="string" office:string-value="GOOG120616C00870000">
            <text:p><text:a xlink:type="simple" xlink:actuate="onRequest" xlink:href="http://finance.yahoo.com/q?s=GOOG120616C00870000">GOOG120616C00870000</text:a></text:p>
          </table:table-cell>
          <table:table-cell table:style-name="ACE-0x8cc0ef0" office:value-type="float" office:value="0.41">
            <text:p>0.41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07">
            <text:p>107</text:p>
          </table:table-cell>
          <table:table-cell table:style-name="Gnumeric-default"/>
          <table:table-cell table:style-name="ACE-0x9258a48" table:formula="of:=(LN([.$G$2])-LN([.N113])+[.$J$77]*([.$J$76]-[.$J$74]*[.$J$74]/2))/SQRT([.$J$77])/[.$J$74]" office:value-type="float" office:value="-2.66663913923412">
            <text:p>−2.667</text:p>
          </table:table-cell>
          <table:table-cell table:style-name="ACE-0x8cc1bb0" table:formula="of:=NORMDIST([.W113];0;1;1)" office:value-type="float" office:value="0.00383069428134048">
            <text:p>0.0038</text:p>
          </table:table-cell>
          <table:table-cell table:style-name="ACE-0x8cc2870" table:formula="of:=NORMDIST([.W113]+[.$J$74]*SQRT([.$J$77]);0;1;1)" office:value-type="float" office:value="0.00528088345566158">
            <text:p>0.005</text:p>
          </table:table-cell>
          <table:table-cell table:style-name="Gnumeric-default" table:formula="of:=[.$G$2]*[.Y113]-[.N113]*[.X113]*EXP(-[.$J$76]*[.$J$77])" office:value-type="float" office:value="0.115409804215785">
            <text:p>0.1154098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4e588" office:value-type="float" office:value="875">
            <text:p><text:a xlink:type="simple" xlink:actuate="onRequest" xlink:href="http://finance.yahoo.com/q/op?s=GOOG&amp;amp;k=875.000000">875</text:a></text:p>
          </table:table-cell>
          <table:table-cell table:style-name="ACE-0x924e648" office:value-type="string" office:string-value="GOOG120616C00875000">
            <text:p><text:a xlink:type="simple" xlink:actuate="onRequest" xlink:href="http://finance.yahoo.com/q?s=GOOG120616C00875000">GOOG120616C00875000</text:a></text:p>
          </table:table-cell>
          <table:table-cell table:style-name="ACE-0x8cc0ef0" office:value-type="float" office:value="0.44">
            <text:p>0.44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35">
            <text:p>0.35</text:p>
          </table:table-cell>
          <table:table-cell table:style-name="Gnumeric-default" office:value-type="float" office:value="0.55">
            <text:p>0.55</text:p>
          </table:table-cell>
          <table:table-cell table:style-name="Gnumeric-default" office:value-type="float" office:value="17">
            <text:p>17</text:p>
          </table:table-cell>
          <table:table-cell table:style-name="Gnumeric-default" office:value-type="float" office:value="99">
            <text:p>99</text:p>
          </table:table-cell>
          <table:table-cell table:style-name="Gnumeric-default"/>
          <table:table-cell table:style-name="ACE-0x9258a48" table:formula="of:=(LN([.$G$2])-LN([.N114])+[.$J$77]*([.$J$76]-[.$J$74]*[.$J$74]/2))/SQRT([.$J$77])/[.$J$74]" office:value-type="float" office:value="-2.71884733464097">
            <text:p>−2.719</text:p>
          </table:table-cell>
          <table:table-cell table:style-name="ACE-0x8cc1bb0" table:formula="of:=NORMDIST([.W114];0;1;1)" office:value-type="float" office:value="0.00327549180570487">
            <text:p>0.0033</text:p>
          </table:table-cell>
          <table:table-cell table:style-name="ACE-0x8cc2870" table:formula="of:=NORMDIST([.W114]+[.$J$74]*SQRT([.$J$77]);0;1;1)" office:value-type="float" office:value="0.00453928050313123">
            <text:p>0.005</text:p>
          </table:table-cell>
          <table:table-cell table:style-name="Gnumeric-default" table:formula="of:=[.$G$2]*[.Y114]-[.N114]*[.X114]*EXP(-[.$J$76]*[.$J$77])" office:value-type="float" office:value="0.097847389122963">
            <text:p>0.0978474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7608" office:value-type="float" office:value="880">
            <text:p><text:a xlink:type="simple" xlink:actuate="onRequest" xlink:href="http://finance.yahoo.com/q/op?s=GOOG&amp;amp;k=880.000000">880</text:a></text:p>
          </table:table-cell>
          <table:table-cell table:style-name="ACE-0x92576c8" office:value-type="string" office:string-value="GOOG120616C00880000">
            <text:p><text:a xlink:type="simple" xlink:actuate="onRequest" xlink:href="http://finance.yahoo.com/q?s=GOOG120616C00880000">GOOG120616C00880000</text:a></text:p>
          </table:table-cell>
          <table:table-cell table:style-name="ACE-0x8cc0ef0" office:value-type="float" office:value="0.33">
            <text:p>0.33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6">
            <text:p>6</text:p>
          </table:table-cell>
          <table:table-cell table:style-name="Gnumeric-default" office:value-type="float" office:value="139">
            <text:p>139</text:p>
          </table:table-cell>
          <table:table-cell table:style-name="Gnumeric-default"/>
          <table:table-cell table:style-name="ACE-0x9258a48" table:formula="of:=(LN([.$G$2])-LN([.N115])+[.$J$77]*([.$J$76]-[.$J$74]*[.$J$74]/2))/SQRT([.$J$77])/[.$J$74]" office:value-type="float" office:value="-2.77075804583856">
            <text:p>−2.771</text:p>
          </table:table-cell>
          <table:table-cell table:style-name="ACE-0x8cc1bb0" table:formula="of:=NORMDIST([.W115];0;1;1)" office:value-type="float" office:value="0.00279629834066313">
            <text:p>0.0028</text:p>
          </table:table-cell>
          <table:table-cell table:style-name="ACE-0x8cc2870" table:formula="of:=NORMDIST([.W115]+[.$J$74]*SQRT([.$J$77]);0;1;1)" office:value-type="float" office:value="0.00389553765022175">
            <text:p>0.004</text:p>
          </table:table-cell>
          <table:table-cell table:style-name="Gnumeric-default" table:formula="of:=[.$G$2]*[.Y115]-[.N115]*[.X115]*EXP(-[.$J$76]*[.$J$77])" office:value-type="float" office:value="0.0828420667027054">
            <text:p>0.0828421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7788" office:value-type="float" office:value="885">
            <text:p><text:a xlink:type="simple" xlink:actuate="onRequest" xlink:href="http://finance.yahoo.com/q/op?s=GOOG&amp;amp;k=885.000000">885</text:a></text:p>
          </table:table-cell>
          <table:table-cell table:style-name="ACE-0x9257848" office:value-type="string" office:string-value="GOOG120616C00885000">
            <text:p><text:a xlink:type="simple" xlink:actuate="onRequest" xlink:href="http://finance.yahoo.com/q?s=GOOG120616C00885000">GOOG120616C00885000</text:a></text:p>
          </table:table-cell>
          <table:table-cell table:style-name="ACE-0x8cc0ef0" office:value-type="float" office:value="0.34">
            <text:p>0.34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0.5">
            <text:p>0.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1">
            <text:p>111</text:p>
          </table:table-cell>
          <table:table-cell table:style-name="Gnumeric-default"/>
          <table:table-cell table:style-name="ACE-0x9258a48" table:formula="of:=(LN([.$G$2])-LN([.N116])+[.$J$77]*([.$J$76]-[.$J$74]*[.$J$74]/2))/SQRT([.$J$77])/[.$J$74]" office:value-type="float" office:value="-2.82237464377996">
            <text:p>−2.822</text:p>
          </table:table-cell>
          <table:table-cell table:style-name="ACE-0x8cc1bb0" table:formula="of:=NORMDIST([.W116];0;1;1)" office:value-type="float" office:value="0.00238347269706264">
            <text:p>0.0024</text:p>
          </table:table-cell>
          <table:table-cell table:style-name="ACE-0x8cc2870" table:formula="of:=NORMDIST([.W116]+[.$J$74]*SQRT([.$J$77]);0;1;1)" office:value-type="float" office:value="0.00333779277706232">
            <text:p>0.003</text:p>
          </table:table-cell>
          <table:table-cell table:style-name="Gnumeric-default" table:formula="of:=[.$G$2]*[.Y116]-[.N116]*[.X116]*EXP(-[.$J$76]*[.$J$77])" office:value-type="float" office:value="0.0700417651525367">
            <text:p>0.0700418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7908" office:value-type="float" office:value="890">
            <text:p><text:a xlink:type="simple" xlink:actuate="onRequest" xlink:href="http://finance.yahoo.com/q/op?s=GOOG&amp;amp;k=890.000000">890</text:a></text:p>
          </table:table-cell>
          <table:table-cell table:style-name="ACE-0x92579c8" office:value-type="string" office:string-value="GOOG120616C00890000">
            <text:p><text:a xlink:type="simple" xlink:actuate="onRequest" xlink:href="http://finance.yahoo.com/q?s=GOOG120616C00890000">GOOG120616C00890000</text:a></text:p>
          </table:table-cell>
          <table:table-cell table:style-name="ACE-0x8cc0ef0" office:value-type="float" office:value="0.32">
            <text:p>0.32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2">
            <text:p>0.2</text:p>
          </table:table-cell>
          <table:table-cell table:style-name="Gnumeric-default" office:value-type="float" office:value="0.45">
            <text:p>0.4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32">
            <text:p>132</text:p>
          </table:table-cell>
          <table:table-cell table:style-name="Gnumeric-default"/>
          <table:table-cell table:style-name="ACE-0x9258a48" table:formula="of:=(LN([.$G$2])-LN([.N117])+[.$J$77]*([.$J$76]-[.$J$74]*[.$J$74]/2))/SQRT([.$J$77])/[.$J$74]" office:value-type="float" office:value="-2.8737004424438">
            <text:p>−2.874</text:p>
          </table:table-cell>
          <table:table-cell table:style-name="ACE-0x8cc1bb0" table:formula="of:=NORMDIST([.W117];0;1;1)" office:value-type="float" office:value="0.00202846776541236">
            <text:p>0.0020</text:p>
          </table:table-cell>
          <table:table-cell table:style-name="ACE-0x8cc2870" table:formula="of:=NORMDIST([.W117]+[.$J$74]*SQRT([.$J$77]);0;1;1)" office:value-type="float" office:value="0.00285544890940426">
            <text:p>0.003</text:p>
          </table:table-cell>
          <table:table-cell table:style-name="Gnumeric-default" table:formula="of:=[.$G$2]*[.Y117]-[.N117]*[.X117]*EXP(-[.$J$76]*[.$J$77])" office:value-type="float" office:value="0.0591394059228865">
            <text:p>0.0591394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7a88" office:value-type="float" office:value="900">
            <text:p><text:a xlink:type="simple" xlink:actuate="onRequest" xlink:href="http://finance.yahoo.com/q/op?s=GOOG&amp;amp;k=900.000000">900</text:a></text:p>
          </table:table-cell>
          <table:table-cell table:style-name="ACE-0x9257b48" office:value-type="string" office:string-value="GOOG120616C00900000">
            <text:p><text:a xlink:type="simple" xlink:actuate="onRequest" xlink:href="http://finance.yahoo.com/q?s=GOOG120616C00900000">GOOG120616C00900000</text:a></text:p>
          </table:table-cell>
          <table:table-cell table:style-name="ACE-0x8cc0ef0" office:value-type="float" office:value="0.27">
            <text:p>0.27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15">
            <text:p>0.15</text:p>
          </table:table-cell>
          <table:table-cell table:style-name="Gnumeric-default" office:value-type="float" office:value="0.35">
            <text:p>0.35</text:p>
          </table:table-cell>
          <table:table-cell table:style-name="Gnumeric-default" office:value-type="float" office:value="4">
            <text:p>4</text:p>
          </table:table-cell>
          <table:table-cell table:style-name="Gnumeric-default" office:value-type="float" office:value="118">
            <text:p>118</text:p>
          </table:table-cell>
          <table:table-cell table:style-name="Gnumeric-default"/>
          <table:table-cell table:style-name="ACE-0x9258a48" table:formula="of:=(LN([.$G$2])-LN([.N118])+[.$J$77]*([.$J$76]-[.$J$74]*[.$J$74]/2))/SQRT([.$J$77])/[.$J$74]" office:value-type="float" office:value="-2.97549262060598">
            <text:p>−2.975</text:p>
          </table:table-cell>
          <table:table-cell table:style-name="ACE-0x8cc1bb0" table:formula="of:=NORMDIST([.W118];0;1;1)" office:value-type="float" office:value="0.00146259193955202">
            <text:p>0.0015</text:p>
          </table:table-cell>
          <table:table-cell table:style-name="ACE-0x8cc2870" table:formula="of:=NORMDIST([.W118]+[.$J$74]*SQRT([.$J$77]);0;1;1)" office:value-type="float" office:value="0.00208026555520848">
            <text:p>0.002</text:p>
          </table:table-cell>
          <table:table-cell table:style-name="Gnumeric-default" table:formula="of:=[.$G$2]*[.Y118]-[.N118]*[.X118]*EXP(-[.$J$76]*[.$J$77])" office:value-type="float" office:value="0.041994690939861">
            <text:p>0.0419947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7c08" office:value-type="float" office:value="910">
            <text:p><text:a xlink:type="simple" xlink:actuate="onRequest" xlink:href="http://finance.yahoo.com/q/op?s=GOOG&amp;amp;k=910.000000">910</text:a></text:p>
          </table:table-cell>
          <table:table-cell table:style-name="ACE-0x9257cc8" office:value-type="string" office:string-value="GOOG120616C00910000">
            <text:p><text:a xlink:type="simple" xlink:actuate="onRequest" xlink:href="http://finance.yahoo.com/q?s=GOOG120616C00910000">GOOG120616C00910000</text:a></text:p>
          </table:table-cell>
          <table:table-cell table:style-name="ACE-0x8cc0ef0" office:value-type="float" office:value="0.2">
            <text:p>0.2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35">
            <text:p>0.3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68">
            <text:p>68</text:p>
          </table:table-cell>
          <table:table-cell table:style-name="Gnumeric-default"/>
          <table:table-cell table:style-name="ACE-0x9258a48" table:formula="of:=(LN([.$G$2])-LN([.N119])+[.$J$77]*([.$J$76]-[.$J$74]*[.$J$74]/2))/SQRT([.$J$77])/[.$J$74]" office:value-type="float" office:value="-3.07616000030187">
            <text:p>−3.076</text:p>
          </table:table-cell>
          <table:table-cell table:style-name="ACE-0x8cc1bb0" table:formula="of:=NORMDIST([.W119];0;1;1)" office:value-type="float" office:value="0.0010484264626487">
            <text:p>0.0010</text:p>
          </table:table-cell>
          <table:table-cell table:style-name="ACE-0x8cc2870" table:formula="of:=NORMDIST([.W119]+[.$J$74]*SQRT([.$J$77]);0;1;1)" office:value-type="float" office:value="0.00150657009174125">
            <text:p>0.002</text:p>
          </table:table-cell>
          <table:table-cell table:style-name="Gnumeric-default" table:formula="of:=[.$G$2]*[.Y119]-[.N119]*[.X119]*EXP(-[.$J$76]*[.$J$77])" office:value-type="float" office:value="0.0296671175011114">
            <text:p>0.0296671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7d88" office:value-type="float" office:value="920">
            <text:p><text:a xlink:type="simple" xlink:actuate="onRequest" xlink:href="http://finance.yahoo.com/q/op?s=GOOG&amp;amp;k=920.000000">920</text:a></text:p>
          </table:table-cell>
          <table:table-cell table:style-name="ACE-0x9257e48" office:value-type="string" office:string-value="GOOG120616C00920000">
            <text:p><text:a xlink:type="simple" xlink:actuate="onRequest" xlink:href="http://finance.yahoo.com/q?s=GOOG120616C00920000">GOOG120616C00920000</text:a></text:p>
          </table:table-cell>
          <table:table-cell table:style-name="ACE-0x8cc0ef0" office:value-type="float" office:value="0.2">
            <text:p>0.2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35">
            <text:p>0.3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02">
            <text:p>102</text:p>
          </table:table-cell>
          <table:table-cell table:style-name="Gnumeric-default"/>
          <table:table-cell table:style-name="ACE-0x9258a48" table:formula="of:=(LN([.$G$2])-LN([.N120])+[.$J$77]*([.$J$76]-[.$J$74]*[.$J$74]/2))/SQRT([.$J$77])/[.$J$74]" office:value-type="float" office:value="-3.17572716803263">
            <text:p>−3.176</text:p>
          </table:table-cell>
          <table:table-cell table:style-name="ACE-0x8cc1bb0" table:formula="of:=NORMDIST([.W120];0;1;1)" office:value-type="float" office:value="0.000747307236974237">
            <text:p>0.0007</text:p>
          </table:table-cell>
          <table:table-cell table:style-name="ACE-0x8cc2870" table:formula="of:=NORMDIST([.W120]+[.$J$74]*SQRT([.$J$77]);0;1;1)" office:value-type="float" office:value="0.00108485675935342">
            <text:p>0.001</text:p>
          </table:table-cell>
          <table:table-cell table:style-name="Gnumeric-default" table:formula="of:=[.$G$2]*[.Y120]-[.N120]*[.X120]*EXP(-[.$J$76]*[.$J$77])" office:value-type="float" office:value="0.0208540518032835">
            <text:p>0.0208541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7f08" office:value-type="float" office:value="930">
            <text:p><text:a xlink:type="simple" xlink:actuate="onRequest" xlink:href="http://finance.yahoo.com/q/op?s=GOOG&amp;amp;k=930.000000">930</text:a></text:p>
          </table:table-cell>
          <table:table-cell table:style-name="ACE-0x9257fc8" office:value-type="string" office:string-value="GOOG120616C00930000">
            <text:p><text:a xlink:type="simple" xlink:actuate="onRequest" xlink:href="http://finance.yahoo.com/q?s=GOOG120616C00930000">GOOG120616C00930000</text:a></text:p>
          </table:table-cell>
          <table:table-cell table:style-name="ACE-0x8cc0ef0" office:value-type="float" office:value="0.1">
            <text:p>0.1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1">
            <text:p>0.1</text:p>
          </table:table-cell>
          <table:table-cell table:style-name="Gnumeric-default" office:value-type="float" office:value="0.35">
            <text:p>0.35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7">
            <text:p>7</text:p>
          </table:table-cell>
          <table:table-cell table:style-name="Gnumeric-default"/>
          <table:table-cell table:style-name="ACE-0x9258a48" table:formula="of:=(LN([.$G$2])-LN([.N121])+[.$J$77]*([.$J$76]-[.$J$74]*[.$J$74]/2))/SQRT([.$J$77])/[.$J$74]" office:value-type="float" office:value="-3.2742179128678">
            <text:p>−3.274</text:p>
          </table:table-cell>
          <table:table-cell table:style-name="ACE-0x8cc1bb0" table:formula="of:=NORMDIST([.W121];0;1;1)" office:value-type="float" office:value="0.000529774341871862">
            <text:p>0.0005</text:p>
          </table:table-cell>
          <table:table-cell table:style-name="ACE-0x8cc2870" table:formula="of:=NORMDIST([.W121]+[.$J$74]*SQRT([.$J$77]);0;1;1)" office:value-type="float" office:value="0.000776876160811561">
            <text:p>0.001</text:p>
          </table:table-cell>
          <table:table-cell table:style-name="Gnumeric-default" table:formula="of:=[.$G$2]*[.Y121]-[.N121]*[.X121]*EXP(-[.$J$76]*[.$J$77])" office:value-type="float" office:value="0.0145884348625643">
            <text:p>0.0145884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8088" office:value-type="float" office:value="940">
            <text:p><text:a xlink:type="simple" xlink:actuate="onRequest" xlink:href="http://finance.yahoo.com/q/op?s=GOOG&amp;amp;k=940.000000">940</text:a></text:p>
          </table:table-cell>
          <table:table-cell table:style-name="ACE-0x9258148" office:value-type="string" office:string-value="GOOG120616C00940000">
            <text:p><text:a xlink:type="simple" xlink:actuate="onRequest" xlink:href="http://finance.yahoo.com/q?s=GOOG120616C00940000">GOOG120616C00940000</text:a></text:p>
          </table:table-cell>
          <table:table-cell table:style-name="ACE-0x8cc0ef0" office:value-type="float" office:value="0.25">
            <text:p>0.2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22">
            <text:p>22</text:p>
          </table:table-cell>
          <table:table-cell table:style-name="Gnumeric-default"/>
          <table:table-cell table:style-name="ACE-0x9258a48" table:formula="of:=(LN([.$G$2])-LN([.N122])+[.$J$77]*([.$J$76]-[.$J$74]*[.$J$74]/2))/SQRT([.$J$77])/[.$J$74]" office:value-type="float" office:value="-3.37165526056171">
            <text:p>−3.372</text:p>
          </table:table-cell>
          <table:table-cell table:style-name="ACE-0x8cc1bb0" table:formula="of:=NORMDIST([.W122];0;1;1)" office:value-type="float" office:value="0.000373589552929889">
            <text:p>0.0004</text:p>
          </table:table-cell>
          <table:table-cell table:style-name="ACE-0x8cc2870" table:formula="of:=NORMDIST([.W122]+[.$J$74]*SQRT([.$J$77]);0;1;1)" office:value-type="float" office:value="0.000553361466058287">
            <text:p>0.001</text:p>
          </table:table-cell>
          <table:table-cell table:style-name="Gnumeric-default" table:formula="of:=[.$G$2]*[.Y122]-[.N122]*[.X122]*EXP(-[.$J$76]*[.$J$77])" office:value-type="float" office:value="0.0101577498100957">
            <text:p>0.0101577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8208" office:value-type="float" office:value="950">
            <text:p><text:a xlink:type="simple" xlink:actuate="onRequest" xlink:href="http://finance.yahoo.com/q/op?s=GOOG&amp;amp;k=950.000000">950</text:a></text:p>
          </table:table-cell>
          <table:table-cell table:style-name="ACE-0x92582c8" office:value-type="string" office:string-value="GOOG120616C00950000">
            <text:p><text:a xlink:type="simple" xlink:actuate="onRequest" xlink:href="http://finance.yahoo.com/q?s=GOOG120616C00950000">GOOG120616C00950000</text:a></text:p>
          </table:table-cell>
          <table:table-cell table:style-name="ACE-0x8cc0ef0" office:value-type="float" office:value="0.15">
            <text:p>0.1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44">
            <text:p>44</text:p>
          </table:table-cell>
          <table:table-cell table:style-name="Gnumeric-default"/>
          <table:table-cell table:style-name="ACE-0x9258a48" table:formula="of:=(LN([.$G$2])-LN([.N123])+[.$J$77]*([.$J$76]-[.$J$74]*[.$J$74]/2))/SQRT([.$J$77])/[.$J$74]" office:value-type="float" office:value="-3.46806150586459">
            <text:p>−3.468</text:p>
          </table:table-cell>
          <table:table-cell table:style-name="ACE-0x8cc1bb0" table:formula="of:=NORMDIST([.W123];0;1;1)" office:value-type="float" office:value="0.000262113645133792">
            <text:p>0.0003</text:p>
          </table:table-cell>
          <table:table-cell table:style-name="ACE-0x8cc2870" table:formula="of:=NORMDIST([.W123]+[.$J$74]*SQRT([.$J$77]);0;1;1)" office:value-type="float" office:value="0.000392123349276227">
            <text:p>0.000</text:p>
          </table:table-cell>
          <table:table-cell table:style-name="Gnumeric-default" table:formula="of:=[.$G$2]*[.Y123]-[.N123]*[.X123]*EXP(-[.$J$76]*[.$J$77])" office:value-type="float" office:value="0.00704081022558994">
            <text:p>0.0070408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8388" office:value-type="float" office:value="960">
            <text:p><text:a xlink:type="simple" xlink:actuate="onRequest" xlink:href="http://finance.yahoo.com/q/op?s=GOOG&amp;amp;k=960.000000">960</text:a></text:p>
          </table:table-cell>
          <table:table-cell table:style-name="ACE-0x9258448" office:value-type="string" office:string-value="GOOG120616C00960000">
            <text:p><text:a xlink:type="simple" xlink:actuate="onRequest" xlink:href="http://finance.yahoo.com/q?s=GOOG120616C00960000">GOOG120616C00960000</text:a></text:p>
          </table:table-cell>
          <table:table-cell table:style-name="ACE-0x8cc0ef0" office:value-type="float" office:value="0.75">
            <text:p>0.7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float" office:value="0.05">
            <text:p>0.05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30">
            <text:p>30</text:p>
          </table:table-cell>
          <table:table-cell table:style-name="Gnumeric-default" office:value-type="float" office:value="45">
            <text:p>45</text:p>
          </table:table-cell>
          <table:table-cell table:style-name="Gnumeric-default"/>
          <table:table-cell table:style-name="ACE-0x9258a48" table:formula="of:=(LN([.$G$2])-LN([.N124])+[.$J$77]*([.$J$76]-[.$J$74]*[.$J$74]/2))/SQRT([.$J$77])/[.$J$74]" office:value-type="float" office:value="-3.56345824314204">
            <text:p>−3.563</text:p>
          </table:table-cell>
          <table:table-cell table:style-name="ACE-0x8cc1bb0" table:formula="of:=NORMDIST([.W124];0;1;1)" office:value-type="float" office:value="0.000183000469324245">
            <text:p>0.0002</text:p>
          </table:table-cell>
          <table:table-cell table:style-name="ACE-0x8cc2870" table:formula="of:=NORMDIST([.W124]+[.$J$74]*SQRT([.$J$77]);0;1;1)" office:value-type="float" office:value="0.000276483813987561">
            <text:p>0.000</text:p>
          </table:table-cell>
          <table:table-cell table:style-name="Gnumeric-default" table:formula="of:=[.$G$2]*[.Y124]-[.N124]*[.X124]*EXP(-[.$J$76]*[.$J$77])" office:value-type="float" office:value="0.00485901432522448">
            <text:p>0.0048590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8508" office:value-type="float" office:value="970">
            <text:p><text:a xlink:type="simple" xlink:actuate="onRequest" xlink:href="http://finance.yahoo.com/q/op?s=GOOG&amp;amp;k=970.000000">970</text:a></text:p>
          </table:table-cell>
          <table:table-cell table:style-name="ACE-0x92585c8" office:value-type="string" office:string-value="GOOG120616C00970000">
            <text:p><text:a xlink:type="simple" xlink:actuate="onRequest" xlink:href="http://finance.yahoo.com/q?s=GOOG120616C00970000">GOOG120616C00970000</text:a></text:p>
          </table:table-cell>
          <table:table-cell table:style-name="ACE-0x8cc0ef0" office:value-type="float" office:value="0.25">
            <text:p>0.2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string" office:string-value="N/A">
            <text:p>N/A</text:p>
          </table:table-cell>
          <table:table-cell table:style-name="Gnumeric-default" office:value-type="float" office:value="0.3">
            <text:p>0.3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97">
            <text:p>97</text:p>
          </table:table-cell>
          <table:table-cell table:style-name="Gnumeric-default"/>
          <table:table-cell table:style-name="ACE-0x9258a48" table:formula="of:=(LN([.$G$2])-LN([.N125])+[.$J$77]*([.$J$76]-[.$J$74]*[.$J$74]/2))/SQRT([.$J$77])/[.$J$74]" office:value-type="float" office:value="-3.65786639540782">
            <text:p>−3.658</text:p>
          </table:table-cell>
          <table:table-cell table:style-name="ACE-0x8cc1bb0" table:formula="of:=NORMDIST([.W125];0;1;1)" office:value-type="float" office:value="0.000127161775312863">
            <text:p>0.0001</text:p>
          </table:table-cell>
          <table:table-cell table:style-name="ACE-0x8cc2870" table:formula="of:=NORMDIST([.W125]+[.$J$74]*SQRT([.$J$77]);0;1;1)" office:value-type="float" office:value="0.000194010002841327">
            <text:p>0.000</text:p>
          </table:table-cell>
          <table:table-cell table:style-name="Gnumeric-default" table:formula="of:=[.$G$2]*[.Y125]-[.N125]*[.X125]*EXP(-[.$J$76]*[.$J$77])" office:value-type="float" office:value="0.00333915491511066">
            <text:p>0.0033392</text:p>
          </table:table-cell>
          <table:table-cell table:number-columns-repeated="230" table:style-name="Gnumeric-default"/>
        </table:table-row>
        <table:table-row table:style-name="AROW-1">
          <table:table-cell table:number-columns-repeated="8" table:style-name="Gnumeric-default"/>
          <table:table-cell table:style-name="ACE-0x8cc2570"/>
          <table:table-cell table:number-columns-repeated="4" table:style-name="Gnumeric-default"/>
          <table:table-cell table:style-name="ACE-0x9258688" office:value-type="float" office:value="980">
            <text:p><text:a xlink:type="simple" xlink:actuate="onRequest" xlink:href="http://finance.yahoo.com/q/op?s=GOOG&amp;amp;k=980.000000">980</text:a></text:p>
          </table:table-cell>
          <table:table-cell table:style-name="ACE-0x9258748" office:value-type="string" office:string-value="GOOG120616C00980000">
            <text:p><text:a xlink:type="simple" xlink:actuate="onRequest" xlink:href="http://finance.yahoo.com/q?s=GOOG120616C00980000">GOOG120616C00980000</text:a></text:p>
          </table:table-cell>
          <table:table-cell table:style-name="ACE-0x8cc0ef0" office:value-type="float" office:value="0.15">
            <text:p>0.15</text:p>
          </table:table-cell>
          <table:table-cell table:style-name="ACE-0x8cc0ef0" office:value-type="float" office:value="0">
            <text:p>0</text:p>
          </table:table-cell>
          <table:table-cell table:style-name="Gnumeric-default" office:value-type="string" office:string-value="N/A">
            <text:p>N/A</text:p>
          </table:table-cell>
          <table:table-cell table:style-name="Gnumeric-default" office:value-type="float" office:value="0.25">
            <text:p>0.25</text:p>
          </table:table-cell>
          <table:table-cell table:style-name="Gnumeric-default" office:value-type="float" office:value="10">
            <text:p>10</text:p>
          </table:table-cell>
          <table:table-cell table:style-name="Gnumeric-default" office:value-type="float" office:value="157">
            <text:p>157</text:p>
          </table:table-cell>
          <table:table-cell table:style-name="Gnumeric-default"/>
          <table:table-cell table:style-name="ACE-0x9258a48" table:formula="of:=(LN([.$G$2])-LN([.N126])+[.$J$77]*([.$J$76]-[.$J$74]*[.$J$74]/2))/SQRT([.$J$77])/[.$J$74]" office:value-type="float" office:value="-3.7513062418677">
            <text:p>−3.751</text:p>
          </table:table-cell>
          <table:table-cell table:style-name="ACE-0x8cc1bb0" table:formula="of:=NORMDIST([.W126];0;1;1)" office:value-type="float" office:value="8.79578362915023e-05">
            <text:p>0.0001</text:p>
          </table:table-cell>
          <table:table-cell table:style-name="ACE-0x8cc2870" table:formula="of:=NORMDIST([.W126]+[.$J$74]*SQRT([.$J$77]);0;1;1)" office:value-type="float" office:value="0.000135505774153952">
            <text:p>0.000</text:p>
          </table:table-cell>
          <table:table-cell table:style-name="Gnumeric-default" table:formula="of:=[.$G$2]*[.Y126]-[.N126]*[.X126]*EXP(-[.$J$76]*[.$J$77])" office:value-type="float" office:value="0.00228532819573726">
            <text:p>0.0022853</text:p>
          </table:table-cell>
          <table:table-cell table:number-columns-repeated="230" table:style-name="Gnumeric-default"/>
        </table:table-row>
        <table:table-row table:style-name="AROW-0">
          <table:table-cell table:number-columns-repeated="8" table:style-name="Gnumeric-default"/>
          <table:table-cell table:style-name="ACE-0x8cc2570"/>
          <table:table-cell table:number-columns-repeated="13" table:style-name="Gnumeric-default"/>
          <table:table-cell table:style-name="ACE-0x9258a48"/>
          <table:table-cell table:style-name="Gnumeric-default"/>
          <table:table-cell table:style-name="ACE-0x8cc2870"/>
          <table:table-cell table:number-columns-repeated="231" table:style-name="Gnumeric-default"/>
        </table:table-row>
        <table:table-row table:style-name="AROW-0" table:number-rows-repeated="65409">
          <table:table-cell table:number-columns-repeated="8" table:style-name="Gnumeric-default"/>
          <table:table-cell table:style-name="ACE-0x8cc2570"/>
          <table:table-cell table:number-columns-repeated="13" table:style-name="Gnumeric-default"/>
          <table:table-cell table:style-name="ACE-0x9258a48"/>
          <table:table-cell table:style-name="Gnumeric-default"/>
          <table:table-cell table:style-name="ACE-0x8cc2870"/>
          <table:table-cell table:number-columns-repeated="231" table:style-name="Gnumeric-default"/>
        </table:table-row>
      </table:table>
      <table:table table:name="Sheet2" table:style-name="ta-0x8ce31c0" table:print="true">
        <office:forms form:automatic-focus="false" form:apply-design-mode="false">
          <form:form/>
        </office:forms>
        <table:table-column table:default-cell-style-name="ACE-0x8cc0cb0" table:style-name="ACOL-0" table:number-columns-repeated="256"/>
        <table:table-row table:style-name="AROW-0">
          <table:table-cell table:number-columns-repeated="256" table:style-name="ACE-0x8cc0cb0"/>
        </table:table-row>
        <table:table-row table:style-name="AROW-0">
          <table:table-cell table:number-columns-repeated="256" table:style-name="ACE-0x8cc0cb0"/>
        </table:table-row>
        <table:table-row table:style-name="AROW-0" table:number-rows-repeated="65534">
          <table:table-cell table:number-columns-repeated="256" table:style-name="ACE-0x8cc0cb0"/>
        </table:table-row>
      </table:table>
      <table:table table:name="Sheet3" table:style-name="ta-0x8ce3318" table:print="true">
        <office:forms form:automatic-focus="false" form:apply-design-mode="false">
          <form:form/>
        </office:forms>
        <table:table-column table:default-cell-style-name="ACE-0x8cc0d70" table:style-name="ACOL-0" table:number-columns-repeated="256"/>
        <table:table-row table:style-name="AROW-0">
          <table:table-cell table:number-columns-repeated="256" table:style-name="ACE-0x8cc0d70"/>
        </table:table-row>
        <table:table-row table:style-name="AROW-0">
          <table:table-cell table:number-columns-repeated="256" table:style-name="ACE-0x8cc0d70"/>
        </table:table-row>
        <table:table-row table:style-name="AROW-0" table:number-rows-repeated="65534">
          <table:table-cell table:number-columns-repeated="256" table:style-name="ACE-0x8cc0d70"/>
        </table:table-row>
      </table:table>
      <table:named-expressions>
        <table:named-expression table:name="Print_Area" table:expression="#REF!" table:base-cell-address="$'Sheet1'.$A$1"/>
        <table:named-expression table:name="Sheet_Title" table:expression="&quot;Sheet1&quot;" table:base-cell-address="$'Sheet1'.$A$1"/>
        <table:named-expression table:name="Print_Area" table:expression="#REF!" table:base-cell-address="$'Sheet2'.$A$1"/>
        <table:named-expression table:name="Sheet_Title" table:expression="&quot;Sheet2&quot;" table:base-cell-address="$'Sheet2'.$A$1"/>
        <table:named-expression table:name="Print_Area" table:expression="#REF!" table:base-cell-address="$'Sheet3'.$A$1"/>
        <table:named-expression table:name="Sheet_Title" table:expression="&quot;Sheet3&quot;" table:base-cell-address="$'Sheet3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1">
  <office:styles>
    <number:number-style style:name="ND.1">
      <number:number number:decimal-places="4" number:display-factor="1" number:grouping="false" number:min-integer-digits="1"/>
    </number:number-style>
    <number:number-style style:name="ND.0">
      <number:number number:decimal-places="3" number:display-factor="1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8c5037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8c98bb0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8ca3e58" style:page-usage="all">
      <style:page-layout-properties fo:margin-top="72.00pt" fo:margin-bottom="72.00pt" fo:margin-left="72.00pt" fo:margin-right="72.00pt" fo:page-width="612.00pt" fo:page-height="792.00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8ce3068" style:display-name="Sheet1" style:page-layout-name="pl-0x8c5037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8ce31c0" style:display-name="Sheet2" style:page-layout-name="pl-0x8c98bb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8ce3318" style:display-name="Sheet3" style:page-layout-name="pl-0x8ca3e58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dc:date>2012-04-03T16:48:03Z</dc:date>
    <meta:creation-date>2012-04-03T14:58:15Z</meta:creation-date>
    <meta:generator>gnumeric/1.10.17</meta:generator>
  </office:meta>
</office:document-meta>
</file>